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64.01pt"/>
    </style:style>
    <style:style style:name="co2" style:family="table-column">
      <style:table-column-properties fo:break-before="auto" style:column-width="48.7pt"/>
    </style:style>
    <style:style style:name="co3" style:family="table-column">
      <style:table-column-properties fo:break-before="auto" style:column-width="84.44pt"/>
    </style:style>
    <style:style style:name="co5" style:family="table-column">
      <style:table-column-properties fo:break-before="auto" style:column-width="625.35pt"/>
    </style:style>
    <style:style style:name="co6" style:family="table-column">
      <style:table-column-properties fo:break-before="auto" style:column-width="164.95pt"/>
    </style:style>
    <style:style style:name="co7" style:family="table-column">
      <style:table-column-properties fo:break-before="auto" style:column-width="97.46pt"/>
    </style:style>
    <style:style style:name="co8" style:family="table-column">
      <style:table-column-properties fo:break-before="auto" style:column-width="82.8pt"/>
    </style:style>
    <style:style style:name="co9" style:family="table-column">
      <style:table-column-properties fo:break-before="auto" style:column-width="192.39pt"/>
    </style:style>
    <style:style style:name="co10" style:family="table-column">
      <style:table-column-properties fo:break-before="auto" style:column-width="283.44pt"/>
    </style:style>
    <style:style style:name="co11" style:family="table-column">
      <style:table-column-properties fo:break-before="auto" style:column-width="141.76pt"/>
    </style:style>
    <style:style style:name="co12" style:family="table-column">
      <style:table-column-properties fo:break-before="auto" style:column-width="407.91pt"/>
    </style:style>
    <style:style style:name="co13" style:family="table-column">
      <style:table-column-properties fo:break-before="auto" style:column-width="539.49pt"/>
    </style:style>
    <style:style style:name="co14" style:family="table-column">
      <style:table-column-properties fo:break-before="auto" style:column-width="378.96pt"/>
    </style:style>
    <style:style style:name="co15" style:family="table-column">
      <style:table-column-properties fo:break-before="auto" style:column-width="859.44pt"/>
    </style:style>
    <style:style style:name="co16" style:family="table-column">
      <style:table-column-properties fo:break-before="auto" style:column-width="175.44pt"/>
    </style:style>
    <style:style style:name="co17" style:family="table-column">
      <style:table-column-properties fo:break-before="auto" style:column-width="148.96pt"/>
    </style:style>
    <style:style style:name="ro40" style:family="table-row">
      <style:table-row-properties style:row-height="12.81pt" fo:break-before="auto" style:use-optimal-row-height="true"/>
    </style:style>
    <style:style style:name="ro2" style:family="table-row">
      <style:table-row-properties style:row-height="57.46pt" fo:break-before="auto" style:use-optimal-row-height="true"/>
    </style:style>
    <style:style style:name="ro3" style:family="table-row">
      <style:table-row-properties style:row-height="169.4pt" fo:break-before="auto" style:use-optimal-row-height="true"/>
    </style:style>
    <style:style style:name="ro4" style:family="table-row">
      <style:table-row-properties style:row-height="202.96pt" fo:break-before="auto" style:use-optimal-row-height="true"/>
    </style:style>
    <style:style style:name="ro5" style:family="table-row">
      <style:table-row-properties style:row-height="572.34pt" fo:break-before="auto" style:use-optimal-row-height="true"/>
    </style:style>
    <style:style style:name="ro6" style:family="table-row">
      <style:table-row-properties style:row-height="113.41pt" fo:break-before="auto" style:use-optimal-row-height="true"/>
    </style:style>
    <style:style style:name="ro7" style:family="table-row">
      <style:table-row-properties style:row-height="270.11pt" fo:break-before="auto" style:use-optimal-row-height="true"/>
    </style:style>
    <style:style style:name="ro8" style:family="table-row">
      <style:table-row-properties style:row-height="46.26pt" fo:break-before="auto" style:use-optimal-row-height="true"/>
    </style:style>
    <style:style style:name="ro9" style:family="table-row">
      <style:table-row-properties style:row-height="147pt" fo:break-before="auto" style:use-optimal-row-height="true"/>
    </style:style>
    <style:style style:name="ro10" style:family="table-row">
      <style:table-row-properties style:row-height="90.99pt" fo:break-before="auto" style:use-optimal-row-height="true"/>
    </style:style>
    <style:style style:name="ro11" style:family="table-row">
      <style:table-row-properties style:row-height="158.2pt" fo:break-before="auto" style:use-optimal-row-height="true"/>
    </style:style>
    <style:style style:name="ro12" style:family="table-row">
      <style:table-row-properties style:row-height="225.35pt" fo:break-before="auto" style:use-optimal-row-height="true"/>
    </style:style>
    <style:style style:name="ro13" style:family="table-row">
      <style:table-row-properties style:row-height="236.55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191.76pt" fo:break-before="auto" style:use-optimal-row-height="true"/>
    </style:style>
    <style:style style:name="ro16" style:family="table-row">
      <style:table-row-properties style:row-height="102.19pt" fo:break-before="auto" style:use-optimal-row-height="true"/>
    </style:style>
    <style:style style:name="ro17" style:family="table-row">
      <style:table-row-properties style:row-height="35.04pt" fo:break-before="auto" style:use-optimal-row-height="true"/>
    </style:style>
    <style:style style:name="ro18" style:family="table-row">
      <style:table-row-properties style:row-height="68.66pt" fo:break-before="auto" style:use-optimal-row-height="true"/>
    </style:style>
    <style:style style:name="ro19" style:family="table-row">
      <style:table-row-properties style:row-height="23.84pt" fo:break-before="auto" style:use-optimal-row-height="true"/>
    </style:style>
    <style:style style:name="ro20" style:family="table-row">
      <style:table-row-properties style:row-height="124.61pt" fo:break-before="auto" style:use-optimal-row-height="true"/>
    </style:style>
    <style:style style:name="ro21" style:family="table-row">
      <style:table-row-properties style:row-height="281.3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39" number:automatic-order="true">
      <number:month number:textual="true"/>
      <number:text> </number:text>
      <number:day/>
      <number:text>, </number:text>
      <number:year/>
    </number:date-style>
    <number:text-style style:name="N100">
      <number:text-content/>
    </number:text-style>
    <style:style style:name="ce53" style:family="table-cell" style:parent-style-name="Default">
      <style:table-cell-properties style:text-align-source="fix" style:repeat-content="false" style:vertical-align="middle"/>
      <style:paragraph-properties fo:text-align="center" fo:margin-left="0pt"/>
      <style:text-properties style:use-window-font-color="true" style:text-position="" style:font-name="Arial"/>
    </style:style>
    <style:style style:name="ce2" style:family="table-cell" style:parent-style-name="Default">
      <style:table-cell-properties fo:wrap-option="wrap" style:vertical-align="middle"/>
      <style:text-properties style:use-window-font-color="true" style:font-name="Arial"/>
    </style:style>
    <style:style style:name="ce3" style:family="table-cell" style:parent-style-name="Default">
      <style:table-cell-properties style:text-align-source="fix" style:repeat-content="false" fo:wrap-option="wrap" style:vertical-align="middle"/>
      <style:paragraph-properties fo:text-align="center" fo:margin-left="0pt"/>
      <style:text-properties style:use-window-font-color="true" style:font-name="Arial"/>
    </style:style>
    <style:style style:name="ce4" style:family="table-cell" style:parent-style-name="Default">
      <style:table-cell-properties style:text-align-source="fix" style:repeat-content="false" fo:wrap-option="wrap" style:vertical-align="middle"/>
      <style:paragraph-properties fo:text-align="center" fo:margin-left="0pt"/>
      <style:text-properties style:use-window-font-color="true"/>
    </style:style>
    <style:style style:name="ce5" style:family="table-cell" style:parent-style-name="Default">
      <style:table-cell-properties style:text-align-source="fix" style:repeat-content="false" fo:background-color="transparent" fo:wrap-option="wrap" style:vertical-align="middle"/>
      <style:paragraph-properties fo:text-align="center" fo:margin-left="0pt"/>
      <style:text-properties style:use-window-font-color="true" style:font-name="Arial"/>
    </style:style>
    <style:style style:name="ce6" style:family="table-cell" style:parent-style-name="Default">
      <style:table-cell-properties fo:background-color="#ffff00" style:text-align-source="fix" style:repeat-content="false" fo:wrap-option="wrap" style:vertical-align="middle"/>
      <style:paragraph-properties fo:text-align="center" fo:margin-left="0pt"/>
      <style:text-properties style:use-window-font-color="true" style:font-name="Arial"/>
    </style:style>
    <style:style style:name="ce7" style:family="table-cell" style:parent-style-name="Default">
      <style:table-cell-properties style:text-align-source="fix" style:repeat-content="false" fo:wrap-option="wrap" style:vertical-align="middle"/>
      <style:paragraph-properties fo:text-align="center" fo:margin-left="0pt"/>
    </style:style>
    <style:style style:name="ce8" style:family="table-cell" style:parent-style-name="Default">
      <style:table-cell-properties style:text-align-source="fix" style:repeat-content="false" fo:wrap-option="wrap" style:vertical-align="middle"/>
      <style:paragraph-properties fo:text-align="center" fo:margin-left="0pt"/>
      <style:text-properties style:use-window-font-color="true" style:font-name="Liberation Sans" style:font-name-asian="Droid Sans Fallback" style:font-name-complex="FreeSans"/>
    </style:style>
    <style:style style:name="ce9"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style:vertical-align="middle"/>
      <style:paragraph-properties fo:text-align="center" fo:margin-left="0pt"/>
    </style:style>
    <style:style style:name="ce11" style:family="table-cell" style:parent-style-name="Default">
      <style:table-cell-properties fo:background-color="#66cc00" style:text-align-source="fix" style:repeat-content="false" fo:wrap-option="wrap" style:vertical-align="middle"/>
      <style:paragraph-properties fo:text-align="center" fo:margin-left="0pt"/>
      <style:text-properties style:use-window-font-color="true" style:font-name="Arial"/>
    </style:style>
    <style:style style:name="ce12" style:family="table-cell" style:parent-style-name="Default">
      <style:table-cell-properties fo:background-color="#66cc00" style:text-align-source="fix" style:repeat-content="false" fo:wrap-option="wrap" style:vertical-align="middle"/>
      <style:paragraph-properties fo:text-align="center" fo:margin-left="0pt"/>
      <style:text-properties style:use-window-font-color="true"/>
    </style:style>
    <style:style style:name="ce13" style:family="table-cell" style:parent-style-name="Default">
      <style:table-cell-properties fo:background-color="#ffff00" style:text-align-source="fix" style:repeat-content="false" fo:wrap-option="wrap" style:vertical-align="middle"/>
      <style:paragraph-properties fo:text-align="center" fo:margin-left="0pt"/>
    </style:style>
    <style:style style:name="ce14" style:family="table-cell" style:parent-style-name="Default">
      <style:table-cell-properties fo:wrap-option="wrap" style:vertical-align="middle"/>
    </style:style>
    <style:style style:name="ce15" style:family="table-cell" style:parent-style-name="Default">
      <style:table-cell-properties fo:wrap-option="wrap" style:vertical-align="middle"/>
      <style:text-properties style:use-window-font-color="true"/>
    </style:style>
    <style:style style:name="ce16" style:family="table-cell" style:parent-style-name="Default">
      <style:table-cell-properties fo:background-color="transparent" fo:wrap-option="wrap" style:vertical-align="middle"/>
      <style:text-properties style:use-window-font-color="true" style:font-name="Arial"/>
    </style:style>
    <style:style style:name="ce17" style:family="table-cell" style:parent-style-name="Default">
      <style:table-cell-properties style:text-align-source="fix" style:repeat-content="false" fo:wrap-option="wrap" style:vertical-align="middle"/>
      <style:paragraph-properties fo:text-align="start" fo:margin-left="0pt"/>
      <style:text-properties style:use-window-font-color="true" style:font-name="Arial"/>
    </style:style>
    <style:style style:name="ce18" style:family="table-cell" style:parent-style-name="Default">
      <style:table-cell-properties style:text-align-source="fix" style:repeat-content="false" fo:wrap-option="wrap" style:vertical-align="middle"/>
      <style:paragraph-properties fo:text-align="start" fo:margin-left="0pt"/>
    </style:style>
    <style:style style:name="ce19" style:family="table-cell" style:parent-style-name="Default">
      <style:table-cell-properties fo:background-color="#ffff00" fo:wrap-option="wrap" style:vertical-align="middle"/>
      <style:text-properties style:use-window-font-color="true" style:font-name="Arial"/>
    </style:style>
    <style:style style:name="ce20" style:family="table-cell" style:parent-style-name="Default">
      <style:table-cell-properties style:text-align-source="fix" style:repeat-content="false" fo:wrap-option="wrap" style:vertical-align="middle"/>
      <style:paragraph-properties fo:text-align="center" fo:margin-left="0pt"/>
      <style:text-properties style:font-name="Arial"/>
    </style:style>
    <style:style style:name="ce21" style:family="table-cell" style:parent-style-name="Default">
      <style:table-cell-properties fo:background-color="#66cc00" fo:wrap-option="wrap" style:vertical-align="middle"/>
      <style:text-properties style:use-window-font-color="true" style:font-name="Arial"/>
    </style:style>
    <style:style style:name="ce22" style:family="table-cell" style:parent-style-name="Default">
      <style:table-cell-properties style:text-align-source="fix" style:repeat-content="false" style:vertical-align="middle"/>
      <style:paragraph-properties fo:text-align="start" fo:margin-left="0pt"/>
    </style:style>
    <style:style style:name="ce23" style:family="table-cell" style:parent-style-name="Default">
      <style:table-cell-properties fo:wrap-option="wrap" style:vertical-align="middle"/>
      <style:text-properties style:font-name="Arial"/>
    </style:style>
    <style:style style:name="ce24" style:family="table-cell" style:parent-style-name="Default">
      <style:table-cell-properties style:vertical-align="middle"/>
    </style:style>
    <style:style style:name="ce25" style:family="table-cell" style:parent-style-name="Default">
      <style:table-cell-properties fo:background-color="#ffff00" fo:wrap-option="wrap" style:vertical-align="middle"/>
      <style:text-properties style:font-name="Arial"/>
    </style:style>
    <style:style style:name="ce26" style:family="table-cell" style:parent-style-name="Default">
      <style:table-cell-properties fo:background-color="#ffff66" fo:wrap-option="wrap" style:vertical-align="middle"/>
      <style:text-properties style:use-window-font-color="true" style:font-name="Arial"/>
    </style:style>
    <style:style style:name="ce27" style:family="table-cell" style:parent-style-name="Default">
      <style:table-cell-properties fo:background-color="#ffff00" style:text-align-source="fix" style:repeat-content="false" fo:wrap-option="wrap" style:vertical-align="middle"/>
      <style:paragraph-properties fo:text-align="start" fo:margin-left="0pt"/>
      <style:text-properties style:use-window-font-color="true" style:font-name="Arial"/>
    </style:style>
    <style:style style:name="ce28" style:family="table-cell" style:parent-style-name="Default">
      <style:table-cell-properties style:text-align-source="fix" style:repeat-content="false" fo:background-color="transparent" fo:wrap-option="wrap" style:vertical-align="middle"/>
      <style:paragraph-properties fo:text-align="start" fo:margin-left="0pt"/>
      <style:text-properties style:use-window-font-color="true" style:font-name="Arial"/>
    </style:style>
    <style:style style:name="ce29" style:family="table-cell" style:parent-style-name="Default" style:data-style-name="N39">
      <style:table-cell-properties style:text-align-source="fix" style:repeat-content="false"/>
      <style:paragraph-properties fo:text-align="start" fo:margin-left="0pt"/>
      <style:text-properties style:use-window-font-color="true" style:font-name="Arial"/>
    </style:style>
    <style:style style:name="ce30" style:family="table-cell" style:parent-style-name="Default" style:data-style-name="N39">
      <style:text-properties style:use-window-font-color="true"/>
    </style:style>
    <style:style style:name="ce31" style:family="table-cell" style:parent-style-name="Default" style:data-style-name="N39">
      <style:table-cell-properties style:text-align-source="fix" style:repeat-content="false" fo:background-color="transparent"/>
      <style:paragraph-properties fo:text-align="start" fo:margin-left="0pt"/>
      <style:text-properties style:use-window-font-color="true" style:font-name="Arial"/>
    </style:style>
    <style:style style:name="ce32" style:family="table-cell" style:parent-style-name="Default" style:data-style-name="N100">
      <style:table-cell-properties style:text-align-source="fix" style:repeat-content="false"/>
      <style:paragraph-properties fo:text-align="start" fo:margin-left="0pt"/>
      <style:text-properties style:use-window-font-color="true" style:font-name="Arial"/>
    </style:style>
    <style:style style:name="ce33" style:family="table-cell" style:parent-style-name="Default" style:data-style-name="N100">
      <style:text-properties style:use-window-font-color="true"/>
    </style:style>
    <style:style style:name="ce34" style:family="table-cell" style:parent-style-name="Default" style:data-style-name="N100">
      <style:table-cell-properties style:text-align-source="fix" style:repeat-content="false" fo:background-color="transparent"/>
      <style:paragraph-properties fo:text-align="start" fo:margin-left="0pt"/>
      <style:text-properties style:use-window-font-color="true" style:font-name="Arial"/>
    </style:style>
    <style:style style:name="ce35" style:family="table-cell" style:parent-style-name="Default" style:data-style-name="N37">
      <style:table-cell-properties style:text-align-source="fix" style:repeat-content="false"/>
      <style:paragraph-properties fo:text-align="start" fo:margin-left="0pt"/>
      <style:text-properties style:use-window-font-color="true" style:font-name="Arial"/>
    </style:style>
    <style:style style:name="ce36" style:family="table-cell" style:parent-style-name="Default" style:data-style-name="N0">
      <style:table-cell-properties style:text-align-source="fix" style:repeat-content="false"/>
      <style:paragraph-properties fo:text-align="start" fo:margin-left="0pt"/>
      <style:text-properties style:use-window-font-color="true" style:font-name="Arial"/>
    </style:style>
    <style:style style:name="ce37" style:family="table-cell" style:parent-style-name="Default">
      <style:text-properties style:use-window-font-color="true"/>
    </style:style>
    <style:style style:name="ce38" style:family="table-cell" style:parent-style-name="Default" style:data-style-name="N0">
      <style:table-cell-properties style:text-align-source="fix" style:repeat-content="false" fo:background-color="transparent"/>
      <style:paragraph-properties fo:text-align="start" fo:margin-left="0pt"/>
      <style:text-properties style:use-window-font-color="true" style:font-name="Arial"/>
    </style:style>
    <style:style style:name="ce39" style:family="table-cell" style:parent-style-name="Default">
      <style:table-cell-properties style:text-align-source="fix" style:repeat-content="false"/>
      <style:paragraph-properties fo:text-align="start" fo:margin-left="0pt"/>
      <style:text-properties style:use-window-font-color="true"/>
    </style:style>
    <style:style style:name="ce40" style:family="table-cell" style:parent-style-name="Default">
      <style:text-properties style:use-window-font-color="true" style:font-name="Arial"/>
    </style:style>
    <style:style style:name="ce41" style:family="table-cell" style:parent-style-name="Default">
      <style:table-cell-properties fo:background-color="transparent"/>
      <style:text-properties style:use-window-font-color="true"/>
    </style:style>
    <style:style style:name="ce42" style:family="table-cell" style:parent-style-name="Default">
      <style:text-properties style:use-window-font-color="true" style:font-name="Arial" style:font-name-asian="Droid Sans Fallback" style:font-name-complex="FreeSans"/>
    </style:style>
    <style:style style:name="ce43" style:family="table-cell" style:parent-style-name="Default">
      <style:text-properties style:use-window-font-color="true" style:font-name="Liberation Sans" style:font-name-asian="Droid Sans Fallback" style:font-name-complex="FreeSans"/>
    </style:style>
    <style:style style:name="ce44" style:family="table-cell" style:parent-style-name="Default">
      <style:table-cell-properties fo:background-color="transparent"/>
      <style:text-properties style:use-window-font-color="true" style:font-name="Arial" style:font-name-asian="Droid Sans Fallback" style:font-name-complex="FreeSans"/>
    </style:style>
    <style:style style:name="ce45" style:family="table-cell" style:parent-style-name="Default">
      <style:table-cell-properties style:text-align-source="fix" style:repeat-content="false"/>
      <style:paragraph-properties fo:text-align="center" fo:margin-left="0pt"/>
      <style:text-properties style:use-window-font-color="true" style:font-name="Arial"/>
    </style:style>
    <style:style style:name="ce46" style:family="table-cell" style:parent-style-name="Default">
      <style:table-cell-properties style:text-align-source="fix" style:repeat-content="false"/>
      <style:paragraph-properties fo:text-align="center" fo:margin-left="0pt"/>
      <style:text-properties style:use-window-font-color="true"/>
    </style:style>
    <style:style style:name="ce47" style:family="table-cell" style:parent-style-name="Default">
      <style:table-cell-properties style:text-align-source="fix" style:repeat-content="false" fo:background-color="transparent"/>
      <style:paragraph-properties fo:text-align="center" fo:margin-left="0pt"/>
      <style:text-properties style:use-window-font-color="true" style:font-name="Arial"/>
    </style:style>
    <style:style style:name="ce48" style:family="table-cell" style:parent-style-name="Default">
      <style:table-cell-properties style:text-align-source="fix" style:repeat-content="false"/>
      <style:paragraph-properties fo:text-align="center" fo:margin-left="0pt"/>
      <style:text-properties style:use-window-font-color="true" style:font-name="Arial" style:font-name-asian="Droid Sans Fallback" style:font-name-complex="FreeSans"/>
    </style:style>
    <style:style style:name="ce49" style:family="table-cell" style:parent-style-name="Default">
      <style:table-cell-properties style:text-align-source="fix" style:repeat-content="false" fo:background-color="transparent"/>
      <style:paragraph-properties fo:text-align="center" fo:margin-left="0pt"/>
      <style:text-properties style:use-window-font-color="true" style:font-name="Arial" style:font-name-asian="Droid Sans Fallback" style:font-name-complex="FreeSans"/>
    </style:style>
    <style:style style:name="ce50" style:family="table-cell" style:parent-style-name="Default">
      <style:table-cell-properties style:text-align-source="fix" style:repeat-content="false"/>
      <style:paragraph-properties fo:text-align="start" fo:margin-left="0pt"/>
      <style:text-properties style:use-window-font-color="true" style:font-name="Arial"/>
    </style:style>
    <style:style style:name="ce51" style:family="table-cell" style:parent-style-name="Default">
      <style:table-cell-properties style:text-align-source="fix" style:repeat-content="false" fo:background-color="transparent"/>
      <style:paragraph-properties fo:text-align="start" fo:margin-left="0pt"/>
      <style:text-properties style:use-window-font-color="true" style:font-name="Arial"/>
    </style:style>
    <style:style style:name="ce52" style:family="table-cell" style:parent-style-name="Default">
      <style:table-cell-properties fo:background-color="transparent"/>
      <style:text-properties style:use-window-font-color="true" style:font-name="Arial"/>
    </style:style>
    <style:style style:name="ce54" style:family="table-cell" style:parent-style-name="Default">
      <style:table-cell-properties fo:background-color="transparent"/>
    </style:style>
    <style:style style:name="ce55" style:family="table-cell" style:parent-style-name="Default">
      <style:table-cell-properties style:text-align-source="fix" style:repeat-content="false" style:vertical-align="middle"/>
      <style:paragraph-properties fo:text-align="center" fo:margin-left="0pt"/>
      <style:text-properties style:use-window-font-color="true" style:font-name="Arial"/>
    </style:style>
    <style:style style:name="T1" style:family="text">
      <style:text-properties fo:font-style="italic" style:font-style-asian="italic" style:font-style-complex="italic"/>
    </style:style>
  </office:automatic-styles>
  <office:body>
    <office:spreadsheet>
      <table:calculation-settings table:automatic-find-labels="false"/>
      <table:table table:name="Sheet4" table:style-name="ta1">
        <table:table-column table:style-name="co2" table:default-cell-style-name="ce2"/>
        <table:table-column table:style-name="co3" table:default-cell-style-name="ce3"/>
        <table:table-column table:style-name="co5" table:default-cell-style-name="ce3"/>
        <table:table-column table:style-name="co4" table:number-columns-repeated="2" table:default-cell-style-name="ce3"/>
        <table:table-column table:style-name="co6" table:default-cell-style-name="ce3"/>
        <table:table-column table:style-name="co7" table:default-cell-style-name="ce3"/>
        <table:table-column table:style-name="co8" table:number-columns-repeated="4" table:default-cell-style-name="ce3"/>
        <table:table-column table:style-name="co9" table:default-cell-style-name="ce3"/>
        <table:table-column table:style-name="co10" table:default-cell-style-name="ce3"/>
        <table:table-column table:style-name="co11" table:number-columns-repeated="5" table:default-cell-style-name="ce2"/>
        <table:table-column table:style-name="co4" table:default-cell-style-name="ce29"/>
        <table:table-column table:style-name="co4" table:default-cell-style-name="ce32"/>
        <table:table-column table:style-name="co4" table:default-cell-style-name="ce35"/>
        <table:table-column table:style-name="co12" table:default-cell-style-name="ce40"/>
        <table:table-column table:style-name="co4" table:number-columns-repeated="2" table:default-cell-style-name="ce45"/>
        <table:table-column table:style-name="co13" table:default-cell-style-name="ce45"/>
        <table:table-column table:style-name="co14" table:default-cell-style-name="ce50"/>
        <table:table-column table:style-name="co15" table:default-cell-style-name="ce50"/>
        <table:table-column table:style-name="co4" table:number-columns-repeated="3" table:default-cell-style-name="ce45"/>
        <table:table-column table:style-name="co16" table:default-cell-style-name="ce45"/>
        <table:table-column table:style-name="co4" table:default-cell-style-name="ce45"/>
        <table:table-column table:style-name="co17" table:default-cell-style-name="ce45"/>
        <table:table-column table:style-name="co4" table:number-columns-repeated="41" table:default-cell-style-name="ce45"/>
        <table:table-column table:style-name="co4" table:number-columns-repeated="949" table:default-cell-style-name="ce40"/>
        <table:table-column table:style-name="co4" table:default-cell-style-name="Default"/>
        <table:table-row table:style-name="ro40">
          <table:table-cell office:value-type="string" calcext:value-type="string">
            <text:p>id</text:p>
          </table:table-cell>
          <table:table-cell office:value-type="string" calcext:value-type="string">
            <text:p>date</text:p>
          </table:table-cell>
          <table:table-cell office:value-type="string" calcext:value-type="string">
            <text:p>location</text:p>
          </table:table-cell>
          <table:table-cell office:value-type="string" calcext:value-type="string">
            <text:p>latitude</text:p>
          </table:table-cell>
          <table:table-cell office:value-type="string" calcext:value-type="string">
            <text:p>longitude</text:p>
          </table:table-cell>
          <table:table-cell office:value-type="string" calcext:value-type="string">
            <text:p>name</text:p>
          </table:table-cell>
          <table:table-cell office:value-type="string" calcext:value-type="string">
            <text:p>photo</text:p>
          </table:table-cell>
          <table:table-cell office:value-type="string" calcext:value-type="string">
            <text:p>age</text:p>
          </table:table-cell>
          <table:table-cell office:value-type="string" calcext:value-type="string">
            <text:p>nationality</text:p>
          </table:table-cell>
          <table:table-cell office:value-type="string" calcext:value-type="string">
            <text:p>minor (Y/N)</text:p>
          </table:table-cell>
          <table:table-cell office:value-type="string" calcext:value-type="string">
            <text:p>Genre (H/F)</text:p>
          </table:table-cell>
          <table:table-cell office:value-type="string" calcext:value-type="string">
            <text:p>cause</text:p>
          </table:table-cell>
          <table:table-cell office:value-type="string" calcext:value-type="string">
            <text:p>description</text:p>
          </table:table-cell>
          <table:table-cell office:value-type="string" calcext:value-type="string">
            <text:p>source1</text:p>
          </table:table-cell>
          <table:table-cell office:value-type="string" calcext:value-type="string">
            <text:p>source2</text:p>
          </table:table-cell>
          <table:table-cell office:value-type="string" calcext:value-type="string">
            <text:p>source3</text:p>
          </table:table-cell>
          <table:table-cell office:value-type="string" calcext:value-type="string">
            <text:p>source4</text:p>
          </table:table-cell>
          <table:table-cell office:value-type="string" calcext:value-type="string">
            <text:p>source5</text:p>
          </table:table-cell>
          <table:table-cell table:number-columns-repeated="1006"/>
        </table:table-row>
        <table:table-row table:style-name="ro2">
          <table:table-cell office:value-type="float" office:value="1" calcext:value-type="float">
            <text:p>1</text:p>
          </table:table-cell>
          <table:table-cell office:value-type="float" office:value="20170803" calcext:value-type="float">
            <text:p>20170803</text:p>
          </table:table-cell>
          <table:table-cell office:value-type="string" calcext:value-type="string">
            <text:p>Guemps</text:p>
          </table:table-cell>
          <table:table-cell office:value-type="string" calcext:value-type="string">
            <text:p>50.934935</text:p>
          </table:table-cell>
          <table:table-cell office:value-type="string" calcext:value-type="string">
            <text:p>1.982786</text:p>
          </table:table-cell>
          <table:table-cell office:value-type="string" calcext:value-type="string">
            <text:p>Fisha</text:p>
          </table:table-cell>
          <table:table-cell office:value-type="string" calcext:value-type="string">
            <text:p>profil.png</text:p>
          </table:table-cell>
          <table:table-cell office:value-type="float" office:value="22" calcext:value-type="float">
            <text:p>22</text:p>
          </table:table-cell>
          <table:table-cell office:value-type="string" calcext:value-type="string">
            <text:p>Erythréenne</text:p>
          </table:table-cell>
          <table:table-cell office:value-type="string" calcext:value-type="string">
            <text:p>N</text:p>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Fisha, un exilé âgé de 22 ans et de nationalité érythréenne, a perdu la vie jeudi 03 août 2017, peu avant minuit, percuté par une voiture puis une deuxième sur l’A16, à hauteur de Guemps. Il aurait « <text:s/>vraisemblablement sauté d’une camionnette avant d’être percuté <text:s/>», ajoute la préfecture.</text:p>
          </table:table-cell>
          <table:table-cell office:value-type="string" calcext:value-type="string">
            <text:p><text:a xlink:href="http://www.lavoixdunord.fr/200432/article/2017-08-04/un-migrant-meurt-percute-sur-l-a16" xlink:type="simple">http://www.lavoixdunord.fr/200432/article/2017-08-04/un-migrant-meurt-percute-sur-l-a16</text:a>#</text:p>
          </table:table-cell>
          <table:table-cell office:value-type="string" calcext:value-type="string">
            <text:p><text:a xlink:href="http://www.20minutes.fr/lille/2113299-20170804-calais-migrant-meurt-percute-voiture-a16" xlink:type="simple">http://www.20minutes.fr/lille/2113299-20170804-calais-migrant-meurt-percute-voiture-a16</text:a></text:p>
          </table:table-cell>
          <table:table-cell office:value-type="string" calcext:value-type="string">
            <text:p><text:a xlink:href="http://www.lavoixdunord.fr/201120/article/2017-08-05/une-enquete-ouverte-apres-la-mort-d-un-migrant-fauche-sur-l-a16" xlink:type="simple">http://www.lavoixdunord.fr/201120/article/2017-08-05/une-enquete-ouverte-apres-la-mort-d-un-migrant-fauche-sur-l-a16</text:a></text:p>
          </table:table-cell>
          <table:table-cell table:style-name="ce7" office:value-type="string" calcext:value-type="string">
            <text:p><text:a xlink:href="http://www.lavoixdunord.fr/201795/article/2017-08-08/migrant-decede-sur-l-a16-les-circonstances-du-drame-se-precisent" xlink:type="simple">http://www.lavoixdunord.fr/201795/article/2017-08-08/migrant-decede-sur-l-a16-les-circonstances-du-drame-se-precisent</text:a></text:p>
          </table:table-cell>
          <table:table-cell office:value-type="string" calcext:value-type="string">
            <text:p><text:a xlink:href="https://passeursdhospitalites.wordpress.com/2017/08/05/un-mort-jeudi-soir/" xlink:type="simple">https://passeursdhospitalites.wordpress.com/2017/08/05/un-mort-jeudi-soir/</text:a></text:p>
          </table:table-cell>
          <table:table-cell table:number-columns-repeated="3"/>
          <table:table-cell table:style-name="Default"/>
          <table:table-cell table:number-columns-repeated="1002"/>
        </table:table-row>
        <table:table-row table:style-name="ro3">
          <table:table-cell office:value-type="float" office:value="2" calcext:value-type="float">
            <text:p>2</text:p>
          </table:table-cell>
          <table:table-cell office:value-type="float" office:value="20170722" calcext:value-type="float">
            <text:p>20170722</text:p>
          </table:table-cell>
          <table:table-cell table:style-name="ce8" office:value-type="string" calcext:value-type="string">
            <text:p>Bruxelles, Gare du Nord</text:p>
          </table:table-cell>
          <table:table-cell office:value-type="string" calcext:value-type="string">
            <text:p>50.860796</text:p>
          </table:table-cell>
          <table:table-cell office:value-type="string" calcext:value-type="string">
            <text:p>4.358920</text:p>
          </table:table-cell>
          <table:table-cell office:value-type="string" calcext:value-type="string">
            <text:p>Omar</text:p>
          </table:table-cell>
          <table:table-cell office:value-type="string" calcext:value-type="string">
            <text:p>profil.png</text:p>
          </table:table-cell>
          <table:table-cell office:value-type="float" office:value="17" calcext:value-type="float">
            <text:p>17</text:p>
          </table:table-cell>
          <table:table-cell office:value-type="string" calcext:value-type="string">
            <text:p>Soudanaise</text:p>
          </table:table-cell>
          <table:table-cell office:value-type="string" calcext:value-type="string">
            <text:p>Y</text:p>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
            <text:p>« Omar », mineur de 17 ans de nationalité soudanaise, a tenté de rallier l’Angleterre à partir de Belgique*. Il s’était caché sous un bus en partance de la Gare du Nord à Bruxelles mais est tombé peu de temps après le départ du véhicule. Traîné sur près de 100 mètres sur la route, il est décédé à l’hôpital.  </text:p>
            <text:p/>
            <text:p/>
            <text:p>*Depuis la fin de l’année 2016, face aux difficultés de franchir la frontière franco-britannique à partir du Calaisis, de nombreux exilés tentent le passage à partir de Bruxelles. Par conséquent, à proximité de la Gare du Nord, une nouvelle « jungle » s’est créée.</text:p>
            <text:p> </text:p>
            <text:p/>
          </table:table-cell>
          <table:table-cell table:style-name="ce3" office:value-type="string" calcext:value-type="string">
            <text:p><text:a xlink:href="http://deredactie.be/cm/vrtnieuws.francais/Soci%25C3%25A9t%25C3%25A9/1.3032458" xlink:type="simple">http://deredactie.be/cm/vrtnieuws.francais/Soci%25C3%25A9t%25C3%25A9/1.3032458</text:a></text:p>
          </table:table-cell>
          <table:table-cell table:style-name="ce3" office:value-type="string" calcext:value-type="string">
            <text:p><text:a xlink:href="https://www.rtbf.be/info/regions/detail_un-jeune-migrant-meurt-a-bruxelles-ecrase-par-le-bus-auquel-il-s-accrochait?id=9667810" xlink:type="simple">https://www.rtbf.be/info/regions/detail_un-jeune-migrant-meurt-a-bruxelles-ecrase-par-le-bus-auquel-il-s-accrochait?id=9667810</text:a></text:p>
          </table:table-cell>
          <table:table-cell table:style-name="ce3" office:value-type="string" calcext:value-type="string">
            <text:p><text:a xlink:href="http://bx1.be/news/deces-dun-jeune-migrant-a-bruxelles-trois-ong-appellent-a-la-creation-dun-centre-daccueil/" xlink:type="simple">http://bx1.be/news/deces-dun-jeune-migrant-a-bruxelles-trois-ong-appellent-a-la-creation-dun-centre-daccueil/</text:a></text:p>
          </table:table-cell>
          <table:table-cell office:value-type="string" calcext:value-type="string">
            <text:p><text:a xlink:href="http://www.vivreici.be/videos/detail_la-mort-du-jeune-migrant-a-bruxelles-est-due-a-un-manque-de-prevoyance-selon-le-delegue-aux-droits-de-l-enfant?videoId=75097" xlink:type="simple">http://www.vivreici.be/videos/detail_la-mort-du-jeune-migrant-a-bruxelles-est-due-a-un-manque-de-prevoyance-selon-le-delegue-aux-droits-de-l-enfant?videoId=75097</text:a></text:p>
          </table:table-cell>
          <table:table-cell table:style-name="ce14" office:value-type="string" calcext:value-type="string">
            <text:p><text:a xlink:href="http://deredactie.be/cm/vrtnieuws.english/News/1.3032429" xlink:type="simple">http://deredactie.be/cm/vrtnieuws.english/News/1.3032429</text:a>#</text:p>
          </table:table-cell>
          <table:table-cell table:number-columns-repeated="2"/>
          <table:table-cell table:style-name="ce36"/>
          <table:table-cell table:style-name="ce37"/>
          <table:table-cell table:number-columns-repeated="7"/>
          <table:table-cell table:style-name="ce46"/>
          <table:table-cell table:number-columns-repeated="994"/>
        </table:table-row>
        <table:table-row table:style-name="ro4">
          <table:table-cell office:value-type="float" office:value="3" calcext:value-type="float">
            <text:p>3</text:p>
          </table:table-cell>
          <table:table-cell office:value-type="float" office:value="20170620" calcext:value-type="float">
            <text:p>20170620</text:p>
          </table:table-cell>
          <table:table-cell office:value-type="string" calcext:value-type="string">
            <text:p>Guemps</text:p>
          </table:table-cell>
          <table:table-cell office:value-type="string" calcext:value-type="string">
            <text:p>50.933869</text:p>
          </table:table-cell>
          <table:table-cell office:value-type="string" calcext:value-type="string">
            <text:p>1.993195</text:p>
          </table:table-cell>
          <table:table-cell/>
          <table:table-cell office:value-type="string" calcext:value-type="string">
            <text:p>profil.png</text:p>
          </table:table-cell>
          <table:table-cell/>
          <table:table-cell office:value-type="string" calcext:value-type="string">
            <text:p>Polonais </text:p>
          </table:table-cell>
          <table:table-cell office:value-type="string" calcext:value-type="string">
            <text:p>N</text:p>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Extrait de l’article de La Voix du Nord : </text:p>
            <text:p/>
            <text:p>« L’accident entre un camion et une camionnette, qui a fait une victime, s’est produit ce mardi matin sur l’A16 vers 3 h 45. Deux camions ont freiné pour tenter d’éviter un barrage posé par des migrants. </text:p>
            <text:p/>
            <text:p>Une camionnette, qui roulait derrière, a percuté l’un des poids-lourds bloqué par le barrage et a pris feu. </text:p>
            <text:p/>
            <text:p>Le chauffeur de la camionnette, une Renault Master immatriculée en Pologne, est décédé. Son identité n’est pas connue pour le moment.</text:p>
            <text:p/>
            <text:p>C’est la première fois qu’un conducteur décède suite à la pose d’un barrage par des migrants ».</text:p>
            <text:p/>
            <text:p/>
          </table:table-cell>
          <table:table-cell office:value-type="string" calcext:value-type="string">
            <text:p><text:a xlink:href="http://www.lavoixdunord.fr/180746/article/2017-06-20/un-mort-dans-un-accident-provoque-par-un-barrage-de-migrants-sur-l-a16-la" xlink:type="simple">http://www.lavoixdunord.fr/180746/article/2017-06-20/un-mort-dans-un-accident-provoque-par-un-barrage-de-migrants-sur-l-a16-la</text:a></text:p>
          </table:table-cell>
          <table:table-cell office:value-type="string" calcext:value-type="string">
            <text:p><text:a xlink:href="http://www.lavoixdunord.fr/180840/article/2017-06-20/apres-l-accident-mortel-cause-par-un-barrage-de-migrants-les-reactions-indignees" xlink:type="simple">http://www.lavoixdunord.fr/180840/article/2017-06-20/apres-l-accident-mortel-cause-par-un-barrage-de-migrants-les-reactions-indignees</text:a></text:p>
          </table:table-cell>
          <table:table-cell office:value-type="string" calcext:value-type="string">
            <text:p><text:a xlink:href="http://www.francetvinfo.fr/france/hauts-de-france/migrants-a-calais/pas-de-calais-mort-du-conducteur-d-une-camionnette-en-marge-d-un-barrage-de-migrants-circulation-coupee-sur-l-a16_2245305.html" xlink:type="simple">http://www.francetvinfo.fr/france/hauts-de-france/migrants-a-calais/pas-de-calais-mort-du-conducteur-d-une-camionnette-en-marge-d-un-barrage-de-migrants-circulation-coupee-sur-l-a16_2245305.html</text:a></text:p>
          </table:table-cell>
          <table:table-cell office:value-type="string" calcext:value-type="string">
            <text:p><text:a xlink:href="http://www.lemonde.fr/societe/article/2017/06/20/un-chauffeur-tue-dans-un-accident-provoque-par-un-barrage-installe-par-des-migrants-dans-le-pas-de-calais_5147809_3224.html" xlink:type="simple">http://www.lemonde.fr/societe/article/2017/06/20/un-chauffeur-tue-dans-un-accident-provoque-par-un-barrage-installe-par-des-migrants-dans-le-pas-de-calais_5147809_3224.html</text:a></text:p>
          </table:table-cell>
          <table:table-cell office:value-type="string" calcext:value-type="string">
            <text:p><text:a xlink:href="http://www.sudinfo.be/1868710/article/2017-06-21/le-conducteur-mort-sur-un-barrage-de-migrants-en-france-etait-polonais" xlink:type="simple">http://www.sudinfo.be/1868710/article/2017-06-21/le-conducteur-mort-sur-un-barrage-de-migrants-en-france-etait-polonais</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5">
          <table:table-cell office:value-type="float" office:value="4" calcext:value-type="float">
            <text:p>4</text:p>
          </table:table-cell>
          <table:table-cell office:value-type="float" office:value="20170531" calcext:value-type="float">
            <text:p>20170531</text:p>
          </table:table-cell>
          <table:table-cell office:value-type="string" calcext:value-type="string">
            <text:p>Seclin</text:p>
          </table:table-cell>
          <table:table-cell office:value-type="string" calcext:value-type="string">
            <text:p>50.545809</text:p>
          </table:table-cell>
          <table:table-cell office:value-type="string" calcext:value-type="string">
            <text:p>3.016970</text:p>
          </table:table-cell>
          <table:table-cell office:value-type="string" calcext:value-type="string">
            <text:p>Kim Le</text:p>
          </table:table-cell>
          <table:table-cell office:value-type="string" calcext:value-type="string">
            <text:p>profil.png</text:p>
          </table:table-cell>
          <table:table-cell office:value-type="float" office:value="24" calcext:value-type="float">
            <text:p>24</text:p>
          </table:table-cell>
          <table:table-cell office:value-type="string" calcext:value-type="string">
            <text:p>Vietnamienne</text:p>
          </table:table-cell>
          <table:table-cell office:value-type="string" calcext:value-type="string">
            <text:p>N</text:p>
          </table:table-cell>
          <table:table-cell office:value-type="string" calcext:value-type="string">
            <text:p>H</text:p>
          </table:table-cell>
          <table:table-cell/>
          <table:table-cell office:value-type="string" calcext:value-type="string">
            <text:p>« Ligue des Droits de l’Homme</text:p>
            <text:p>Section de Lille</text:p>
            <text:p/>
            <text:p>Communiqué :</text:p>
            <text:p/>
            <text:p>Un jeune Vietnamien de 24 ans, Kim Le, s’est suicidé dans l’Unité hospitalière de Seclin donnant des soins psychiatriques aux détenus malades. Kim Le était incarcéré pour une aide supposée à des compatriotes en errance sur une aire d’autoroute à proximité de Lens.</text:p>
            <text:p/>
            <text:p>Bien inséré, vivant avec une Française, il avait été mis en détention préventive après une opération de police à l’encontre des migrants asiatiques d’Angres. Il avait très mal vécu et ressenti cette incarcération de trois mois et plus encore l’annonce de la reconduction de cette mesure pour un nouveau trimestre alors qu’il s’attendait à une décision de non-lieu.</text:p>
            <text:p/>
            <text:p>Ce mal vivre l’avait conduit à une hospitalisation dans les services de l’hôpital de Seclin.</text:p>
            <text:p/>
            <text:p>Désespéré par l’annonce de la poursuite de l’emprisonnement, fragilisé par son isolement et son impossibilité de communiquer, il a mis fin à ses jours.</text:p>
            <text:p/>
            <text:p>Rien ne pourra jamais redonner vie à Kim Le.</text:p>
            <text:p/>
            <text:p>Victime de son acte de compassion et de solidarité envers ses compatriotes. Victime de discrimination raciale lors de sa mise en prison. Victime de conditions morales et psychologiques de détention. Kim Le représente un concentré de la bêtise et de l’inhumanité d’une politique de répression aveugle des migrants et de ceux qui leur portent aide et conseil.</text:p>
            <text:p/>
            <text:p>La Ligue des Droits de l’Homme de Lille pleure en Kim Le une jeune vie injustement détruite au cœur de notre région des Hauts de France, au cœur de notre métropole européenne de Lille.</text:p>
            <text:p>Pour que cette mort ne soit pas totalement inutile, la LDH entend informer les lillois et les gens du Nord de ces faits insupportables. Elle entend aussi interpeller toutes les autorités incriminées directement ou indirectement dans cette mort afin que de tels faits ne puissent se reproduire à l’avenir.</text:p>
            <text:p/>
            <text:p>Pour que plus personne ne puisse être emprisonné et mourir pour avoir été compatissant et solidaire.</text:p>
            <text:p/>
            <text:p>Lille, le 7 juin 2017</text:p>
            <text:p/>
            <text:p>Gérard Minet, secrétaire. »</text:p>
          </table:table-cell>
          <table:table-cell office:value-type="string" calcext:value-type="string">
            <text:p><text:a xlink:href="http://www.lavoixdunord.fr/173554/article/2017-06-06/detenu-seclin-pour-aide-l-immigration-clandestine-un-jeune-vietnamien-se-suicide" xlink:type="simple">http://www.lavoixdunord.fr/173554/article/2017-06-06/detenu-seclin-pour-aide-l-immigration-clandestine-un-jeune-vietnamien-se-suicide</text:a></text:p>
          </table:table-cell>
          <table:table-cell office:value-type="string" calcext:value-type="string">
            <text:p><text:a xlink:href="https://passeursdhospitalites.wordpress.com/2017/06/05/suicide-dun-exile/" xlink:type="simple">https://passeursdhospitalites.wordpress.com/2017/06/05/suicide-dun-exile/</text:a></text:p>
          </table:table-cell>
          <table:table-cell office:value-type="string" calcext:value-type="string">
            <text:p><text:a xlink:href="https://passeursdhospitalites.wordpress.com/2017/06/09/exile-et-aidant-solidaire-jusquau-drame/" xlink:type="simple">https://passeursdhospitalites.wordpress.com/2017/06/09/exile-et-aidant-solidaire-jusquau-drame/</text:a></text:p>
          </table:table-cell>
          <table:table-cell table:number-columns-repeated="4"/>
          <table:table-cell table:style-name="ce36"/>
          <table:table-cell table:style-name="ce37"/>
          <table:table-cell table:number-columns-repeated="2"/>
          <table:table-cell table:style-name="ce48"/>
          <table:table-cell table:number-columns-repeated="999"/>
        </table:table-row>
        <table:table-row table:style-name="ro6">
          <table:table-cell office:value-type="float" office:value="5" calcext:value-type="float">
            <text:p>5</text:p>
          </table:table-cell>
          <table:table-cell office:value-type="float" office:value="20170502" calcext:value-type="float">
            <text:p>20170502</text:p>
          </table:table-cell>
          <table:table-cell office:value-type="string" calcext:value-type="string">
            <text:p>Paris, Gare du Nord</text:p>
          </table:table-cell>
          <table:table-cell office:value-type="string" calcext:value-type="string">
            <text:p>48.881301</text:p>
          </table:table-cell>
          <table:table-cell office:value-type="string" calcext:value-type="string">
            <text:p>2.355249</text:p>
          </table:table-cell>
          <table:table-cell/>
          <table:table-cell office:value-type="string" calcext:value-type="string">
            <text:p>profil.png</text:p>
          </table:table-cell>
          <table:table-cell table:number-columns-repeated="3"/>
          <table:table-cell office:value-type="string" calcext:value-type="string">
            <text:p>H</text:p>
          </table:table-cell>
          <table:table-cell office:value-type="string" calcext:value-type="string">
            <text:p/>
            <text:p>Accident Eurotunnel</text:p>
            <text:p/>
          </table:table-cell>
          <table:table-cell office:value-type="string" calcext:value-type="string">
            <text:p/>
            <text:p>Extrait de l'article du Parisien : "Ce mardi matin, à 5 heures, en Gare du Nord, au départ des Eurostar, un homme a tenté de passer du côté international, en enjambant les grilles et en grimpant sur le toit d’un train stationné qui devait partir pour Londres dans la matinée. La victime est morte électrocutée, en quelques secondes, touchée par un arc électrique. Les secours ont été appelés. Ils n’ont rien pu faire".</text:p>
            <text:p/>
            <text:p/>
          </table:table-cell>
          <table:table-cell office:value-type="string" calcext:value-type="string">
            <text:p><text:a xlink:href="http://www.leparisien.fr/paris-75010/paris-gare-du-nord-un-migrant-meurt-electrocute-sur-le-toit-d-un-eurostar-02-05-2017-6908805.php" xlink:type="simple">http://www.leparisien.fr/paris-75010/paris-gare-du-nord-un-migrant-meurt-electrocute-sur-le-toit-d-un-eurostar-02-05-2017-6908805.php</text:a></text:p>
          </table:table-cell>
          <table:table-cell office:value-type="string" calcext:value-type="string">
            <text:p><text:a xlink:href="https://passeursdhospitalites.wordpress.com/2017/05/03/mort-a-paris-sur-leurostar/" xlink:type="simple">https://passeursdhospitalites.wordpress.com/2017/05/03/mort-a-paris-sur-leurostar/</text:a></text:p>
          </table:table-cell>
          <table:table-cell office:value-type="string" calcext:value-type="string">
            <text:p><text:a xlink:href="http://www.lexpress.fr/actualite/societe/fait-divers/gare-du-nord-une-personne-meurt-electrocutee-trafic-perturbe_1904185.html" xlink:type="simple">http://www.lexpress.fr/actualite/societe/fait-divers/gare-du-nord-une-personne-meurt-electrocutee-trafic-perturbe_1904185.html</text:a></text:p>
          </table:table-cell>
          <table:table-cell office:value-type="string" calcext:value-type="string">
            <text:p><text:a xlink:href="http://www.independent.co.uk/news/world/europe/refugee-electrocuted-garde-du-nord-paris-eurostar-train-heading-for-uk-london-britain-calais-a7713191.html" xlink:type="simple">http://www.independent.co.uk/news/world/europe/refugee-electrocuted-garde-du-nord-paris-eurostar-train-heading-for-uk-london-britain-calais-a7713191.html</text:a></text:p>
          </table:table-cell>
          <table:table-cell table:number-columns-repeated="3"/>
          <table:table-cell table:style-name="ce36"/>
          <table:table-cell table:style-name="ce37"/>
          <table:table-cell table:number-columns-repeated="1002"/>
        </table:table-row>
        <table:table-row table:style-name="ro7">
          <table:table-cell office:value-type="float" office:value="6" calcext:value-type="float">
            <text:p>6</text:p>
          </table:table-cell>
          <table:table-cell office:value-type="float" office:value="20170311" calcext:value-type="float">
            <text:p>20170311</text:p>
          </table:table-cell>
          <table:table-cell office:value-type="string" calcext:value-type="string">
            <text:p>Sur l’A16, au niveau de Grande-Synthe</text:p>
          </table:table-cell>
          <table:table-cell office:value-type="string" calcext:value-type="string">
            <text:p>50.997239</text:p>
          </table:table-cell>
          <table:table-cell office:value-type="string" calcext:value-type="string">
            <text:p>2.287816</text:p>
          </table:table-cell>
          <table:table-cell/>
          <table:table-cell office:value-type="string" calcext:value-type="string">
            <text:p>profil.png</text:p>
          </table:table-cell>
          <table:table-cell office:value-type="float" office:value="20" calcext:value-type="float">
            <text:p>20</text:p>
          </table:table-cell>
          <table:table-cell office:value-type="string" calcext:value-type="string">
            <text:p>Afghane</text:p>
          </table:table-cell>
          <table:table-cell office:value-type="string" calcext:value-type="string">
            <text:p>N</text:p>
          </table:table-cell>
          <table:table-cell office:value-type="string" calcext:value-type="string">
            <text:p>H</text:p>
          </table:table-cell>
          <table:table-cell office:value-type="string" calcext:value-type="string">
            <text:p/>
            <text:p>Accident de la route lié au passage</text:p>
            <text:p/>
            <text:p/>
          </table:table-cell>
          <table:table-cell office:value-type="string" calcext:value-type="string">
            <text:p>« Samedi, peu après 6 h, les secours sont intervenus dans le camp de la Linière pour porter assistance à un ressortissant afghan âgé de 20 ans, pris d’un malaise.</text:p>
            <text:p/>
            <text:p>La procédure révélera que peu de temps avant son malaise, le jeune migrant a sauté d’un camion, sur l’A16, au niveau de Grande-Synthe. Il aurait réalisé qu’il n’était pas dans le bon sens de circulation, le camion roulant en direction de la Belgique.</text:p>
            <text:p/>
            <text:p>La victime n’était pas seule. Un compatriote afghan, lui aussi âgé de 20 ans, l’accompagnait dans le camion. Lui aussi aurait sauté, mais sans se blesser. Son compagnon d’infortune se serait cogné la tête contre la glissière de sécurité. Sur le moment, il n’aurait pas réalisé la gravité de ses blessures et a continué sa route à pied. Décédé à l’hôpital</text:p>
            <text:p/>
            <text:p>Son état s’est rapidement dégradé. Il a été transporté au centre hospitalier de Dunkerque avant d’être transféré à au centre hospitalier de Lille où il est décédé.</text:p>
            <text:p/>
            <text:p>Une enquête a été ouverte pour déterminer les circonstances exactes de l’accident. Son corps sera autopsié. »</text:p>
            <text:p/>
          </table:table-cell>
          <table:table-cell office:value-type="string" calcext:value-type="string">
            <text:p><text:a xlink:href="http://www.lavoixdunord.fr/131769/article/2017-03-13/un-jeune-migrant-afghan-decede-apres-avoir-saute-d-un-camion" xlink:type="simple">http://www.lavoixdunord.fr/131769/article/2017-03-13/un-jeune-migrant-afghan-decede-apres-avoir-saute-d-un-camion</text:a></text:p>
          </table:table-cell>
          <table:table-cell office:value-type="string" calcext:value-type="string">
            <text:p><text:a xlink:href="http://www.lepharedunkerquois.fr/fait-divers/grande-synthe-un-afghan-de-20-ans-decede-apres-une-ia685b0n201641" xlink:type="simple">http://www.lepharedunkerquois.fr/fait-divers/grande-synthe-un-afghan-de-20-ans-decede-apres-une-ia685b0n201641</text:a></text:p>
          </table:table-cell>
          <table:table-cell office:value-type="string" calcext:value-type="string">
            <text:p><text:a xlink:href="https://passeursdhospitalites.wordpress.com/2017/03/13/mort-suite-a-une-tentative-de-passage/" xlink:type="simple">https://passeursdhospitalites.wordpress.com/2017/03/13/mort-suite-a-une-tentative-de-passage/</text:a></text:p>
          </table:table-cell>
          <table:table-cell table:number-columns-repeated="4"/>
          <table:table-cell table:style-name="ce36"/>
          <table:table-cell table:style-name="ce37"/>
          <table:table-cell table:number-columns-repeated="1002"/>
        </table:table-row>
        <table:table-row table:style-name="ro8">
          <table:table-cell office:value-type="float" office:value="7" calcext:value-type="float">
            <text:p>7</text:p>
          </table:table-cell>
          <table:table-cell office:value-type="float" office:value="20170121" calcext:value-type="float">
            <text:p>20170121</text:p>
          </table:table-cell>
          <table:table-cell office:value-type="string" calcext:value-type="string">
            <text:p>Sur l’16, au niveau du pont rue de Judée, dans le sens Calais-Dunkerque.</text:p>
          </table:table-cell>
          <table:table-cell office:value-type="string" calcext:value-type="string">
            <text:p>50.936428</text:p>
          </table:table-cell>
          <table:table-cell office:value-type="string" calcext:value-type="string">
            <text:p>1.915954</text:p>
          </table:table-cell>
          <table:table-cell office:value-type="string" calcext:value-type="string">
            <text:p>Siraj Jemal Sani</text:p>
          </table:table-cell>
          <table:table-cell office:value-type="string" calcext:value-type="string">
            <text:p>profil.png</text:p>
          </table:table-cell>
          <table:table-cell office:value-type="float" office:value="20" calcext:value-type="float">
            <text:p>20</text:p>
          </table:table-cell>
          <table:table-cell office:value-type="string" calcext:value-type="string">
            <text:p>Ethiopienne </text:p>
          </table:table-cell>
          <table:table-cell office:value-type="string" calcext:value-type="string">
            <text:p>N</text:p>
          </table:table-cell>
          <table:table-cell office:value-type="string" calcext:value-type="string">
            <text:p>H</text:p>
          </table:table-cell>
          <table:table-cell office:value-type="string" calcext:value-type="string">
            <text:p/>
            <text:p>Accident de la route lié au passage</text:p>
            <text:p/>
            <text:p/>
          </table:table-cell>
          <table:table-cell office:value-type="string" calcext:value-type="string">
            <text:p>Un exilé éthiopien âgé de 20 ans est mort après avoir été percuté par un camion. Il aurait tenté de sauter du camion dans lequel il était caché avant d’être heurté par un véhicule.</text:p>
          </table:table-cell>
          <table:table-cell office:value-type="string" calcext:value-type="string">
            <text:p><text:a xlink:href="http://www.lavoixdunord.fr/106743/article/2017-01-21/un-ethiopien-de-20-ans-meurt-ecrase-sur-l-a16" xlink:type="simple">http://www.lavoixdunord.fr/106743/article/2017-01-21/un-ethiopien-de-20-ans-meurt-ecrase-sur-l-a16</text:a></text:p>
          </table:table-cell>
          <table:table-cell office:value-type="string" calcext:value-type="string">
            <text:p><text:a xlink:href="http://www.nordlittoral.fr/16340/article/2017-01-21/ethiopien-renverse-un-appel-temoin-lance" xlink:type="simple">http://www.nordlittoral.fr/16340/article/2017-01-21/ethiopien-renverse-un-appel-temoin-lance</text:a></text:p>
          </table:table-cell>
          <table:table-cell office:value-type="string" calcext:value-type="string">
            <text:p><text:a xlink:href="https://passeursdhospitalites.wordpress.com/2017/01/24/un-mort-ce-samedi/" xlink:type="simple">https://passeursdhospitalites.wordpress.com/2017/01/24/un-mort-ce-samedi/</text:a></text:p>
          </table:table-cell>
          <table:table-cell office:value-type="string" calcext:value-type="string">
            <text:p><text:a xlink:href="https://www.youtube.com/watch?v=QFXJlYii2eE" xlink:type="simple">https://www.youtube.com/watch?v=QFXJlYii2eE</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8">
          <table:table-cell office:value-type="float" office:value="8" calcext:value-type="float">
            <text:p>8</text:p>
          </table:table-cell>
          <table:table-cell office:value-type="float" office:value="20170105" calcext:value-type="float">
            <text:p>20170105</text:p>
          </table:table-cell>
          <table:table-cell office:value-type="string" calcext:value-type="string">
            <text:p>Ashford, Kent (GB)</text:p>
          </table:table-cell>
          <table:table-cell office:value-type="string" calcext:value-type="string">
            <text:p>51.091279</text:p>
          </table:table-cell>
          <table:table-cell office:value-type="string" calcext:value-type="string">
            <text:p>1.015932</text:p>
          </table:table-cell>
          <table:table-cell/>
          <table:table-cell office:value-type="string" calcext:value-type="string">
            <text:p>profil.png</text:p>
          </table:table-cell>
          <table:table-cell office:value-type="string" calcext:value-type="string">
            <text:p>&gt;30</text:p>
          </table:table-cell>
          <table:table-cell office:value-type="string" calcext:value-type="string">
            <text:p>Erythréenne</text:p>
          </table:table-cell>
          <table:table-cell office:value-type="string" calcext:value-type="string">
            <text:p>N</text:p>
          </table:table-cell>
          <table:table-cell office:value-type="string" calcext:value-type="string">
            <text:p>H</text:p>
          </table:table-cell>
          <table:table-cell office:value-type="string" calcext:value-type="string">
            <text:p/>
            <text:p>Accident de la route lié au passage</text:p>
            <text:p/>
            <text:p/>
          </table:table-cell>
          <table:table-cell office:value-type="string" calcext:value-type="string">
            <text:p>Un exilé a été retrouvé mort dans la remorque d’un camion. Il serait décédé d’asphyxie après avoir été écrasé par la cargaison. </text:p>
          </table:table-cell>
          <table:table-cell office:value-type="string" calcext:value-type="string">
            <text:p><text:a xlink:href="https://www.theguardian.com/uk-news/2017/jan/05/stowaway-died-lorry-kent-uk-calais-inquest-coroner" xlink:type="simple">https://www.theguardian.com/uk-news/2017/jan/05/stowaway-died-lorry-kent-uk-calais-inquest-coroner</text:a></text:p>
          </table:table-cell>
          <table:table-cell office:value-type="string" calcext:value-type="string">
            <text:p><text:a xlink:href="http://www.dailymail.co.uk/news/article-4090374/French-police-searched-lorry-hours-Eritrean-stowaway-crushed-death-avalanche-baby-clothes-catalogues-driver-reached-UK.html" xlink:type="simple">http://www.dailymail.co.uk/news/article-4090374/French-police-searched-lorry-hours-Eritrean-stowaway-crushed-death-avalanche-baby-clothes-catalogues-driver-reached-UK.html</text:a></text:p>
          </table:table-cell>
          <table:table-cell office:value-type="string" calcext:value-type="string">
            <text:p><text:a xlink:href="http://www.telegraph.co.uk/news/2017/01/05/stowaway-found-dead-inside-lorry-trailer-kent-service-station/" xlink:type="simple">http://www.telegraph.co.uk/news/2017/01/05/stowaway-found-dead-inside-lorry-trailer-kent-service-station/</text:a></text:p>
          </table:table-cell>
          <table:table-cell table:number-columns-repeated="4"/>
          <table:table-cell table:style-name="ce36"/>
          <table:table-cell table:style-name="ce37"/>
          <table:table-cell table:number-columns-repeated="2"/>
          <table:table-cell table:style-name="ce48"/>
          <table:table-cell table:number-columns-repeated="999"/>
        </table:table-row>
        <table:table-row table:style-name="ro9">
          <table:table-cell office:value-type="float" office:value="9" calcext:value-type="float">
            <text:p>9</text:p>
          </table:table-cell>
          <table:table-cell office:value-type="float" office:value="20161224" calcext:value-type="float">
            <text:p>20161224</text:p>
          </table:table-cell>
          <table:table-cell office:value-type="string" calcext:value-type="string">
            <text:p>Loon-Plage, terminal ferry (carrefour des continents)</text:p>
          </table:table-cell>
          <table:table-cell office:value-type="string" calcext:value-type="string">
            <text:p>51.000716</text:p>
          </table:table-cell>
          <table:table-cell office:value-type="string" calcext:value-type="string">
            <text:p><text:s/>2.197052</text:p>
          </table:table-cell>
          <table:table-cell/>
          <table:table-cell office:value-type="string" calcext:value-type="string">
            <text:p>profil.png</text:p>
          </table:table-cell>
          <table:table-cell office:value-type="float" office:value="17" calcext:value-type="float">
            <text:p>17</text:p>
          </table:table-cell>
          <table:table-cell office:value-type="string" calcext:value-type="string">
            <text:p>Congolaise </text:p>
          </table:table-cell>
          <table:table-cell office:value-type="string" calcext:value-type="string">
            <text:p>Y</text:p>
          </table:table-cell>
          <table:table-cell office:value-type="string" calcext:value-type="string">
            <text:p>H</text:p>
          </table:table-cell>
          <table:table-cell office:value-type="string" calcext:value-type="string">
            <text:p/>
            <text:p>Accident de la route lié au passage</text:p>
            <text:p/>
            <text:p/>
          </table:table-cell>
          <table:table-cell office:value-type="string" calcext:value-type="string">
            <text:p/>
            <text:p>Il était 12h30, ce samedi 24 décembre, quand la police aux frontières a découvert un migrant, près du terminal des ferries de Dunkerque.</text:p>
            <text:p/>
            <text:p>Blessé à la jambe et à l’abdomen, le jeune homme a succombé peu après son transport à l’hôpital de Dunkerque.</text:p>
            <text:p/>
            <text:p>Le cambouis retrouvé sur ses mains laisse à penser qu’il serait tombé d’un camion alors qu’il cherchait à rejoindre l’Angleterre.</text:p>
            <text:p/>
            <text:p/>
          </table:table-cell>
          <table:table-cell office:value-type="string" calcext:value-type="string">
            <text:p><text:a xlink:href="http://www.lepharedunkerquois.fr/fait-divers/loon-plage-un-migrant-meurt-le-jour-du-reveillon-de-noel-ia685b0n193356" xlink:type="simple">http://www.lepharedunkerquois.fr/fait-divers/loon-plage-un-migrant-meurt-le-jour-du-reveillon-de-noel-ia685b0n193356</text:a></text:p>
          </table:table-cell>
          <table:table-cell office:value-type="string" calcext:value-type="string">
            <text:p><text:a xlink:href="http://www.lavoixdunord.fr/94769/article/2016-12-24/un-migrant-de-17-ans-chute-d-un-camion-en-partance-pour-l-angleterre-et-se-tue" xlink:type="simple">http://www.lavoixdunord.fr/94769/article/2016-12-24/un-migrant-de-17-ans-chute-d-un-camion-en-partance-pour-l-angleterre-et-se-tue</text:a></text:p>
          </table:table-cell>
          <table:table-cell table:style-name="ce14" office:value-type="string" calcext:value-type="string">
            <text:p><text:a xlink:href="https://passeursdhospitalites.wordpress.com/2016/12/27/dunkerquois-un-exile-de-17-ans-meurt-lors-dune-tentative-de-passage/" xlink:type="simple">https://passeursdhospitalites.wordpress.com/2016/12/27/dunkerquois-un-exile-de-17-ans-meurt-lors-dune-tentative-de-passage/</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3"/>
          <table:table-cell table:style-name="ce36"/>
          <table:table-cell table:style-name="ce37"/>
          <table:table-cell table:number-columns-repeated="1002"/>
        </table:table-row>
        <table:table-row table:style-name="ro10">
          <table:table-cell office:value-type="float" office:value="10" calcext:value-type="float">
            <text:p>10</text:p>
          </table:table-cell>
          <table:table-cell office:value-type="float" office:value="20161018" calcext:value-type="float">
            <text:p>20161018</text:p>
          </table:table-cell>
          <table:table-cell office:value-type="string" calcext:value-type="string">
            <text:p>« Jungle » de Norrent-Fontes</text:p>
          </table:table-cell>
          <table:table-cell office:value-type="string" calcext:value-type="string">
            <text:p>50.583324</text:p>
          </table:table-cell>
          <table:table-cell office:value-type="string" calcext:value-type="string">
            <text:p>2.388721</text:p>
          </table:table-cell>
          <table:table-cell office:value-type="string" calcext:value-type="string">
            <text:p>El Sarag Mohammad (Omar)</text:p>
          </table:table-cell>
          <table:table-cell office:value-type="string" calcext:value-type="string">
            <text:p>profil.png</text:p>
          </table:table-cell>
          <table:table-cell office:value-type="float" office:value="26" calcext:value-type="float">
            <text:p>26</text:p>
          </table:table-cell>
          <table:table-cell office:value-type="string" calcext:value-type="string">
            <text:p>Soudanaise</text:p>
          </table:table-cell>
          <table:table-cell office:value-type="string" calcext:value-type="string">
            <text:p>N</text:p>
          </table:table-cell>
          <table:table-cell office:value-type="string" calcext:value-type="string">
            <text:p>H</text:p>
          </table:table-cell>
          <table:table-cell office:value-type="string" calcext:value-type="string">
            <text:p>Homicide</text:p>
          </table:table-cell>
          <table:table-cell office:value-type="string" calcext:value-type="string">
            <text:p>Mohammad Omar, âgé de 26 ans et de nationalité soudanaise vivait dans la « Jungle » de Norrent-Fontes. Il s’était accroché à plusieurs reprises avec les passeurs. Dans la nuit du lundi 17 au mardi 18 octobre 2016, les passeurs ont voulu lui faire payer cette insubordination et l’ont battu à mort.</text:p>
            <text:p/>
            <text:p>Repose à Beuvry (pour le moment).</text:p>
            <text:p/>
          </table:table-cell>
          <table:table-cell office:value-type="string" calcext:value-type="string">
            <text:p><text:a xlink:href="http://www.lemonde.fr/immigration-et-diversite/article/2016/10/18/pas-de-calais-mort-d-un-migrant-apres-une-rixe-au-camp-de-norrent-fontes_5016063_1654200.html" xlink:type="simple">http://www.lemonde.fr/immigration-et-diversite/article/2016/10/18/pas-de-calais-mort-d-un-migrant-apres-une-rixe-au-camp-de-norrent-fontes_5016063_1654200.html</text:a></text:p>
          </table:table-cell>
          <table:table-cell office:value-type="string" calcext:value-type="string">
            <text:p><text:a xlink:href="http://www.lavoixdunord.fr/61437/article/2016-10-18/bagarre-sur-le-camp-de-la-marniere-l-un-des-migrants-blesse-est-decede" xlink:type="simple">http://www.lavoixdunord.fr/61437/article/2016-10-18/bagarre-sur-le-camp-de-la-marniere-l-un-des-migrants-blesse-est-decede</text:a></text:p>
          </table:table-cell>
          <table:table-cell office:value-type="string" calcext:value-type="string">
            <text:p><text:a xlink:href="http://www.lemonde.fr/police-justice/article/2016/10/21/pas-de-calais-plusieurs-mises-en-examen-apres-le-meurtre-d-un-migrant_5018037_1653578.html" xlink:type="simple">http://www.lemonde.fr/police-justice/article/2016/10/21/pas-de-calais-plusieurs-mises-en-examen-apres-le-meurtre-d-un-migrant_5018037_1653578.html</text:a></text:p>
          </table:table-cell>
          <table:table-cell table:style-name="ce26" office:value-type="string" calcext:value-type="string">
            <text:p><text:a xlink:href="https://www.dropbox.com/s/7te0n82e5gokchx/CP%2020%2010%202016_Meurtre%20à%20Nf_final.pdf?dl=0" xlink:type="simple">https://www.dropbox.com/s/7te0n82e5gokchx/CP 20 10 2016_Meurtre à Nf_final.pdf?dl=0</text:a></text:p>
          </table:table-cell>
          <table:table-cell office:value-type="string" calcext:value-type="string">
            <text:p><text:a xlink:href="http://www.lavoixdunord.fr/120493/article/2017-02-18/une-plaque-en-memoire-de-mohammed-frappe-mort-par-des-passeurs" xlink:type="simple">http://www.lavoixdunord.fr/120493/article/2017-02-18/une-plaque-en-memoire-de-mohammed-frappe-mort-par-des-passeurs</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11">
          <table:table-cell office:value-type="float" office:value="11" calcext:value-type="float">
            <text:p>11</text:p>
          </table:table-cell>
          <table:table-cell office:value-type="float" office:value="20161014" calcext:value-type="float">
            <text:p>20161014</text:p>
          </table:table-cell>
          <table:table-cell office:value-type="string" calcext:value-type="string">
            <text:p>A hauteur de la RD 601, en face à l’hôtel Première Classe (commune de Loon-Plage)</text:p>
          </table:table-cell>
          <table:table-cell office:value-type="string" calcext:value-type="string">
            <text:p>50.997159</text:p>
          </table:table-cell>
          <table:table-cell office:value-type="string" calcext:value-type="string">
            <text:p>2.203861</text:p>
          </table:table-cell>
          <table:table-cell/>
          <table:table-cell office:value-type="string" calcext:value-type="string">
            <text:p>profil.png</text:p>
          </table:table-cell>
          <table:table-cell table:number-columns-repeated="3"/>
          <table:table-cell office:value-type="string" calcext:value-type="string">
            <text:p>H</text:p>
          </table:table-cell>
          <table:table-cell office:value-type="string" calcext:value-type="string">
            <text:p>Accident</text:p>
          </table:table-cell>
          <table:table-cell office:value-type="string" calcext:value-type="string">
            <text:p>Le train de marchandises qui transportait du minerai roulait à environ 60 km/h, à Loon-Plage, le long de la départementale 601, en direction de Calais, à une encablure de l’emprise portuaire du terminal ferry, lorsque le conducteur a vu trois migrants sur la voie lui faisant des signes. Immédiatement, il a freiné. Mais le temps que le train s’immobilise, il a percuté les trois individus.</text:p>
            <text:p/>
            <text:p>L’un a été touché de plein fouet à la tête. Il est décédé sur le coup. Un deuxième migrant a été gravement blessé et transporté au centre hospitalier de Dunkerque pour des multiples fractures. Le troisième a été légèrement blessé. </text:p>
            <text:p/>
            <text:p/>
          </table:table-cell>
          <table:table-cell office:value-type="string" calcext:value-type="string">
            <text:p><text:a xlink:href="http://www.lavoixdunord.fr/59095/article/2016-10-14/trois-migrants-happes-par-un-train-un-mort" xlink:type="simple">http://www.lavoixdunord.fr/59095/article/2016-10-14/trois-migrants-happes-par-un-train-un-mort</text:a></text:p>
          </table:table-cell>
          <table:table-cell office:value-type="string" calcext:value-type="string">
            <text:p><text:a xlink:href="http://www.lepharedunkerquois.fr/fait-divers/loon-plage-trois-personnes-happees-par-un-train-ia689b0n185820" xlink:type="simple">http://www.lepharedunkerquois.fr/fait-divers/loon-plage-trois-personnes-happees-par-un-train-ia689b0n185820</text:a></text:p>
          </table:table-cell>
          <table:table-cell office:value-type="string" calcext:value-type="string">
            <text:p><text:a xlink:href="https://passeursdhospitalites.wordpress.com/2016/10/14/un-mort-a-loon-plage/" xlink:type="simple">https://passeursdhospitalites.wordpress.com/2016/10/14/un-mort-a-loon-plage/</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3"/>
          <table:table-cell table:style-name="ce36"/>
          <table:table-cell table:style-name="ce37"/>
          <table:table-cell table:number-columns-repeated="2"/>
          <table:table-cell table:style-name="ce48"/>
          <table:table-cell table:number-columns-repeated="999"/>
        </table:table-row>
        <table:table-row table:style-name="ro12">
          <table:table-cell office:value-type="float" office:value="12" calcext:value-type="float">
            <text:p>12</text:p>
          </table:table-cell>
          <table:table-cell office:value-type="float" office:value="20161009" calcext:value-type="float">
            <text:p>20161009</text:p>
          </table:table-cell>
          <table:table-cell office:value-type="string" calcext:value-type="string">
            <text:p>Sur l’autoroute A16 à hauteur de l’échangeur 47 dans le sens Dunkerque - Boulogne-sur-Mer,</text:p>
          </table:table-cell>
          <table:table-cell office:value-type="string" calcext:value-type="string">
            <text:p>50.936054</text:p>
          </table:table-cell>
          <table:table-cell office:value-type="string" calcext:value-type="string">
            <text:p>1.907706</text:p>
          </table:table-cell>
          <table:table-cell/>
          <table:table-cell office:value-type="string" calcext:value-type="string">
            <text:p>profil.png</text:p>
          </table:table-cell>
          <table:table-cell/>
          <table:table-cell office:value-type="string" calcext:value-type="string">
            <text:p>Erythréenne</text:p>
          </table:table-cell>
          <table:table-cell/>
          <table:table-cell office:value-type="string" calcext:value-type="string">
            <text:p>H</text:p>
          </table:table-cell>
          <table:table-cell office:value-type="string" calcext:value-type="string">
            <text:p/>
            <text:p>Accident de la route lié au passage</text:p>
            <text:p/>
            <text:p/>
          </table:table-cell>
          <table:table-cell office:value-type="string" calcext:value-type="string">
            <text:p>Dimanche soir vers 20 h 30 sur l’autoroute A16 à hauteur de l’échangeur 47 dans le sens Dunkerque - Boulogne-sur-Mer, une cinquantaine de migrants ont tenté de ralentir la circulation en plaçant différents projectiles sur la chaussée afin de monter à bord de poids lourds en partance vers le Royaume-Uni. Un automobiliste manœuvrant pour éviter ces projectiles a alors percuté deux migrants de nationalité érythréenne.</text:p>
            <text:p/>
            <text:p>Les services de police, pompiers et SAMU sont intervenus pour prendre en charge les deux victimes qui ont toutes deux été transportées au centre hospitalier de Calais. Selon la préfecture du Pas-de-Calais, «  l’un des deux migrants, l’homme (âge inconnu à ce stade) et dont le pronostic vital était engagé lors de l’intervention des secours, est décédé vers 23 h 30 au centre hospitalier de Calais des suites de ses blessures  ».</text:p>
            <text:p/>
            <text:p>Sa compagne, âgée de 30 ans, a été blessée légèrement. Son pronostic vital n’est pas engagé.</text:p>
            <text:p/>
          </table:table-cell>
          <table:table-cell office:value-type="string" calcext:value-type="string">
            <text:p><text:a xlink:href="http://www.lavoixdunord.fr/56970/article/2016-10-10/un-couple-de-migrants-fauche-sur-l-a16-un-mort-et-un-blesse" xlink:type="simple">http://www.lavoixdunord.fr/56970/article/2016-10-10/un-couple-de-migrants-fauche-sur-l-a16-un-mort-et-un-blesse</text:a></text:p>
          </table:table-cell>
          <table:table-cell office:value-type="string" calcext:value-type="string">
            <text:p><text:a xlink:href="http://www.nordlittoral.fr/accueil/deux-migrants-blesses-sur-l-a16-apres-une-tentative-de-ia0b0n350883" xlink:type="simple">http://www.nordlittoral.fr/accueil/deux-migrants-blesses-sur-l-a16-apres-une-tentative-de-ia0b0n350883</text:a></text:p>
          </table:table-cell>
          <table:table-cell table:style-name="ce14" office:value-type="string" calcext:value-type="string">
            <text:p><text:a xlink:href="http://www.europe1.fr/faits-divers/pres-de-calais-un-couple-de-migrants-fauche-sur-lautoroute-lun-est-mort-lautre-blesse-2868871" xlink:type="simple">http://www.europe1.fr/faits-divers/pres-de-calais-un-couple-de-migrants-fauche-sur-lautoroute-lun-est-mort-lautre-blesse-2868871</text:a></text:p>
          </table:table-cell>
          <table:table-cell office:value-type="string" calcext:value-type="string">
            <text:p><text:a xlink:href="https://passeursdhospitalites.wordpress.com/2016/10/10/nouveau-mort-sur-lautoroute/" xlink:type="simple">https://passeursdhospitalites.wordpress.com/2016/10/10/nouveau-mort-sur-lautoroute/</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37"/>
          <table:table-cell table:number-columns-repeated="1002"/>
        </table:table-row>
        <table:table-row table:style-name="ro13">
          <table:table-cell office:value-type="float" office:value="13" calcext:value-type="float">
            <text:p>13</text:p>
          </table:table-cell>
          <table:table-cell office:value-type="float" office:value="20160924" calcext:value-type="float">
            <text:p>20160924</text:p>
          </table:table-cell>
          <table:table-cell office:value-type="string" calcext:value-type="string">
            <text:p>Au croisement de la rue Foissey et de la voie ferrée, dans le quartier du <text:s/>Beau-Marais </text:p>
          </table:table-cell>
          <table:table-cell office:value-type="string" calcext:value-type="string">
            <text:p>50.945395</text:p>
          </table:table-cell>
          <table:table-cell office:value-type="string" calcext:value-type="string">
            <text:p>1.898033</text:p>
          </table:table-cell>
          <table:table-cell office:value-type="string" calcext:value-type="string">
            <text:p>Abdallah Alghonie Abdullah</text:p>
          </table:table-cell>
          <table:table-cell office:value-type="string" calcext:value-type="string">
            <text:p>profil.png</text:p>
          </table:table-cell>
          <table:table-cell office:value-type="float" office:value="27" calcext:value-type="float">
            <text:p>27</text:p>
          </table:table-cell>
          <table:table-cell office:value-type="string" calcext:value-type="string">
            <text:p>Soudanaise</text:p>
          </table:table-cell>
          <table:table-cell office:value-type="string" calcext:value-type="string">
            <text:p>N</text:p>
          </table:table-cell>
          <table:table-cell office:value-type="string" calcext:value-type="string">
            <text:p>H</text:p>
          </table:table-cell>
          <table:table-cell office:value-type="string" calcext:value-type="string">
            <text:p>Accident</text:p>
          </table:table-cell>
          <table:table-cell office:value-type="string" calcext:value-type="string">
            <text:p>Samedi soir, à 19 h 50, un migrant d’origine soudanaise a été percuté par un train de marchandises sur la ligne Calais-Dunkerque, à hauteur du quartier du Beau-Marais.</text:p>
            <text:p/>
            <text:p>Abdallah Gony est né en 1989. Marié, deux enfants.  Son père vit toujours au Soudan (ville de Nyala). Son grand-frère vit en Grande-Bretagne. </text:p>
            <text:p/>
            <text:p>Originaire du Darfour, Abdallah quitte le Soudan le 01 juin 2016 et arrive en Libye le 15 juin. Il quitte la Libye un mois plus tard (le 12 juillet) et arrive en Italie le 14, après deux jours de traversée du détroit de Sicile. Il passe en tout et pour tout 6 jours en Italie et met 11 jours pour rallier la France (entrée sur le territoire le 01 août). Selon Moussa, il a passé à peine deux mois sur la « Jungle » de Calais. Il meurt le 24 septembre. Il est enterré dans le cimetière de Calais. </text:p>
            <text:p/>
            <text:p>Un jour, il a laissé à Moussa un papier manuscrit dans lequel il relate les grandes étapes de son périple ainsi qu’un texte manuscrit dans lequel il récite une prière.   </text:p>
            <text:p/>
          </table:table-cell>
          <table:table-cell office:value-type="string" calcext:value-type="string">
            <text:p><text:a xlink:href="http://www.lavoixdunord.fr/49544/article/2016-09-24/un-migrant-soudanais-meurt-percute-par-un-train-au-beau-marais" xlink:type="simple">http://www.lavoixdunord.fr/49544/article/2016-09-24/un-migrant-soudanais-meurt-percute-par-un-train-au-beau-marais</text:a></text:p>
          </table:table-cell>
          <table:table-cell office:value-type="string" calcext:value-type="string">
            <text:p><text:a xlink:href="http://www.20minutes.fr/lille/1930507-20160925-calais-migrant-tue-train-marchandises" xlink:type="simple">http://www.20minutes.fr/lille/1930507-20160925-calais-migrant-tue-train-marchandises</text:a></text:p>
          </table:table-cell>
          <table:table-cell table:style-name="ce23" office:value-type="string" calcext:value-type="string">
            <text:p><text:a xlink:href="https://passeursdhospitalites.wordpress.com/2016/09/26/mort-dune-expulsion-annoncee/" xlink:type="simple">https://passeursdhospitalites.wordpress.com/2016/09/26/mort-dune-expulsion-annoncee/</text:a></text:p>
          </table:table-cell>
          <table:table-cell table:style-name="ce14"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style-name="ce14"/>
          <table:table-cell table:number-columns-repeated="2"/>
          <table:table-cell table:style-name="ce36"/>
          <table:table-cell table:style-name="ce37"/>
          <table:table-cell table:number-columns-repeated="2"/>
          <table:table-cell table:style-name="ce48"/>
          <table:table-cell table:number-columns-repeated="999"/>
        </table:table-row>
        <table:table-row table:style-name="ro8">
          <table:table-cell office:value-type="float" office:value="14" calcext:value-type="float">
            <text:p>14</text:p>
          </table:table-cell>
          <table:table-cell office:value-type="float" office:value="20160916" calcext:value-type="float">
            <text:p>20160916</text:p>
          </table:table-cell>
          <table:table-cell office:value-type="string" calcext:value-type="string">
            <text:p>Rocade portuaire de Calais</text:p>
          </table:table-cell>
          <table:table-cell office:value-type="string" calcext:value-type="string">
            <text:p>50.952902</text:p>
          </table:table-cell>
          <table:table-cell office:value-type="string" calcext:value-type="string">
            <text:p>1.906261</text:p>
          </table:table-cell>
          <table:table-cell office:value-type="string" calcext:value-type="string">
            <text:p>Raheemullah Oryakhel</text:p>
          </table:table-cell>
          <table:table-cell office:value-type="string" calcext:value-type="string">
            <text:p>profil.png</text:p>
          </table:table-cell>
          <table:table-cell office:value-type="float" office:value="14" calcext:value-type="float">
            <text:p>14</text:p>
          </table:table-cell>
          <table:table-cell office:value-type="string" calcext:value-type="string">
            <text:p>Afghane</text:p>
          </table:table-cell>
          <table:table-cell office:value-type="string" calcext:value-type="string">
            <text:p>Y</text:p>
          </table:table-cell>
          <table:table-cell office:value-type="string" calcext:value-type="string">
            <text:p>H</text:p>
          </table:table-cell>
          <table:table-cell office:value-type="string" calcext:value-type="string">
            <text:p/>
            <text:p>Accident de la route lié au passage</text:p>
            <text:p/>
            <text:p/>
          </table:table-cell>
          <table:table-cell office:value-type="string" calcext:value-type="string">
            <text:p>Un mineur âgé de 14 ans, de nationalité afghane, est mort sur la rocade portuaire de Calais après avoir été percuté par un véhicule.</text:p>
          </table:table-cell>
          <table:table-cell office:value-type="string" calcext:value-type="string">
            <text:p><text:a xlink:href="https://www.theguardian.com/world/2016/sep/18/afghan-boy-killed-in-calais-in-attempt-to-climb-on-to-lorry-to-uk" xlink:type="simple">https://www.theguardian.com/world/2016/sep/18/afghan-boy-killed-in-calais-in-attempt-to-climb-on-to-lorry-to-uk</text:a></text:p>
          </table:table-cell>
          <table:table-cell office:value-type="string" calcext:value-type="string">
            <text:p><text:a xlink:href="https://www.theguardian.com/uk-news/2016/oct/15/very-scared-death-teenage-stowaway?CMP=share_btn_tw" xlink:type="simple">https://www.theguardian.com/uk-news/2016/oct/15/very-scared-death-teenage-stowaway?CMP=share_btn_tw</text:a></text:p>
          </table:table-cell>
          <table:table-cell office:value-type="string" calcext:value-type="string">
            <text:p><text:a xlink:href="http://www.lavoixdunord.fr/45556/article/2016-09-16/un-migrant-meurt-percute-par-un-vehicule-sur-la-rocade-portuaire" xlink:type="simple">http://www.lavoixdunord.fr/45556/article/2016-09-16/un-migrant-meurt-percute-par-un-vehicule-sur-la-rocade-portuaire</text:a></text:p>
          </table:table-cell>
          <table:table-cell office:value-type="string" calcext:value-type="string">
            <text:p><text:a xlink:href="http://www.bbc.com/news/uk-politics-37528227" xlink:type="simple">http://www.bbc.com/news/uk-politics-37528227</text:a></text:p>
          </table:table-cell>
          <table:table-cell office:value-type="string" calcext:value-type="string">
            <text:p><text:a xlink:href="https://passeursdhospitalites.wordpress.com/2016/09/16/un-mort-sur-la-rocade-le-vehicule-ne-sest-pas-arrete/" xlink:type="simple">https://passeursdhospitalites.wordpress.com/2016/09/16/un-mort-sur-la-rocade-le-vehicule-ne-sest-pas-arrete/</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8">
          <table:table-cell office:value-type="float" office:value="15" calcext:value-type="float">
            <text:p>15</text:p>
          </table:table-cell>
          <table:table-cell office:value-type="float" office:value="20160823" calcext:value-type="float">
            <text:p>20160823</text:p>
          </table:table-cell>
          <table:table-cell office:value-type="string" calcext:value-type="string">
            <text:p>Le long du canal de Marck</text:p>
          </table:table-cell>
          <table:table-cell office:value-type="string" calcext:value-type="string">
            <text:p>50.960123</text:p>
          </table:table-cell>
          <table:table-cell office:value-type="string" calcext:value-type="string">
            <text:p>1.932668</text:p>
          </table:table-cell>
          <table:table-cell table:style-name="ce7"/>
          <table:table-cell office:value-type="string" calcext:value-type="string">
            <text:p>profil.png</text:p>
          </table:table-cell>
          <table:table-cell/>
          <table:table-cell office:value-type="string" calcext:value-type="string">
            <text:p>Soudanaise</text:p>
          </table:table-cell>
          <table:table-cell office:value-type="string" calcext:value-type="string">
            <text:p>N</text:p>
          </table:table-cell>
          <table:table-cell office:value-type="string" calcext:value-type="string">
            <text:p>H</text:p>
          </table:table-cell>
          <table:table-cell office:value-type="string" calcext:value-type="string">
            <text:p>Homicide</text:p>
          </table:table-cell>
          <table:table-cell office:value-type="string" calcext:value-type="string">
            <text:p>Un Soudanais d'une trentaine d'années est mort de ses blessures reçues lors d'une rixe qui a éclaté au petit matin mardi entre migrants soudanais et afghans à Marck-en-Calaisis (Pas-de-Calais) près de l'A16.</text:p>
          </table:table-cell>
          <table:table-cell office:value-type="string" calcext:value-type="string">
            <text:p><text:a xlink:href="http://www.la-croix.com/France/Calais-mort-Soudanais-apres-rixe-entre-migrants-2016-08-23-1300784014" xlink:type="simple">http://www.la-croix.com/France/Calais-mort-Soudanais-apres-rixe-entre-migrants-2016-08-23-1300784014</text:a></text:p>
          </table:table-cell>
          <table:table-cell office:value-type="string" calcext:value-type="string">
            <text:p><text:a xlink:href="http://www.lavoixdunord.fr/region/migrants-de-calais-un-mort-et-plusieurs-blesses-dans-la-ia33b48581n3692671" xlink:type="simple">http://www.lavoixdunord.fr/region/migrants-de-calais-un-mort-et-plusieurs-blesses-dans-la-ia33b48581n3692671</text:a></text:p>
          </table:table-cell>
          <table:table-cell office:value-type="string" calcext:value-type="string">
            <text:p><text:a xlink:href="https://passeursdhospitalites.wordpress.com/2016/08/25/un-mort-lie-au-passage/" xlink:type="simple">https://passeursdhospitalites.wordpress.com/2016/08/25/un-mort-lie-au-passage/</text:a></text:p>
          </table:table-cell>
          <table:table-cell table:number-columns-repeated="4"/>
          <table:table-cell table:style-name="ce36"/>
          <table:table-cell table:style-name="ce37"/>
          <table:table-cell table:number-columns-repeated="1002"/>
        </table:table-row>
        <table:table-row table:style-name="ro14">
          <table:table-cell office:value-type="float" office:value="16" calcext:value-type="float">
            <text:p>16</text:p>
          </table:table-cell>
          <table:table-cell office:value-type="float" office:value="20160727" calcext:value-type="float">
            <text:p>20160727</text:p>
          </table:table-cell>
          <table:table-cell office:value-type="string" calcext:value-type="string">
            <text:p>Rocade portuaire de Calais</text:p>
          </table:table-cell>
          <table:table-cell office:value-type="string" calcext:value-type="string">
            <text:p>50.939788</text:p>
          </table:table-cell>
          <table:table-cell office:value-type="string" calcext:value-type="string">
            <text:p>1.906474</text:p>
          </table:table-cell>
          <table:table-cell office:value-type="string" calcext:value-type="string">
            <text:p>Ibrahim Mubarak</text:p>
          </table:table-cell>
          <table:table-cell office:value-type="string" calcext:value-type="string">
            <text:p>profil.png</text:p>
          </table:table-cell>
          <table:table-cell office:value-type="float" office:value="28" calcext:value-type="float">
            <text:p>28</text:p>
          </table:table-cell>
          <table:table-cell office:value-type="string" calcext:value-type="string">
            <text:p>Soudanaise</text:p>
          </table:table-cell>
          <table:table-cell office:value-type="string" calcext:value-type="string">
            <text:p>N</text:p>
          </table:table-cell>
          <table:table-cell office:value-type="string" calcext:value-type="string">
            <text:p>H</text:p>
          </table:table-cell>
          <table:table-cell office:value-type="string" calcext:value-type="string">
            <text:p/>
            <text:p>Accident de la route lié au passage</text:p>
            <text:p/>
            <text:p/>
          </table:table-cell>
          <table:table-cell office:value-type="string" calcext:value-type="string">
            <text:p/>
            <text:p>Ibrahim Mubarak, un exilé, de nationalité soudanaise et âgé de 28 ans, est mort sur la rocade portuaire de Calais percuté par un véhicule.</text:p>
            <text:p/>
            <text:p>Naissance en 1988. Repose à Calais.</text:p>
            <text:p/>
          </table:table-cell>
          <table:table-cell office:value-type="string" calcext:value-type="string">
            <text:p><text:a xlink:href="http://france3-regions.francetvinfo.fr/nord-pas-de-calais/pas-de-calais/calais/calais-mort-d-un-migrant-soudanais-sur-la-rocade-portuaire-1055587.html" xlink:type="simple">http://france3-regions.francetvinfo.fr/nord-pas-de-calais/pas-de-calais/calais/calais-mort-d-un-migrant-soudanais-sur-la-rocade-portuaire-1055587.html</text:a></text:p>
          </table:table-cell>
          <table:table-cell office:value-type="string" calcext:value-type="string">
            <text:p><text:a xlink:href="http://www.nordlittoral.fr/accueil/calais-un-migrant-retrouve-mort-sur-la-rocade-portuaire-ia0b0n330839" xlink:type="simple">http://www.nordlittoral.fr/accueil/calais-un-migrant-retrouve-mort-sur-la-rocade-portuaire-ia0b0n330839</text:a></text:p>
          </table:table-cell>
          <table:table-cell office:value-type="string" calcext:value-type="string">
            <text:p><text:a xlink:href="http://www.lavoixdunord.fr/region/calais-un-migrant-soudanais-meurt-percute-sur-la-rocade-ia33b48581n3653095" xlink:type="simple">http://www.lavoixdunord.fr/region/calais-un-migrant-soudanais-meurt-percute-sur-la-rocade-ia33b48581n3653095</text:a></text:p>
          </table:table-cell>
          <table:table-cell office:value-type="string" calcext:value-type="string">
            <text:p><text:a xlink:href="https://passeursdhospitalites.wordpress.com/2016/07/27/mort-sur-la-rocade-le-vehicule-ne-sest-pas-arrete/" xlink:type="simple">https://passeursdhospitalites.wordpress.com/2016/07/27/mort-sur-la-rocade-le-vehicule-ne-sest-pas-arrete/</text:a></text:p>
          </table:table-cell>
          <table:table-cell office:value-type="string" calcext:value-type="string">
            <text:p><text:a xlink:href="http://www.lavoixdunord.fr/region/calais-200-personnes-aux-obseques-d-un-migrant-ia33b48581n3666000" xlink:type="simple">http://www.lavoixdunord.fr/region/calais-200-personnes-aux-obseques-d-un-migrant-ia33b48581n3666000</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8">
          <table:table-cell office:value-type="float" office:value="17" calcext:value-type="float">
            <text:p>17</text:p>
          </table:table-cell>
          <table:table-cell office:value-type="float" office:value="20160726" calcext:value-type="float">
            <text:p>20160726</text:p>
          </table:table-cell>
          <table:table-cell office:value-type="string" calcext:value-type="string">
            <text:p>Jungle de Calais</text:p>
          </table:table-cell>
          <table:table-cell office:value-type="string" calcext:value-type="string">
            <text:p>50.973142</text:p>
          </table:table-cell>
          <table:table-cell office:value-type="string" calcext:value-type="string">
            <text:p>1.904562</text:p>
          </table:table-cell>
          <table:table-cell/>
          <table:table-cell office:value-type="string" calcext:value-type="string">
            <text:p>profil.png</text:p>
          </table:table-cell>
          <table:table-cell office:value-type="float" office:value="37" calcext:value-type="float">
            <text:p>37</text:p>
          </table:table-cell>
          <table:table-cell office:value-type="string" calcext:value-type="string">
            <text:p>Ethiopienne</text:p>
            <text:p/>
            <text:p/>
          </table:table-cell>
          <table:table-cell office:value-type="string" calcext:value-type="string">
            <text:p>N</text:p>
          </table:table-cell>
          <table:table-cell office:value-type="string" calcext:value-type="string">
            <text:p>H</text:p>
          </table:table-cell>
          <table:table-cell office:value-type="string" calcext:value-type="string">
            <text:p>Homicide</text:p>
          </table:table-cell>
          <table:table-cell office:value-type="string" calcext:value-type="string">
            <text:p>Un exilé éthiopien, âgé de 37 ans, est mort dans la nuit de lundi à mardi après une rixe dans le bidonville d’État de Calais. «Il est décédé <text:s/>vraisemblablement d’un coup de couteau mortel au thorax», indique la préfecture du Pas-de-Calais.</text:p>
          </table:table-cell>
          <table:table-cell office:value-type="string" calcext:value-type="string">
            <text:p><text:a xlink:href="http://m.lavoixdunord.fr/region/calais-un-migrant-ethiopien-meurt-poignarde-apres-une-ia33b48581n3651287" xlink:type="simple">http://m.lavoixdunord.fr/region/calais-un-migrant-ethiopien-meurt-poignarde-apres-une-ia33b48581n3651287</text:a></text:p>
          </table:table-cell>
          <table:table-cell office:value-type="string" calcext:value-type="string">
            <text:p><text:a xlink:href="http://www.lemonde.fr/europe/article/2016/07/26/un-migrant-tue-lors-d-une-rixe-dans-la-jungle-de-calais_4974730_3214.html" xlink:type="simple">http://www.lemonde.fr/europe/article/2016/07/26/un-migrant-tue-lors-d-une-rixe-dans-la-jungle-de-calais_4974730_3214.html</text:a></text:p>
          </table:table-cell>
          <table:table-cell office:value-type="string" calcext:value-type="string">
            <text:p><text:a xlink:href="http://www.nordlittoral.fr/accueil/jungle-un-ethiopien-tue-a-quand-la-fin-des-tensions-ia0b0n330776" xlink:type="simple">http://www.nordlittoral.fr/accueil/jungle-un-ethiopien-tue-a-quand-la-fin-des-tensions-ia0b0n330776</text:a></text:p>
          </table:table-cell>
          <table:table-cell office:value-type="string" calcext:value-type="string">
            <text:p><text:a xlink:href="https://passeursdhospitalites.wordpress.com/2016/07/26/un-mort-dans-le-bidonville/" xlink:type="simple">https://passeursdhospitalites.wordpress.com/2016/07/26/un-mort-dans-le-bidonville/</text:a></text:p>
          </table:table-cell>
          <table:table-cell table:style-name="ce14"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37"/>
          <table:table-cell table:number-columns-repeated="1002"/>
        </table:table-row>
        <table:table-row table:style-name="ro8">
          <table:table-cell office:value-type="float" office:value="18" calcext:value-type="float">
            <text:p>18</text:p>
          </table:table-cell>
          <table:table-cell office:value-type="float" office:value="20160721" calcext:value-type="float">
            <text:p>20160721</text:p>
          </table:table-cell>
          <table:table-cell office:value-type="string" calcext:value-type="string">
            <text:p>Sur l’autoroute A16 dans le sens Calais-Dunkerque, au niveau de l’échangeur 47, qui mène à la rocade portuaire de Calais.</text:p>
          </table:table-cell>
          <table:table-cell office:value-type="string" calcext:value-type="string">
            <text:p>50.939244</text:p>
          </table:table-cell>
          <table:table-cell office:value-type="string" calcext:value-type="string">
            <text:p>1.906831</text:p>
          </table:table-cell>
          <table:table-cell/>
          <table:table-cell office:value-type="string" calcext:value-type="string">
            <text:p>profil.png</text:p>
          </table:table-cell>
          <table:table-cell table:number-columns-repeated="3"/>
          <table:table-cell office:value-type="string" calcext:value-type="string">
            <text:p>H</text:p>
          </table:table-cell>
          <table:table-cell office:value-type="string" calcext:value-type="string">
            <text:p/>
            <text:p>Accident de la route lié au passage</text:p>
            <text:p/>
            <text:p/>
          </table:table-cell>
          <table:table-cell office:value-type="string" calcext:value-type="string">
            <text:p>Un jeune homme est mort dans la nuit de mercredi à jeudi, aux alentours de 2 h, sur l’autoroute A16. Il a été percuté par un poids lourd.</text:p>
          </table:table-cell>
          <table:table-cell office:value-type="string" calcext:value-type="string">
            <text:p><text:a xlink:href="http://www.lavoixdunord.fr/region/calais-un-migrant-meurt-percute-par-un-poids-lourd-sur-ia33b48581n3643423" xlink:type="simple">http://www.lavoixdunord.fr/region/calais-un-migrant-meurt-percute-par-un-poids-lourd-sur-ia33b48581n3643423</text:a></text:p>
          </table:table-cell>
          <table:table-cell office:value-type="string" calcext:value-type="string">
            <text:p><text:a xlink:href="http://www.lemonde.fr/europe/article/2016/07/21/mort-d-un-migrant-sur-l-a16-pres-de-calais_4972605_3214.html" xlink:type="simple">http://www.lemonde.fr/europe/article/2016/07/21/mort-d-un-migrant-sur-l-a16-pres-de-calais_4972605_3214.html</text:a></text:p>
          </table:table-cell>
          <table:table-cell office:value-type="string" calcext:value-type="string">
            <text:p><text:a xlink:href="http://france3-regions.francetvinfo.fr/nord-pas-de-calais/calais-mort-d-un-migrant-sur-l-autoroute-a16-1052337.html" xlink:type="simple">http://france3-regions.francetvinfo.fr/nord-pas-de-calais/calais-mort-d-un-migrant-sur-l-autoroute-a16-1052337.html</text:a></text:p>
          </table:table-cell>
          <table:table-cell office:value-type="string" calcext:value-type="string">
            <text:p><text:a xlink:href="https://passeursdhospitalites.wordpress.com/2016/07/21/un-exile-inconnu-mort-sur-lautoroute/" xlink:type="simple">https://passeursdhospitalites.wordpress.com/2016/07/21/un-exile-inconnu-mort-sur-lautoroute/</text:a></text:p>
          </table:table-cell>
          <table:table-cell table:style-name="ce14"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15">
          <table:table-cell office:value-type="float" office:value="19" calcext:value-type="float">
            <text:p>19</text:p>
          </table:table-cell>
          <table:table-cell office:value-type="float" office:value="20160712" calcext:value-type="float">
            <text:p>20160712</text:p>
          </table:table-cell>
          <table:table-cell office:value-type="string" calcext:value-type="string">
            <text:p>Rocade portuaire de Calais</text:p>
          </table:table-cell>
          <table:table-cell office:value-type="string" calcext:value-type="string">
            <text:p>50.947285</text:p>
          </table:table-cell>
          <table:table-cell office:value-type="string" calcext:value-type="string">
            <text:p><text:s/>1.904856</text:p>
          </table:table-cell>
          <table:table-cell office:value-type="string" calcext:value-type="string">
            <text:p>Samrawit</text:p>
          </table:table-cell>
          <table:table-cell office:value-type="string" calcext:value-type="string">
            <text:p>profil.png</text:p>
          </table:table-cell>
          <table:table-cell office:value-type="float" office:value="17" calcext:value-type="float">
            <text:p>17</text:p>
          </table:table-cell>
          <table:table-cell office:value-type="string" calcext:value-type="string">
            <text:p>Erythréenne</text:p>
          </table:table-cell>
          <table:table-cell office:value-type="string" calcext:value-type="string">
            <text:p>Y</text:p>
          </table:table-cell>
          <table:table-cell office:value-type="string" calcext:value-type="string">
            <text:p>F</text:p>
          </table:table-cell>
          <table:table-cell office:value-type="string" calcext:value-type="string">
            <text:p/>
            <text:p>Accident de la route lié au passage</text:p>
            <text:p/>
            <text:p/>
          </table:table-cell>
          <table:table-cell office:value-type="string" calcext:value-type="string">
            <text:p>Samrawit, une exilée de nationalité érythréenne âgée de 17 ans, a été mortellement percutée par un poids lourd, dans la nuit de lundi à mardi vers 2 h, sur la rocade portuaire de Calais.</text:p>
            <text:p/>
            <text:p>Elle était arrivée à Calais il y a cinq semaines, seule. Elle voulait rejoindre son grand frère en Grande Bretagne. Elle était restée quelques jours au dispositif d’hébergement des femmes du centre Jules Ferry. Puis, elle est partie pour le camp de Steenvoorde afin de tenter de passer.</text:p>
            <text:p/>
            <text:p>Lorsque ce camp a soudainement été démantelé il y a une semaine elle est revenue, comme beaucoup de ceux qui s’y trouvaient, à Calais. Le lendemain, un camion l’a percutée sur la route où elle se trouvait avec d’autres réfugiés cherchant en panique à arrêter le trafic pour « passer ».</text:p>
            <text:p/>
          </table:table-cell>
          <table:table-cell office:value-type="string" calcext:value-type="string">
            <text:p><text:a xlink:href="http://www.lavoixdunord.fr/region/calais-une-migrante-meurt-percutee-sur-la-rocade-ia33b48581n3627966" xlink:type="simple">http://www.lavoixdunord.fr/region/calais-une-migrante-meurt-percutee-sur-la-rocade-ia33b48581n3627966</text:a></text:p>
          </table:table-cell>
          <table:table-cell office:value-type="string" calcext:value-type="string">
            <text:p><text:a xlink:href="http://www.leparisien.fr/faits-divers/calais-mort-d-une-jeune-migrante-erythreenne-sur-la-rocade-portuaire-12-07-2016-5961631.php" xlink:type="simple">http://www.leparisien.fr/faits-divers/calais-mort-d-une-jeune-migrante-erythreenne-sur-la-rocade-portuaire-12-07-2016-5961631.php</text:a></text:p>
          </table:table-cell>
          <table:table-cell office:value-type="string" calcext:value-type="string">
            <text:p><text:a xlink:href="http://www.lavoixdunord.fr/region/grace-a-un-appel-aux-dons-le-corps-de-la-migrante-ia33b48581n3641505" xlink:type="simple">http://www.lavoixdunord.fr/region/grace-a-un-appel-aux-dons-le-corps-de-la-migrante-ia33b48581n3641505</text:a></text:p>
          </table:table-cell>
          <table:table-cell office:value-type="string" calcext:value-type="string">
            <text:p><text:a xlink:href="https://passeursdhospitalites.wordpress.com/2016/07/12/une-jeune-exilee-meurt-sur-la-rocade-dacces-au-port/" xlink:type="simple">https://passeursdhospitalites.wordpress.com/2016/07/12/une-jeune-exilee-meurt-sur-la-rocade-dacces-au-port/</text:a></text:p>
          </table:table-cell>
          <table:table-cell table:style-name="ce21" office:value-type="string" calcext:value-type="string">
            <text:p><text:a xlink:href="https://passeursdhospitalites.wordpress.com/2016/07/20/le-visage-de-samrawit/" xlink:type="simple">https://passeursdhospitalites.wordpress.com/2016/07/20/le-visage-de-samrawit/</text:a></text:p>
          </table:table-cell>
          <table:table-cell table:number-columns-repeated="2"/>
          <table:table-cell table:style-name="ce36"/>
          <table:table-cell table:style-name="ce37"/>
          <table:table-cell table:number-columns-repeated="1002"/>
        </table:table-row>
        <table:table-row table:style-name="ro8">
          <table:table-cell office:value-type="float" office:value="20" calcext:value-type="float">
            <text:p>20</text:p>
          </table:table-cell>
          <table:table-cell office:value-type="float" office:value="20160704" calcext:value-type="float">
            <text:p>20160704</text:p>
          </table:table-cell>
          <table:table-cell office:value-type="string" calcext:value-type="string">
            <text:p>Rocade portuaire de Calais</text:p>
          </table:table-cell>
          <table:table-cell office:value-type="string" calcext:value-type="string">
            <text:p>50.940681</text:p>
          </table:table-cell>
          <table:table-cell office:value-type="string" calcext:value-type="string">
            <text:p><text:s/>1.906322</text:p>
          </table:table-cell>
          <table:table-cell office:value-type="string" calcext:value-type="string">
            <text:p>Dembele Mokotafe</text:p>
          </table:table-cell>
          <table:table-cell office:value-type="string" calcext:value-type="string">
            <text:p>profil.png</text:p>
          </table:table-cell>
          <table:table-cell office:value-type="string" calcext:value-type="string">
            <text:p>&gt;20</text:p>
          </table:table-cell>
          <table:table-cell office:value-type="string" calcext:value-type="string">
            <text:p>Malienne</text:p>
          </table:table-cell>
          <table:table-cell office:value-type="string" calcext:value-type="string">
            <text:p>N</text:p>
          </table:table-cell>
          <table:table-cell office:value-type="string" calcext:value-type="string">
            <text:p>H</text:p>
          </table:table-cell>
          <table:table-cell office:value-type="string" calcext:value-type="string">
            <text:p/>
            <text:p>Accident de la route lié au passage</text:p>
            <text:p/>
            <text:p/>
          </table:table-cell>
          <table:table-cell office:value-type="string" calcext:value-type="string">
            <text:p>Un exilé, de nationalité malienne, est mort après avoir été percuté par un véhicule (en fuite) sur la rocade portuaire à proximité de la « Jungle ». </text:p>
          </table:table-cell>
          <table:table-cell office:value-type="string" calcext:value-type="string">
            <text:p><text:a xlink:href="http://www.lavoixdunord.fr/region/calais-un-migrant-retrouve-mort-au-bord-de-la-rocade-portuaire-ia33b48581n3611849" xlink:type="simple">http://www.lavoixdunord.fr/region/calais-un-migrant-retrouve-mort-au-bord-de-la-rocade-portuaire-ia33b48581n3611849</text:a></text:p>
          </table:table-cell>
          <table:table-cell office:value-type="string" calcext:value-type="string">
            <text:p><text:a xlink:href="http://www.lexpress.fr/actualite/societe/fait-divers/calais-un-migrant-retrouve-mort-sur-la-rocade-portuaire_1808784.html" xlink:type="simple">http://www.lexpress.fr/actualite/societe/fait-divers/calais-un-migrant-retrouve-mort-sur-la-rocade-portuaire_1808784.html</text:a></text:p>
          </table:table-cell>
          <table:table-cell office:value-type="string" calcext:value-type="string">
            <text:p><text:a xlink:href="http://france3-regions.francetvinfo.fr/nord-pas-de-calais/pas-de-calais/calais/calais-un-homme-retrouve-sans-vie-proximite-de-la-rocade-portuaire-1040345.html" xlink:type="simple">http://france3-regions.francetvinfo.fr/nord-pas-de-calais/pas-de-calais/calais/calais-un-homme-retrouve-sans-vie-proximite-de-la-rocade-portuaire-1040345.html</text:a></text:p>
          </table:table-cell>
          <table:table-cell office:value-type="string" calcext:value-type="string">
            <text:p><text:a xlink:href="https://passeursdhospitalites.wordpress.com/2016/07/04/a-nouveau-un-mort-sur-la-rocade/" xlink:type="simple">https://passeursdhospitalites.wordpress.com/2016/07/04/a-nouveau-un-mort-sur-la-rocade/</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37"/>
          <table:table-cell table:number-columns-repeated="1002"/>
        </table:table-row>
        <table:table-row table:style-name="ro8">
          <table:table-cell office:value-type="float" office:value="21" calcext:value-type="float">
            <text:p>21</text:p>
          </table:table-cell>
          <table:table-cell office:value-type="float" office:value="20160528" calcext:value-type="float">
            <text:p>20160528</text:p>
          </table:table-cell>
          <table:table-cell office:value-type="string" calcext:value-type="string">
            <text:p>Rocade portuaire de Calais</text:p>
          </table:table-cell>
          <table:table-cell office:value-type="string" calcext:value-type="string">
            <text:p>50.936320</text:p>
          </table:table-cell>
          <table:table-cell office:value-type="string" calcext:value-type="string">
            <text:p>1.914251</text:p>
          </table:table-cell>
          <table:table-cell/>
          <table:table-cell office:value-type="string" calcext:value-type="string">
            <text:p>profil.png</text:p>
          </table:table-cell>
          <table:table-cell office:value-type="float" office:value="25" calcext:value-type="float">
            <text:p>25</text:p>
          </table:table-cell>
          <table:table-cell office:value-type="string" calcext:value-type="string">
            <text:p>Afghane</text:p>
          </table:table-cell>
          <table:table-cell office:value-type="string" calcext:value-type="string">
            <text:p>N</text:p>
          </table:table-cell>
          <table:table-cell office:value-type="string" calcext:value-type="string">
            <text:p>H</text:p>
          </table:table-cell>
          <table:table-cell office:value-type="string" calcext:value-type="string">
            <text:p/>
            <text:p>Accident de la route lié au passage</text:p>
            <text:p/>
            <text:p/>
          </table:table-cell>
          <table:table-cell office:value-type="string" calcext:value-type="string">
            <text:p>Un exilé de nationalité afghane, âgé de 25 ans, a été mortellement percuté par un poids lourd sur l’autoroute A16, non loin de l’embranchement avec la rocade portuaire de Calais.</text:p>
          </table:table-cell>
          <table:table-cell office:value-type="string" calcext:value-type="string">
            <text:p><text:a xlink:href="http://www.lavoixdunord.fr/region/calais-un-migrant-decede-sur-l-a16-percute-par-un-ia33b48581n3534207" xlink:type="simple">http://www.lavoixdunord.fr/region/calais-un-migrant-decede-sur-l-a16-percute-par-un-ia33b48581n3534207</text:a></text:p>
          </table:table-cell>
          <table:table-cell office:value-type="string" calcext:value-type="string">
            <text:p><text:a xlink:href="http://www.leparisien.fr/faits-divers/calais-un-migrant-afghan-meurt-percute-par-un-camion-28-05-2016-5836913.php" xlink:type="simple">http://www.leparisien.fr/faits-divers/calais-un-migrant-afghan-meurt-percute-par-un-camion-28-05-2016-5836913.php</text:a></text:p>
          </table:table-cell>
          <table:table-cell office:value-type="string" calcext:value-type="string">
            <text:p><text:a xlink:href="https://passeursdhospitalites.wordpress.com/2016/05/29/encore-un-mort-sur-lautoroute/" xlink:type="simple">https://passeursdhospitalites.wordpress.com/2016/05/29/encore-un-mort-sur-lautoroute/</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3"/>
          <table:table-cell table:style-name="ce36"/>
          <table:table-cell table:style-name="ce37"/>
          <table:table-cell table:number-columns-repeated="2"/>
          <table:table-cell table:style-name="ce48"/>
          <table:table-cell table:number-columns-repeated="999"/>
        </table:table-row>
        <table:table-row table:style-name="ro8">
          <table:table-cell office:value-type="float" office:value="22" calcext:value-type="float">
            <text:p>22</text:p>
          </table:table-cell>
          <table:table-cell office:value-type="float" office:value="20160509" calcext:value-type="float">
            <text:p>20160509</text:p>
          </table:table-cell>
          <table:table-cell office:value-type="string" calcext:value-type="string">
            <text:p>Rocade portuaire de Calais</text:p>
          </table:table-cell>
          <table:table-cell office:value-type="string" calcext:value-type="string">
            <text:p>50.936320</text:p>
          </table:table-cell>
          <table:table-cell office:value-type="string" calcext:value-type="string">
            <text:p>1.914251</text:p>
          </table:table-cell>
          <table:table-cell/>
          <table:table-cell office:value-type="string" calcext:value-type="string">
            <text:p>profil.png</text:p>
          </table:table-cell>
          <table:table-cell office:value-type="float" office:value="24" calcext:value-type="float">
            <text:p>24</text:p>
          </table:table-cell>
          <table:table-cell office:value-type="string" calcext:value-type="string">
            <text:p>Pakistanaise</text:p>
          </table:table-cell>
          <table:table-cell office:value-type="string" calcext:value-type="string">
            <text:p>N</text:p>
          </table:table-cell>
          <table:table-cell office:value-type="string" calcext:value-type="string">
            <text:p>H</text:p>
          </table:table-cell>
          <table:table-cell office:value-type="string" calcext:value-type="string">
            <text:p/>
            <text:p>Accident de la route lié au passage</text:p>
            <text:p/>
            <text:p/>
          </table:table-cell>
          <table:table-cell office:value-type="string" calcext:value-type="string">
            <text:p>Un exilé de 24 ans, de nationalité pakistanaise, est mort dans la nuit de dimanche à lundi après avoir été percuté par une voiture sur la rocade portuaire de Calais.</text:p>
          </table:table-cell>
          <table:table-cell office:value-type="string" calcext:value-type="string">
            <text:p><text:a xlink:href="http://www.lavoixdunord.fr/region/calais-un-migrant-pakistanais-meurt-percute-par-une-ia33b48581n3495189" xlink:type="simple">http://www.lavoixdunord.fr/region/calais-un-migrant-pakistanais-meurt-percute-par-une-ia33b48581n3495189</text:a></text:p>
          </table:table-cell>
          <table:table-cell office:value-type="string" calcext:value-type="string">
            <text:p><text:a xlink:href="http://france3-regions.francetvinfo.fr/nord-pas-de-calais/calais-mort-d-un-migrant-pakistanais-percute-par-une-voiture-992881.html" xlink:type="simple">http://france3-regions.francetvinfo.fr/nord-pas-de-calais/calais-mort-d-un-migrant-pakistanais-percute-par-une-voiture-992881.html</text:a></text:p>
          </table:table-cell>
          <table:table-cell office:value-type="string" calcext:value-type="string">
            <text:p><text:a xlink:href="http://www.liberation.fr/france/2016/05/10/se-rejouir-sur-facebook-de-la-mort-d-un-migrant-c-est-honteux-et-illegal_1451630" xlink:type="simple">http://www.liberation.fr/france/2016/05/10/se-rejouir-sur-facebook-de-la-mort-d-un-migrant-c-est-honteux-et-illegal_1451630</text:a></text:p>
          </table:table-cell>
          <table:table-cell office:value-type="string" calcext:value-type="string">
            <text:p><text:a xlink:href="https://passeursdhospitalites.wordpress.com/2016/05/09/un-nouveau-mort-sur-la-rocade/" xlink:type="simple">https://passeursdhospitalites.wordpress.com/2016/05/09/un-nouveau-mort-sur-la-rocade/</text:a></text:p>
          </table:table-cell>
          <table:table-cell table:style-name="ce14"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8">
          <table:table-cell office:value-type="float" office:value="23" calcext:value-type="float">
            <text:p>23</text:p>
          </table:table-cell>
          <table:table-cell office:value-type="float" office:value="20160403" calcext:value-type="float">
            <text:p>20160403</text:p>
          </table:table-cell>
          <table:table-cell office:value-type="string" calcext:value-type="string">
            <text:p>Oxfordshire (GB)</text:p>
          </table:table-cell>
          <table:table-cell office:value-type="string" calcext:value-type="string">
            <text:p>51.858775</text:p>
          </table:table-cell>
          <table:table-cell office:value-type="string" calcext:value-type="string">
            <text:p>-1.182942</text:p>
          </table:table-cell>
          <table:table-cell office:value-type="string" calcext:value-type="string">
            <text:p>Mohamed Hussain</text:p>
          </table:table-cell>
          <table:table-cell office:value-type="string" calcext:value-type="string">
            <text:p>profil.png</text:p>
          </table:table-cell>
          <table:table-cell office:value-type="float" office:value="18" calcext:value-type="float">
            <text:p>18</text:p>
          </table:table-cell>
          <table:table-cell office:value-type="string" calcext:value-type="string">
            <text:p>Kurde irakien ?</text:p>
          </table:table-cell>
          <table:table-cell office:value-type="string" calcext:value-type="string">
            <text:p>N</text:p>
          </table:table-cell>
          <table:table-cell office:value-type="string" calcext:value-type="string">
            <text:p>H</text:p>
          </table:table-cell>
          <table:table-cell office:value-type="string" calcext:value-type="string">
            <text:p/>
            <text:p>Accident de la route lié au passage</text:p>
            <text:p/>
            <text:p/>
          </table:table-cell>
          <table:table-cell office:value-type="string" calcext:value-type="string">
            <text:p>Mohamed Hussain, un exilé de 18 ans d’origine kurde, est décédé alors qu’il était caché sous la remorque d’un camion. Le véhicule a été impliqué dans un accident et Mohammed n’a pas survécu. </text:p>
          </table:table-cell>
          <table:table-cell office:value-type="string" calcext:value-type="string">
            <text:p><text:a xlink:href="http://www.theguardian.com/world/2016/apr/02/teenager-from-kurdistan-dies-under-lorry-in-oxfordshire" xlink:type="simple">http://www.theguardian.com/world/2016/apr/02/teenager-from-kurdistan-dies-under-lorry-in-oxfordshire</text:a></text:p>
          </table:table-cell>
          <table:table-cell office:value-type="string" calcext:value-type="string">
            <text:p><text:a xlink:href="https://www.facebook.com/groups/PeopletoPeopleSmallCamps/permalink/425312624306032/" xlink:type="simple">https://www.facebook.com/groups/PeopletoPeopleSmallCamps/permalink/425312624306032/</text:a></text:p>
          </table:table-cell>
          <table:table-cell office:value-type="string" calcext:value-type="string">
            <text:p><text:a xlink:href="https://passeursdhospitalites.wordpress.com/2016/04/02/mort-a-la-frontiere-de-lautre-cote/" xlink:type="simple">https://passeursdhospitalites.wordpress.com/2016/04/02/mort-a-la-frontiere-de-lautre-cote/</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3"/>
          <table:table-cell table:style-name="ce36"/>
          <table:table-cell table:style-name="ce37"/>
          <table:table-cell table:number-columns-repeated="2"/>
          <table:table-cell table:style-name="ce48"/>
          <table:table-cell table:number-columns-repeated="999"/>
        </table:table-row>
        <table:table-row table:style-name="ro16">
          <table:table-cell office:value-type="float" office:value="24" calcext:value-type="float">
            <text:p>24</text:p>
          </table:table-cell>
          <table:table-cell office:value-type="float" office:value="20160331" calcext:value-type="float">
            <text:p>20160331</text:p>
          </table:table-cell>
          <table:table-cell office:value-type="string" calcext:value-type="string">
            <text:p>Calais (sur l’A16 à hauteur de Marck dans le sens Dunkerque-Calais).</text:p>
          </table:table-cell>
          <table:table-cell office:value-type="string" calcext:value-type="string">
            <text:p>50.937377</text:p>
          </table:table-cell>
          <table:table-cell office:value-type="string" calcext:value-type="string">
            <text:p>1.950891</text:p>
          </table:table-cell>
          <table:table-cell office:value-type="string" calcext:value-type="string">
            <text:p>Ali Sarail</text:p>
          </table:table-cell>
          <table:table-cell office:value-type="string" calcext:value-type="string">
            <text:p>profil.png</text:p>
          </table:table-cell>
          <table:table-cell office:value-type="float" office:value="22" calcext:value-type="float">
            <text:p>22</text:p>
          </table:table-cell>
          <table:table-cell office:value-type="string" calcext:value-type="string">
            <text:p>Afghane</text:p>
          </table:table-cell>
          <table:table-cell office:value-type="string" calcext:value-type="string">
            <text:p>N</text:p>
          </table:table-cell>
          <table:table-cell office:value-type="string" calcext:value-type="string">
            <text:p>H</text:p>
          </table:table-cell>
          <table:table-cell office:value-type="string" calcext:value-type="string">
            <text:p/>
            <text:p>Accident de la route lié au passage</text:p>
            <text:p/>
          </table:table-cell>
          <table:table-cell office:value-type="string" calcext:value-type="string">
            <text:p>Ali Sarail, un exilé de 22 ans, de nationalité afghane, est mort après avoir été renversé par un poids lourd sur l’autoroute A16 aux abords de Calais. Le jeune homme, qui résidait dans la « Jungle » et qui faisait partie d’un groupe de migrants, a été découvert vers 6 heures en arrêt cardiorespiratoire mais n’a pas pu être réanimé par les agents du SMUR présents sur place. « Le poids lourd, qui roulait dans le sens Calais-Dunkerque, aurait pris la fuite et serait recherché », a précisé la préfecture.</text:p>
          </table:table-cell>
          <table:table-cell office:value-type="string" calcext:value-type="string">
            <text:p><text:a xlink:href="http://www.lavoixdunord.fr/region/calais-le-routier-qui-a-mortellement-percute-un-migrant-ia33b48581n3418756" xlink:type="simple">http://www.lavoixdunord.fr/region/calais-le-routier-qui-a-mortellement-percute-un-migrant-ia33b48581n3418756</text:a></text:p>
          </table:table-cell>
          <table:table-cell office:value-type="string" calcext:value-type="string">
            <text:p><text:a xlink:href="http://www.francetvinfo.fr/france/nord-pas-de-calais/migrants-a-calais/calais-un-migrant-meurt-renverse-par-un-poids-lourd-le-chauffeur-en-fuite_1383405.html" xlink:type="simple">http://www.francetvinfo.fr/france/nord-pas-de-calais/migrants-a-calais/calais-un-migrant-meurt-renverse-par-un-poids-lourd-le-chauffeur-en-fuite_1383405.html</text:a></text:p>
          </table:table-cell>
          <table:table-cell office:value-type="string" calcext:value-type="string">
            <text:p><text:a xlink:href="http://www.lemonde.fr/europe/article/2016/03/31/calais-un-migrant-meurt-renverse-par-un-camion_4892827_3214.html" xlink:type="simple">http://www.lemonde.fr/europe/article/2016/03/31/calais-un-migrant-meurt-renverse-par-un-camion_4892827_3214.html</text:a></text:p>
          </table:table-cell>
          <table:table-cell office:value-type="string" calcext:value-type="string">
            <text:p><text:a xlink:href="https://passeursdhospitalites.wordpress.com/2016/03/31/un-mort-sur-lautoroute/" xlink:type="simple">https://passeursdhospitalites.wordpress.com/2016/03/31/un-mort-sur-lautoroute/</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8">
          <table:table-cell office:value-type="float" office:value="25" calcext:value-type="float">
            <text:p>25</text:p>
          </table:table-cell>
          <table:table-cell office:value-type="float" office:value="20160302" calcext:value-type="float">
            <text:p>20160302</text:p>
          </table:table-cell>
          <table:table-cell office:value-type="string" calcext:value-type="string">
            <text:p>Jungle de Calais</text:p>
          </table:table-cell>
          <table:table-cell office:value-type="string" calcext:value-type="string">
            <text:p>50.97148</text:p>
          </table:table-cell>
          <table:table-cell office:value-type="string" calcext:value-type="string">
            <text:p>1.905436</text:p>
          </table:table-cell>
          <table:table-cell office:value-type="string" calcext:value-type="string">
            <text:p/>
            <text:p>Maken Gomma </text:p>
            <text:p/>
          </table:table-cell>
          <table:table-cell office:value-type="string" calcext:value-type="string">
            <text:p>profil.png</text:p>
          </table:table-cell>
          <table:table-cell/>
          <table:table-cell office:value-type="string" calcext:value-type="string">
            <text:p>Soudanaise</text:p>
          </table:table-cell>
          <table:table-cell/>
          <table:table-cell office:value-type="string" calcext:value-type="string">
            <text:p>H</text:p>
          </table:table-cell>
          <table:table-cell office:value-type="string" calcext:value-type="string">
            <text:p>Défaillance accès aux soins ?</text:p>
          </table:table-cell>
          <table:table-cell office:value-type="string" calcext:value-type="string">
            <text:p>Maken Gouma, un exilé soudanais est mort dans le bidonville. Il était diabétique et a été retrouvé mort dans sa tente au matin, peut-être suite à un arrêt cardiaque. Il est enterré à Coubertin.</text:p>
          </table:table-cell>
          <table:table-cell office:value-type="string" calcext:value-type="string">
            <text:p><text:a xlink:href="https://passeursdhospitalites.wordpress.com/2016/03/08/une-mort-silencieuse-dans-le-bidonville/" xlink:type="simple">https://passeursdhospitalites.wordpress.com/2016/03/08/une-mort-silencieuse-dans-le-bidonville/</text:a></text:p>
          </table:table-cell>
          <table:table-cell office:value-type="string" calcext:value-type="string">
            <text:p><text:a xlink:href="https://www.facebook.com/1584603798440636/videos/1712777258956622/" xlink:type="simple">https://www.facebook.com/1584603798440636/videos/1712777258956622/</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4"/>
          <table:table-cell table:style-name="ce36"/>
          <table:table-cell table:style-name="ce37"/>
          <table:table-cell table:number-columns-repeated="2"/>
          <table:table-cell table:style-name="ce48"/>
          <table:table-cell table:number-columns-repeated="999"/>
        </table:table-row>
        <table:table-row table:style-name="ro11">
          <table:table-cell office:value-type="float" office:value="26" calcext:value-type="float">
            <text:p>26</text:p>
          </table:table-cell>
          <table:table-cell office:value-type="float" office:value="20160130" calcext:value-type="float">
            <text:p>20160130</text:p>
          </table:table-cell>
          <table:table-cell office:value-type="string" calcext:value-type="string">
            <text:p>Port de Calais</text:p>
          </table:table-cell>
          <table:table-cell office:value-type="string" calcext:value-type="string">
            <text:p>50.964721</text:p>
          </table:table-cell>
          <table:table-cell office:value-type="string" calcext:value-type="string">
            <text:p>1.852297</text:p>
          </table:table-cell>
          <table:table-cell office:value-type="string" calcext:value-type="string">
            <text:p>Mohamed Islam</text:p>
          </table:table-cell>
          <table:table-cell office:value-type="string" calcext:value-type="string">
            <text:p>profil.png</text:p>
          </table:table-cell>
          <table:table-cell office:value-type="float" office:value="36" calcext:value-type="float">
            <text:p>36</text:p>
          </table:table-cell>
          <table:table-cell office:value-type="string" calcext:value-type="string">
            <text:p>Afghane</text:p>
          </table:table-cell>
          <table:table-cell office:value-type="string" calcext:value-type="string">
            <text:p>N</text:p>
          </table:table-cell>
          <table:table-cell office:value-type="string" calcext:value-type="string">
            <text:p>H</text:p>
          </table:table-cell>
          <table:table-cell office:value-type="string" calcext:value-type="string">
            <text:p>Homicide raciste ?</text:p>
          </table:table-cell>
          <table:table-cell office:value-type="string" calcext:value-type="string">
            <text:p>Mohamed Islam, 36 ans, de nationalité afghane, avait disparu depuis le samedi 30 janvier 2016. L’homme tenait une épicerie dans la Jungle, et « était parti à vélo pour faire des courses », confirmait une bénévole de l’Auberge des Migrants. Depuis, personne n’avait eu de nouvelles du jeune afghan.</text:p>
            <text:p/>
            <text:p>Le 10 février 2016, le corps d’un homme est retrouvé au terminal 5 du port de Calais. L’autopsie a confirmé la noyade. Et les identifications ont confirmé l’identité de la victime. Le corps retrouvé dans le port est bien celui de Mohamed Islam.</text:p>
            <text:p/>
            <text:p>Mohamed Islam était marié et père de 3 enfants. Son corps a été rapatrié en Afghanistan.</text:p>
            <text:p/>
          </table:table-cell>
          <table:table-cell table:style-name="ce14" office:value-type="string" calcext:value-type="string">
            <text:p><text:a xlink:href="http://www.lavoixdunord.fr/archive/recup%3A%252Fregion%252Fcalais-un-corps-retrouve-dans-le-port-probablement-ia33b48581n3323205" xlink:type="simple">http://www.lavoixdunord.fr/archive/recup%3A%252Fregion%252Fcalais-un-corps-retrouve-dans-le-port-probablement-ia33b48581n3323205</text:a></text:p>
          </table:table-cell>
          <table:table-cell office:value-type="string" calcext:value-type="string">
            <text:p><text:a xlink:href="https://passeursdhospitalites.wordpress.com/2016/02/17/un-exile-disparu-retrouve-mort/" xlink:type="simple">https://passeursdhospitalites.wordpress.com/2016/02/17/un-exile-disparu-retrouve-mort/</text:a></text:p>
          </table:table-cell>
          <table:table-cell table:style-name="ce14"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4"/>
          <table:table-cell table:style-name="ce36"/>
          <table:table-cell table:style-name="ce37"/>
          <table:table-cell table:number-columns-repeated="2"/>
          <table:table-cell table:style-name="ce48"/>
          <table:table-cell table:number-columns-repeated="999"/>
        </table:table-row>
        <table:table-row table:style-name="ro8">
          <table:table-cell office:value-type="float" office:value="27" calcext:value-type="float">
            <text:p>27</text:p>
          </table:table-cell>
          <table:table-cell office:value-type="float" office:value="20160103" calcext:value-type="float">
            <text:p>20160103</text:p>
          </table:table-cell>
          <table:table-cell office:value-type="string" calcext:value-type="string">
            <text:p>Grande-Bretagne</text:p>
          </table:table-cell>
          <table:table-cell office:value-type="string" calcext:value-type="string">
            <text:p>51.126242</text:p>
          </table:table-cell>
          <table:table-cell office:value-type="string" calcext:value-type="string">
            <text:p>1.331737</text:p>
          </table:table-cell>
          <table:table-cell table:style-name="ce11" office:value-type="string" calcext:value-type="string">
            <text:p>Masud Naveed</text:p>
          </table:table-cell>
          <table:table-cell office:value-type="string" calcext:value-type="string">
            <text:p>profil.png</text:p>
          </table:table-cell>
          <table:table-cell office:value-type="float" office:value="15" calcext:value-type="float">
            <text:p>15</text:p>
          </table:table-cell>
          <table:table-cell office:value-type="string" calcext:value-type="string">
            <text:p>Afghane</text:p>
          </table:table-cell>
          <table:table-cell office:value-type="string" calcext:value-type="string">
            <text:p>Y</text:p>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Masud Naveed, un mineur âgé de 15 ans, de nationalité afghane, est décédé début janvier 2016. Il est mort par suffocation sur le territoire britannique alors qu'il était caché dans la remorque d'un camion.</text:p>
          </table:table-cell>
          <table:table-cell office:value-type="string" calcext:value-type="string">
            <text:p><text:a xlink:href="http://www.theguardian.com/world/2016/jan/24/masud-should-not-have-died" xlink:type="simple">http://www.theguardian.com/world/2016/jan/24/masud-should-not-have-died</text:a></text:p>
          </table:table-cell>
          <table:table-cell office:value-type="string" calcext:value-type="string">
            <text:p><text:a xlink:href="http://www.slate.fr/story/113869/une-journee-calais-entre-tensions-rumeurs-et-ratonnades" xlink:type="simple">http://www.slate.fr/story/113869/une-journee-calais-entre-tensions-rumeurs-et-ratonnades</text:a></text:p>
          </table:table-cell>
          <table:table-cell office:value-type="string" calcext:value-type="string">
            <text:p><text:a xlink:href="http://www.asianimage.co.uk/news/14233136.Brother_in_law_of_Afghan_refugee_is_haunted_by_memory_of_seeing_body_in_morgue/" xlink:type="simple">http://www.asianimage.co.uk/news/14233136.Brother_in_law_of_Afghan_refugee_is_haunted_by_memory_of_seeing_body_in_morgue/</text:a></text:p>
          </table:table-cell>
          <table:table-cell office:value-type="string" calcext:value-type="string">
            <text:p><text:a xlink:href="https://passeursdhospitalites.wordpress.com/2016/01/28/un-adolescent-est-mort/" xlink:type="simple">https://passeursdhospitalites.wordpress.com/2016/01/28/un-adolescent-est-mort/</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2">
          <table:table-cell office:value-type="float" office:value="28" calcext:value-type="float">
            <text:p>28</text:p>
          </table:table-cell>
          <table:table-cell office:value-type="float" office:value="20151228" calcext:value-type="float">
            <text:p>20151228</text:p>
          </table:table-cell>
          <table:table-cell office:value-type="string" calcext:value-type="string">
            <text:p>Grande-Synthe (découvert mort à la station BP qui jouxte l’A16)</text:p>
          </table:table-cell>
          <table:table-cell table:style-name="ce9" office:value-type="string" calcext:value-type="string">
            <text:p>51.003900</text:p>
          </table:table-cell>
          <table:table-cell office:value-type="string" calcext:value-type="string">
            <text:p>2.303781</text:p>
          </table:table-cell>
          <table:table-cell/>
          <table:table-cell office:value-type="string" calcext:value-type="string">
            <text:p>profil.png</text:p>
          </table:table-cell>
          <table:table-cell/>
          <table:table-cell office:value-type="string" calcext:value-type="string">
            <text:p>Iranienne</text:p>
          </table:table-cell>
          <table:table-cell/>
          <table:table-cell office:value-type="string" calcext:value-type="string">
            <text:p>H</text:p>
          </table:table-cell>
          <table:table-cell office:value-type="string" calcext:value-type="string">
            <text:p/>
            <text:p>Accident de la route lié au passage</text:p>
            <text:p/>
          </table:table-cell>
          <table:table-cell office:value-type="string" calcext:value-type="string">
            <text:p>Un exilé, d'origine iranienne, meurt des suites d'un accident mortel sur l'autoroute A 16, à proximité de Grande-Synthe. Alors qu’il se trouvait dans un poids lourd, il aurait sorti la tête par une ouverture de la bâche du semi-remorque. Sa tête se serait fracassée contre un pilier de pont.</text:p>
          </table:table-cell>
          <table:table-cell office:value-type="string" calcext:value-type="string">
            <text:p><text:a xlink:href="http://www.lavoixdunord.fr/region/grande-synthe-un-migrant-retrouve-mort-dans-une-remorque-ia17b47594n3242877#utm_medium=redaction&amp;utm_source=twitter&amp;utm_campaign=page-fan-vdn" xlink:type="simple">http://www.lavoixdunord.fr/region/grande-synthe-un-migrant-retrouve-mort-dans-une-remorque-ia17b47594n3242877#utm_medium=redaction&amp;utm_source=twitter&amp;utm_campaign=page-fan-vdn</text:a></text:p>
          </table:table-cell>
          <table:table-cell office:value-type="string" calcext:value-type="string">
            <text:p><text:a xlink:href="http://www.leparisien.fr/faits-divers/nord-un-migrant-trouve-mort-dans-la-remorque-d-un-camion-28-12-2015-5405765.php#xtref=https%3A%2F%2Fwww.google.fr" xlink:type="simple">http://www.leparisien.fr/faits-divers/nord-un-migrant-trouve-mort-dans-la-remorque-d-un-camion-28-12-2015-5405765.php#xtref=https%3A%2F%2Fwww.google.fr</text:a></text:p>
          </table:table-cell>
          <table:table-cell table:style-name="ce24" office:value-type="string" calcext:value-type="string">
            <text:p><text:a xlink:href="http://www.liberation.fr/france/2015/07/29/des-noms-derriere-les-migrants-morts-a-calais_1355183" xlink:type="simple">http://www.liberation.fr/france/2015/07/29/des-noms-derriere-les-migrants-morts-a-calais_1355183</text:a></text:p>
          </table:table-cell>
          <table:table-cell office:value-type="string" calcext:value-type="string">
            <text:p><text:a xlink:href="https://passeursdhospitalites.wordpress.com/2015/12/28/un-mort-dans-un-camion/" xlink:type="simple">https://passeursdhospitalites.wordpress.com/2015/12/28/un-mort-dans-un-camion/</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8">
          <table:table-cell office:value-type="float" office:value="29" calcext:value-type="float">
            <text:p>29</text:p>
          </table:table-cell>
          <table:table-cell office:value-type="float" office:value="20151208" calcext:value-type="float">
            <text:p>20151208</text:p>
          </table:table-cell>
          <table:table-cell office:value-type="string" calcext:value-type="string">
            <text:p>Jungle de Calais</text:p>
          </table:table-cell>
          <table:table-cell office:value-type="string" calcext:value-type="string">
            <text:p>50.969122</text:p>
          </table:table-cell>
          <table:table-cell office:value-type="string" calcext:value-type="string">
            <text:p>1.905854</text:p>
          </table:table-cell>
          <table:table-cell office:value-type="string" calcext:value-type="string">
            <text:p>Zakaria Abdel Banat Fered </text:p>
          </table:table-cell>
          <table:table-cell office:value-type="string" calcext:value-type="string">
            <text:p>profil.png</text:p>
          </table:table-cell>
          <table:table-cell office:value-type="float" office:value="25" calcext:value-type="float">
            <text:p>25</text:p>
          </table:table-cell>
          <table:table-cell office:value-type="string" calcext:value-type="string">
            <text:p>Soudanaise</text:p>
          </table:table-cell>
          <table:table-cell office:value-type="string" calcext:value-type="string">
            <text:p>N</text:p>
          </table:table-cell>
          <table:table-cell office:value-type="string" calcext:value-type="string">
            <text:p>H</text:p>
          </table:table-cell>
          <table:table-cell office:value-type="string" calcext:value-type="string">
            <text:p>Homicide</text:p>
          </table:table-cell>
          <table:table-cell office:value-type="string" calcext:value-type="string">
            <text:p>Un exilé d'origine soudanaise est mort poignardé. L'agression s'est déroulée dans le "bidonville d'Etat" dans la nuit du lundi 07 au mardi 08/12/2015. Il a été enterré au cimetière Coubertin à Calais.</text:p>
          </table:table-cell>
          <table:table-cell office:value-type="string" calcext:value-type="string">
            <text:p><text:a xlink:href="http://www.lavoixdunord.fr/region/calais-un-migrant-soudanais-meurt-poignarde-dans-la-ia33b48581n3206913" xlink:type="simple">http://www.lavoixdunord.fr/region/calais-un-migrant-soudanais-meurt-poignarde-dans-la-ia33b48581n3206913</text:a></text:p>
          </table:table-cell>
          <table:table-cell office:value-type="string" calcext:value-type="string">
            <text:p><text:a xlink:href="http://www.liberation.fr/france/2015/07/29/des-noms-derriere-les-migrants-morts-a-calais_1355183" xlink:type="simple">http://www.liberation.fr/france/2015/07/29/des-noms-derriere-les-migrants-morts-a-calais_1355183</text:a></text:p>
          </table:table-cell>
          <table:table-cell office:value-type="string" calcext:value-type="string">
            <text:p><text:a xlink:href="https://passeursdhospitalites.wordpress.com/2015/12/09/un-mort-dans-le-bidonville-dun-coup-de-couteau/" xlink:type="simple">https://passeursdhospitalites.wordpress.com/2015/12/09/un-mort-dans-le-bidonville-dun-coup-de-couteau/</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3"/>
          <table:table-cell table:style-name="ce36"/>
          <table:table-cell table:style-name="ce37"/>
          <table:table-cell table:number-columns-repeated="2"/>
          <table:table-cell table:style-name="ce48"/>
          <table:table-cell table:number-columns-repeated="999"/>
        </table:table-row>
        <table:table-row table:style-name="ro8">
          <table:table-cell office:value-type="float" office:value="30" calcext:value-type="float">
            <text:p>30</text:p>
          </table:table-cell>
          <table:table-cell office:value-type="float" office:value="20151203" calcext:value-type="float">
            <text:p>20151203</text:p>
          </table:table-cell>
          <table:table-cell office:value-type="string" calcext:value-type="string">
            <text:p>Calais (à proximité du site Eurotunnel)</text:p>
          </table:table-cell>
          <table:table-cell office:value-type="string" calcext:value-type="string">
            <text:p>50.941176</text:p>
          </table:table-cell>
          <table:table-cell office:value-type="string" calcext:value-type="string">
            <text:p>1.828140</text:p>
          </table:table-cell>
          <table:table-cell office:value-type="string" calcext:value-type="string">
            <text:p>Youssef</text:p>
          </table:table-cell>
          <table:table-cell office:value-type="string" calcext:value-type="string">
            <text:p>profil.png</text:p>
          </table:table-cell>
          <table:table-cell office:value-type="float" office:value="16" calcext:value-type="float">
            <text:p>16</text:p>
          </table:table-cell>
          <table:table-cell office:value-type="string" calcext:value-type="string">
            <text:p>Soudanaise</text:p>
          </table:table-cell>
          <table:table-cell office:value-type="string" calcext:value-type="string">
            <text:p>Y</text:p>
          </table:table-cell>
          <table:table-cell office:value-type="string" calcext:value-type="string">
            <text:p>H</text:p>
          </table:table-cell>
          <table:table-cell office:value-type="string" calcext:value-type="string">
            <text:p/>
            <text:p>Accident de la route lié au passage</text:p>
            <text:p/>
          </table:table-cell>
          <table:table-cell office:value-type="string" calcext:value-type="string">
            <text:p>Youssef, Soudanais de 16 ans, a été fauché jeudi à Calais par une camionnette alors qu'il tentait de rejoindre l'Angleterre, sur l’A16 dans le sens Calais-Boulogne, entre la sortie Jardiland et celle du Tunnel sous la Manche.</text:p>
          </table:table-cell>
          <table:table-cell office:value-type="string" calcext:value-type="string">
            <text:p><text:a xlink:href="http://www.lavoixdunord.fr/region/calaisis-percute-par-un-vehicule-sur-l-a16-un-ia33b48581n3198283" xlink:type="simple">http://www.lavoixdunord.fr/region/calaisis-percute-par-un-vehicule-sur-l-a16-un-ia33b48581n3198283</text:a></text:p>
          </table:table-cell>
          <table:table-cell table:style-name="ce21" office:value-type="string" calcext:value-type="string">
            <text:p><text:a xlink:href="http://www.liberation.fr/france/2015/12/06/marche-pour-youssef-mort-a-calais_1418642" xlink:type="simple">http://www.liberation.fr/france/2015/12/06/marche-pour-youssef-mort-a-calais_1418642</text:a></text:p>
          </table:table-cell>
          <table:table-cell table:style-name="ce24" office:value-type="string" calcext:value-type="string">
            <text:p><text:a xlink:href="http://www.liberation.fr/france/2015/07/29/des-noms-derriere-les-migrants-morts-a-calais_1355183" xlink:type="simple">http://www.liberation.fr/france/2015/07/29/des-noms-derriere-les-migrants-morts-a-calais_1355183</text:a></text:p>
          </table:table-cell>
          <table:table-cell office:value-type="string" calcext:value-type="string">
            <text:p><text:a xlink:href="https://passeursdhospitalites.wordpress.com/2015/12/04/un-mort-16-ans/" xlink:type="simple">https://passeursdhospitalites.wordpress.com/2015/12/04/un-mort-16-ans/</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37"/>
          <table:table-cell table:number-columns-repeated="1002"/>
        </table:table-row>
        <table:table-row table:style-name="ro17">
          <table:table-cell office:value-type="float" office:value="31" calcext:value-type="float">
            <text:p>31</text:p>
          </table:table-cell>
          <table:table-cell office:value-type="float" office:value="20151120" calcext:value-type="float">
            <text:p>20151120</text:p>
          </table:table-cell>
          <table:table-cell office:value-type="string" calcext:value-type="string">
            <text:p>Grande-Synthe</text:p>
          </table:table-cell>
          <table:table-cell office:value-type="string" calcext:value-type="string">
            <text:p>51.001091</text:p>
          </table:table-cell>
          <table:table-cell office:value-type="string" calcext:value-type="string">
            <text:p>2.295768</text:p>
          </table:table-cell>
          <table:table-cell/>
          <table:table-cell office:value-type="string" calcext:value-type="string">
            <text:p>profil.png</text:p>
          </table:table-cell>
          <table:table-cell table:number-columns-repeated="3"/>
          <table:table-cell office:value-type="string" calcext:value-type="string">
            <text:p>H</text:p>
          </table:table-cell>
          <table:table-cell office:value-type="string" calcext:value-type="string">
            <text:p/>
            <text:p>Accident de la route lié au passage</text:p>
            <text:p/>
          </table:table-cell>
          <table:table-cell office:value-type="string" calcext:value-type="string">
            <text:p>A proximité de Grande-Synthe, un exilé meurt après avoir été percuté par une voiture.</text:p>
          </table:table-cell>
          <table:table-cell office:value-type="string" calcext:value-type="string">
            <text:p><text:a xlink:href="http://france3-regions.francetvinfo.fr/nord-pas-de-calais/un-migrant-meurt-percute-par-une-voiture-pres-de-grande-synthe-858613.html" xlink:type="simple">http://france3-regions.francetvinfo.fr/nord-pas-de-calais/un-migrant-meurt-percute-par-une-voiture-pres-de-grande-synthe-858613.html</text:a></text:p>
          </table:table-cell>
          <table:table-cell office:value-type="string" calcext:value-type="string">
            <text:p><text:a xlink:href="http://www.europe1.fr/societe/dans-le-nord-mort-dun-migrant-percute-par-une-voiture-pres-de-grande-synthe-2623425" xlink:type="simple">http://www.europe1.fr/societe/dans-le-nord-mort-dun-migrant-percute-par-une-voiture-pres-de-grande-synthe-2623425</text:a></text:p>
          </table:table-cell>
          <table:table-cell office:value-type="string" calcext:value-type="string">
            <text:p><text:a xlink:href="http://www.liberation.fr/france/2015/07/29/des-noms-derriere-les-migrants-morts-a-calais_1355183" xlink:type="simple">http://www.liberation.fr/france/2015/07/29/des-noms-derriere-les-migrants-morts-a-calais_1355183</text:a></text:p>
          </table:table-cell>
          <table:table-cell office:value-type="string" calcext:value-type="string">
            <text:p><text:a xlink:href="https://passeursdhospitalites.wordpress.com/2015/11/20/un-mort-a-grande-synthe/" xlink:type="simple">https://passeursdhospitalites.wordpress.com/2015/11/20/un-mort-a-grande-synthe/</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18">
          <table:table-cell office:value-type="float" office:value="32" calcext:value-type="float">
            <text:p>32</text:p>
          </table:table-cell>
          <table:table-cell office:value-type="float" office:value="20151027" calcext:value-type="float">
            <text:p>20151027</text:p>
          </table:table-cell>
          <table:table-cell office:value-type="string" calcext:value-type="string">
            <text:p>Route de Saint Omer, Calais</text:p>
          </table:table-cell>
          <table:table-cell office:value-type="string" calcext:value-type="string">
            <text:p>50.916992</text:p>
          </table:table-cell>
          <table:table-cell office:value-type="string" calcext:value-type="string">
            <text:p>1.916439</text:p>
          </table:table-cell>
          <table:table-cell office:value-type="string" calcext:value-type="string">
            <text:p>Ali</text:p>
          </table:table-cell>
          <table:table-cell office:value-type="string" calcext:value-type="string">
            <text:p>profil.png</text:p>
          </table:table-cell>
          <table:table-cell office:value-type="float" office:value="31" calcext:value-type="float">
            <text:p>31</text:p>
          </table:table-cell>
          <table:table-cell office:value-type="string" calcext:value-type="string">
            <text:p>Syrienne</text:p>
          </table:table-cell>
          <table:table-cell office:value-type="string" calcext:value-type="string">
            <text:p>N</text:p>
          </table:table-cell>
          <table:table-cell office:value-type="string" calcext:value-type="string">
            <text:p>H</text:p>
          </table:table-cell>
          <table:table-cell office:value-type="string" calcext:value-type="string">
            <text:p/>
            <text:p>Accident de la route lié au passage</text:p>
            <text:p/>
          </table:table-cell>
          <table:table-cell office:value-type="string" calcext:value-type="string">
            <text:p>Dans la nuit du 26 au 27/10/2015, vers minuit, quatre exilés (2 syriens, un palestinien et un égyptien), ont été percutés par une voiture, route de Saint-Omer à Calais. Cette dernière a pris la fuite, laissant trois blessés et un mort dans le fossé qui longe la route. Ali, l'exilé égyptien, âgé de 31 ans meurt des suites du choc.</text:p>
          </table:table-cell>
          <table:table-cell office:value-type="string" calcext:value-type="string">
            <text:p><text:a xlink:href="http://www.lavoixdunord.fr/region/migrants-fauches-par-une-voiture-a-calais-un-mort-une-ia33b48581n3126857" xlink:type="simple">http://www.lavoixdunord.fr/region/migrants-fauches-par-une-voiture-a-calais-un-mort-une-ia33b48581n3126857</text:a></text:p>
          </table:table-cell>
          <table:table-cell office:value-type="string" calcext:value-type="string">
            <text:p><text:a xlink:href="http://www.lavoixdunord.fr/region/migrants-fauches-par-une-voiture-a-calais-la-ia33b48581n3131437" xlink:type="simple">http://www.lavoixdunord.fr/region/migrants-fauches-par-une-voiture-a-calais-la-ia33b48581n3131437</text:a></text:p>
          </table:table-cell>
          <table:table-cell office:value-type="string" calcext:value-type="string">
            <text:p><text:a xlink:href="http://www.metronews.fr/info/calais-un-migrant-syrien-tue-heurte-par-une-voiture/mojA!s9eUx60kvsnQ/" xlink:type="simple">http://www.metronews.fr/info/calais-un-migrant-syrien-tue-heurte-par-une-voiture/mojA!s9eUx60kvsnQ/</text:a></text:p>
          </table:table-cell>
          <table:table-cell office:value-type="string" calcext:value-type="string">
            <text:p><text:a xlink:href="https://passeursdhospitalites.wordpress.com/2015/10/27/un-mort-et-trois-blesses-heurtes-par-une-voiture/" xlink:type="simple">https://passeursdhospitalites.wordpress.com/2015/10/27/un-mort-et-trois-blesses-heurtes-par-une-voiture/</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14">
          <table:table-cell office:value-type="float" office:value="33" calcext:value-type="float">
            <text:p>33</text:p>
          </table:table-cell>
          <table:table-cell table:style-name="ce4" office:value-type="float" office:value="20151016" calcext:value-type="float">
            <text:p>20151016</text:p>
          </table:table-cell>
          <table:table-cell table:style-name="ce4" office:value-type="string" calcext:value-type="string">
            <text:p>Site Eurotunnel (Calais)</text:p>
          </table:table-cell>
          <table:table-cell table:style-name="ce4" office:value-type="string" calcext:value-type="string">
            <text:p>50.920639</text:p>
          </table:table-cell>
          <table:table-cell table:style-name="ce4" office:value-type="string" calcext:value-type="string">
            <text:p>1.812166</text:p>
          </table:table-cell>
          <table:table-cell table:style-name="ce4" office:value-type="string" calcext:value-type="string">
            <text:p>Nasratullah</text:p>
          </table:table-cell>
          <table:table-cell office:value-type="string" calcext:value-type="string">
            <text:p>profil.png</text:p>
          </table:table-cell>
          <table:table-cell table:style-name="ce4" office:value-type="float" office:value="16" calcext:value-type="float">
            <text:p>16</text:p>
          </table:table-cell>
          <table:table-cell table:style-name="ce4" office:value-type="string" calcext:value-type="string">
            <text:p>Afghane</text:p>
          </table:table-cell>
          <table:table-cell table:style-name="ce4" office:value-type="string" calcext:value-type="string">
            <text:p>Y</text:p>
          </table:table-cell>
          <table:table-cell table:style-name="ce4" office:value-type="string" calcext:value-type="string">
            <text:p>H</text:p>
          </table:table-cell>
          <table:table-cell table:style-name="ce4" office:value-type="string" calcext:value-type="string">
            <text:p/>
            <text:p>Accident Eurotunnel</text:p>
            <text:p/>
          </table:table-cell>
          <table:table-cell table:style-name="ce4" office:value-type="string" calcext:value-type="string">
            <text:p/>
            <text:p>Un exilé est mort dans la nuit de jeudi 15 à vendredi 16 octobre 2015, après avoir été percuté par un train de marchandises Eurotunnel aux abords des quais du tunnel, à Coquelles près de Calais. Il a été rapatrié au Pakistan.</text:p>
            <text:p/>
            <text:p/>
          </table:table-cell>
          <table:table-cell table:style-name="ce15" office:value-type="string" calcext:value-type="string">
            <text:p><text:a xlink:href="http://fr.reuters.com/article/frEuroRpt/idFRL8N12G0EM20151016" xlink:type="simple">http://fr.reuters.com/article/frEuroRpt/idFRL8N12G0EM20151016</text:a></text:p>
          </table:table-cell>
          <table:table-cell table:style-name="ce15" office:value-type="string" calcext:value-type="string">
            <text:p><text:a xlink:href="http://www.lemonde.fr/societe/article/2015/10/16/un-migrant-tue-aux-abords-du-tunnel-sous-la-manche_4790707_3224.html" xlink:type="simple">http://www.lemonde.fr/societe/article/2015/10/16/un-migrant-tue-aux-abords-du-tunnel-sous-la-manche_4790707_3224.html</text:a></text:p>
          </table:table-cell>
          <table:table-cell table:style-name="ce15" office:value-type="string" calcext:value-type="string">
            <text:p><text:a xlink:href="http://www.liberation.fr/france/2015/07/29/des-noms-derriere-les-migrants-morts-a-calais_1355183" xlink:type="simple">http://www.liberation.fr/france/2015/07/29/des-noms-derriere-les-migrants-morts-a-calais_1355183</text:a></text:p>
          </table:table-cell>
          <table:table-cell table:style-name="ce15" office:value-type="string" calcext:value-type="string">
            <text:p><text:a xlink:href="https://passeursdhospitalites.wordpress.com/2015/10/16/un-adolescent-afghan-est-mort-heurte-par-un-train/" xlink:type="simple">https://passeursdhospitalites.wordpress.com/2015/10/16/un-adolescent-afghan-est-mort-heurte-par-un-train/</text:a></text:p>
          </table:table-cell>
          <table:table-cell table:style-name="ce15"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style-name="ce30"/>
          <table:table-cell table:style-name="ce33"/>
          <table:table-cell table:style-name="ce37" table:number-columns-repeated="2"/>
          <table:table-cell table:style-name="ce46" table:number-columns-repeated="2"/>
          <table:table-cell table:style-name="ce48"/>
          <table:table-cell table:style-name="ce39" table:number-columns-repeated="2"/>
          <table:table-cell table:style-name="ce46" table:number-columns-repeated="47"/>
          <table:table-cell table:style-name="ce37" table:number-columns-repeated="949"/>
          <table:table-cell/>
        </table:table-row>
        <table:table-row table:style-name="ro8">
          <table:table-cell office:value-type="float" office:value="34" calcext:value-type="float">
            <text:p>34</text:p>
          </table:table-cell>
          <table:table-cell table:style-name="ce4" office:value-type="float" office:value="20151015" calcext:value-type="float">
            <text:p>20151015</text:p>
          </table:table-cell>
          <table:table-cell table:style-name="ce4" office:value-type="string" calcext:value-type="string">
            <text:p>Calais (à proximité du site Eurotunnel)</text:p>
          </table:table-cell>
          <table:table-cell table:style-name="ce4" office:value-type="string" calcext:value-type="string">
            <text:p>50.941581</text:p>
          </table:table-cell>
          <table:table-cell table:style-name="ce4" office:value-type="string" calcext:value-type="string">
            <text:p>1.825238</text:p>
          </table:table-cell>
          <table:table-cell table:style-name="ce12" office:value-type="string" calcext:value-type="string">
            <text:p>Nawall Al Jende</text:p>
          </table:table-cell>
          <table:table-cell office:value-type="string" calcext:value-type="string">
            <text:p>profil.png</text:p>
          </table:table-cell>
          <table:table-cell table:style-name="ce4" office:value-type="float" office:value="26" calcext:value-type="float">
            <text:p>26</text:p>
          </table:table-cell>
          <table:table-cell table:style-name="ce4" office:value-type="string" calcext:value-type="string">
            <text:p>Syrienne</text:p>
          </table:table-cell>
          <table:table-cell table:style-name="ce4" office:value-type="string" calcext:value-type="string">
            <text:p>N</text:p>
          </table:table-cell>
          <table:table-cell table:style-name="ce4" office:value-type="string" calcext:value-type="string">
            <text:p>F</text:p>
          </table:table-cell>
          <table:table-cell table:style-name="ce4" office:value-type="string" calcext:value-type="string">
            <text:p/>
            <text:p>Accident de la route lié au passage</text:p>
            <text:p/>
          </table:table-cell>
          <table:table-cell table:style-name="ce4" office:value-type="string" calcext:value-type="string">
            <text:p>Nawall Al Jende, une exilée, de nationalité syrienne est morte, dans la nuit de mercredi 14 à jeudi 15 octobre, percutée par une voiture sur l’autoroute A16 aux abords du Tunnel sous la Manche à Calais.</text:p>
          </table:table-cell>
          <table:table-cell table:style-name="ce15" office:value-type="string" calcext:value-type="string">
            <text:p><text:a xlink:href="http://france3-regions.francetvinfo.fr/hauts-de-france/calais-une-photographe-temoin-de-la-mort-d-une-migrante-syrienne-833203.html" xlink:type="simple">http://france3-regions.francetvinfo.fr/hauts-de-france/calais-une-photographe-temoin-de-la-mort-d-une-migrante-syrienne-833203.html</text:a></text:p>
          </table:table-cell>
          <table:table-cell table:style-name="ce15" office:value-type="string" calcext:value-type="string">
            <text:p><text:a xlink:href="http://www.lavoixdunord.fr/archive/recup%3A%252Fregion%252Fcalais-une-migrante-meurt-apres-avoir-ete-renversee-ia33b48581n3104581" xlink:type="simple">http://www.lavoixdunord.fr/archive/recup%3A%252Fregion%252Fcalais-une-migrante-meurt-apres-avoir-ete-renversee-ia33b48581n3104581</text:a></text:p>
          </table:table-cell>
          <table:table-cell table:style-name="ce15" office:value-type="string" calcext:value-type="string">
            <text:p><text:a xlink:href="http://www.liberation.fr/france/2015/07/29/des-noms-derriere-les-migrants-morts-a-calais_1355183" xlink:type="simple">http://www.liberation.fr/france/2015/07/29/des-noms-derriere-les-migrants-morts-a-calais_1355183</text:a></text:p>
          </table:table-cell>
          <table:table-cell table:style-name="ce15" office:value-type="string" calcext:value-type="string">
            <text:p><text:a xlink:href="http://time.com/4077370/refugee-crisis-calais-death/" xlink:type="simple">http://time.com/4077370/refugee-crisis-calais-death/</text:a></text:p>
          </table:table-cell>
          <table:table-cell table:style-name="ce15" office:value-type="string" calcext:value-type="string">
            <text:p><text:a xlink:href="https://passeursdhospitalites.wordpress.com/2015/10/15/venue-de-syrie-et-morte-a-calais/" xlink:type="simple">https://passeursdhospitalites.wordpress.com/2015/10/15/venue-de-syrie-et-morte-a-calais/</text:a></text:p>
          </table:table-cell>
          <table:table-cell table:style-name="ce30"/>
          <table:table-cell table:style-name="ce33"/>
          <table:table-cell table:style-name="ce37" table:number-columns-repeated="2"/>
          <table:table-cell table:style-name="ce46" table:number-columns-repeated="2"/>
          <table:table-cell table:style-name="ce48"/>
          <table:table-cell table:style-name="ce39" table:number-columns-repeated="2"/>
          <table:table-cell table:style-name="ce46" table:number-columns-repeated="47"/>
          <table:table-cell table:style-name="ce37" table:number-columns-repeated="949"/>
          <table:table-cell/>
        </table:table-row>
        <table:table-row table:style-name="ro8">
          <table:table-cell office:value-type="float" office:value="35" calcext:value-type="float">
            <text:p>35</text:p>
          </table:table-cell>
          <table:table-cell office:value-type="float" office:value="20151014" calcext:value-type="float">
            <text:p>20151014</text:p>
          </table:table-cell>
          <table:table-cell office:value-type="string" calcext:value-type="string">
            <text:p>Sur l’autoroute <text:s/>M20, à la junction 8 vers Leeds, près de Maidstone (GB)</text:p>
          </table:table-cell>
          <table:table-cell office:value-type="string" calcext:value-type="string">
            <text:p>51.297301</text:p>
          </table:table-cell>
          <table:table-cell office:value-type="string" calcext:value-type="string">
            <text:p>0.525056</text:p>
          </table:table-cell>
          <table:table-cell office:value-type="string" calcext:value-type="string">
            <text:p>Mohammed Akram</text:p>
          </table:table-cell>
          <table:table-cell office:value-type="string" calcext:value-type="string">
            <text:p>profil.png</text:p>
          </table:table-cell>
          <table:table-cell office:value-type="float" office:value="22" calcext:value-type="float">
            <text:p>22</text:p>
          </table:table-cell>
          <table:table-cell office:value-type="string" calcext:value-type="string">
            <text:p>Afghane</text:p>
          </table:table-cell>
          <table:table-cell office:value-type="string" calcext:value-type="string">
            <text:p>N</text:p>
          </table:table-cell>
          <table:table-cell office:value-type="string" calcext:value-type="string">
            <text:p>H</text:p>
          </table:table-cell>
          <table:table-cell office:value-type="string" calcext:value-type="string">
            <text:p/>
            <text:p>Accident de la route lié au passage</text:p>
            <text:p/>
          </table:table-cell>
          <table:table-cell office:value-type="string" calcext:value-type="string">
            <text:p>Mohammed Akram, un exilé afghan, est décédé après avoir été percuté par un véhicule. Il avait réussi à franchir la frontière et tentait de traverser l’autoroute M20 avec un groupe de compatriotes. </text:p>
          </table:table-cell>
          <table:table-cell office:value-type="string" calcext:value-type="string">
            <text:p><text:a xlink:href="http://www.kentonline.co.uk/maidstone/news/driver-relives-harrowing-m20-death-93959/" xlink:type="simple">http://www.kentonline.co.uk/maidstone/news/driver-relives-harrowing-m20-death-93959/</text:a></text:p>
          </table:table-cell>
          <table:table-cell office:value-type="string" calcext:value-type="string">
            <text:p><text:a xlink:href="http://www.dailymail.co.uk/news/article-3530452/Afghan-migrant-run-killed-M20-near-Maidstone-Kent-journey-Iran-Turkey-Greece-Germany.html?ITO=1490&amp;ns_mchannel=rss&amp;ns_campaign=1490" xlink:type="simple">http://www.dailymail.co.uk/news/article-3530452/Afghan-migrant-run-killed-M20-near-Maidstone-Kent-journey-Iran-Turkey-Greece-Germany.html?ITO=1490&amp;ns_mchannel=rss&amp;ns_campaign=1490</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time.com/4077370/refugee-crisis-calais-death/" xlink:type="simple">http://time.com/4077370/refugee-crisis-calais-death/</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2">
          <table:table-cell office:value-type="float" office:value="36" calcext:value-type="float">
            <text:p>36</text:p>
          </table:table-cell>
          <table:table-cell table:style-name="ce5" office:value-type="float" office:value="20150930" calcext:value-type="float">
            <text:p>20150930</text:p>
          </table:table-cell>
          <table:table-cell table:style-name="ce5" office:value-type="string" calcext:value-type="string">
            <text:p>Site Eurotunnel (Calais)</text:p>
          </table:table-cell>
          <table:table-cell table:style-name="ce5" office:value-type="string" calcext:value-type="string">
            <text:p>50.922026</text:p>
          </table:table-cell>
          <table:table-cell table:style-name="ce5" office:value-type="string" calcext:value-type="string">
            <text:p>1.823035</text:p>
          </table:table-cell>
          <table:table-cell table:style-name="ce5" office:value-type="string" calcext:value-type="string">
            <text:p>Berihu Liben</text:p>
          </table:table-cell>
          <table:table-cell office:value-type="string" calcext:value-type="string">
            <text:p>profil.png</text:p>
          </table:table-cell>
          <table:table-cell table:style-name="ce5" office:value-type="float" office:value="23" calcext:value-type="float">
            <text:p>23</text:p>
          </table:table-cell>
          <table:table-cell table:style-name="ce5" office:value-type="string" calcext:value-type="string">
            <text:p>Erythréenne</text:p>
          </table:table-cell>
          <table:table-cell table:style-name="ce5" office:value-type="string" calcext:value-type="string">
            <text:p>N</text:p>
          </table:table-cell>
          <table:table-cell table:style-name="ce5" office:value-type="string" calcext:value-type="string">
            <text:p>H</text:p>
          </table:table-cell>
          <table:table-cell table:style-name="ce5" office:value-type="string" calcext:value-type="string">
            <text:p/>
            <text:p>Accident Eurotunnel</text:p>
            <text:p/>
          </table:table-cell>
          <table:table-cell table:style-name="ce5" office:value-type="string" calcext:value-type="string">
            <text:p/>
            <text:p>Un exilé érythréen, Berihu, âgé de 23 ans est décédé, heurté par une navette de fret sur la voie à Eurotunnel. </text:p>
            <text:p>Né en 1992. </text:p>
            <text:p/>
          </table:table-cell>
          <table:table-cell table:style-name="ce16" office:value-type="string" calcext:value-type="string">
            <text:p><text:a xlink:href="http://www.20minutes.fr/societe/1698543-20150930-migrant-decede-site-tunnel-sous-manche-percute-train" xlink:type="simple">http://www.20minutes.fr/societe/1698543-20150930-migrant-decede-site-tunnel-sous-manche-percute-train</text:a></text:p>
          </table:table-cell>
          <table:table-cell table:style-name="ce16" office:value-type="string" calcext:value-type="string">
            <text:p><text:a xlink:href="http://www.upi.com/Top_News/World-News/2015/09/30/Eritrean-migrant-killed-by-freight-train-while-attempting-to-enter-Channel-tunnel/1231443611266/" xlink:type="simple">http://www.upi.com/Top_News/World-News/2015/09/30/Eritrean-migrant-killed-by-freight-train-while-attempting-to-enter-Channel-tunnel/1231443611266/</text:a></text:p>
          </table:table-cell>
          <table:table-cell table:style-name="ce16" office:value-type="string" calcext:value-type="string">
            <text:p><text:a xlink:href="http://www.lavoixdunord.fr/archive/recup%3A%252Fregion%252Fcalais-un-migrant-meurt-percute-par-un-train-sur-le-site-ia33b48581n3075110" xlink:type="simple">http://www.lavoixdunord.fr/archive/recup%3A%252Fregion%252Fcalais-un-migrant-meurt-percute-par-un-train-sur-le-site-ia33b48581n3075110</text:a></text:p>
          </table:table-cell>
          <table:table-cell table:style-name="ce16" office:value-type="string" calcext:value-type="string">
            <text:p><text:a xlink:href="https://passeursdhospitalites.wordpress.com/2015/09/30/un-mort-cette-nuit-dans-le-perimetre-du-tunnel/" xlink:type="simple">https://passeursdhospitalites.wordpress.com/2015/09/30/un-mort-cette-nuit-dans-le-perimetre-du-tunnel/</text:a></text:p>
          </table:table-cell>
          <table:table-cell table:style-name="ce16"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style-name="ce31"/>
          <table:table-cell table:style-name="ce34"/>
          <table:table-cell table:style-name="ce38"/>
          <table:table-cell table:style-name="ce41"/>
          <table:table-cell table:style-name="ce47" table:number-columns-repeated="3"/>
          <table:table-cell table:style-name="ce51" table:number-columns-repeated="2"/>
          <table:table-cell table:style-name="ce47" table:number-columns-repeated="47"/>
          <table:table-cell table:style-name="ce52" table:number-columns-repeated="949"/>
          <table:table-cell/>
        </table:table-row>
        <table:table-row table:style-name="ro18">
          <table:table-cell office:value-type="float" office:value="37" calcext:value-type="float">
            <text:p>37</text:p>
          </table:table-cell>
          <table:table-cell office:value-type="float" office:value="20150929" calcext:value-type="float">
            <text:p>20150929</text:p>
          </table:table-cell>
          <table:table-cell office:value-type="string" calcext:value-type="string">
            <text:p>A proximité du port de Calais</text:p>
          </table:table-cell>
          <table:table-cell office:value-type="string" calcext:value-type="string">
            <text:p>50.937051</text:p>
          </table:table-cell>
          <table:table-cell office:value-type="string" calcext:value-type="string">
            <text:p>1.909353</text:p>
          </table:table-cell>
          <table:table-cell office:value-type="string" calcext:value-type="string">
            <text:p>Omar El Zouhairi</text:p>
          </table:table-cell>
          <table:table-cell office:value-type="string" calcext:value-type="string">
            <text:p>profil.png</text:p>
          </table:table-cell>
          <table:table-cell office:value-type="float" office:value="22" calcext:value-type="float">
            <text:p>22</text:p>
          </table:table-cell>
          <table:table-cell office:value-type="string" calcext:value-type="string">
            <text:p>Irakienne</text:p>
          </table:table-cell>
          <table:table-cell office:value-type="string" calcext:value-type="string">
            <text:p>N</text:p>
          </table:table-cell>
          <table:table-cell office:value-type="string" calcext:value-type="string">
            <text:p>H</text:p>
          </table:table-cell>
          <table:table-cell office:value-type="string" calcext:value-type="string">
            <text:p/>
            <text:p>Accident de la route lié au passage</text:p>
            <text:p/>
          </table:table-cell>
          <table:table-cell office:value-type="string" calcext:value-type="string">
            <text:p/>
            <text:p>Un exilé irakien d’une vingtaine d’année, Omar, a été retrouvé mort dans un camion, sans doute écrasé par les palettes.  </text:p>
            <text:p>21/22 ans</text:p>
            <text:p/>
            <text:p/>
          </table:table-cell>
          <table:table-cell office:value-type="string" calcext:value-type="string">
            <text:p><text:a xlink:href="http://www.francetvinfo.fr/monde/europe/migrants/un-migrant-retrouve-mort-dans-un-camion-pres-du-port-de-calais_1104683.html" xlink:type="simple">http://www.francetvinfo.fr/monde/europe/migrants/un-migrant-retrouve-mort-dans-un-camion-pres-du-port-de-calais_1104683.html</text:a></text:p>
          </table:table-cell>
          <table:table-cell office:value-type="string" calcext:value-type="string">
            <text:p><text:a xlink:href="http://www.liberation.fr/france/2015/07/29/des-noms-derriere-les-migrants-morts-a-calais_1355183" xlink:type="simple">http://www.liberation.fr/france/2015/07/29/des-noms-derriere-les-migrants-morts-a-calais_1355183</text:a></text:p>
          </table:table-cell>
          <table:table-cell office:value-type="string" calcext:value-type="string">
            <text:p><text:a xlink:href="https://passeursdhospitalites.wordpress.com/2015/09/29/un-mort-cette-nuit-dans-un-camion/" xlink:type="simple">https://passeursdhospitalites.wordpress.com/2015/09/29/un-mort-cette-nuit-dans-un-camion/</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style-name="Default"/>
          <table:table-cell table:number-columns-repeated="2"/>
          <table:table-cell table:style-name="ce36"/>
          <table:table-cell table:style-name="ce37"/>
          <table:table-cell table:number-columns-repeated="2"/>
          <table:table-cell table:style-name="ce48"/>
          <table:table-cell table:number-columns-repeated="999"/>
        </table:table-row>
        <table:table-row table:style-name="ro10">
          <table:table-cell office:value-type="float" office:value="38" calcext:value-type="float">
            <text:p>38</text:p>
          </table:table-cell>
          <table:table-cell office:value-type="float" office:value="20150924" calcext:value-type="float">
            <text:p>20150924</text:p>
          </table:table-cell>
          <table:table-cell office:value-type="string" calcext:value-type="string">
            <text:p>Site Eurotunnel (Calais)</text:p>
          </table:table-cell>
          <table:table-cell office:value-type="string" calcext:value-type="string">
            <text:p>50.934493</text:p>
          </table:table-cell>
          <table:table-cell office:value-type="string" calcext:value-type="string">
            <text:p>1.830620</text:p>
          </table:table-cell>
          <table:table-cell office:value-type="string" calcext:value-type="string">
            <text:p>Joumoua Adam</text:p>
          </table:table-cell>
          <table:table-cell office:value-type="string" calcext:value-type="string">
            <text:p>profil.png</text:p>
          </table:table-cell>
          <table:table-cell office:value-type="float" office:value="22" calcext:value-type="float">
            <text:p>22</text:p>
          </table:table-cell>
          <table:table-cell office:value-type="string" calcext:value-type="string">
            <text:p>Soudanaise</text:p>
          </table:table-cell>
          <table:table-cell office:value-type="string" calcext:value-type="string">
            <text:p>N</text:p>
          </table:table-cell>
          <table:table-cell office:value-type="string" calcext:value-type="string">
            <text:p>H</text:p>
          </table:table-cell>
          <table:table-cell table:style-name="ce5" office:value-type="string" calcext:value-type="string">
            <text:p/>
            <text:p>Accident Eurotunnel</text:p>
            <text:p/>
          </table:table-cell>
          <table:table-cell office:value-type="string" calcext:value-type="string">
            <text:p/>
            <text:p/>
            <text:p>Adam, exilé soudanais de 22 ans est décédé, renversé par une navette de fret venant de Grande Bretagne sur le site d’Eurotunnel. Il était né en 1993.</text:p>
            <text:p>Enterré à Coubertin.</text:p>
            <text:p/>
            <text:p/>
          </table:table-cell>
          <table:table-cell office:value-type="string" calcext:value-type="string">
            <text:p><text:a xlink:href="http://www.francetvinfo.fr/france/nord-pas-de-calais/migrants-a-calais/un-jeune-migrant-meurt-percute-par-une-navette-sur-le-site-d-eurotunnel_1097655.html" xlink:type="simple">http://www.francetvinfo.fr/france/nord-pas-de-calais/migrants-a-calais/un-jeune-migrant-meurt-percute-par-une-navette-sur-le-site-d-eurotunnel_1097655.html</text:a></text:p>
          </table:table-cell>
          <table:table-cell office:value-type="string" calcext:value-type="string">
            <text:p><text:a xlink:href="http://www.20minutes.fr/societe/1694183-20150924-eurotunnel-jeune-migrant-meurt-percute-navette-ferroviaire" xlink:type="simple">http://www.20minutes.fr/societe/1694183-20150924-eurotunnel-jeune-migrant-meurt-percute-navette-ferroviaire</text:a></text:p>
          </table:table-cell>
          <table:table-cell office:value-type="string" calcext:value-type="string">
            <text:p><text:a xlink:href="http://www.nordlittoral.fr/archive/recup%3A%252Faccueil%252Ftunnel-un-migrant-meurt-percute-par-un-train-inquietude-ia0b0n245314" xlink:type="simple">http://www.nordlittoral.fr/archive/recup%3A%252Faccueil%252Ftunnel-un-migrant-meurt-percute-par-un-train-inquietude-ia0b0n245314</text:a></text:p>
          </table:table-cell>
          <table:table-cell office:value-type="string" calcext:value-type="string">
            <text:p><text:a xlink:href="https://passeursdhospitalites.wordpress.com/2015/09/24/encore-un-mort-2/" xlink:type="simple">https://passeursdhospitalites.wordpress.com/2015/09/24/encore-un-mort-2/</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37"/>
          <table:table-cell table:number-columns-repeated="1002"/>
        </table:table-row>
        <table:table-row table:style-name="ro14">
          <table:table-cell office:value-type="float" office:value="39" calcext:value-type="float">
            <text:p>39</text:p>
          </table:table-cell>
          <table:table-cell office:value-type="float" office:value="20150917" calcext:value-type="float">
            <text:p>20150917</text:p>
          </table:table-cell>
          <table:table-cell office:value-type="string" calcext:value-type="string">
            <text:p>Site Eurotunnel (Calais)</text:p>
          </table:table-cell>
          <table:table-cell office:value-type="string" calcext:value-type="string">
            <text:p>50.923568</text:p>
          </table:table-cell>
          <table:table-cell office:value-type="string" calcext:value-type="string">
            <text:p>1.814086</text:p>
          </table:table-cell>
          <table:table-cell office:value-type="string" calcext:value-type="string">
            <text:p>Eyas Alkadry Mohammad</text:p>
          </table:table-cell>
          <table:table-cell office:value-type="string" calcext:value-type="string">
            <text:p>profil.png</text:p>
          </table:table-cell>
          <table:table-cell office:value-type="float" office:value="23" calcext:value-type="float">
            <text:p>23</text:p>
          </table:table-cell>
          <table:table-cell office:value-type="string" calcext:value-type="string">
            <text:p>Syrienne</text:p>
          </table:table-cell>
          <table:table-cell office:value-type="string" calcext:value-type="string">
            <text:p>N</text:p>
          </table:table-cell>
          <table:table-cell office:value-type="string" calcext:value-type="string">
            <text:p>H</text:p>
          </table:table-cell>
          <table:table-cell table:style-name="ce5" office:value-type="string" calcext:value-type="string">
            <text:p/>
            <text:p>Accident Eurotunnel</text:p>
            <text:p/>
          </table:table-cell>
          <table:table-cell office:value-type="string" calcext:value-type="string">
            <text:p/>
            <text:p/>
            <text:p>Eyas Alkadry Mohammad, un exilé de nationalité syrienne, âgé de 23 ans, est décédé électrocuté sur le site d'Eurotunnel. Il était né en novembre 1991. Rapatrié en Syrie.</text:p>
            <text:p/>
            <text:p/>
          </table:table-cell>
          <table:table-cell office:value-type="string" calcext:value-type="string">
            <text:p><text:a xlink:href="http://www.lavoixdunord.fr/region/coquelles-un-migrant-syrien-meurt-electrocute-sur-le-ia33b48581n3050731" xlink:type="simple">http://www.lavoixdunord.fr/region/coquelles-un-migrant-syrien-meurt-electrocute-sur-le-ia33b48581n3050731</text:a></text:p>
          </table:table-cell>
          <table:table-cell office:value-type="string" calcext:value-type="string">
            <text:p><text:a xlink:href="http://www.nordlittoral.fr/archive/recup%3A%252Faccueil%252Ftunnel-un-migrant-meurt-percute-par-un-train-inquietude-ia0b0n245314" xlink:type="simple">http://www.nordlittoral.fr/archive/recup%3A%252Faccueil%252Ftunnel-un-migrant-meurt-percute-par-un-train-inquietude-ia0b0n245314</text:a>#</text:p>
          </table:table-cell>
          <table:table-cell office:value-type="string" calcext:value-type="string">
            <text:p><text:a xlink:href="http://www.liberation.fr/france/2015/07/29/des-noms-derriere-les-migrants-morts-a-calais_1355183" xlink:type="simple">http://www.liberation.fr/france/2015/07/29/des-noms-derriere-les-migrants-morts-a-calais_1355183</text:a></text:p>
          </table:table-cell>
          <table:table-cell office:value-type="string" calcext:value-type="string">
            <text:p><text:a xlink:href="https://passeursdhospitalites.wordpress.com/2015/09/20/un-nouveau-mort-2/" xlink:type="simple">https://passeursdhospitalites.wordpress.com/2015/09/20/un-nouveau-mort-2/</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17">
          <table:table-cell office:value-type="float" office:value="40" calcext:value-type="float">
            <text:p>40</text:p>
          </table:table-cell>
          <table:table-cell table:style-name="ce5" office:value-type="float" office:value="20150915" calcext:value-type="float">
            <text:p>20150915</text:p>
          </table:table-cell>
          <table:table-cell table:style-name="ce5" office:value-type="string" calcext:value-type="string">
            <text:p>A proximité du port de Calais</text:p>
          </table:table-cell>
          <table:table-cell table:style-name="ce9" office:value-type="string" calcext:value-type="string">
            <text:p>50.964983</text:p>
          </table:table-cell>
          <table:table-cell table:style-name="ce5" office:value-type="string" calcext:value-type="string">
            <text:p>1.848891</text:p>
          </table:table-cell>
          <table:table-cell table:style-name="ce5" office:value-type="string" calcext:value-type="string">
            <text:p>Hicham</text:p>
          </table:table-cell>
          <table:table-cell office:value-type="string" calcext:value-type="string">
            <text:p>profil.png</text:p>
          </table:table-cell>
          <table:table-cell table:style-name="ce5" office:value-type="float" office:value="22" calcext:value-type="float">
            <text:p>22</text:p>
          </table:table-cell>
          <table:table-cell table:style-name="ce5" office:value-type="string" calcext:value-type="string">
            <text:p>Marocaine</text:p>
          </table:table-cell>
          <table:table-cell table:style-name="ce5" office:value-type="string" calcext:value-type="string">
            <text:p>N</text:p>
          </table:table-cell>
          <table:table-cell table:style-name="ce5" office:value-type="string" calcext:value-type="string">
            <text:p>H</text:p>
          </table:table-cell>
          <table:table-cell table:style-name="ce5" office:value-type="string" calcext:value-type="string">
            <text:p>Noyade</text:p>
          </table:table-cell>
          <table:table-cell table:style-name="ce5" office:value-type="string" calcext:value-type="string">
            <text:p>Hicham, un exilé de nationalité marocaine est mort noyé dans le port de Calais. Son ami avait été secouru en état d'hypothermie.</text:p>
          </table:table-cell>
          <table:table-cell table:style-name="ce16" office:value-type="string" calcext:value-type="string">
            <text:p><text:a xlink:href="http://www.lavoixdunord.fr/region/calais-un-migrant-disparu-au-port-les-recherches-suspendues-ia33b48581n3045641" xlink:type="simple">http://www.lavoixdunord.fr/region/calais-un-migrant-disparu-au-port-les-recherches-suspendues-ia33b48581n3045641</text:a></text:p>
          </table:table-cell>
          <table:table-cell table:style-name="ce16" office:value-type="string" calcext:value-type="string">
            <text:p><text:a xlink:href="http://www.lavoixdunord.fr/region/migrants-le-corps-repeche-a-gravelines-est-celui-du-ia33b48581n3100418" xlink:type="simple">http://www.lavoixdunord.fr/region/migrants-le-corps-repeche-a-gravelines-est-celui-du-ia33b48581n3100418</text:a></text:p>
          </table:table-cell>
          <table:table-cell table:style-name="ce16" office:value-type="string" calcext:value-type="string">
            <text:p><text:a xlink:href="http://www.liberation.fr/france/2015/07/29/des-noms-derriere-les-migrants-morts-a-calais_1355183" xlink:type="simple">http://www.liberation.fr/france/2015/07/29/des-noms-derriere-les-migrants-morts-a-calais_1355183</text:a></text:p>
          </table:table-cell>
          <table:table-cell table:style-name="ce24" office:value-type="string" calcext:value-type="string">
            <text:p><text:a xlink:href="https://passeursdhospitalites.wordpress.com/2015/10/13/un-mort-en-essayant-dentrer-dans-le-port-a-la-nage/" xlink:type="simple">https://passeursdhospitalites.wordpress.com/2015/10/13/un-mort-en-essayant-dentrer-dans-le-port-a-la-nage/</text:a></text:p>
          </table:table-cell>
          <table:table-cell table:style-name="ce16"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style-name="ce31"/>
          <table:table-cell table:style-name="ce34"/>
          <table:table-cell table:style-name="ce38"/>
          <table:table-cell table:style-name="ce41"/>
          <table:table-cell table:style-name="ce47" table:number-columns-repeated="2"/>
          <table:table-cell table:style-name="ce49"/>
          <table:table-cell table:style-name="ce51" table:number-columns-repeated="2"/>
          <table:table-cell table:style-name="ce47" table:number-columns-repeated="47"/>
          <table:table-cell table:style-name="ce52" table:number-columns-repeated="949"/>
          <table:table-cell/>
        </table:table-row>
        <table:table-row table:style-name="ro18">
          <table:table-cell office:value-type="float" office:value="41" calcext:value-type="float">
            <text:p>41</text:p>
          </table:table-cell>
          <table:table-cell office:value-type="float" office:value="20150729" calcext:value-type="float">
            <text:p>20150729</text:p>
          </table:table-cell>
          <table:table-cell office:value-type="string" calcext:value-type="string">
            <text:p>Paris, Gare du Nord</text:p>
          </table:table-cell>
          <table:table-cell office:value-type="string" calcext:value-type="string">
            <text:p>48.881301</text:p>
          </table:table-cell>
          <table:table-cell office:value-type="string" calcext:value-type="string">
            <text:p>2.355249</text:p>
          </table:table-cell>
          <table:table-cell/>
          <table:table-cell office:value-type="string" calcext:value-type="string">
            <text:p>profil.png</text:p>
          </table:table-cell>
          <table:table-cell office:value-type="float" office:value="16" calcext:value-type="float">
            <text:p>16</text:p>
          </table:table-cell>
          <table:table-cell office:value-type="string" calcext:value-type="string">
            <text:p>Egyptienne</text:p>
          </table:table-cell>
          <table:table-cell office:value-type="string" calcext:value-type="string">
            <text:p>Y</text:p>
          </table:table-cell>
          <table:table-cell office:value-type="string" calcext:value-type="string">
            <text:p>H</text:p>
          </table:table-cell>
          <table:table-cell table:style-name="ce5" office:value-type="string" calcext:value-type="string">
            <text:p/>
            <text:p>Accident Eurotunnel</text:p>
            <text:p/>
          </table:table-cell>
          <table:table-cell office:value-type="string" calcext:value-type="string">
            <text:p/>
            <text:p>Un exilé mineur de 16 ans, de nationalité égyptienne, a été électrocuté en tentant de prendre l’Eurostar à destination du Royaume-Uni à la gare du Nord à Paris, mercredi 29 juillet.</text:p>
            <text:p/>
            <text:p/>
          </table:table-cell>
          <table:table-cell office:value-type="string" calcext:value-type="string">
            <text:p><text:a xlink:href="http://www.lemonde.fr/societe/article/2015/07/29/un-migrant-electrocute-gare-du-nord-a-paris_4703786_3224.html" xlink:type="simple">http://www.lemonde.fr/societe/article/2015/07/29/un-migrant-electrocute-gare-du-nord-a-paris_4703786_3224.html</text:a></text:p>
          </table:table-cell>
          <table:table-cell office:value-type="string" calcext:value-type="string">
            <text:p><text:a xlink:href="http://www.europe1.fr/faits-divers/un-migrant-electrocute-en-gare-du-nord-apres-avoir-tente-datteindre-un-eurostar-1371656" xlink:type="simple">http://www.europe1.fr/faits-divers/un-migrant-electrocute-en-gare-du-nord-apres-avoir-tente-datteindre-un-eurostar-1371656</text:a></text:p>
          </table:table-cell>
          <table:table-cell office:value-type="string" calcext:value-type="string">
            <text:p><text:a xlink:href="http://www.lejdd.fr/Societe/Un-Egyptien-electrocute-a-la-gare-du-Nord-a-Paris-744442" xlink:type="simple">http://www.lejdd.fr/Societe/Un-Egyptien-electrocute-a-la-gare-du-Nord-a-Paris-744442</text:a></text:p>
          </table:table-cell>
          <table:table-cell table:number-columns-repeated="4"/>
          <table:table-cell table:style-name="ce36"/>
          <table:table-cell table:style-name="ce37"/>
          <table:table-cell table:number-columns-repeated="2"/>
          <table:table-cell table:style-name="ce48"/>
          <table:table-cell table:number-columns-repeated="999"/>
        </table:table-row>
        <table:table-row table:style-name="ro17">
          <table:table-cell office:value-type="float" office:value="42" calcext:value-type="float">
            <text:p>42</text:p>
          </table:table-cell>
          <table:table-cell table:style-name="ce5" office:value-type="float" office:value="20150729" calcext:value-type="float">
            <text:p>20150729</text:p>
          </table:table-cell>
          <table:table-cell table:style-name="ce5" office:value-type="string" calcext:value-type="string">
            <text:p>Site Eurotunnel (Calais)</text:p>
          </table:table-cell>
          <table:table-cell table:style-name="ce5" office:value-type="string" calcext:value-type="string">
            <text:p>50.923647</text:p>
          </table:table-cell>
          <table:table-cell table:style-name="ce5" office:value-type="string" calcext:value-type="string">
            <text:p>1.814750</text:p>
          </table:table-cell>
          <table:table-cell table:style-name="ce5" office:value-type="string" calcext:value-type="string">
            <text:p>Saleh Al Fadhel</text:p>
          </table:table-cell>
          <table:table-cell office:value-type="string" calcext:value-type="string">
            <text:p>profil.png</text:p>
          </table:table-cell>
          <table:table-cell table:style-name="ce5" office:value-type="float" office:value="23" calcext:value-type="float">
            <text:p>23</text:p>
          </table:table-cell>
          <table:table-cell table:style-name="ce5" office:value-type="string" calcext:value-type="string">
            <text:p>Soudanaise</text:p>
          </table:table-cell>
          <table:table-cell table:style-name="ce5" office:value-type="string" calcext:value-type="string">
            <text:p>N</text:p>
          </table:table-cell>
          <table:table-cell table:style-name="ce5" office:value-type="string" calcext:value-type="string">
            <text:p>H</text:p>
          </table:table-cell>
          <table:table-cell table:style-name="ce5" office:value-type="string" calcext:value-type="string">
            <text:p/>
            <text:p>Accident Eurotunnel</text:p>
            <text:p/>
          </table:table-cell>
          <table:table-cell table:style-name="ce5" office:value-type="string" calcext:value-type="string">
            <text:p>Dans la nuit du 28 au 29 juillet, sur le site Eurotunnel, un exilé Saleh, un exilé soudanais qui tentait le passage, est décédé écrasé par un camion qui descendait d’une navette.</text:p>
          </table:table-cell>
          <table:table-cell table:style-name="ce16" office:value-type="string" calcext:value-type="string">
            <text:p><text:a xlink:href="http://www.liberation.fr/societe/2015/07/29/calais-un-migrant-soudanais-meurt-pres-du-tunnel-sous-la-manche_1355508" xlink:type="simple">http://www.liberation.fr/societe/2015/07/29/calais-un-migrant-soudanais-meurt-pres-du-tunnel-sous-la-manche_1355508</text:a></text:p>
          </table:table-cell>
          <table:table-cell table:style-name="ce16" office:value-type="string" calcext:value-type="string">
            <text:p><text:a xlink:href="http://www.liberation.fr/politiques/2015/07/29/des-noms-derrieres-les-migrants-morts-a-calais_1355183" xlink:type="simple">http://www.liberation.fr/politiques/2015/07/29/des-noms-derrieres-les-migrants-morts-a-calais_1355183</text:a></text:p>
          </table:table-cell>
          <table:table-cell office:value-type="string" calcext:value-type="string">
            <text:p><text:a xlink:href="http://www.franceinfo.fr/actu/faits-divers/article/eurotunnel-mort-cette-nuit-d-un-migrant-ecrase-par-un-camion-710507" xlink:type="simple">http://www.franceinfo.fr/actu/faits-divers/article/eurotunnel-mort-cette-nuit-d-un-migrant-ecrase-par-un-camion-710507</text:a></text:p>
          </table:table-cell>
          <table:table-cell table:style-name="ce16" office:value-type="string" calcext:value-type="string">
            <text:p><text:a xlink:href="https://passeursdhospitalites.wordpress.com/2015/09/06/il-sappelait-saleh-al-fadhel/" xlink:type="simple">https://passeursdhospitalites.wordpress.com/2015/09/06/il-sappelait-saleh-al-fadhel/</text:a></text:p>
          </table:table-cell>
          <table:table-cell table:style-name="ce14"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style-name="ce31"/>
          <table:table-cell table:style-name="ce34"/>
          <table:table-cell table:style-name="ce38"/>
          <table:table-cell table:style-name="ce41"/>
          <table:table-cell table:style-name="ce47" table:number-columns-repeated="3"/>
          <table:table-cell table:style-name="ce51" table:number-columns-repeated="2"/>
          <table:table-cell table:style-name="ce47" table:number-columns-repeated="47"/>
          <table:table-cell table:style-name="ce52" table:number-columns-repeated="949"/>
          <table:table-cell/>
        </table:table-row>
        <table:table-row table:style-name="ro17">
          <table:table-cell office:value-type="float" office:value="43" calcext:value-type="float">
            <text:p>43</text:p>
          </table:table-cell>
          <table:table-cell office:value-type="float" office:value="20150728" calcext:value-type="float">
            <text:p>20150728</text:p>
          </table:table-cell>
          <table:table-cell office:value-type="string" calcext:value-type="string">
            <text:p>Site Eurotunnel (Calais)</text:p>
          </table:table-cell>
          <table:table-cell office:value-type="string" calcext:value-type="string">
            <text:p>50.918660</text:p>
          </table:table-cell>
          <table:table-cell office:value-type="string" calcext:value-type="string">
            <text:p>1.809271</text:p>
          </table:table-cell>
          <table:table-cell table:style-name="ce11" office:value-type="string" calcext:value-type="string">
            <text:p>Sadik Hussein</text:p>
          </table:table-cell>
          <table:table-cell office:value-type="string" calcext:value-type="string">
            <text:p>profil.png</text:p>
          </table:table-cell>
          <table:table-cell office:value-type="float" office:value="30" calcext:value-type="float">
            <text:p>30</text:p>
          </table:table-cell>
          <table:table-cell office:value-type="string" calcext:value-type="string">
            <text:p>Pakistanaise</text:p>
          </table:table-cell>
          <table:table-cell office:value-type="string" calcext:value-type="string">
            <text:p>N</text:p>
          </table:table-cell>
          <table:table-cell office:value-type="string" calcext:value-type="string">
            <text:p>H</text:p>
          </table:table-cell>
          <table:table-cell table:style-name="ce5" office:value-type="string" calcext:value-type="string">
            <text:p/>
            <text:p>Accident Eurotunnel</text:p>
            <text:p/>
          </table:table-cell>
          <table:table-cell office:value-type="string" calcext:value-type="string">
            <text:p>Un exilé pakistanais de 30 ans, Sadik Hussein, est décédé à la suite d’un accident dans le tunnel (Eurotunnel) le matin du 27 juillet.</text:p>
          </table:table-cell>
          <table:table-cell office:value-type="string" calcext:value-type="string">
            <text:p><text:a xlink:href="http://www.lexpress.fr/actualite/societe/sadiq-itineraire-d-un-migrant-mort-a-calais_1711721.html" xlink:type="simple">http://www.lexpress.fr/actualite/societe/sadiq-itineraire-d-un-migrant-mort-a-calais_1711721.html</text:a></text:p>
          </table:table-cell>
          <table:table-cell office:value-type="string" calcext:value-type="string">
            <text:p><text:a xlink:href="http://www.liberation.fr/politiques/2015/07/29/des-noms-derrieres-les-migrants-morts-a-calais_1355183" xlink:type="simple">http://www.liberation.fr/politiques/2015/07/29/des-noms-derrieres-les-migrants-morts-a-calais_1355183</text:a></text:p>
          </table:table-cell>
          <table:table-cell table:style-name="ce14" office:value-type="string" calcext:value-type="string">
            <text:p><text:a xlink:href="https://passeursdhospitalites.wordpress.com/2015/08/02/des-chiffres-truques-mais-deux-morts/" xlink:type="simple">https://passeursdhospitalites.wordpress.com/2015/08/02/des-chiffres-truques-mais-deux-morts/</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style-name="ce14"/>
          <table:table-cell table:number-columns-repeated="2"/>
          <table:table-cell table:style-name="ce36"/>
          <table:table-cell table:style-name="ce37"/>
          <table:table-cell table:number-columns-repeated="1002"/>
        </table:table-row>
        <table:table-row table:style-name="ro17">
          <table:table-cell office:value-type="float" office:value="44" calcext:value-type="float">
            <text:p>44</text:p>
          </table:table-cell>
          <table:table-cell office:value-type="float" office:value="20150724" calcext:value-type="float">
            <text:p>20150724</text:p>
          </table:table-cell>
          <table:table-cell office:value-type="string" calcext:value-type="string">
            <text:p>Calais (à proximité du site Eurotunnel)</text:p>
          </table:table-cell>
          <table:table-cell office:value-type="string" calcext:value-type="string">
            <text:p>50.940714</text:p>
          </table:table-cell>
          <table:table-cell office:value-type="string" calcext:value-type="string">
            <text:p>1.830754</text:p>
          </table:table-cell>
          <table:table-cell office:value-type="string" calcext:value-type="string">
            <text:p>Ganet</text:p>
          </table:table-cell>
          <table:table-cell office:value-type="string" calcext:value-type="string">
            <text:p>profil.png</text:p>
          </table:table-cell>
          <table:table-cell office:value-type="float" office:value="23" calcext:value-type="float">
            <text:p>23</text:p>
          </table:table-cell>
          <table:table-cell office:value-type="string" calcext:value-type="string">
            <text:p>Erythréenne</text:p>
          </table:table-cell>
          <table:table-cell office:value-type="string" calcext:value-type="string">
            <text:p>N</text:p>
          </table:table-cell>
          <table:table-cell office:value-type="string" calcext:value-type="string">
            <text:p>F</text:p>
          </table:table-cell>
          <table:table-cell office:value-type="string" calcext:value-type="string">
            <text:p/>
            <text:p>Accident de la route lié au passage</text:p>
            <text:p/>
          </table:table-cell>
          <table:table-cell office:value-type="string" calcext:value-type="string">
            <text:p>Ganet, une femme érythréenne de 23 ans, est décédée percutée par une voiture vers 5h30 sur l’A16.</text:p>
          </table:table-cell>
          <table:table-cell office:value-type="string" calcext:value-type="string">
            <text:p><text:a xlink:href="http://www.liberation.fr/politiques/2015/07/29/des-noms-derrieres-les-migrants-morts-a-calais_1355183" xlink:type="simple">http://www.liberation.fr/politiques/2015/07/29/des-noms-derrieres-les-migrants-morts-a-calais_1355183</text:a></text:p>
          </table:table-cell>
          <table:table-cell office:value-type="string" calcext:value-type="string">
            <text:p><text:a xlink:href="http://www.ledauphine.com/societe/2015/07/24/voir-calais-et-mourir" xlink:type="simple">http://www.ledauphine.com/societe/2015/07/24/voir-calais-et-mourir</text:a></text:p>
          </table:table-cell>
          <table:table-cell table:style-name="ce14" office:value-type="string" calcext:value-type="string">
            <text:p><text:a xlink:href="https://passeursdhospitalites.wordpress.com/2015/07/24/encore-une-femme-morte-sur-lautoroute/" xlink:type="simple">https://passeursdhospitalites.wordpress.com/2015/07/24/encore-une-femme-morte-sur-lautoroute/</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3"/>
          <table:table-cell table:style-name="ce36"/>
          <table:table-cell table:style-name="ce37"/>
          <table:table-cell table:number-columns-repeated="2"/>
          <table:table-cell table:style-name="ce48"/>
          <table:table-cell table:number-columns-repeated="999"/>
        </table:table-row>
        <table:table-row table:style-name="ro17">
          <table:table-cell office:value-type="float" office:value="45" calcext:value-type="float">
            <text:p>45</text:p>
          </table:table-cell>
          <table:table-cell office:value-type="float" office:value="20150723" calcext:value-type="float">
            <text:p>20150723</text:p>
          </table:table-cell>
          <table:table-cell office:value-type="string" calcext:value-type="string">
            <text:p>Site Eurotunnel (Folkestone, GB)</text:p>
          </table:table-cell>
          <table:table-cell office:value-type="string" calcext:value-type="string">
            <text:p>51.095657</text:p>
          </table:table-cell>
          <table:table-cell office:value-type="string" calcext:value-type="string">
            <text:p>1.138278</text:p>
          </table:table-cell>
          <table:table-cell office:value-type="string" calcext:value-type="string">
            <text:p>Ahmed Osman</text:p>
          </table:table-cell>
          <table:table-cell office:value-type="string" calcext:value-type="string">
            <text:p>profil.png</text:p>
          </table:table-cell>
          <table:table-cell office:value-type="float" office:value="17" calcext:value-type="float">
            <text:p>17</text:p>
          </table:table-cell>
          <table:table-cell office:value-type="string" calcext:value-type="string">
            <text:p>Erythréenne</text:p>
          </table:table-cell>
          <table:table-cell office:value-type="string" calcext:value-type="string">
            <text:p>Y</text:p>
          </table:table-cell>
          <table:table-cell office:value-type="string" calcext:value-type="string">
            <text:p>H</text:p>
          </table:table-cell>
          <table:table-cell table:style-name="ce5" office:value-type="string" calcext:value-type="string">
            <text:p/>
            <text:p>Accident Eurotunnel</text:p>
            <text:p/>
          </table:table-cell>
          <table:table-cell office:value-type="string" calcext:value-type="string">
            <text:p>Ahmed Osman, un adolescent de nationalité érythréenne, est retrouvé mort dans la partie anglaise de l’Eurotunnel à Folkestone.</text:p>
          </table:table-cell>
          <table:table-cell office:value-type="string" calcext:value-type="string">
            <text:p><text:a xlink:href="http://www.independent.co.uk/news/uk/home-news/death-of-an-asylum-seeker-the-tragic-story-of-the-eritrean-teenager-killed-just-as-he-made-it-into-9913284.html" xlink:type="simple">http://www.independent.co.uk/news/uk/home-news/death-of-an-asylum-seeker-the-tragic-story-of-the-eritrean-teenager-killed-just-as-he-made-it-into-9913284.html</text:a></text:p>
          </table:table-cell>
          <table:table-cell table:style-name="ce22" office:value-type="string" calcext:value-type="string">
            <text:p><text:a xlink:href="https://www.theguardian.com/world/2015/jul/23/teenagers-body-found-on-roof-of-eurotunnel-train" xlink:type="simple">https://www.theguardian.com/world/2015/jul/23/teenagers-body-found-on-roof-of-eurotunnel-train</text:a></text:p>
          </table:table-cell>
          <table:table-cell office:value-type="string" calcext:value-type="string">
            <text:p><text:a xlink:href="http://www.bfmtv.com/societe/un-migrant-retrouve-mort-au-terminal-britannique-d-eurotunnel-903710.html" xlink:type="simple">http://www.bfmtv.com/societe/un-migrant-retrouve-mort-au-terminal-britannique-d-eurotunnel-903710.html</text:a></text:p>
          </table:table-cell>
          <table:table-cell table:style-name="ce24" office:value-type="string" calcext:value-type="string">
            <text:p><text:a xlink:href="https://passeursdhospitalites.wordpress.com/2015/07/24/un-mort-decouvert-cote-anglais/" xlink:type="simple">https://passeursdhospitalites.wordpress.com/2015/07/24/un-mort-decouvert-cote-anglais/</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8">
          <table:table-cell office:value-type="float" office:value="46" calcext:value-type="float">
            <text:p>46</text:p>
          </table:table-cell>
          <table:table-cell office:value-type="float" office:value="20150719" calcext:value-type="float">
            <text:p>20150719</text:p>
          </table:table-cell>
          <table:table-cell office:value-type="string" calcext:value-type="string">
            <text:p>Site Eurotunnel (Calais)</text:p>
          </table:table-cell>
          <table:table-cell office:value-type="string" calcext:value-type="string">
            <text:p>50.940529</text:p>
          </table:table-cell>
          <table:table-cell office:value-type="string" calcext:value-type="string">
            <text:p>1.816922</text:p>
          </table:table-cell>
          <table:table-cell office:value-type="string" calcext:value-type="string">
            <text:p>Houmed Moussa</text:p>
          </table:table-cell>
          <table:table-cell office:value-type="string" calcext:value-type="string">
            <text:p>profil.png</text:p>
          </table:table-cell>
          <table:table-cell office:value-type="float" office:value="17" calcext:value-type="float">
            <text:p>17</text:p>
          </table:table-cell>
          <table:table-cell office:value-type="string" calcext:value-type="string">
            <text:p>Erythréenne</text:p>
          </table:table-cell>
          <table:table-cell office:value-type="string" calcext:value-type="string">
            <text:p>Y</text:p>
          </table:table-cell>
          <table:table-cell office:value-type="string" calcext:value-type="string">
            <text:p>H</text:p>
          </table:table-cell>
          <table:table-cell table:style-name="ce5" office:value-type="string" calcext:value-type="string">
            <text:p>Noyade</text:p>
          </table:table-cell>
          <table:table-cell office:value-type="string" calcext:value-type="string">
            <text:p/>
            <text:p>Houmed Moussa, un adolescent exilé érythréen de 17 ans, est mort noyé sur le site d’Eurotunnel.</text:p>
            <text:p/>
          </table:table-cell>
          <table:table-cell office:value-type="string" calcext:value-type="string">
            <text:p><text:a xlink:href="http://www.lemonde.fr/immigration-et-diversite/article/2015/08/06/moussa-17-ans-migrant-enterre-a-calais_4714206_1654200.html" xlink:type="simple">http://www.lemonde.fr/immigration-et-diversite/article/2015/08/06/moussa-17-ans-migrant-enterre-a-calais_4714206_1654200.html</text:a></text:p>
          </table:table-cell>
          <table:table-cell office:value-type="string" calcext:value-type="string">
            <text:p><text:a xlink:href="http://www.liberation.fr/societe/2015/07/29/des-noms-derrieres-les-migrants-morts-a-calais_1355183" xlink:type="simple">http://www.liberation.fr/societe/2015/07/29/des-noms-derrieres-les-migrants-morts-a-calais_1355183</text:a></text:p>
          </table:table-cell>
          <table:table-cell table:style-name="ce14" office:value-type="string" calcext:value-type="string">
            <text:p><text:a xlink:href="http://france3-regions.francetvinfo.fr/hauts-de-france/un-migrant-mort-noye-calais-en-tentant-de-s-introduire-sur-le-site-d-eurotunnel-774813.html" xlink:type="simple">http://france3-regions.francetvinfo.fr/hauts-de-france/un-migrant-mort-noye-calais-en-tentant-de-s-introduire-sur-le-site-d-eurotunnel-774813.html</text:a></text:p>
          </table:table-cell>
          <table:table-cell office:value-type="string" calcext:value-type="string">
            <text:p><text:a xlink:href="https://passeursdhospitalites.wordpress.com/2015/07/" xlink:type="simple">https://passeursdhospitalites.wordpress.com/2015/07/</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17">
          <table:table-cell office:value-type="float" office:value="47" calcext:value-type="float">
            <text:p>47</text:p>
          </table:table-cell>
          <table:table-cell table:style-name="ce5" office:value-type="float" office:value="20150717" calcext:value-type="float">
            <text:p>20150717</text:p>
          </table:table-cell>
          <table:table-cell table:style-name="ce5" office:value-type="string" calcext:value-type="string">
            <text:p>Site Eurotunnel (Calais)</text:p>
          </table:table-cell>
          <table:table-cell table:style-name="ce5" office:value-type="string" calcext:value-type="string">
            <text:p>50.920941</text:p>
          </table:table-cell>
          <table:table-cell table:style-name="ce5" office:value-type="string" calcext:value-type="string">
            <text:p>1.785786</text:p>
          </table:table-cell>
          <table:table-cell table:style-name="ce5" office:value-type="string" calcext:value-type="string">
            <text:p>Mohamad Achrat</text:p>
          </table:table-cell>
          <table:table-cell office:value-type="string" calcext:value-type="string">
            <text:p>profil.png</text:p>
          </table:table-cell>
          <table:table-cell table:style-name="ce5" office:value-type="float" office:value="23" calcext:value-type="float">
            <text:p>23</text:p>
          </table:table-cell>
          <table:table-cell table:style-name="ce5" office:value-type="string" calcext:value-type="string">
            <text:p>Pakistanaise</text:p>
          </table:table-cell>
          <table:table-cell table:style-name="ce5" office:value-type="string" calcext:value-type="string">
            <text:p>N</text:p>
          </table:table-cell>
          <table:table-cell table:style-name="ce5" office:value-type="string" calcext:value-type="string">
            <text:p>H</text:p>
          </table:table-cell>
          <table:table-cell table:style-name="ce5" office:value-type="string" calcext:value-type="string">
            <text:p/>
            <text:p>Accident Eurotunnel</text:p>
            <text:p/>
          </table:table-cell>
          <table:table-cell table:style-name="ce5" office:value-type="string" calcext:value-type="string">
            <text:p>Mohamad Achrat, un exilé pakistanais de 23 ans, est décédé des suites de ses blessures dues à un accident dans le tunnel sous la Manche dans la nuit du 13 au 14 juillet.</text:p>
          </table:table-cell>
          <table:table-cell table:style-name="ce16" office:value-type="string" calcext:value-type="string">
            <text:p><text:a xlink:href="https://www.middleeastmonitor.com/blogs/politics/20242-have-you-heard-of-achrat-mohamed" xlink:type="simple">https://www.middleeastmonitor.com/blogs/politics/20242-have-you-heard-of-achrat-mohamed</text:a></text:p>
          </table:table-cell>
          <table:table-cell table:style-name="ce16" office:value-type="string" calcext:value-type="string">
            <text:p><text:a xlink:href="http://www.lavoixdunord.fr/region/l-un-des-migrants-blesses-en-tentant-de-penetrer-dans-ia33b48583n2954744" xlink:type="simple">http://www.lavoixdunord.fr/region/l-un-des-migrants-blesses-en-tentant-de-penetrer-dans-ia33b48583n2954744</text:a></text:p>
          </table:table-cell>
          <table:table-cell table:style-name="ce16" office:value-type="string" calcext:value-type="string">
            <text:p><text:a xlink:href="http://www.liberation.fr/politiques/2015/07/29/des-noms-derrieres-les-migrants-morts-a-calais_1355183" xlink:type="simple">http://www.liberation.fr/politiques/2015/07/29/des-noms-derrieres-les-migrants-morts-a-calais_1355183</text:a></text:p>
          </table:table-cell>
          <table:table-cell table:style-name="ce16" office:value-type="string" calcext:value-type="string">
            <text:p><text:a xlink:href="https://passeursdhospitalites.wordpress.com/2015/07/20/encore-un-mort/" xlink:type="simple">https://passeursdhospitalites.wordpress.com/2015/07/20/encore-un-mort/</text:a></text:p>
          </table:table-cell>
          <table:table-cell table:style-name="ce16"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style-name="ce31"/>
          <table:table-cell table:style-name="ce34"/>
          <table:table-cell table:style-name="ce38"/>
          <table:table-cell table:style-name="ce41"/>
          <table:table-cell table:style-name="ce47" table:number-columns-repeated="2"/>
          <table:table-cell table:style-name="ce49"/>
          <table:table-cell table:style-name="ce51" table:number-columns-repeated="2"/>
          <table:table-cell table:style-name="ce47" table:number-columns-repeated="47"/>
          <table:table-cell table:style-name="ce52" table:number-columns-repeated="949"/>
          <table:table-cell/>
        </table:table-row>
        <table:table-row table:style-name="ro14">
          <table:table-cell office:value-type="float" office:value="48" calcext:value-type="float">
            <text:p>48</text:p>
          </table:table-cell>
          <table:table-cell office:value-type="float" office:value="20150707" calcext:value-type="float">
            <text:p>20150707</text:p>
          </table:table-cell>
          <table:table-cell office:value-type="string" calcext:value-type="string">
            <text:p>Site Eurotunnel (Calais)</text:p>
          </table:table-cell>
          <table:table-cell office:value-type="string" calcext:value-type="string">
            <text:p>50.960070</text:p>
          </table:table-cell>
          <table:table-cell office:value-type="string" calcext:value-type="string">
            <text:p>1.665595</text:p>
          </table:table-cell>
          <table:table-cell office:value-type="string" calcext:value-type="string">
            <text:p>Abd El Majed Mohammed Ibrahim</text:p>
          </table:table-cell>
          <table:table-cell office:value-type="string" calcext:value-type="string">
            <text:p>profil.png</text:p>
          </table:table-cell>
          <table:table-cell office:value-type="float" office:value="45" calcext:value-type="float">
            <text:p>45</text:p>
          </table:table-cell>
          <table:table-cell office:value-type="string" calcext:value-type="string">
            <text:p>Soudanaise</text:p>
          </table:table-cell>
          <table:table-cell office:value-type="string" calcext:value-type="string">
            <text:p>N</text:p>
          </table:table-cell>
          <table:table-cell office:value-type="string" calcext:value-type="string">
            <text:p>H</text:p>
          </table:table-cell>
          <table:table-cell table:style-name="ce5" office:value-type="string" calcext:value-type="string">
            <text:p/>
            <text:p>Accident Eurotunnel</text:p>
            <text:p/>
          </table:table-cell>
          <table:table-cell office:value-type="string" calcext:value-type="string">
            <text:p/>
            <text:p>Un exilé soudanais, Abd El Majed Mohammed Ibrahim, est retrouvé mort lors de l’inspection d’une navette de fret du tunnel sous la Manche. Il avait 45 ans et était père de deux enfants.</text:p>
            <text:p/>
            <text:p/>
          </table:table-cell>
          <table:table-cell office:value-type="string" calcext:value-type="string">
            <text:p><text:a xlink:href="http://www.lavoixdunord.fr/region/intrusion-de-pres-de-500-migrants-dans-le-site-du-ia33b48581n2932235" xlink:type="simple">http://www.lavoixdunord.fr/region/intrusion-de-pres-de-500-migrants-dans-le-site-du-ia33b48581n2932235</text:a></text:p>
          </table:table-cell>
          <table:table-cell office:value-type="string" calcext:value-type="string">
            <text:p><text:a xlink:href="http://www.liberation.fr/politiques/2015/07/29/des-noms-derrieres-les-migrants-morts-a-calais_1355183" xlink:type="simple">http://www.liberation.fr/politiques/2015/07/29/des-noms-derrieres-les-migrants-morts-a-calais_1355183</text:a></text:p>
          </table:table-cell>
          <table:table-cell office:value-type="string" calcext:value-type="string">
            <text:p><text:a xlink:href="https://passeursdhospitalites.wordpress.com/2015/07/07/un-nouveau-mort/" xlink:type="simple">https://passeursdhospitalites.wordpress.com/2015/07/07/un-nouveau-mort/</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3"/>
          <table:table-cell table:style-name="ce36"/>
          <table:table-cell table:style-name="ce37"/>
          <table:table-cell table:number-columns-repeated="2"/>
          <table:table-cell table:style-name="ce48"/>
          <table:table-cell table:number-columns-repeated="999"/>
        </table:table-row>
        <table:table-row table:style-name="ro14">
          <table:table-cell office:value-type="float" office:value="49" calcext:value-type="float">
            <text:p>49</text:p>
          </table:table-cell>
          <table:table-cell office:value-type="float" office:value="20150704" calcext:value-type="float">
            <text:p>20150704</text:p>
          </table:table-cell>
          <table:table-cell office:value-type="string" calcext:value-type="string">
            <text:p>Calais</text:p>
          </table:table-cell>
          <table:table-cell office:value-type="string" calcext:value-type="string">
            <text:p>50.936315</text:p>
          </table:table-cell>
          <table:table-cell office:value-type="string" calcext:value-type="string">
            <text:p>1.914139</text:p>
          </table:table-cell>
          <table:table-cell office:value-type="string" calcext:value-type="string">
            <text:p>Samir Khedija </text:p>
          </table:table-cell>
          <table:table-cell office:value-type="string" calcext:value-type="string">
            <text:p>profil.png</text:p>
          </table:table-cell>
          <table:table-cell/>
          <table:table-cell office:value-type="string" calcext:value-type="string">
            <text:p>Erythréenne</text:p>
          </table:table-cell>
          <table:table-cell/>
          <table:table-cell office:value-type="string" calcext:value-type="string">
            <text:p>H</text:p>
          </table:table-cell>
          <table:table-cell office:value-type="string" calcext:value-type="string">
            <text:p/>
            <text:p>Accident de la route lié au passage</text:p>
            <text:p/>
          </table:table-cell>
          <table:table-cell office:value-type="string" calcext:value-type="string">
            <text:p/>
            <text:p>Samir, bébé érythréen, est décédé une heure après sa naissance. Sa maman, âgée d’une vingtaine d’année, a chuté d'un camion, ce qui a déclenché un accouchement prématuré à 22 semaines.</text:p>
            <text:p/>
            <text:p/>
          </table:table-cell>
          <table:table-cell office:value-type="string" calcext:value-type="string">
            <text:p><text:a xlink:href="http://www.liberation.fr/societe/2015/07/21/sept-morts-en-sept-semaines-parmi-les-migrants-de-calais_1351557" xlink:type="simple">http://www.liberation.fr/societe/2015/07/21/sept-morts-en-sept-semaines-parmi-les-migrants-de-calais_1351557</text:a></text:p>
          </table:table-cell>
          <table:table-cell office:value-type="string" calcext:value-type="string">
            <text:p><text:a xlink:href="http://www.liberation.fr/politiques/2015/07/29/des-noms-derrieres-les-migrants-morts-a-calais_1355183" xlink:type="simple">http://www.liberation.fr/politiques/2015/07/29/des-noms-derrieres-les-migrants-morts-a-calais_1355183</text:a></text:p>
          </table:table-cell>
          <table:table-cell office:value-type="string" calcext:value-type="string">
            <text:p><text:a xlink:href="http://www.mirror.co.uk/news/world-news/sadness-calais-jungle-makeshift-cemetery-6743061" xlink:type="simple">http://www.mirror.co.uk/news/world-news/sadness-calais-jungle-makeshift-cemetery-6743061</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3"/>
          <table:table-cell table:style-name="ce36"/>
          <table:table-cell table:style-name="ce42"/>
          <table:table-cell table:number-columns-repeated="1002"/>
        </table:table-row>
        <table:table-row table:style-name="ro8">
          <table:table-cell office:value-type="float" office:value="50" calcext:value-type="float">
            <text:p>50</text:p>
          </table:table-cell>
          <table:table-cell office:value-type="float" office:value="20150629" calcext:value-type="float">
            <text:p>20150629</text:p>
          </table:table-cell>
          <table:table-cell office:value-type="string" calcext:value-type="string">
            <text:p>Le long de l’A 16 entre Calais et Marck</text:p>
          </table:table-cell>
          <table:table-cell office:value-type="string" calcext:value-type="string">
            <text:p>50.937336</text:p>
          </table:table-cell>
          <table:table-cell office:value-type="string" calcext:value-type="string">
            <text:p>1.929734</text:p>
          </table:table-cell>
          <table:table-cell office:value-type="string" calcext:value-type="string">
            <text:p>Zebiba</text:p>
          </table:table-cell>
          <table:table-cell office:value-type="string" calcext:value-type="string">
            <text:p>profil.png</text:p>
          </table:table-cell>
          <table:table-cell office:value-type="float" office:value="23" calcext:value-type="float">
            <text:p>23</text:p>
          </table:table-cell>
          <table:table-cell office:value-type="string" calcext:value-type="string">
            <text:p>Erythréenne</text:p>
          </table:table-cell>
          <table:table-cell office:value-type="string" calcext:value-type="string">
            <text:p>N</text:p>
          </table:table-cell>
          <table:table-cell office:value-type="string" calcext:value-type="string">
            <text:p>F</text:p>
          </table:table-cell>
          <table:table-cell office:value-type="string" calcext:value-type="string">
            <text:p/>
            <text:p/>
            <text:p>Accident de la route lié au passage</text:p>
            <text:p/>
          </table:table-cell>
          <table:table-cell office:value-type="string" calcext:value-type="string">
            <text:p>Le corps de Zebiba est retrouvé le long de l’A 16 entre Calais et Marck, percutée sur l’autoroute. Elle était partie avec deux amies pour tenter de passer en Angleterre.</text:p>
          </table:table-cell>
          <table:table-cell office:value-type="string" calcext:value-type="string">
            <text:p><text:a xlink:href="http://www.lavoixdunord.fr/region/calais-la-migrante-decedee-sur-l-a16-etait-ia33b48581n2925272" xlink:type="simple">http://www.lavoixdunord.fr/region/calais-la-migrante-decedee-sur-l-a16-etait-ia33b48581n2925272</text:a></text:p>
          </table:table-cell>
          <table:table-cell office:value-type="string" calcext:value-type="string">
            <text:p><text:a xlink:href="http://www.liberation.fr/societe/2015/07/21/sept-morts-en-sept-semaines-parmi-les-migrants-de-calais_1351557" xlink:type="simple">http://www.liberation.fr/societe/2015/07/21/sept-morts-en-sept-semaines-parmi-les-migrants-de-calais_1351557</text:a></text:p>
          </table:table-cell>
          <table:table-cell office:value-type="string" calcext:value-type="string">
            <text:p><text:a xlink:href="http://www.liberation.fr/politiques/2015/07/29/des-noms-derrieres-les-migrants-morts-a-calais_1355183" xlink:type="simple">http://www.liberation.fr/politiques/2015/07/29/des-noms-derrieres-les-migrants-morts-a-calais_1355183</text:a></text:p>
          </table:table-cell>
          <table:table-cell office:value-type="string" calcext:value-type="string">
            <text:p><text:a xlink:href="https://passeursdhospitalites.wordpress.com/2015/07/05/morte-sur-lautoroute/" xlink:type="simple">https://passeursdhospitalites.wordpress.com/2015/07/05/morte-sur-lautoroute/</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18">
          <table:table-cell office:value-type="float" office:value="51" calcext:value-type="float">
            <text:p>51</text:p>
          </table:table-cell>
          <table:table-cell office:value-type="float" office:value="20160626" calcext:value-type="float">
            <text:p>20160626</text:p>
          </table:table-cell>
          <table:table-cell office:value-type="string" calcext:value-type="string">
            <text:p>Site Eurotunnel (Calais)</text:p>
          </table:table-cell>
          <table:table-cell office:value-type="string" calcext:value-type="string">
            <text:p>50.924797</text:p>
          </table:table-cell>
          <table:table-cell office:value-type="string" calcext:value-type="string">
            <text:p>1.815842</text:p>
          </table:table-cell>
          <table:table-cell office:value-type="string" calcext:value-type="string">
            <text:p>Getenet Legésé Yacob</text:p>
          </table:table-cell>
          <table:table-cell office:value-type="string" calcext:value-type="string">
            <text:p>profil.png</text:p>
          </table:table-cell>
          <table:table-cell office:value-type="float" office:value="32" calcext:value-type="float">
            <text:p>32</text:p>
          </table:table-cell>
          <table:table-cell office:value-type="string" calcext:value-type="string">
            <text:p>Ethiopienne <text:s/></text:p>
          </table:table-cell>
          <table:table-cell office:value-type="string" calcext:value-type="string">
            <text:p>N</text:p>
          </table:table-cell>
          <table:table-cell office:value-type="string" calcext:value-type="string">
            <text:p>H</text:p>
          </table:table-cell>
          <table:table-cell table:style-name="ce5" office:value-type="string" calcext:value-type="string">
            <text:p/>
            <text:p>Accident Eurotunnel</text:p>
            <text:p/>
          </table:table-cell>
          <table:table-cell office:value-type="string" calcext:value-type="string">
            <text:p/>
            <text:p>Getenet Legésé Yacob, un exilé éthiopien de 32 ans, est décédé en tentant de grimper sur une navette qui passe par le tunnel sous la Manche.</text:p>
            <text:p/>
            <text:p/>
          </table:table-cell>
          <table:table-cell office:value-type="string" calcext:value-type="string">
            <text:p><text:a xlink:href="http://www.lavoixdunord.fr/archive/recup%3A%252Fregion%252Fmigrant-mort-au-tunnel-sous-la-manche-triste-mais-pas-ia33b48583n2909689" xlink:type="simple">http://www.lavoixdunord.fr/archive/recup%3A%252Fregion%252Fmigrant-mort-au-tunnel-sous-la-manche-triste-mais-pas-ia33b48583n2909689</text:a></text:p>
          </table:table-cell>
          <table:table-cell office:value-type="string" calcext:value-type="string">
            <text:p><text:a xlink:href="https://passeursdhospitalites.wordpress.com/2015/06/26/cette-frontiere-tue-et-detruit/" xlink:type="simple">https://passeursdhospitalites.wordpress.com/2015/06/26/cette-frontiere-tue-et-detruit/</text:a></text:p>
          </table:table-cell>
          <table:table-cell table:style-name="ce16" office:value-type="string" calcext:value-type="string">
            <text:p><text:a xlink:href="http://www.liberation.fr/societe/2015/07/21/sept-morts-en-sept-semaines-parmi-les-migrants-de-calais_1351557" xlink:type="simple">http://www.liberation.fr/societe/2015/07/21/sept-morts-en-sept-semaines-parmi-les-migrants-de-calais_1351557</text:a></text:p>
          </table:table-cell>
          <table:table-cell office:value-type="string" calcext:value-type="string">
            <text:p><text:a xlink:href="http://www.dailymail.co.uk/news/article-3160746/Three-migrants-suffer-electric-shocks-trying-sneak-Britain-Channel-Tunnel-causing-closures-delays.html" xlink:type="simple">http://www.dailymail.co.uk/news/article-3160746/Three-migrants-suffer-electric-shocks-trying-sneak-Britain-Channel-Tunnel-causing-closures-delays.html</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19">
          <table:table-cell office:value-type="float" office:value="52" calcext:value-type="float">
            <text:p>52</text:p>
          </table:table-cell>
          <table:table-cell office:value-type="float" office:value="20150601" calcext:value-type="float">
            <text:p>20150601</text:p>
          </table:table-cell>
          <table:table-cell office:value-type="string" calcext:value-type="string">
            <text:p>A16, Calais</text:p>
          </table:table-cell>
          <table:table-cell office:value-type="string" calcext:value-type="string">
            <text:p>50.936962</text:p>
          </table:table-cell>
          <table:table-cell office:value-type="string" calcext:value-type="string">
            <text:p>1.923740</text:p>
          </table:table-cell>
          <table:table-cell office:value-type="string" calcext:value-type="string">
            <text:p>Mohamed</text:p>
          </table:table-cell>
          <table:table-cell office:value-type="string" calcext:value-type="string">
            <text:p>profil.png</text:p>
          </table:table-cell>
          <table:table-cell office:value-type="float" office:value="23" calcext:value-type="float">
            <text:p>23</text:p>
          </table:table-cell>
          <table:table-cell office:value-type="string" calcext:value-type="string">
            <text:p>Ethiopienne <text:s/></text:p>
          </table:table-cell>
          <table:table-cell office:value-type="string" calcext:value-type="string">
            <text:p>N</text:p>
          </table:table-cell>
          <table:table-cell office:value-type="string" calcext:value-type="string">
            <text:p>H</text:p>
          </table:table-cell>
          <table:table-cell/>
          <table:table-cell office:value-type="string" calcext:value-type="string">
            <text:p>A 4h du matin, un exilé est renversé par une voiture sur l’A16 et en meurt.</text:p>
          </table:table-cell>
          <table:table-cell table:style-name="ce14" office:value-type="string" calcext:value-type="string">
            <text:p><text:a xlink:href="http://www.liberation.fr/france/2015/07/29/des-noms-derriere-les-migrants-morts-a-calais_1355183" xlink:type="simple">http://www.liberation.fr/france/2015/07/29/des-noms-derriere-les-migrants-morts-a-calais_1355183</text:a></text:p>
          </table:table-cell>
          <table:table-cell table:style-name="ce14"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liberation.fr/societe/2015/07/21/sept-morts-en-sept-semaines-parmi-les-migrants-de-calais_1351557" xlink:type="simple">http://www.liberation.fr/societe/2015/07/21/sept-morts-en-sept-semaines-parmi-les-migrants-de-calais_1351557</text:a></text:p>
          </table:table-cell>
          <table:table-cell table:style-name="ce16"/>
          <table:table-cell table:style-name="Default" table:number-columns-repeated="2"/>
          <table:table-cell/>
          <table:table-cell table:style-name="ce36"/>
          <table:table-cell table:style-name="ce42"/>
          <table:table-cell table:number-columns-repeated="1002"/>
        </table:table-row>
        <table:table-row table:style-name="ro18">
          <table:table-cell office:value-type="float" office:value="53" calcext:value-type="float">
            <text:p>53</text:p>
          </table:table-cell>
          <table:table-cell office:value-type="float" office:value="20150214" calcext:value-type="float">
            <text:p>20150214</text:p>
          </table:table-cell>
          <table:table-cell office:value-type="string" calcext:value-type="string">
            <text:p>Calais, campement des dunes</text:p>
          </table:table-cell>
          <table:table-cell office:value-type="string" calcext:value-type="string">
            <text:p>50.966654</text:p>
          </table:table-cell>
          <table:table-cell office:value-type="string" calcext:value-type="string">
            <text:p>1.884389</text:p>
          </table:table-cell>
          <table:table-cell office:value-type="string" calcext:value-type="string">
            <text:p>Wubeshet Tesfaye</text:p>
          </table:table-cell>
          <table:table-cell office:value-type="string" calcext:value-type="string">
            <text:p>profil.png</text:p>
          </table:table-cell>
          <table:table-cell office:value-type="float" office:value="28" calcext:value-type="float">
            <text:p>28</text:p>
          </table:table-cell>
          <table:table-cell office:value-type="string" calcext:value-type="string">
            <text:p>Ethiopienne <text:s/></text:p>
          </table:table-cell>
          <table:table-cell office:value-type="string" calcext:value-type="string">
            <text:p>N</text:p>
          </table:table-cell>
          <table:table-cell office:value-type="string" calcext:value-type="string">
            <text:p>H</text:p>
          </table:table-cell>
          <table:table-cell office:value-type="string" calcext:value-type="string">
            <text:p>?</text:p>
          </table:table-cell>
          <table:table-cell office:value-type="string" calcext:value-type="string">
            <text:p/>
            <text:p>Wubeshet Tesfaye, un exilé éthiopien de 28 ans est retrouvé décédé dans sa tente zone des dunes. Les causes de sa mort sont dites « naturelles », il n’avait pas de traces de coups.</text:p>
            <text:p/>
            <text:p/>
          </table:table-cell>
          <table:table-cell office:value-type="string" calcext:value-type="string">
            <text:p><text:a xlink:href="http://www.lavoixdunord.fr/region/calais-un-migrant-retrouve-mort-samedi-zone-industrielle-ia33b48581n2663368" xlink:type="simple">http://www.lavoixdunord.fr/region/calais-un-migrant-retrouve-mort-samedi-zone-industrielle-ia33b48581n2663368</text:a></text:p>
          </table:table-cell>
          <table:table-cell office:value-type="string" calcext:value-type="string">
            <text:p><text:a xlink:href="https://passeursdhospitalites.wordpress.com/2015/02/15/la-violence-tue/" xlink:type="simple">https://passeursdhospitalites.wordpress.com/2015/02/15/la-violence-tue/</text:a></text:p>
          </table:table-cell>
          <table:table-cell office:value-type="string" calcext:value-type="string">
            <text:p><text:a xlink:href="https://passeursdhospitalites.wordpress.com/2015/02/16/precisions-a-propos-de-la-mort-de-tesfaye/" xlink:type="simple">https://passeursdhospitalites.wordpress.com/2015/02/16/precisions-a-propos-de-la-mort-de-tesfaye/</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style-name="Default"/>
          <table:table-cell table:number-columns-repeated="2"/>
          <table:table-cell table:style-name="ce36"/>
          <table:table-cell table:style-name="ce42"/>
          <table:table-cell table:number-columns-repeated="1002"/>
        </table:table-row>
        <table:table-row table:style-name="ro8">
          <table:table-cell office:value-type="float" office:value="54" calcext:value-type="float">
            <text:p>54</text:p>
          </table:table-cell>
          <table:table-cell office:value-type="float" office:value="20141212" calcext:value-type="float">
            <text:p>20141212</text:p>
          </table:table-cell>
          <table:table-cell office:value-type="string" calcext:value-type="string">
            <text:p>Hertfordshire (GB)</text:p>
          </table:table-cell>
          <table:table-cell office:value-type="string" calcext:value-type="string">
            <text:p>51.690082</text:p>
          </table:table-cell>
          <table:table-cell office:value-type="string" calcext:value-type="string">
            <text:p>-0.096061</text:p>
          </table:table-cell>
          <table:table-cell office:value-type="string" calcext:value-type="string">
            <text:p>Mohamed Abduljabar</text:p>
          </table:table-cell>
          <table:table-cell office:value-type="string" calcext:value-type="string">
            <text:p>profil.png</text:p>
          </table:table-cell>
          <table:table-cell/>
          <table:table-cell office:value-type="string" calcext:value-type="string">
            <text:p>Soudanaise</text:p>
          </table:table-cell>
          <table:table-cell/>
          <table:table-cell office:value-type="string" calcext:value-type="string">
            <text:p>H</text:p>
          </table:table-cell>
          <table:table-cell office:value-type="string" calcext:value-type="string">
            <text:p/>
            <text:p>Accident de la route lié au passage</text:p>
            <text:p/>
          </table:table-cell>
          <table:table-cell office:value-type="string" calcext:value-type="string">
            <text:p>Un exilé soudanais meurt en Angleterre écrasé sous les roues du camion qui venait de l’emmener de l’autre côté de la manche. Alors qu’il sortait de sous le camion, celui-ci a démarré. <text:s/></text:p>
          </table:table-cell>
          <table:table-cell office:value-type="string" calcext:value-type="string">
            <text:p><text:a xlink:href="http://www.bbc.com/news/uk-england-30460929" xlink:type="simple">http://www.bbc.com/news/uk-england-30460929</text:a></text:p>
          </table:table-cell>
          <table:table-cell office:value-type="string" calcext:value-type="string">
            <text:p><text:a xlink:href="http://www.nzherald.co.nz/world/news/article.cfm?c_id=2&amp;objectid=11373940" xlink:type="simple">http://www.nzherald.co.nz/world/news/article.cfm?c_id=2&amp;objectid=11373940</text:a></text:p>
          </table:table-cell>
          <table:table-cell office:value-type="string" calcext:value-type="string">
            <text:p><text:a xlink:href="https://passeursdhospitalites.wordpress.com/2014/12/13/mort-lors-du-passage-cote-britannique/" xlink:type="simple">https://passeursdhospitalites.wordpress.com/2014/12/13/mort-lors-du-passage-cote-britannique/</text:a></text:p>
          </table:table-cell>
          <table:table-cell table:style-name="ce14"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3"/>
          <table:table-cell table:style-name="ce36"/>
          <table:table-cell table:style-name="ce37"/>
          <table:table-cell table:number-columns-repeated="2"/>
          <table:table-cell table:style-name="ce48"/>
          <table:table-cell table:number-columns-repeated="999"/>
        </table:table-row>
        <table:table-row table:style-name="ro19">
          <table:table-cell office:value-type="float" office:value="55" calcext:value-type="float">
            <text:p>55</text:p>
          </table:table-cell>
          <table:table-cell office:value-type="float" office:value="20141201" calcext:value-type="float">
            <text:p>20141201</text:p>
          </table:table-cell>
          <table:table-cell office:value-type="string" calcext:value-type="string">
            <text:p>Saint Inglevert</text:p>
          </table:table-cell>
          <table:table-cell office:value-type="string" calcext:value-type="string">
            <text:p>50.864872</text:p>
          </table:table-cell>
          <table:table-cell office:value-type="string" calcext:value-type="string">
            <text:p>1.741138</text:p>
          </table:table-cell>
          <table:table-cell/>
          <table:table-cell office:value-type="string" calcext:value-type="string">
            <text:p>profil.png</text:p>
          </table:table-cell>
          <table:table-cell table:number-columns-repeated="3"/>
          <table:table-cell office:value-type="string" calcext:value-type="string">
            <text:p>H</text:p>
          </table:table-cell>
          <table:table-cell/>
          <table:table-cell office:value-type="string" calcext:value-type="string">
            <text:p>Le corps d’un homme est retrouvé sur l’A16 entre Calais et Boulogne.</text:p>
          </table:table-cell>
          <table:table-cell office:value-type="string" calcext:value-type="string">
            <text:p><text:a xlink:href="http://www.lavoixdunord.fr/region/a16-un-migrant-tue-sur-l-autoroute-a-hauteur-de-ia31b0n2524860" xlink:type="simple">http://www.lavoixdunord.fr/region/a16-un-migrant-tue-sur-l-autoroute-a-hauteur-de-ia31b0n2524860</text:a></text:p>
          </table:table-cell>
          <table:table-cell office:value-type="string" calcext:value-type="string">
            <text:p><text:a xlink:href="https://passeursdhospitalites.wordpress.com/2014/12/01/un-mort-inconnu/" xlink:type="simple">https://passeursdhospitalites.wordpress.com/2014/12/01/un-mort-inconnu/</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4"/>
          <table:table-cell table:style-name="ce36"/>
          <table:table-cell table:style-name="ce42"/>
          <table:table-cell table:number-columns-repeated="2"/>
          <table:table-cell table:style-name="ce48"/>
          <table:table-cell table:number-columns-repeated="999"/>
        </table:table-row>
        <table:table-row table:style-name="ro18">
          <table:table-cell office:value-type="float" office:value="56" calcext:value-type="float">
            <text:p>56</text:p>
          </table:table-cell>
          <table:table-cell office:value-type="float" office:value="20141119" calcext:value-type="float">
            <text:p>20141119</text:p>
          </table:table-cell>
          <table:table-cell office:value-type="string" calcext:value-type="string">
            <text:p>Loon-Plage</text:p>
          </table:table-cell>
          <table:table-cell office:value-type="string" calcext:value-type="string">
            <text:p>51.020267</text:p>
          </table:table-cell>
          <table:table-cell office:value-type="string" calcext:value-type="string">
            <text:p>2.191720</text:p>
          </table:table-cell>
          <table:table-cell/>
          <table:table-cell office:value-type="string" calcext:value-type="string">
            <text:p>profil.png</text:p>
          </table:table-cell>
          <table:table-cell table:number-columns-repeated="3"/>
          <table:table-cell office:value-type="string" calcext:value-type="string">
            <text:p>H</text:p>
          </table:table-cell>
          <table:table-cell office:value-type="string" calcext:value-type="string">
            <text:p>Incendie (lié au passage) dans un camion </text:p>
          </table:table-cell>
          <table:table-cell office:value-type="string" calcext:value-type="string">
            <text:p/>
            <text:p>Deux personnes migrantes sont mortes dans l’incendie d’un camion dans la zone d’attente du terminal ferry à Loon Plage, près de Dunkerque.</text:p>
            <text:p/>
            <text:p/>
          </table:table-cell>
          <table:table-cell office:value-type="string" calcext:value-type="string">
            <text:p><text:a xlink:href="http://www.la-croix.com/Actualite/France/Deux-victimes-dans-l-incendie-d-un-poids-lourd-au-terminal-ferry-de-Loon-Plage-2014-11-19-1239741" xlink:type="simple">http://www.la-croix.com/Actualite/France/Deux-victimes-dans-l-incendie-d-un-poids-lourd-au-terminal-ferry-de-Loon-Plage-2014-11-19-1239741</text:a></text:p>
          </table:table-cell>
          <table:table-cell office:value-type="string" calcext:value-type="string">
            <text:p><text:a xlink:href="http://france3-regions.francetvinfo.fr/hauts-de-france/2014/11/19/loon-plage-deux-morts-dans-l-explosion-d-un-camion-596054.html" xlink:type="simple">http://france3-regions.francetvinfo.fr/hauts-de-france/2014/11/19/loon-plage-deux-morts-dans-l-explosion-d-un-camion-596054.html</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4"/>
          <table:table-cell table:style-name="ce36"/>
          <table:table-cell table:style-name="ce37"/>
          <table:table-cell table:number-columns-repeated="2"/>
          <table:table-cell table:style-name="ce48"/>
          <table:table-cell table:number-columns-repeated="999"/>
        </table:table-row>
        <table:table-row table:style-name="ro18">
          <table:table-cell office:value-type="float" office:value="57" calcext:value-type="float">
            <text:p>57</text:p>
          </table:table-cell>
          <table:table-cell office:value-type="float" office:value="20141119" calcext:value-type="float">
            <text:p>20141119</text:p>
          </table:table-cell>
          <table:table-cell office:value-type="string" calcext:value-type="string">
            <text:p>Loon-Plage</text:p>
          </table:table-cell>
          <table:table-cell office:value-type="string" calcext:value-type="string">
            <text:p>51.020267</text:p>
          </table:table-cell>
          <table:table-cell office:value-type="string" calcext:value-type="string">
            <text:p>2.191720</text:p>
          </table:table-cell>
          <table:table-cell/>
          <table:table-cell office:value-type="string" calcext:value-type="string">
            <text:p>profil.png</text:p>
          </table:table-cell>
          <table:table-cell table:number-columns-repeated="3"/>
          <table:table-cell office:value-type="string" calcext:value-type="string">
            <text:p>H</text:p>
          </table:table-cell>
          <table:table-cell office:value-type="string" calcext:value-type="string">
            <text:p>Incendie (lié au passage) dans un camion </text:p>
          </table:table-cell>
          <table:table-cell office:value-type="string" calcext:value-type="string">
            <text:p/>
            <text:p>Deux personnes migrantes sont mortes dans l’incendie d’un camion dans la zone d’attente du terminal ferry à Loon Plage, près de Dunkerque.</text:p>
            <text:p/>
            <text:p/>
          </table:table-cell>
          <table:table-cell office:value-type="string" calcext:value-type="string">
            <text:p><text:a xlink:href="http://www.la-croix.com/Actualite/France/Deux-victimes-dans-l-incendie-d-un-poids-lourd-au-terminal-ferry-de-Loon-Plage-2014-11-19-1239741" xlink:type="simple">http://www.la-croix.com/Actualite/France/Deux-victimes-dans-l-incendie-d-un-poids-lourd-au-terminal-ferry-de-Loon-Plage-2014-11-19-1239741</text:a></text:p>
          </table:table-cell>
          <table:table-cell office:value-type="string" calcext:value-type="string">
            <text:p><text:a xlink:href="http://france3-regions.francetvinfo.fr/hauts-de-france/2014/11/19/loon-plage-deux-morts-dans-l-explosion-d-un-camion-596054.html" xlink:type="simple">http://france3-regions.francetvinfo.fr/hauts-de-france/2014/11/19/loon-plage-deux-morts-dans-l-explosion-d-un-camion-596054.html</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4"/>
          <table:table-cell table:style-name="ce36"/>
          <table:table-cell table:style-name="ce37"/>
          <table:table-cell table:number-columns-repeated="2"/>
          <table:table-cell table:style-name="ce48"/>
          <table:table-cell table:number-columns-repeated="999"/>
        </table:table-row>
        <table:table-row table:style-name="ro2">
          <table:table-cell office:value-type="float" office:value="58" calcext:value-type="float">
            <text:p>58</text:p>
          </table:table-cell>
          <table:table-cell office:value-type="float" office:value="201410" calcext:value-type="float">
            <text:p>201410</text:p>
          </table:table-cell>
          <table:table-cell office:value-type="string" calcext:value-type="string">
            <text:p>Texel beach (Pays-Bas)</text:p>
          </table:table-cell>
          <table:table-cell office:value-type="string" calcext:value-type="string">
            <text:p>53.092453</text:p>
          </table:table-cell>
          <table:table-cell office:value-type="string" calcext:value-type="string">
            <text:p>4.745192</text:p>
          </table:table-cell>
          <table:table-cell office:value-type="string" calcext:value-type="string">
            <text:p>Mouaz Al-Bakhli </text:p>
          </table:table-cell>
          <table:table-cell office:value-type="string" calcext:value-type="string">
            <text:p>profil.png</text:p>
          </table:table-cell>
          <table:table-cell office:value-type="float" office:value="22" calcext:value-type="float">
            <text:p>22</text:p>
          </table:table-cell>
          <table:table-cell office:value-type="string" calcext:value-type="string">
            <text:p>Syrienne</text:p>
          </table:table-cell>
          <table:table-cell office:value-type="string" calcext:value-type="string">
            <text:p>N</text:p>
          </table:table-cell>
          <table:table-cell office:value-type="string" calcext:value-type="string">
            <text:p>H</text:p>
          </table:table-cell>
          <table:table-cell office:value-type="string" calcext:value-type="string">
            <text:p>Noyade</text:p>
          </table:table-cell>
          <table:table-cell office:value-type="string" calcext:value-type="string">
            <text:p>Un corps retrouvé sur une île du Nord des Pays Bas en octobre 2014 a été identifié comme étant celui d’un exilé syrien de 22 ans porté disparu à Calais. Un second corps, retrouvé sur les côtes de Norvège, a été identifié comme étant celui de Shadi Omar Kataf, exilé syrien également.</text:p>
          </table:table-cell>
          <table:table-cell office:value-type="string" calcext:value-type="string">
            <text:p><text:a xlink:href="http://www.dagbladet.no/spesial/vatdraktmysteriet/eng/" xlink:type="simple">http://www.dagbladet.no/spesial/vatdraktmysteriet/eng/</text:a></text:p>
          </table:table-cell>
          <table:table-cell office:value-type="string" calcext:value-type="string">
            <text:p><text:a xlink:href="http://www.ted.com/talks/anders_fjellberg_two_nameless_bodies_washed_up_on_the_beach_here_are_their_stories" xlink:type="simple">http://www.ted.com/talks/anders_fjellberg_two_nameless_bodies_washed_up_on_the_beach_here_are_their_stories</text:a></text:p>
          </table:table-cell>
          <table:table-cell office:value-type="string" calcext:value-type="string">
            <text:p><text:a xlink:href="http://www.mirror.co.uk/news/world-news/desperate-syrians-fleeing-isis-drown-6111516" xlink:type="simple">http://www.mirror.co.uk/news/world-news/desperate-syrians-fleeing-isis-drown-6111516</text:a></text:p>
          </table:table-cell>
          <table:table-cell office:value-type="string" calcext:value-type="string">
            <text:p><text:a xlink:href="http://www.newstatesman.com/2015/07/boys-who-could-see-england" xlink:type="simple">http://www.newstatesman.com/2015/07/boys-who-could-see-england</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42"/>
          <table:table-cell table:number-columns-repeated="2"/>
          <table:table-cell table:style-name="ce48"/>
          <table:table-cell table:number-columns-repeated="999"/>
        </table:table-row>
        <table:table-row table:style-name="ro2">
          <table:table-cell office:value-type="float" office:value="59" calcext:value-type="float">
            <text:p>59</text:p>
          </table:table-cell>
          <table:table-cell office:value-type="float" office:value="201410" calcext:value-type="float">
            <text:p>201410</text:p>
          </table:table-cell>
          <table:table-cell office:value-type="string" calcext:value-type="string">
            <text:p>Lista beach (Norvège)</text:p>
          </table:table-cell>
          <table:table-cell office:value-type="string" calcext:value-type="string">
            <text:p>58.129807</text:p>
          </table:table-cell>
          <table:table-cell office:value-type="string" calcext:value-type="string">
            <text:p>6.594302</text:p>
          </table:table-cell>
          <table:table-cell office:value-type="string" calcext:value-type="string">
            <text:p>Shadi Omar Kataf</text:p>
          </table:table-cell>
          <table:table-cell office:value-type="string" calcext:value-type="string">
            <text:p>profil.png</text:p>
          </table:table-cell>
          <table:table-cell/>
          <table:table-cell office:value-type="string" calcext:value-type="string">
            <text:p>Syrienne</text:p>
          </table:table-cell>
          <table:table-cell/>
          <table:table-cell office:value-type="string" calcext:value-type="string">
            <text:p>H</text:p>
          </table:table-cell>
          <table:table-cell office:value-type="string" calcext:value-type="string">
            <text:p>Noyade</text:p>
          </table:table-cell>
          <table:table-cell office:value-type="string" calcext:value-type="string">
            <text:p>Un corps retrouvé sur une île du Nord des Pays Bas en octobre 2014 a été identifié comme étant celui d’un exilé syrien de 22 ans porté disparu à Calais. Un second corps, retrouvé sur les côtes de Norvège, a été identifié comme étant celui de Shadi Omar Kataf, exilé syrien également.</text:p>
          </table:table-cell>
          <table:table-cell office:value-type="string" calcext:value-type="string">
            <text:p><text:a xlink:href="http://www.dagbladet.no/spesial/vatdraktmysteriet/eng/" xlink:type="simple">http://www.dagbladet.no/spesial/vatdraktmysteriet/eng/</text:a></text:p>
          </table:table-cell>
          <table:table-cell office:value-type="string" calcext:value-type="string">
            <text:p><text:a xlink:href="http://www.ted.com/talks/anders_fjellberg_two_nameless_bodies_washed_up_on_the_beach_here_are_their_stories" xlink:type="simple">http://www.ted.com/talks/anders_fjellberg_two_nameless_bodies_washed_up_on_the_beach_here_are_their_stories</text:a></text:p>
          </table:table-cell>
          <table:table-cell office:value-type="string" calcext:value-type="string">
            <text:p><text:a xlink:href="http://www.mirror.co.uk/news/world-news/desperate-syrians-fleeing-isis-drown-6111516" xlink:type="simple">http://www.mirror.co.uk/news/world-news/desperate-syrians-fleeing-isis-drown-6111516</text:a></text:p>
          </table:table-cell>
          <table:table-cell office:value-type="string" calcext:value-type="string">
            <text:p><text:a xlink:href="http://www.newstatesman.com/2015/07/boys-who-could-see-england" xlink:type="simple">http://www.newstatesman.com/2015/07/boys-who-could-see-england</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43"/>
          <table:table-cell table:number-columns-repeated="2"/>
          <table:table-cell table:style-name="ce48"/>
          <table:table-cell table:number-columns-repeated="999"/>
        </table:table-row>
        <table:table-row table:style-name="ro14">
          <table:table-cell office:value-type="float" office:value="60" calcext:value-type="float">
            <text:p>60</text:p>
          </table:table-cell>
          <table:table-cell office:value-type="float" office:value="20141025" calcext:value-type="float">
            <text:p>20141025</text:p>
          </table:table-cell>
          <table:table-cell office:value-type="string" calcext:value-type="string">
            <text:p>Coquelles/Calais</text:p>
          </table:table-cell>
          <table:table-cell office:value-type="string" calcext:value-type="string">
            <text:p>50.940416</text:p>
          </table:table-cell>
          <table:table-cell office:value-type="string" calcext:value-type="string">
            <text:p>1.811603</text:p>
          </table:table-cell>
          <table:table-cell office:value-type="string" calcext:value-type="string">
            <text:p>Afom Tsegay</text:p>
          </table:table-cell>
          <table:table-cell office:value-type="string" calcext:value-type="string">
            <text:p>profil.png</text:p>
          </table:table-cell>
          <table:table-cell office:value-type="float" office:value="26" calcext:value-type="float">
            <text:p>26</text:p>
          </table:table-cell>
          <table:table-cell office:value-type="string" calcext:value-type="string">
            <text:p>Erythréenne</text:p>
          </table:table-cell>
          <table:table-cell office:value-type="string" calcext:value-type="string">
            <text:p>N</text:p>
          </table:table-cell>
          <table:table-cell office:value-type="string" calcext:value-type="string">
            <text:p>H</text:p>
          </table:table-cell>
          <table:table-cell office:value-type="string" calcext:value-type="string">
            <text:p/>
            <text:p>Accident de la route</text:p>
            <text:p/>
          </table:table-cell>
          <table:table-cell office:value-type="string" calcext:value-type="string">
            <text:p/>
            <text:p>Afom Tsegay, un exilé érythréen de 26 ans, a été renversé par une voiture en revenant du commissariat de Coquelles après avoir été arrêté. Il est resté 9 jours dans le coma à l’hôpital de Lille jusqu’à son décès.</text:p>
            <text:p/>
            <text:p/>
          </table:table-cell>
          <table:table-cell office:value-type="string" calcext:value-type="string">
            <text:p><text:a xlink:href="https://testeenvoorde.wordpress.com/2014/12/01/article-dhaydee-saberan-pour-temoignage-chretien/" xlink:type="simple">https://testeenvoorde.wordpress.com/2014/12/01/article-dhaydee-saberan-pour-temoignage-chretien/</text:a></text:p>
          </table:table-cell>
          <table:table-cell office:value-type="string" calcext:value-type="string">
            <text:p><text:a xlink:href="https://passeursdhospitalites.wordpress.com/2014/11/02/encore-un-exile-mort-a-la-frontiere/" xlink:type="simple">https://passeursdhospitalites.wordpress.com/2014/11/02/encore-un-exile-mort-a-la-frontiere/</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4"/>
          <table:table-cell table:style-name="ce36"/>
          <table:table-cell table:style-name="ce42"/>
          <table:table-cell table:number-columns-repeated="2"/>
          <table:table-cell table:style-name="ce48"/>
          <table:table-cell table:number-columns-repeated="999"/>
        </table:table-row>
        <table:table-row table:style-name="ro14">
          <table:table-cell office:value-type="float" office:value="61" calcext:value-type="float">
            <text:p>61</text:p>
          </table:table-cell>
          <table:table-cell office:value-type="float" office:value="20141024" calcext:value-type="float">
            <text:p>20141024</text:p>
          </table:table-cell>
          <table:table-cell office:value-type="string" calcext:value-type="string">
            <text:p>Calais</text:p>
          </table:table-cell>
          <table:table-cell office:value-type="string" calcext:value-type="string">
            <text:p>50.938091</text:p>
          </table:table-cell>
          <table:table-cell office:value-type="string" calcext:value-type="string">
            <text:p>1.822435</text:p>
          </table:table-cell>
          <table:table-cell office:value-type="string" calcext:value-type="string">
            <text:p>Mohammad Ali Douda</text:p>
          </table:table-cell>
          <table:table-cell office:value-type="string" calcext:value-type="string">
            <text:p>profil.png</text:p>
          </table:table-cell>
          <table:table-cell/>
          <table:table-cell office:value-type="string" calcext:value-type="string">
            <text:p>Soudanaise</text:p>
          </table:table-cell>
          <table:table-cell/>
          <table:table-cell office:value-type="string" calcext:value-type="string">
            <text:p>H</text:p>
          </table:table-cell>
          <table:table-cell office:value-type="string" calcext:value-type="string">
            <text:p/>
            <text:p>Accident de la route lié au passage</text:p>
            <text:p/>
          </table:table-cell>
          <table:table-cell office:value-type="string" calcext:value-type="string">
            <text:p/>
            <text:p>Mercredi 22 octobre, Mohammad Ali Douda, un exilé soudanais a eu un accident grave en sautant d’un pont sur un camion. Deux jours plus tard, il était déclaré en état de mort cérébrale.</text:p>
            <text:p/>
            <text:p/>
          </table:table-cell>
          <table:table-cell office:value-type="string" calcext:value-type="string">
            <text:p><text:a xlink:href="http://www.lavoixdunord.fr/region/calais-un-migrant-entre-la-vie-et-la-mort-apres-avoir-ia33b48583n2451631" xlink:type="simple">http://www.lavoixdunord.fr/region/calais-un-migrant-entre-la-vie-et-la-mort-apres-avoir-ia33b48583n2451631</text:a></text:p>
          </table:table-cell>
          <table:table-cell office:value-type="string" calcext:value-type="string">
            <text:p><text:a xlink:href="https://testeenvoorde.wordpress.com/2014/12/01/article-dhaydee-saberan-pour-temoignage-chretien/" xlink:type="simple">https://testeenvoorde.wordpress.com/2014/12/01/article-dhaydee-saberan-pour-temoignage-chretien/</text:a></text:p>
          </table:table-cell>
          <table:table-cell table:style-name="ce14" office:value-type="string" calcext:value-type="string">
            <text:p><text:a xlink:href="https://passeursdhospitalites.wordpress.com/2014/10/24/nouveau-deces-2/" xlink:type="simple">https://passeursdhospitalites.wordpress.com/2014/10/24/nouveau-deces-2/</text:a></text:p>
          </table:table-cell>
          <table:table-cell office:value-type="string" calcext:value-type="string">
            <text:p><text:a xlink:href="https://www.mediapart.fr/journal/france/271014/pourquoi-calais-fait-face-une-crise-humanitaire-jamais-vue" xlink:type="simple">https://www.mediapart.fr/journal/france/271014/pourquoi-calais-fait-face-une-crise-humanitaire-jamais-vue</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37"/>
          <table:table-cell table:style-name="ce46" table:number-columns-repeated="2"/>
          <table:table-cell table:number-columns-repeated="1000"/>
        </table:table-row>
        <table:table-row table:style-name="ro17">
          <table:table-cell office:value-type="float" office:value="62" calcext:value-type="float">
            <text:p>62</text:p>
          </table:table-cell>
          <table:table-cell office:value-type="float" office:value="20141020" calcext:value-type="float">
            <text:p>20141020</text:p>
          </table:table-cell>
          <table:table-cell/>
          <table:table-cell office:value-type="string" calcext:value-type="string">
            <text:p>50.968177</text:p>
          </table:table-cell>
          <table:table-cell office:value-type="string" calcext:value-type="string">
            <text:p>1.902454</text:p>
          </table:table-cell>
          <table:table-cell office:value-type="string" calcext:value-type="string">
            <text:p>Sara</text:p>
          </table:table-cell>
          <table:table-cell office:value-type="string" calcext:value-type="string">
            <text:p>profil.png</text:p>
          </table:table-cell>
          <table:table-cell office:value-type="float" office:value="16" calcext:value-type="float">
            <text:p>16</text:p>
          </table:table-cell>
          <table:table-cell office:value-type="string" calcext:value-type="string">
            <text:p>Ethiopienne <text:s/></text:p>
          </table:table-cell>
          <table:table-cell office:value-type="string" calcext:value-type="string">
            <text:p>Y</text:p>
          </table:table-cell>
          <table:table-cell office:value-type="string" calcext:value-type="string">
            <text:p>F</text:p>
          </table:table-cell>
          <table:table-cell office:value-type="string" calcext:value-type="string">
            <text:p/>
            <text:p>Accident de la route</text:p>
            <text:p/>
          </table:table-cell>
          <table:table-cell office:value-type="string" calcext:value-type="string">
            <text:p>Sara, une jeune éthiopienne de 16 ans, est morte fauchée par une voiture sur l’autoroute.</text:p>
          </table:table-cell>
          <table:table-cell office:value-type="string" calcext:value-type="string">
            <text:p><text:a xlink:href="http://www.leparisien.fr/faits-divers/le-destin-de-sara-s-est-achevee-a-calais-22-11-2014-4313941.php" xlink:type="simple">http://www.leparisien.fr/faits-divers/le-destin-de-sara-s-est-achevee-a-calais-22-11-2014-4313941.php</text:a></text:p>
          </table:table-cell>
          <table:table-cell office:value-type="string" calcext:value-type="string">
            <text:p><text:a xlink:href="http://www.lavoixdunord.fr/region/calais-un-appel-aux-dons-lance-pour-rapatrier-le-corps-ia33b48581n2451887" xlink:type="simple">http://www.lavoixdunord.fr/region/calais-un-appel-aux-dons-lance-pour-rapatrier-le-corps-ia33b48581n2451887</text:a></text:p>
          </table:table-cell>
          <table:table-cell office:value-type="string" calcext:value-type="string">
            <text:p><text:a xlink:href="https://passeursdhospitalites.wordpress.com/2014/10/21/mort-dune-exilee/" xlink:type="simple">https://passeursdhospitalites.wordpress.com/2014/10/21/mort-dune-exilee/</text:a></text:p>
          </table:table-cell>
          <table:table-cell office:value-type="string" calcext:value-type="string">
            <text:p><text:a xlink:href="https://testeenvoorde.wordpress.com/2014/12/01/article-dhaydee-saberan-pour-temoignage-chretien/" xlink:type="simple">https://testeenvoorde.wordpress.com/2014/12/01/article-dhaydee-saberan-pour-temoignage-chretien/</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14">
          <table:table-cell office:value-type="float" office:value="63" calcext:value-type="float">
            <text:p>63</text:p>
          </table:table-cell>
          <table:table-cell office:value-type="float" office:value="20140926" calcext:value-type="float">
            <text:p>20140926</text:p>
          </table:table-cell>
          <table:table-cell office:value-type="string" calcext:value-type="string">
            <text:p>Calais, pont Georges V</text:p>
          </table:table-cell>
          <table:table-cell office:value-type="string" calcext:value-type="string">
            <text:p>50.954445</text:p>
          </table:table-cell>
          <table:table-cell office:value-type="string" calcext:value-type="string">
            <text:p><text:s/>1.850274</text:p>
          </table:table-cell>
          <table:table-cell office:value-type="string" calcext:value-type="string">
            <text:p>Moussa</text:p>
          </table:table-cell>
          <table:table-cell office:value-type="string" calcext:value-type="string">
            <text:p>profil.png</text:p>
          </table:table-cell>
          <table:table-cell/>
          <table:table-cell office:value-type="string" calcext:value-type="string">
            <text:p>Soudanaise</text:p>
          </table:table-cell>
          <table:table-cell/>
          <table:table-cell office:value-type="string" calcext:value-type="string">
            <text:p>H</text:p>
          </table:table-cell>
          <table:table-cell office:value-type="string" calcext:value-type="string">
            <text:p>Noyade</text:p>
          </table:table-cell>
          <table:table-cell office:value-type="string" calcext:value-type="string">
            <text:p/>
            <text:p>Moussa, un exilé soudanais, est mort noyé dans le canal a priori des suites d’une bagarre. Un procès a eu lieu en janvier 2017 mettant en cause deux autres exilés soudanais accusés du meurtre de celui-ci (cf. articles de Nord Littoral).</text:p>
            <text:p/>
            <text:p/>
          </table:table-cell>
          <table:table-cell table:style-name="ce17" office:value-type="string" calcext:value-type="string">
            <text:p><text:a xlink:href="http://www.nordeclair.fr/archive/recup%3A%252Finfo-locale%252Fnoyade-dans-le-canal-de-calais-les-plongeurs-ont-jna60b0n484790" xlink:type="simple">http://www.nordeclair.fr/archive/recup%3A%252Finfo-locale%252Fnoyade-dans-le-canal-de-calais-les-plongeurs-ont-jna60b0n484790</text:a></text:p>
          </table:table-cell>
          <table:table-cell table:style-name="ce17" office:value-type="string" calcext:value-type="string">
            <text:p><text:a xlink:href="https://passeursdhospitalites.wordpress.com/2014/09/27/lalcool-jusqua-la-mort/" xlink:type="simple">https://passeursdhospitalites.wordpress.com/2014/09/27/lalcool-jusqua-la-mort/</text:a></text:p>
          </table:table-cell>
          <table:table-cell table:style-name="ce18" office:value-type="string" calcext:value-type="string">
            <text:p><text:a xlink:href="http://www.nordlittoral.fr/14656/article/2017-01-11/noye-du-pont-george-v-la-traque" xlink:type="simple">http://www.nordlittoral.fr/14656/article/2017-01-11/noye-du-pont-george-v-la-traque</text:a></text:p>
          </table:table-cell>
          <table:table-cell table:style-name="ce18" office:value-type="string" calcext:value-type="string">
            <text:p><text:a xlink:href="http://www.nordlittoral.fr/14488/article/2017-01-10/noye-du-pont-george-v-de-la-guerre-du-soudan-calais-l-itineraire-des-deux" xlink:type="simple">http://www.nordlittoral.fr/14488/article/2017-01-10/noye-du-pont-george-v-de-la-guerre-du-soudan-calais-l-itineraire-des-deux</text:a></text:p>
          </table:table-cell>
          <table:table-cell table:style-name="ce17"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8">
          <table:table-cell office:value-type="float" office:value="64" calcext:value-type="float">
            <text:p>64</text:p>
          </table:table-cell>
          <table:table-cell office:value-type="float" office:value="20140816" calcext:value-type="float">
            <text:p>20140816</text:p>
          </table:table-cell>
          <table:table-cell office:value-type="string" calcext:value-type="string">
            <text:p>Tilbury Docks (GB)</text:p>
          </table:table-cell>
          <table:table-cell office:value-type="string" calcext:value-type="string">
            <text:p>51.457483</text:p>
          </table:table-cell>
          <table:table-cell office:value-type="string" calcext:value-type="string">
            <text:p>0.352344</text:p>
          </table:table-cell>
          <table:table-cell/>
          <table:table-cell office:value-type="string" calcext:value-type="string">
            <text:p>profil.png</text:p>
          </table:table-cell>
          <table:table-cell/>
          <table:table-cell office:value-type="string" calcext:value-type="string">
            <text:p>Afghane</text:p>
          </table:table-cell>
          <table:table-cell/>
          <table:table-cell office:value-type="string" calcext:value-type="string">
            <text:p>H</text:p>
          </table:table-cell>
          <table:table-cell office:value-type="string" calcext:value-type="string">
            <text:p>Mort pendant le passage</text:p>
          </table:table-cell>
          <table:table-cell office:value-type="string" calcext:value-type="string">
            <text:p>Un exilé afghan est retrouvé mort dans un container. Avec 34 autres personnes, il s’était caché dans un container qui a été chargé sur un ferry en partance de Zeebrugge et à destination de Tilbury. </text:p>
          </table:table-cell>
          <table:table-cell office:value-type="string" calcext:value-type="string">
            <text:p><text:a xlink:href="https://www.theguardian.com/uk-news/2014/aug/17/tilbury-container-sikhs-afghanistan-essex-police" xlink:type="simple">https://www.theguardian.com/uk-news/2014/aug/17/tilbury-container-sikhs-afghanistan-essex-police</text:a></text:p>
          </table:table-cell>
          <table:table-cell office:value-type="string" calcext:value-type="string">
            <text:p><text:a xlink:href="http://www.bbc.com/news/uk-28827133" xlink:type="simple">http://www.bbc.com/news/uk-28827133</text:a></text:p>
          </table:table-cell>
          <table:table-cell office:value-type="string" calcext:value-type="string">
            <text:p><text:a xlink:href="http://www.francetvinfo.fr/monde/europe/deux-inculpations-apres-la-mort-d-un-clandestin-dans-un-conteneur_1697277.html" xlink:type="simple">http://www.francetvinfo.fr/monde/europe/deux-inculpations-apres-la-mort-d-un-clandestin-dans-un-conteneur_1697277.html</text:a></text:p>
          </table:table-cell>
          <table:table-cell table:style-name="ce23" office:value-type="string" calcext:value-type="string">
            <text:p/>
          </table:table-cell>
          <table:table-cell table:number-columns-repeated="3"/>
          <table:table-cell table:style-name="ce36"/>
          <table:table-cell table:style-name="ce37"/>
          <table:table-cell table:number-columns-repeated="2"/>
          <table:table-cell table:style-name="ce48"/>
          <table:table-cell table:number-columns-repeated="999"/>
        </table:table-row>
        <table:table-row table:style-name="ro14">
          <table:table-cell office:value-type="float" office:value="65" calcext:value-type="float">
            <text:p>65</text:p>
          </table:table-cell>
          <table:table-cell office:value-type="float" office:value="20140723" calcext:value-type="float">
            <text:p>20140723</text:p>
          </table:table-cell>
          <table:table-cell office:value-type="string" calcext:value-type="string">
            <text:p>Douvres (GB)</text:p>
          </table:table-cell>
          <table:table-cell office:value-type="string" calcext:value-type="string">
            <text:p>51.124624</text:p>
          </table:table-cell>
          <table:table-cell office:value-type="string" calcext:value-type="string">
            <text:p>1.329795</text:p>
          </table:table-cell>
          <table:table-cell office:value-type="string" calcext:value-type="string">
            <text:p>Ahmed Abdallah </text:p>
          </table:table-cell>
          <table:table-cell office:value-type="string" calcext:value-type="string">
            <text:p>profil.png</text:p>
          </table:table-cell>
          <table:table-cell office:value-type="float" office:value="16" calcext:value-type="float">
            <text:p>16</text:p>
          </table:table-cell>
          <table:table-cell office:value-type="string" calcext:value-type="string">
            <text:p>Soudanaise</text:p>
          </table:table-cell>
          <table:table-cell office:value-type="string" calcext:value-type="string">
            <text:p>Y</text:p>
          </table:table-cell>
          <table:table-cell office:value-type="string" calcext:value-type="string">
            <text:p>H</text:p>
          </table:table-cell>
          <table:table-cell office:value-type="string" calcext:value-type="string">
            <text:p/>
            <text:p>Accident de la route lié au passage</text:p>
            <text:p/>
          </table:table-cell>
          <table:table-cell office:value-type="string" calcext:value-type="string">
            <text:p/>
            <text:p>Ahmed Abdallah, 16 ans, a réussi de se cacher dans un bus à Boulogne. Il est bien arrivé en Angleterre, mais lorsqu’il a essayé de sortir de sa cachette, le bus l’a écrasé. Son frère Jamal l’attendait à Londres.</text:p>
            <text:p/>
            <text:p/>
          </table:table-cell>
          <table:table-cell office:value-type="string" calcext:value-type="string">
            <text:p><text:a xlink:href="http://www.lavoixdunord.fr/region/un-migrant-de-16-ans-parti-de-boulogne-meurt-ecrase-par-ia31b49030n2322020" xlink:type="simple">http://www.lavoixdunord.fr/region/un-migrant-de-16-ans-parti-de-boulogne-meurt-ecrase-par-ia31b49030n2322020</text:a></text:p>
          </table:table-cell>
          <table:table-cell office:value-type="string" calcext:value-type="string">
            <text:p><text:a xlink:href="http://www.lasemainedansleboulonnais.fr/fait-divers/sur-le-vif-ia680b0n132928" xlink:type="simple">http://www.lasemainedansleboulonnais.fr/fait-divers/sur-le-vif-ia680b0n132928</text:a></text:p>
          </table:table-cell>
          <table:table-cell office:value-type="string" calcext:value-type="string">
            <text:p><text:a xlink:href="https://passeursdhospitalites.wordpress.com/2014/08/page/3/" xlink:type="simple">https://passeursdhospitalites.wordpress.com/2014/08/page/3/</text:a></text:p>
          </table:table-cell>
          <table:table-cell table:number-columns-repeated="4"/>
          <table:table-cell table:style-name="ce39"/>
          <table:table-cell table:style-name="ce42"/>
          <table:table-cell table:number-columns-repeated="2"/>
          <table:table-cell table:style-name="ce48"/>
          <table:table-cell table:number-columns-repeated="999"/>
        </table:table-row>
        <table:table-row table:style-name="ro17">
          <table:table-cell office:value-type="float" office:value="66" calcext:value-type="float">
            <text:p>66</text:p>
          </table:table-cell>
          <table:table-cell office:value-type="float" office:value="20140523" calcext:value-type="float">
            <text:p>20140523</text:p>
          </table:table-cell>
          <table:table-cell office:value-type="string" calcext:value-type="string">
            <text:p>Calais</text:p>
          </table:table-cell>
          <table:table-cell office:value-type="string" calcext:value-type="string">
            <text:p>50.944725</text:p>
          </table:table-cell>
          <table:table-cell office:value-type="string" calcext:value-type="string">
            <text:p>1.808264</text:p>
          </table:table-cell>
          <table:table-cell office:value-type="string" calcext:value-type="string">
            <text:p>Youssef Haroun</text:p>
          </table:table-cell>
          <table:table-cell office:value-type="string" calcext:value-type="string">
            <text:p>profil.png</text:p>
          </table:table-cell>
          <table:table-cell office:value-type="float" office:value="18" calcext:value-type="float">
            <text:p>18</text:p>
          </table:table-cell>
          <table:table-cell office:value-type="string" calcext:value-type="string">
            <text:p>Soudanaise</text:p>
          </table:table-cell>
          <table:table-cell office:value-type="string" calcext:value-type="string">
            <text:p>N</text:p>
          </table:table-cell>
          <table:table-cell office:value-type="string" calcext:value-type="string">
            <text:p>H</text:p>
          </table:table-cell>
          <table:table-cell office:value-type="string" calcext:value-type="string">
            <text:p/>
            <text:p>Accident de la route lié au passage</text:p>
            <text:p/>
          </table:table-cell>
          <table:table-cell office:value-type="string" calcext:value-type="string">
            <text:p>Youssef Haroun, jeune exilé soudanais de 18 ans est mort écrasé par le car sous lequel il s’était accroché pour passer en Angleterre.</text:p>
          </table:table-cell>
          <table:table-cell office:value-type="string" calcext:value-type="string">
            <text:p><text:a xlink:href="http://www.lavoixdunord.fr/region/calais-un-migrant-decede-ecrase-par-un-bus-sur-le-ia33b48581n2158339" xlink:type="simple">http://www.lavoixdunord.fr/region/calais-un-migrant-decede-ecrase-par-un-bus-sur-le-ia33b48581n2158339</text:a></text:p>
          </table:table-cell>
          <table:table-cell office:value-type="string" calcext:value-type="string">
            <text:p><text:a xlink:href="https://passeursdhospitalites.wordpress.com/2014/05/23/encore-un-mort-a-calais/" xlink:type="simple">https://passeursdhospitalites.wordpress.com/2014/05/23/encore-un-mort-a-calais/</text:a></text:p>
          </table:table-cell>
          <table:table-cell office:value-type="string" calcext:value-type="string">
            <text:p><text:a xlink:href="https://calaismigrantsolidarity.wordpress.com/2014/05/23/another-death-is-another-death-too-many/" xlink:type="simple">https://calaismigrantsolidarity.wordpress.com/2014/05/23/another-death-is-another-death-too-many/</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3"/>
          <table:table-cell table:style-name="ce36"/>
          <table:table-cell table:style-name="ce42"/>
          <table:table-cell table:number-columns-repeated="1002"/>
        </table:table-row>
        <table:table-row table:style-name="ro10">
          <table:table-cell office:value-type="float" office:value="67" calcext:value-type="float">
            <text:p>67</text:p>
          </table:table-cell>
          <table:table-cell table:style-name="ce5" office:value-type="float" office:value="20140507" calcext:value-type="float">
            <text:p>20140507</text:p>
          </table:table-cell>
          <table:table-cell table:style-name="ce5" office:value-type="string" calcext:value-type="string">
            <text:p>Condette</text:p>
          </table:table-cell>
          <table:table-cell table:style-name="ce5" office:value-type="string" calcext:value-type="string">
            <text:p>50.653290</text:p>
          </table:table-cell>
          <table:table-cell table:style-name="ce5" office:value-type="string" calcext:value-type="string">
            <text:p>1.661385</text:p>
          </table:table-cell>
          <table:table-cell table:style-name="ce5" office:value-type="string" calcext:value-type="string">
            <text:p>Mengs Medahne</text:p>
          </table:table-cell>
          <table:table-cell office:value-type="string" calcext:value-type="string">
            <text:p>profil.png</text:p>
          </table:table-cell>
          <table:table-cell table:style-name="ce5" office:value-type="float" office:value="16" calcext:value-type="float">
            <text:p>16</text:p>
          </table:table-cell>
          <table:table-cell table:style-name="ce5" office:value-type="string" calcext:value-type="string">
            <text:p>Erythréenne</text:p>
          </table:table-cell>
          <table:table-cell table:style-name="ce5" office:value-type="string" calcext:value-type="string">
            <text:p>Y</text:p>
          </table:table-cell>
          <table:table-cell table:style-name="ce5" office:value-type="string" calcext:value-type="string">
            <text:p>H</text:p>
          </table:table-cell>
          <table:table-cell office:value-type="string" calcext:value-type="string">
            <text:p/>
            <text:p>Accident de la route lié au passage</text:p>
            <text:p/>
          </table:table-cell>
          <table:table-cell table:style-name="ce5" office:value-type="string" calcext:value-type="string">
            <text:p/>
            <text:p>Mengs Medahne, un jeune érythréen de 16 ans est mort en essayant de passer en Angleterre. S’apercevant que le camion dans lequel il était monté avec deux de ses camarades allait dans la mauvaise direction, il a sauté en marché et a été percuté par les deux véhicules qui suivaient.</text:p>
            <text:p/>
            <text:p/>
          </table:table-cell>
          <table:table-cell table:style-name="ce16" office:value-type="string" calcext:value-type="string">
            <text:p><text:a xlink:href="http://www.lavoixdunord.fr/region/condette-l-histoire-de-mengs-16-ans-decede-sur-ia31b49035n2131532" xlink:type="simple">http://www.lavoixdunord.fr/region/condette-l-histoire-de-mengs-16-ans-decede-sur-ia31b49035n2131532</text:a></text:p>
          </table:table-cell>
          <table:table-cell table:style-name="ce16" office:value-type="string" calcext:value-type="string">
            <text:p><text:a xlink:href="https://passeursdhospitalites.wordpress.com/2014/05/07/mengs-medahne-mort-parce-quil-coutait-trop-cher/" xlink:type="simple">https://passeursdhospitalites.wordpress.com/2014/05/07/mengs-medahne-mort-parce-quil-coutait-trop-cher/</text:a></text:p>
          </table:table-cell>
          <table:table-cell table:style-name="ce16" office:value-type="string" calcext:value-type="string">
            <text:p><text:a xlink:href="https://blogs.mediapart.fr/fini-de-rire/blog/160514/le-spleen-du-migrant-qui-na-plus-de-probleme" xlink:type="simple">https://blogs.mediapart.fr/fini-de-rire/blog/160514/le-spleen-du-migrant-qui-na-plus-de-probleme</text:a></text:p>
          </table:table-cell>
          <table:table-cell table:style-name="ce16" office:value-type="string" calcext:value-type="string">
            <text:p><text:a xlink:href="http://www.liberation.fr/societe/2014/05/08/quatorze-ans-a-errer-et-tu-n-as-rien_1013436" xlink:type="simple">http://www.liberation.fr/societe/2014/05/08/quatorze-ans-a-errer-et-tu-n-as-rien_1013436</text:a></text:p>
          </table:table-cell>
          <table:table-cell table:style-name="ce16"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style-name="ce31"/>
          <table:table-cell table:style-name="ce34"/>
          <table:table-cell table:style-name="ce38"/>
          <table:table-cell table:style-name="ce41"/>
          <table:table-cell table:style-name="ce47" table:number-columns-repeated="2"/>
          <table:table-cell table:style-name="ce49"/>
          <table:table-cell table:style-name="ce51" table:number-columns-repeated="2"/>
          <table:table-cell table:style-name="ce47" table:number-columns-repeated="47"/>
          <table:table-cell table:style-name="ce52" table:number-columns-repeated="949"/>
          <table:table-cell table:style-name="ce54"/>
        </table:table-row>
        <table:table-row table:style-name="ro16">
          <table:table-cell office:value-type="float" office:value="68" calcext:value-type="float">
            <text:p>68</text:p>
          </table:table-cell>
          <table:table-cell office:value-type="float" office:value="20140315" calcext:value-type="float">
            <text:p>20140315</text:p>
          </table:table-cell>
          <table:table-cell office:value-type="string" calcext:value-type="string">
            <text:p>L’aire d’autoroute d’Offekerque</text:p>
          </table:table-cell>
          <table:table-cell office:value-type="string" calcext:value-type="string">
            <text:p>50.932388</text:p>
          </table:table-cell>
          <table:table-cell office:value-type="string" calcext:value-type="string">
            <text:p>2.003320</text:p>
          </table:table-cell>
          <table:table-cell/>
          <table:table-cell office:value-type="string" calcext:value-type="string">
            <text:p>profil.png</text:p>
          </table:table-cell>
          <table:table-cell/>
          <table:table-cell office:value-type="string" calcext:value-type="string">
            <text:p>Ethiopienne <text:s/></text:p>
          </table:table-cell>
          <table:table-cell/>
          <table:table-cell office:value-type="string" calcext:value-type="string">
            <text:p>H</text:p>
          </table:table-cell>
          <table:table-cell office:value-type="string" calcext:value-type="string">
            <text:p/>
            <text:p>Accident de la route lié au passage</text:p>
            <text:p/>
          </table:table-cell>
          <table:table-cell office:value-type="string" calcext:value-type="string">
            <text:p/>
            <text:p>Un jeune éthiopien est décédé dans la nuit. Ils sont montés à trois dans un camion qui n'allait pas dans la bonne direction. Quand ils s'en sont aperçus, ils ont fait du bruit pour que le chauffeur s'arrête. Le chauffeur a freiné brusquement, et l'un des trois s'est cogné la tête. Les deux autres se sont enfuis et sont rentrés à Calais à pieds.</text:p>
            <text:p/>
            <text:p/>
          </table:table-cell>
          <table:table-cell table:style-name="ce18" office:value-type="string" calcext:value-type="string">
            <text:p><text:a xlink:href="http://www.associationsalam.org/A-16-un-migrant-retrouve-mort-sur" xlink:type="simple">http://www.associationsalam.org/A-16-un-migrant-retrouve-mort-sur</text:a></text:p>
          </table:table-cell>
          <table:table-cell table:style-name="ce17" office:value-type="string" calcext:value-type="string">
            <text:p><text:a xlink:href="http://france3-regions.francetvinfo.fr/nord-pas-de-calais/2014/03/16/calais-plusieurs-migrants-morts-en-quelques-jours-434181.html" xlink:type="simple">http://france3-regions.francetvinfo.fr/nord-pas-de-calais/2014/03/16/calais-plusieurs-migrants-morts-en-quelques-jours-434181.html</text:a></text:p>
          </table:table-cell>
          <table:table-cell table:style-name="ce18" office:value-type="string" calcext:value-type="string">
            <text:p><text:a xlink:href="https://passeursdhospitalites.wordpress.com/2014/03/14/deux-morts/" xlink:type="simple">https://passeursdhospitalites.wordpress.com/2014/03/14/deux-morts/</text:a></text:p>
          </table:table-cell>
          <table:table-cell table:style-name="ce17"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style-name="ce27" office:value-type="string" calcext:value-type="string">
            <text:p><text:a xlink:href="http://www.nordlittoral.fr/fait-divers-justice/un-migrant-retrouve-mort-dans-une-remorque-de-poids-lourd-ia6b0n83151" xlink:type="simple">http://www.nordlittoral.fr/fait-divers-justice/un-migrant-retrouve-mort-dans-une-remorque-de-poids-lourd-ia6b0n83151</text:a></text:p>
          </table:table-cell>
          <table:table-cell table:number-columns-repeated="2"/>
          <table:table-cell table:style-name="ce36"/>
          <table:table-cell table:style-name="ce42"/>
          <table:table-cell table:number-columns-repeated="1002"/>
        </table:table-row>
        <table:table-row table:style-name="ro17">
          <table:table-cell office:value-type="float" office:value="69" calcext:value-type="float">
            <text:p>69</text:p>
          </table:table-cell>
          <table:table-cell office:value-type="float" office:value="20140314" calcext:value-type="float">
            <text:p>20140314</text:p>
          </table:table-cell>
          <table:table-cell office:value-type="string" calcext:value-type="string">
            <text:p>Calais, bassin de la Batellerie</text:p>
          </table:table-cell>
          <table:table-cell office:value-type="string" calcext:value-type="string">
            <text:p>50.954313</text:p>
          </table:table-cell>
          <table:table-cell office:value-type="string" calcext:value-type="string">
            <text:p>1.855736</text:p>
          </table:table-cell>
          <table:table-cell office:value-type="string" calcext:value-type="string">
            <text:p>Senay Berhay</text:p>
          </table:table-cell>
          <table:table-cell office:value-type="string" calcext:value-type="string">
            <text:p>profil.png</text:p>
          </table:table-cell>
          <table:table-cell office:value-type="float" office:value="25" calcext:value-type="float">
            <text:p>25</text:p>
          </table:table-cell>
          <table:table-cell office:value-type="string" calcext:value-type="string">
            <text:p>Ethiopienne <text:s/></text:p>
          </table:table-cell>
          <table:table-cell office:value-type="string" calcext:value-type="string">
            <text:p>N</text:p>
          </table:table-cell>
          <table:table-cell office:value-type="string" calcext:value-type="string">
            <text:p>H</text:p>
          </table:table-cell>
          <table:table-cell office:value-type="string" calcext:value-type="string">
            <text:p>Noyade</text:p>
          </table:table-cell>
          <table:table-cell office:value-type="string" calcext:value-type="string">
            <text:p>Senay Berhay, exilé Ethiopien âgé de 25 ans, habitant au campement au bord du bassin de la Batellerie, a été retrouvé mort noyé dans le bassin.</text:p>
          </table:table-cell>
          <table:table-cell table:style-name="ce18" office:value-type="string" calcext:value-type="string">
            <text:p><text:a xlink:href="http://www.associationsalam.org/Migrant-retrouve-noye-a-Calais-la" xlink:type="simple">http://www.associationsalam.org/Migrant-retrouve-noye-a-Calais-la</text:a></text:p>
          </table:table-cell>
          <table:table-cell table:style-name="ce17" office:value-type="string" calcext:value-type="string">
            <text:p><text:a xlink:href="http://france3-regions.francetvinfo.fr/nord-pas-de-calais/2014/03/16/calais-plusieurs-migrants-morts-en-quelques-jours-434181.html" xlink:type="simple">http://france3-regions.francetvinfo.fr/nord-pas-de-calais/2014/03/16/calais-plusieurs-migrants-morts-en-quelques-jours-434181.html</text:a></text:p>
          </table:table-cell>
          <table:table-cell table:style-name="ce18" office:value-type="string" calcext:value-type="string">
            <text:p><text:a xlink:href="https://passeursdhospitalites.wordpress.com/2014/03/14/deux-morts/" xlink:type="simple">https://passeursdhospitalites.wordpress.com/2014/03/14/deux-morts/</text:a></text:p>
          </table:table-cell>
          <table:table-cell table:style-name="ce17"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style-name="ce17"/>
          <table:table-cell table:number-columns-repeated="2"/>
          <table:table-cell table:style-name="ce36"/>
          <table:table-cell table:style-name="ce42"/>
          <table:table-cell table:number-columns-repeated="1002"/>
        </table:table-row>
        <table:table-row table:style-name="ro17">
          <table:table-cell office:value-type="float" office:value="70" calcext:value-type="float">
            <text:p>70</text:p>
          </table:table-cell>
          <table:table-cell office:value-type="float" office:value="20140313" calcext:value-type="float">
            <text:p>20140313</text:p>
          </table:table-cell>
          <table:table-cell office:value-type="string" calcext:value-type="string">
            <text:p>Rely</text:p>
          </table:table-cell>
          <table:table-cell office:value-type="string" calcext:value-type="string">
            <text:p>50.577432</text:p>
          </table:table-cell>
          <table:table-cell office:value-type="string" calcext:value-type="string">
            <text:p>2.372256</text:p>
          </table:table-cell>
          <table:table-cell office:value-type="string" calcext:value-type="string">
            <text:p>Mesfin Germa</text:p>
          </table:table-cell>
          <table:table-cell office:value-type="string" calcext:value-type="string">
            <text:p>profil.png</text:p>
          </table:table-cell>
          <table:table-cell/>
          <table:table-cell office:value-type="string" calcext:value-type="string">
            <text:p>Ethiopienne <text:s/></text:p>
          </table:table-cell>
          <table:table-cell/>
          <table:table-cell office:value-type="string" calcext:value-type="string">
            <text:p>H</text:p>
          </table:table-cell>
          <table:table-cell office:value-type="string" calcext:value-type="string">
            <text:p/>
            <text:p>Accident de la route</text:p>
            <text:p/>
          </table:table-cell>
          <table:table-cell office:value-type="string" calcext:value-type="string">
            <text:p>Un exilé éthiopien, Mesfin Germa, est mort sur l’autoroute A 26 près de l’aire de repos de Rely, percuté par un véhicule. Le chauffeur ne s’est pas arrêté.</text:p>
          </table:table-cell>
          <table:table-cell table:style-name="ce18" office:value-type="string" calcext:value-type="string">
            <text:p><text:a xlink:href="http://france3-regions.francetvinfo.fr/hauts-de-france/2014/03/13/rely-un-pieton-tue-sur-l-autoroute-a26-le-conducteur-en-fuite-432003.html" xlink:type="simple">http://france3-regions.francetvinfo.fr/hauts-de-france/2014/03/13/rely-un-pieton-tue-sur-l-autoroute-a26-le-conducteur-en-fuite-432003.html</text:a></text:p>
          </table:table-cell>
          <table:table-cell table:style-name="ce17" office:value-type="string" calcext:value-type="string">
            <text:p><text:a xlink:href="http://france3-regions.francetvinfo.fr/nord-pas-de-calais/2014/03/16/calais-plusieurs-migrants-morts-en-quelques-jours-434181.html" xlink:type="simple">http://france3-regions.francetvinfo.fr/nord-pas-de-calais/2014/03/16/calais-plusieurs-migrants-morts-en-quelques-jours-434181.html</text:a></text:p>
          </table:table-cell>
          <table:table-cell table:style-name="ce18" office:value-type="string" calcext:value-type="string">
            <text:p><text:a xlink:href="https://passeursdhospitalites.wordpress.com/2014/03/14/deux-morts/" xlink:type="simple">https://passeursdhospitalites.wordpress.com/2014/03/14/deux-morts/</text:a></text:p>
          </table:table-cell>
          <table:table-cell table:style-name="ce17"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style-name="ce28"/>
          <table:table-cell table:number-columns-repeated="2"/>
          <table:table-cell table:style-name="ce36"/>
          <table:table-cell table:style-name="ce42"/>
          <table:table-cell table:number-columns-repeated="2"/>
          <table:table-cell table:style-name="ce48"/>
          <table:table-cell table:number-columns-repeated="999"/>
        </table:table-row>
        <table:table-row table:style-name="ro17">
          <table:table-cell office:value-type="float" office:value="71" calcext:value-type="float">
            <text:p>71</text:p>
          </table:table-cell>
          <table:table-cell office:value-type="float" office:value="20140309" calcext:value-type="float">
            <text:p>20140309</text:p>
          </table:table-cell>
          <table:table-cell office:value-type="string" calcext:value-type="string">
            <text:p>Beuvrequen</text:p>
          </table:table-cell>
          <table:table-cell office:value-type="string" calcext:value-type="string">
            <text:p>50.792715</text:p>
          </table:table-cell>
          <table:table-cell office:value-type="string" calcext:value-type="string">
            <text:p>1.686259</text:p>
          </table:table-cell>
          <table:table-cell/>
          <table:table-cell office:value-type="string" calcext:value-type="string">
            <text:p>profil.png</text:p>
          </table:table-cell>
          <table:table-cell/>
          <table:table-cell office:value-type="string" calcext:value-type="string">
            <text:p>Albanaise</text:p>
          </table:table-cell>
          <table:table-cell/>
          <table:table-cell office:value-type="string" calcext:value-type="string">
            <text:p>H</text:p>
          </table:table-cell>
          <table:table-cell office:value-type="string" calcext:value-type="string">
            <text:p>Homicide</text:p>
          </table:table-cell>
          <table:table-cell office:value-type="string" calcext:value-type="string">
            <text:p>Un albanais de 26 ans a été tué sur l’aire de repos de l’Epitre sur l’A16 par un coup de couteau mortel au cours d’une bagarre.</text:p>
          </table:table-cell>
          <table:table-cell office:value-type="string" calcext:value-type="string">
            <text:p><text:a xlink:href="http://www.lavoixdunord.fr/region/a16-un-homme-tue-sur-l-aire-de-l-epitre-une-ia31b49062n1974951" xlink:type="simple">http://www.lavoixdunord.fr/region/a16-un-homme-tue-sur-l-aire-de-l-epitre-une-ia31b49062n1974951</text:a></text:p>
          </table:table-cell>
          <table:table-cell office:value-type="string" calcext:value-type="string">
            <text:p><text:a xlink:href="https://passeursdhospitalites.wordpress.com/2014/03/11/deces-dun-exile/" xlink:type="simple">https://passeursdhospitalites.wordpress.com/2014/03/11/deces-dun-exile/</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4"/>
          <table:table-cell table:style-name="ce36"/>
          <table:table-cell table:style-name="ce42"/>
          <table:table-cell table:number-columns-repeated="2"/>
          <table:table-cell table:style-name="ce48"/>
          <table:table-cell table:number-columns-repeated="999"/>
        </table:table-row>
        <table:table-row table:style-name="ro19">
          <table:table-cell office:value-type="float" office:value="72" calcext:value-type="float">
            <text:p>72</text:p>
          </table:table-cell>
          <table:table-cell office:value-type="float" office:value="20140202" calcext:value-type="float">
            <text:p>20140202</text:p>
          </table:table-cell>
          <table:table-cell office:value-type="string" calcext:value-type="string">
            <text:p>Calais (zone Marcel Doret)</text:p>
          </table:table-cell>
          <table:table-cell office:value-type="string" calcext:value-type="string">
            <text:p>50.954537</text:p>
          </table:table-cell>
          <table:table-cell office:value-type="string" calcext:value-type="string">
            <text:p>1.906755</text:p>
          </table:table-cell>
          <table:table-cell/>
          <table:table-cell office:value-type="string" calcext:value-type="string">
            <text:p>profil.png</text:p>
          </table:table-cell>
          <table:table-cell office:value-type="string" calcext:value-type="string">
            <text:p>&gt;30</text:p>
          </table:table-cell>
          <table:table-cell office:value-type="string" calcext:value-type="string">
            <text:p>Iranienne</text:p>
          </table:table-cell>
          <table:table-cell office:value-type="string" calcext:value-type="string">
            <text:p>N</text:p>
          </table:table-cell>
          <table:table-cell office:value-type="string" calcext:value-type="string">
            <text:p>H</text:p>
          </table:table-cell>
          <table:table-cell office:value-type="string" calcext:value-type="string">
            <text:p>Homicide</text:p>
          </table:table-cell>
          <table:table-cell office:value-type="string" calcext:value-type="string">
            <text:p>Un exilé iranien d’une trentaine d’années a été tué d’une balle au thorax dans la zone industrielle Marcel Doret.</text:p>
          </table:table-cell>
          <table:table-cell office:value-type="string" calcext:value-type="string">
            <text:p><text:a xlink:href="http://www.lavoixdunord.fr/archive/recup%3A%252Fregion%252Fcalais-un-homme-tue-par-balles-dans-la-zone-industrielle-ia33b48581n1894166" xlink:type="simple">http://www.lavoixdunord.fr/archive/recup%3A%252Fregion%252Fcalais-un-homme-tue-par-balles-dans-la-zone-industrielle-ia33b48581n1894166</text:a></text:p>
          </table:table-cell>
          <table:table-cell office:value-type="string" calcext:value-type="string">
            <text:p><text:a xlink:href="https://passeursdhospitalites.wordpress.com/2014/02/07/un-exile-est-mort/" xlink:type="simple">https://passeursdhospitalites.wordpress.com/2014/02/07/un-exile-est-mort/</text:a></text:p>
          </table:table-cell>
          <table:table-cell office:value-type="string" calcext:value-type="string">
            <text:p><text:a xlink:href="http://www.lavoixdunord.fr/archive/recup%3A%252Fregion%252Fmeurtre-d-un-migrant-dimanche-a-calais-la-these-ia33b48581n1903987" xlink:type="simple">http://www.lavoixdunord.fr/archive/recup%3A%252Fregion%252Fmeurtre-d-un-migrant-dimanche-a-calais-la-these-ia33b48581n1903987</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3"/>
          <table:table-cell table:style-name="ce36"/>
          <table:table-cell table:style-name="ce42"/>
          <table:table-cell table:number-columns-repeated="2"/>
          <table:table-cell table:style-name="ce48"/>
          <table:table-cell table:number-columns-repeated="999"/>
        </table:table-row>
        <table:table-row table:style-name="ro20">
          <table:table-cell office:value-type="float" office:value="73" calcext:value-type="float">
            <text:p>73</text:p>
          </table:table-cell>
          <table:table-cell office:value-type="float" office:value="20140130" calcext:value-type="float">
            <text:p>20140130</text:p>
          </table:table-cell>
          <table:table-cell office:value-type="string" calcext:value-type="string">
            <text:p>Calais</text:p>
          </table:table-cell>
          <table:table-cell office:value-type="string" calcext:value-type="string">
            <text:p>50.937073</text:p>
          </table:table-cell>
          <table:table-cell office:value-type="string" calcext:value-type="string">
            <text:p>1.954620</text:p>
          </table:table-cell>
          <table:table-cell/>
          <table:table-cell office:value-type="string" calcext:value-type="string">
            <text:p>profil.png</text:p>
          </table:table-cell>
          <table:table-cell office:value-type="float" office:value="17" calcext:value-type="float">
            <text:p>17</text:p>
          </table:table-cell>
          <table:table-cell office:value-type="string" calcext:value-type="string">
            <text:p>Iranienne</text:p>
          </table:table-cell>
          <table:table-cell office:value-type="string" calcext:value-type="string">
            <text:p>Y</text:p>
          </table:table-cell>
          <table:table-cell office:value-type="string" calcext:value-type="string">
            <text:p>H</text:p>
          </table:table-cell>
          <table:table-cell office:value-type="string" calcext:value-type="string">
            <text:p/>
            <text:p>Accident de la route lié au passage</text:p>
            <text:p/>
          </table:table-cell>
          <table:table-cell office:value-type="string" calcext:value-type="string">
            <text:p/>
            <text:p>Un jeune exilé iranien de 17 ans est décédé dans la nuit alors qu’il essayait de passer en Angleterre. </text:p>
            <text:p/>
            <text:p>Le conducteur du camion les a vu et leur a dit de sortir, mais il a redémarré avant qu’ils soient effectivement sortis. Deux des jeunes sont retombés sur leurs pieds, la tête du troisième a heurté le sol et est resté inconscient. Les deux jeunes ont essayé d’arrêter la circulation, mais il a tout de même été percuté par un camion qui passait.</text:p>
            <text:p/>
          </table:table-cell>
          <table:table-cell office:value-type="string" calcext:value-type="string">
            <text:p><text:a xlink:href="http://www.rtl.fr/actu/calais-un-migrant-tue-sur-l-autoroute-l-automobiliste-en-fuite-7769310308" xlink:type="simple">http://www.rtl.fr/actu/calais-un-migrant-tue-sur-l-autoroute-l-automobiliste-en-fuite-7769310308</text:a></text:p>
          </table:table-cell>
          <table:table-cell office:value-type="string" calcext:value-type="string">
            <text:p><text:a xlink:href="https://vibrations0migratoires.wordpress.com/2014/01/31/in-mort-sur-lautoroute/" xlink:type="simple">https://vibrations0migratoires.wordpress.com/2014/01/31/in-mort-sur-lautoroute/</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4"/>
          <table:table-cell table:style-name="ce36"/>
          <table:table-cell table:style-name="ce37"/>
          <table:table-cell table:number-columns-repeated="1002"/>
        </table:table-row>
        <table:table-row table:style-name="ro20">
          <table:table-cell office:value-type="float" office:value="74" calcext:value-type="float">
            <text:p>74</text:p>
          </table:table-cell>
          <table:table-cell office:value-type="float" office:value="20131209" calcext:value-type="float">
            <text:p>20131209</text:p>
          </table:table-cell>
          <table:table-cell office:value-type="string" calcext:value-type="string">
            <text:p>Calais</text:p>
          </table:table-cell>
          <table:table-cell office:value-type="string" calcext:value-type="string">
            <text:p>50.940584</text:p>
          </table:table-cell>
          <table:table-cell office:value-type="string" calcext:value-type="string">
            <text:p>1.877093</text:p>
          </table:table-cell>
          <table:table-cell office:value-type="string" calcext:value-type="string">
            <text:p>Yemen Yemani Gebrenegous Eokbo</text:p>
          </table:table-cell>
          <table:table-cell office:value-type="string" calcext:value-type="string">
            <text:p>profil.png</text:p>
          </table:table-cell>
          <table:table-cell office:value-type="float" office:value="22" calcext:value-type="float">
            <text:p>22</text:p>
          </table:table-cell>
          <table:table-cell office:value-type="string" calcext:value-type="string">
            <text:p>Erythréenne</text:p>
          </table:table-cell>
          <table:table-cell office:value-type="string" calcext:value-type="string">
            <text:p>N</text:p>
          </table:table-cell>
          <table:table-cell office:value-type="string" calcext:value-type="string">
            <text:p>H</text:p>
          </table:table-cell>
          <table:table-cell office:value-type="string" calcext:value-type="string">
            <text:p>Défaillance accès aux soins ?</text:p>
          </table:table-cell>
          <table:table-cell office:value-type="string" calcext:value-type="string">
            <text:p/>
            <text:p>Yemen Yemani Gebrenegous Eokbo, un érythréen atteint d’une maladie cardiaque pour laquelle il avait déjà été opéré, et ayant besoin d’un traitement permanent, est décédé dans une rue de Calais alors qu’il allait essayer de passer en Angleterre. </text:p>
            <text:p/>
            <text:p>Il avait passé deux mois dans les rues de Calais, et bien que s’étant adressé à la PASS et aux urgences de l’hôpital, il n’avait pu obtenir son renouvellement de traitement.</text:p>
            <text:p/>
            <text:p/>
          </table:table-cell>
          <table:table-cell office:value-type="string" calcext:value-type="string">
            <text:p><text:a xlink:href="https://vibrations0migratoires.wordpress.com/2013/12/18/yemani-gebrenegous-eokbo/" xlink:type="simple">https://vibrations0migratoires.wordpress.com/2013/12/18/yemani-gebrenegous-eokbo/</text:a></text:p>
          </table:table-cell>
          <table:table-cell table:style-name="ce14" office:value-type="string" calcext:value-type="string">
            <text:p><text:a xlink:href="https://calaismigrantsolidarity.wordpress.com/2013/12/13/another-death-this-week-in-calais/" xlink:type="simple">https://calaismigrantsolidarity.wordpress.com/2013/12/13/another-death-this-week-in-calais/</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style-name="ce14"/>
          <table:table-cell table:number-columns-repeated="3"/>
          <table:table-cell table:style-name="ce36"/>
          <table:table-cell table:style-name="ce37"/>
          <table:table-cell table:number-columns-repeated="1002"/>
        </table:table-row>
        <table:table-row table:style-name="ro10">
          <table:table-cell office:value-type="float" office:value="75" calcext:value-type="float">
            <text:p>75</text:p>
          </table:table-cell>
          <table:table-cell office:value-type="float" office:value="20131104" calcext:value-type="float">
            <text:p>20131104</text:p>
          </table:table-cell>
          <table:table-cell office:value-type="string" calcext:value-type="string">
            <text:p>Calais</text:p>
          </table:table-cell>
          <table:table-cell office:value-type="string" calcext:value-type="string">
            <text:p>50.964561</text:p>
          </table:table-cell>
          <table:table-cell office:value-type="string" calcext:value-type="string">
            <text:p>1.849789</text:p>
          </table:table-cell>
          <table:table-cell office:value-type="string" calcext:value-type="string">
            <text:p>Robiel Habton</text:p>
          </table:table-cell>
          <table:table-cell office:value-type="string" calcext:value-type="string">
            <text:p>profil.png</text:p>
          </table:table-cell>
          <table:table-cell office:value-type="float" office:value="25" calcext:value-type="float">
            <text:p>25</text:p>
          </table:table-cell>
          <table:table-cell office:value-type="string" calcext:value-type="string">
            <text:p>Erythréenne</text:p>
          </table:table-cell>
          <table:table-cell office:value-type="string" calcext:value-type="string">
            <text:p>N</text:p>
          </table:table-cell>
          <table:table-cell office:value-type="string" calcext:value-type="string">
            <text:p>H</text:p>
          </table:table-cell>
          <table:table-cell office:value-type="string" calcext:value-type="string">
            <text:p>Noyade</text:p>
          </table:table-cell>
          <table:table-cell office:value-type="string" calcext:value-type="string">
            <text:p/>
            <text:p>Le corps de Robiel, jeune érythréen est retrouvé dans le port de Calais. Il avait été porté disparu le 9 octobre, après que lui et son ami aient essayé de traverser à la nage le port pour rejoindre les départs de ferry. Son ami avait été retrouvé en état d’hypothermie.</text:p>
            <text:p/>
            <text:p/>
          </table:table-cell>
          <table:table-cell table:style-name="ce14" office:value-type="string" calcext:value-type="string">
            <text:p><text:a xlink:href="http://www.grands-reporters.com/IMG/pdf/enque_te_robiel-2.pdf" xlink:type="simple">http://www.grands-reporters.com/IMG/pdf/enque_te_robiel-2.pdf</text:a></text:p>
          </table:table-cell>
          <table:table-cell office:value-type="string" calcext:value-type="string">
            <text:p><text:a xlink:href="http://www.dailymotion.com/video/x194psj_robiel-immigrant-erythreen-mort-a-calais_news#tab_embed" xlink:type="simple">http://www.dailymotion.com/video/x194psj_robiel-immigrant-erythreen-mort-a-calais_news#tab_embed</text:a></text:p>
          </table:table-cell>
          <table:table-cell office:value-type="string" calcext:value-type="string">
            <text:p><text:a xlink:href="http://www.lavoixdunord.fr/region/la-cousine-de-l-erythreen-decede-au-port-de-calais-ia33b48581n1712769" xlink:type="simple">http://www.lavoixdunord.fr/region/la-cousine-de-l-erythreen-decede-au-port-de-calais-ia33b48581n1712769</text:a></text:p>
          </table:table-cell>
          <table:table-cell table:style-name="ce14" office:value-type="string" calcext:value-type="string">
            <text:p><text:a xlink:href="http://www.eastafro.com/2013/11/14/robiel-habtoms-dead-body-recovered-in-france/" xlink:type="simple">http://www.eastafro.com/2013/11/14/robiel-habtoms-dead-body-recovered-in-france/</text:a></text:p>
          </table:table-cell>
          <table:table-cell office:value-type="string" calcext:value-type="string">
            <text:p><text:a xlink:href="https://vibrations0migratoires.wordpress.com/2013/11/24/robiel-a-un-visage/" xlink:type="simple">https://vibrations0migratoires.wordpress.com/2013/11/24/robiel-a-un-visage/</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17">
          <table:table-cell office:value-type="float" office:value="76" calcext:value-type="float">
            <text:p>76</text:p>
          </table:table-cell>
          <table:table-cell office:value-type="float" office:value="20130806" calcext:value-type="float">
            <text:p>20130806</text:p>
          </table:table-cell>
          <table:table-cell office:value-type="string" calcext:value-type="string">
            <text:p>Calais</text:p>
          </table:table-cell>
          <table:table-cell office:value-type="string" calcext:value-type="string">
            <text:p>50.946544</text:p>
          </table:table-cell>
          <table:table-cell office:value-type="string" calcext:value-type="string">
            <text:p>1.850827</text:p>
          </table:table-cell>
          <table:table-cell office:value-type="string" calcext:value-type="string">
            <text:p>Commanden</text:p>
          </table:table-cell>
          <table:table-cell office:value-type="string" calcext:value-type="string">
            <text:p>profil.png</text:p>
          </table:table-cell>
          <table:table-cell office:value-type="float" office:value="38" calcext:value-type="float">
            <text:p>38</text:p>
          </table:table-cell>
          <table:table-cell office:value-type="string" calcext:value-type="string">
            <text:p>Afghane</text:p>
          </table:table-cell>
          <table:table-cell office:value-type="string" calcext:value-type="string">
            <text:p>N</text:p>
          </table:table-cell>
          <table:table-cell office:value-type="string" calcext:value-type="string">
            <text:p>H</text:p>
          </table:table-cell>
          <table:table-cell/>
          <table:table-cell office:value-type="string" calcext:value-type="string">
            <text:p>Commanden, un jeune Afghan est poignardé lors d'une attaque de représailles par la mafia dans un squat rue Caillette à Calais.</text:p>
          </table:table-cell>
          <table:table-cell office:value-type="string" calcext:value-type="string">
            <text:p><text:a xlink:href="http://www.lavoixdunord.fr/region/calais-une-bagarre-a-l-origine-du-deces-d-un-ia33b48581n1460479" xlink:type="simple">http://www.lavoixdunord.fr/region/calais-une-bagarre-a-l-origine-du-deces-d-un-ia33b48581n1460479</text:a></text:p>
          </table:table-cell>
          <table:table-cell office:value-type="string" calcext:value-type="string">
            <text:p><text:a xlink:href="https://calaismigrantsolidarity.wordpress.com/2013/08/06/commandan/" xlink:type="simple">https://calaismigrantsolidarity.wordpress.com/2013/08/06/commandan/</text:a></text:p>
          </table:table-cell>
          <table:table-cell office:value-type="string" calcext:value-type="string">
            <text:p><text:a xlink:href="http://www.la-croix.com/Archives/2014-03-11/Au-moins-453-personnes-sont-mortes-de-la-rue-en-2013.-2014-03-11-1118964" xlink:type="simple">http://www.la-croix.com/Archives/2014-03-11/Au-moins-453-personnes-sont-mortes-de-la-rue-en-2013.-2014-03-11-1118964</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style-name="ce14"/>
          <table:table-cell table:number-columns-repeated="2"/>
          <table:table-cell table:style-name="ce36"/>
          <table:table-cell table:style-name="ce37"/>
          <table:table-cell table:number-columns-repeated="2"/>
          <table:table-cell table:style-name="ce48"/>
          <table:table-cell table:number-columns-repeated="999"/>
        </table:table-row>
        <table:table-row table:style-name="ro2">
          <table:table-cell office:value-type="float" office:value="77" calcext:value-type="float">
            <text:p>77</text:p>
          </table:table-cell>
          <table:table-cell table:style-name="ce5" office:value-type="float" office:value="20120813" calcext:value-type="float">
            <text:p>20120813</text:p>
          </table:table-cell>
          <table:table-cell table:style-name="ce5" office:value-type="string" calcext:value-type="string">
            <text:p/>
            <text:p>Coudekerque-Branche</text:p>
            <text:p/>
          </table:table-cell>
          <table:table-cell table:style-name="ce5" office:value-type="string" calcext:value-type="string">
            <text:p>51.020045</text:p>
          </table:table-cell>
          <table:table-cell table:style-name="ce5" office:value-type="string" calcext:value-type="string">
            <text:p>2.407342</text:p>
          </table:table-cell>
          <table:table-cell table:style-name="ce5"/>
          <table:table-cell office:value-type="string" calcext:value-type="string">
            <text:p>profil.png</text:p>
          </table:table-cell>
          <table:table-cell table:style-name="ce5" table:number-columns-repeated="3"/>
          <table:table-cell table:style-name="ce5" office:value-type="string" calcext:value-type="string">
            <text:p>H</text:p>
          </table:table-cell>
          <table:table-cell office:value-type="string" calcext:value-type="string">
            <text:p/>
            <text:p>Accident de la route lié au passage</text:p>
            <text:p/>
          </table:table-cell>
          <table:table-cell table:style-name="ce5" office:value-type="string" calcext:value-type="string">
            <text:p/>
            <text:p>Dans la nuit du 12 août, vers 2 h, un homme est mort, percuté par un car de tourisme sur l’autoroute A16, à proximité de Coudekerque-Branche, non loin de Dunkerque. </text:p>
            <text:p/>
          </table:table-cell>
          <table:table-cell table:style-name="ce14" office:value-type="string" calcext:value-type="string">
            <text:p><text:a xlink:href="http://www.associationsalam.org/Dunkerque-un-migrant-meurt-fauche" xlink:type="simple">http://www.associationsalam.org/Dunkerque-un-migrant-meurt-fauche</text:a></text:p>
          </table:table-cell>
          <table:table-cell table:style-name="ce19" office:value-type="string" calcext:value-type="string">
            <text:p><text:a xlink:href="http://www.lavoixdunord.fr/region/dunkerque-un-migrant-meurt-fauche-par-un-bus-sur-ia17b0n629659" xlink:type="simple">http://www.lavoixdunord.fr/region/dunkerque-un-migrant-meurt-fauche-par-un-bus-sur-ia17b0n629659</text:a></text:p>
          </table:table-cell>
          <table:table-cell table:style-name="ce14"/>
          <table:table-cell table:style-name="ce16" table:number-columns-repeated="2"/>
          <table:table-cell table:style-name="ce31"/>
          <table:table-cell table:style-name="ce34"/>
          <table:table-cell table:style-name="ce38"/>
          <table:table-cell table:style-name="ce44"/>
          <table:table-cell table:style-name="ce47" table:number-columns-repeated="2"/>
          <table:table-cell table:style-name="ce49"/>
          <table:table-cell table:style-name="ce51" table:number-columns-repeated="2"/>
          <table:table-cell table:style-name="ce47" table:number-columns-repeated="47"/>
          <table:table-cell table:style-name="ce52" table:number-columns-repeated="949"/>
          <table:table-cell/>
        </table:table-row>
        <table:table-row table:style-name="ro17">
          <table:table-cell office:value-type="float" office:value="78" calcext:value-type="float">
            <text:p>78</text:p>
          </table:table-cell>
          <table:table-cell office:value-type="float" office:value="20120812" calcext:value-type="float">
            <text:p>20120812</text:p>
          </table:table-cell>
          <table:table-cell office:value-type="string" calcext:value-type="string">
            <text:p>Wimereux</text:p>
          </table:table-cell>
          <table:table-cell office:value-type="string" calcext:value-type="string">
            <text:p>50.786656</text:p>
          </table:table-cell>
          <table:table-cell office:value-type="string" calcext:value-type="string">
            <text:p>1.604058</text:p>
          </table:table-cell>
          <table:table-cell/>
          <table:table-cell office:value-type="string" calcext:value-type="string">
            <text:p>profil.png</text:p>
          </table:table-cell>
          <table:table-cell office:value-type="float" office:value="35" calcext:value-type="float">
            <text:p>35</text:p>
          </table:table-cell>
          <table:table-cell office:value-type="string" calcext:value-type="string">
            <text:p>Vietnamienne</text:p>
          </table:table-cell>
          <table:table-cell office:value-type="string" calcext:value-type="string">
            <text:p>N</text:p>
          </table:table-cell>
          <table:table-cell office:value-type="string" calcext:value-type="string">
            <text:p>F</text:p>
          </table:table-cell>
          <table:table-cell office:value-type="string" calcext:value-type="string">
            <text:p>Accident</text:p>
          </table:table-cell>
          <table:table-cell office:value-type="string" calcext:value-type="string">
            <text:p>Une femme de nationalité vietnamienne est retrouvée morte sur la plage de Wimereux, en combinaison. Il semble qu’elle souhaitait traverser la Manche.</text:p>
          </table:table-cell>
          <table:table-cell office:value-type="string" calcext:value-type="string">
            <text:p><text:a xlink:href="http://www.lefigaro.fr/actualite-france/2012/08/13/01016-20120813ARTFIG00361-pas-de-calais-une-probable-migrante-retrouvee-morte.php" xlink:type="simple">http://www.lefigaro.fr/actualite-france/2012/08/13/01016-20120813ARTFIG00361-pas-de-calais-une-probable-migrante-retrouvee-morte.php</text:a></text:p>
          </table:table-cell>
          <table:table-cell office:value-type="string" calcext:value-type="string">
            <text:p><text:a xlink:href="http://www.lasemainedansleboulonnais.fr/actualite/faits_divers/faits_divers/2012/08/27/article_sur_le_vif.shtml" xlink:type="simple">http://www.lasemainedansleboulonnais.fr/actualite/faits_divers/faits_divers/2012/08/27/article_sur_le_vif.shtml</text:a></text:p>
          </table:table-cell>
          <table:table-cell office:value-type="string" calcext:value-type="string">
            <text:p><text:a xlink:href="http://www.leparisien.fr/faits-divers/pas-de-calais-le-corps-d-une-femme-retrouve-au-pied-d-une-falaise-13-08-2012-2123788.php" xlink:type="simple">http://www.leparisien.fr/faits-divers/pas-de-calais-le-corps-d-une-femme-retrouve-au-pied-d-une-falaise-13-08-2012-2123788.php</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3"/>
          <table:table-cell table:style-name="ce36"/>
          <table:table-cell table:style-name="ce37"/>
          <table:table-cell table:number-columns-repeated="1002"/>
        </table:table-row>
        <table:table-row table:style-name="ro14">
          <table:table-cell office:value-type="float" office:value="79" calcext:value-type="float">
            <text:p>79</text:p>
          </table:table-cell>
          <table:table-cell office:value-type="float" office:value="20120707" calcext:value-type="float">
            <text:p>20120707</text:p>
          </table:table-cell>
          <table:table-cell office:value-type="string" calcext:value-type="string">
            <text:p>Calais</text:p>
          </table:table-cell>
          <table:table-cell office:value-type="string" calcext:value-type="string">
            <text:p>50.954460</text:p>
          </table:table-cell>
          <table:table-cell office:value-type="string" calcext:value-type="string">
            <text:p>1.848345</text:p>
          </table:table-cell>
          <table:table-cell office:value-type="string" calcext:value-type="string">
            <text:p>Noureddin Mohamed</text:p>
          </table:table-cell>
          <table:table-cell office:value-type="string" calcext:value-type="string">
            <text:p>profil.png</text:p>
          </table:table-cell>
          <table:table-cell office:value-type="float" office:value="28" calcext:value-type="float">
            <text:p>28</text:p>
          </table:table-cell>
          <table:table-cell office:value-type="string" calcext:value-type="string">
            <text:p>Soudanaise</text:p>
          </table:table-cell>
          <table:table-cell office:value-type="string" calcext:value-type="string">
            <text:p>N</text:p>
          </table:table-cell>
          <table:table-cell office:value-type="string" calcext:value-type="string">
            <text:p>H</text:p>
          </table:table-cell>
          <table:table-cell office:value-type="string" calcext:value-type="string">
            <text:p>Noyade</text:p>
          </table:table-cell>
          <table:table-cell office:value-type="string" calcext:value-type="string">
            <text:p/>
            <text:p>Dans la nuit du 5 juillet 2012, vers 3 h, Noureddin Mohamed, un homme soudanais, du Nord Darfour, âgé de 28 ans, s’est noyé dans un canal du centre-ville de Calais, après une altercation avec la police.</text:p>
            <text:p/>
            <text:p/>
          </table:table-cell>
          <table:table-cell office:value-type="string" calcext:value-type="string">
            <text:p><text:a xlink:href="https://vibrations0migratoires.wordpress.com/2012/08/02/noureddine-est-mort/" xlink:type="simple">https://vibrations0migratoires.wordpress.com/2012/08/02/noureddine-est-mort/</text:a></text:p>
          </table:table-cell>
          <table:table-cell office:value-type="string" calcext:value-type="string">
            <text:p><text:a xlink:href="http://danactu-resistance.over-blog.com/article-calais-la-mort-anonyme-pour-un-migrant-ni-oubli-ni-pardon-108042662.html" xlink:type="simple">http://danactu-resistance.over-blog.com/article-calais-la-mort-anonyme-pour-un-migrant-ni-oubli-ni-pardon-108042662.html</text:a></text:p>
          </table:table-cell>
          <table:table-cell table:style-name="ce18" office:value-type="string" calcext:value-type="string">
            <text:p><text:a xlink:href="http://www.lechatnoiremeutier.antifa-net.fr/tag/calais/page/2/" xlink:type="simple">http://www.lechatnoiremeutier.antifa-net.fr/tag/calais/page/2/</text:a></text:p>
          </table:table-cell>
          <table:table-cell table:style-name="ce16"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style-name="ce19" office:value-type="string" calcext:value-type="string">
            <text:p><text:a xlink:href="http://www.lavoixdunord.fr/region/un-soudanais-de-28-ans-retrouve-noye-dans-le-canal-jna33b0n567481" xlink:type="simple">http://www.lavoixdunord.fr/region/un-soudanais-de-28-ans-retrouve-noye-dans-le-canal-jna33b0n567481</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16">
          <table:table-cell office:value-type="float" office:value="80" calcext:value-type="float">
            <text:p>80</text:p>
          </table:table-cell>
          <table:table-cell table:style-name="ce5" office:value-type="float" office:value="20120516" calcext:value-type="float">
            <text:p>20120516</text:p>
          </table:table-cell>
          <table:table-cell table:style-name="ce5" office:value-type="string" calcext:value-type="string">
            <text:p>Ouistreham</text:p>
          </table:table-cell>
          <table:table-cell table:style-name="ce5" office:value-type="string" calcext:value-type="string">
            <text:p>49.282897</text:p>
          </table:table-cell>
          <table:table-cell table:style-name="ce5" office:value-type="string" calcext:value-type="string">
            <text:p><text:s/>-0.249581</text:p>
          </table:table-cell>
          <table:table-cell table:style-name="ce5"/>
          <table:table-cell office:value-type="string" calcext:value-type="string">
            <text:p>profil.png</text:p>
          </table:table-cell>
          <table:table-cell table:style-name="ce5" office:value-type="string" calcext:value-type="string">
            <text:p>&gt;20</text:p>
          </table:table-cell>
          <table:table-cell table:style-name="ce5" office:value-type="string" calcext:value-type="string">
            <text:p>Irakienne</text:p>
          </table:table-cell>
          <table:table-cell table:style-name="ce5"/>
          <table:table-cell table:style-name="ce5" office:value-type="string" calcext:value-type="string">
            <text:p>H</text:p>
          </table:table-cell>
          <table:table-cell table:style-name="ce5" office:value-type="string" calcext:value-type="string">
            <text:p>Homicide</text:p>
          </table:table-cell>
          <table:table-cell table:style-name="ce5" office:value-type="string" calcext:value-type="string">
            <text:p/>
            <text:p>Le 16 mai 2012, un homme irakien âgé d’une vingtaine d’années est mort poignardé à Ouistreham, alors qu'il tentait de monter à bord d'un semi-remorque qui embarquait pour Portsmouth (Grande-Bretagne).Trois hommes albanais ont été interpellés à Dunkerque le 27 mai, et déférés devant le juge d’instruction de Caen.</text:p>
            <text:p/>
            <text:p/>
          </table:table-cell>
          <table:table-cell table:style-name="ce16" office:value-type="string" calcext:value-type="string">
            <text:p><text:a xlink:href="http://www.lamanchelibre.fr/actualite-35629-un-migrant-poignarde-a-ouistreham" xlink:type="simple">http://www.lamanchelibre.fr/actualite-35629-un-migrant-poignarde-a-ouistreham</text:a></text:p>
          </table:table-cell>
          <table:table-cell table:style-name="ce16" office:value-type="string" calcext:value-type="string">
            <text:p><text:a xlink:href="http://www.ouest-france.fr/actu/actuLocale_-Mort-d-un-migrant-a-Ouistreham-les-personnes-gardees-a-vue-liberees_40780-2078644------14118-aud_actu.Htm" xlink:type="simple">http://www.ouest-france.fr/actu/actuLocale_-Mort-d-un-migrant-a-Ouistreham-les-personnes-gardees-a-vue-liberees_40780-2078644------14118-aud_actu.Htm</text:a></text:p>
          </table:table-cell>
          <table:table-cell table:style-name="ce14" office:value-type="string" calcext:value-type="string">
            <text:p><text:a xlink:href="http://www.liberation.fr/societe/2012/05/19/un-candidat-a-l-exil-britannique-poignarde-a-ouistreham_819800" xlink:type="simple">http://www.liberation.fr/societe/2012/05/19/un-candidat-a-l-exil-britannique-poignarde-a-ouistreham_819800</text:a></text:p>
          </table:table-cell>
          <table:table-cell table:style-name="ce16" office:value-type="string" calcext:value-type="string">
            <text:p><text:a xlink:href="http://www.tendanceouest.com/actualite-68025-jusqu-a-7-ans-de-prison-pour-la-mort-d-un-jeune-clandestin-kurde.html" xlink:type="simple">http://www.tendanceouest.com/actualite-68025-jusqu-a-7-ans-de-prison-pour-la-mort-d-un-jeune-clandestin-kurde.html</text:a></text:p>
          </table:table-cell>
          <table:table-cell table:style-name="ce14"/>
          <table:table-cell table:style-name="ce31"/>
          <table:table-cell table:style-name="ce34"/>
          <table:table-cell table:style-name="ce38"/>
          <table:table-cell table:style-name="ce41"/>
          <table:table-cell table:style-name="ce47" table:number-columns-repeated="3"/>
          <table:table-cell table:style-name="ce51" table:number-columns-repeated="2"/>
          <table:table-cell table:style-name="ce47" table:number-columns-repeated="47"/>
          <table:table-cell table:style-name="ce52" table:number-columns-repeated="949"/>
          <table:table-cell table:style-name="ce54"/>
        </table:table-row>
        <table:table-row table:style-name="ro10">
          <table:table-cell office:value-type="float" office:value="81" calcext:value-type="float">
            <text:p>81</text:p>
          </table:table-cell>
          <table:table-cell office:value-type="float" office:value="20120409" calcext:value-type="float">
            <text:p>20120409</text:p>
          </table:table-cell>
          <table:table-cell office:value-type="string" calcext:value-type="string">
            <text:p>Calais</text:p>
          </table:table-cell>
          <table:table-cell office:value-type="string" calcext:value-type="string">
            <text:p>50.945986</text:p>
          </table:table-cell>
          <table:table-cell office:value-type="string" calcext:value-type="string">
            <text:p>1.848693</text:p>
          </table:table-cell>
          <table:table-cell office:value-type="string" calcext:value-type="string">
            <text:p>Yonatan <text:s/>Abram, (dit Zenebe)</text:p>
          </table:table-cell>
          <table:table-cell office:value-type="string" calcext:value-type="string">
            <text:p>profil.png</text:p>
          </table:table-cell>
          <table:table-cell/>
          <table:table-cell office:value-type="string" calcext:value-type="string">
            <text:p>Ethiopienne <text:s/></text:p>
          </table:table-cell>
          <table:table-cell/>
          <table:table-cell office:value-type="string" calcext:value-type="string">
            <text:p>H</text:p>
          </table:table-cell>
          <table:table-cell office:value-type="string" calcext:value-type="string">
            <text:p>Homicide</text:p>
          </table:table-cell>
          <table:table-cell office:value-type="string" calcext:value-type="string">
            <text:p/>
            <text:p>Le 9 avril 2012, Zeneben, alias Jonathan, un homme éthiopien âgé d’une trentaine d’années, a été retrouvé mort au squat Paradise, rue Auber, à Calais, portant d’importantes plaies au visage. Il a été enterré au carré des indigents du cimetière sud de Calais.</text:p>
            <text:p/>
            <text:p/>
          </table:table-cell>
          <table:table-cell office:value-type="string" calcext:value-type="string">
            <text:p><text:a xlink:href="http://www.associationsalam.org/Calais-la-mort-d-un-migrant-signe" xlink:type="simple">http://www.associationsalam.org/Calais-la-mort-d-un-migrant-signe</text:a></text:p>
          </table:table-cell>
          <table:table-cell table:style-name="ce19" office:value-type="string" calcext:value-type="string">
            <text:p><text:a xlink:href="https://www.dropbox.com/s/nupts1d5qio9dtp/Brève%20Libération%20Décès%20Zenebe.pdf?dl=0" xlink:type="simple">https://www.dropbox.com/s/nupts1d5qio9dtp/Br%C3%A8ve%20Lib%C3%A9ration%20D%C3%A9c%C3%A8s%20Zenebe.pdf?dl=0</text:a></text:p>
          </table:table-cell>
          <table:table-cell table:style-name="ce19" office:value-type="string" calcext:value-type="string">
            <text:p><text:a xlink:href="http://www.lavoixdunord.fr/region/un-migrant-tue-enquete-toujours-en-cours-jna33b0n388925" xlink:type="simple">http://www.lavoixdunord.fr/region/un-migrant-tue-enquete-toujours-en-cours-jna33b0n388925</text:a></text:p>
          </table:table-cell>
          <table:table-cell table:style-name="ce14"/>
          <table:table-cell table:number-columns-repeated="3"/>
          <table:table-cell table:style-name="ce36"/>
          <table:table-cell table:style-name="ce37"/>
          <table:table-cell table:number-columns-repeated="2"/>
          <table:table-cell table:style-name="ce48"/>
          <table:table-cell table:number-columns-repeated="999"/>
        </table:table-row>
        <table:table-row table:style-name="ro11">
          <table:table-cell office:value-type="float" office:value="82" calcext:value-type="float">
            <text:p>82</text:p>
          </table:table-cell>
          <table:table-cell office:value-type="float" office:value="20111222" calcext:value-type="float">
            <text:p>20111222</text:p>
          </table:table-cell>
          <table:table-cell office:value-type="string" calcext:value-type="string">
            <text:p>Calais</text:p>
          </table:table-cell>
          <table:table-cell office:value-type="string" calcext:value-type="string">
            <text:p>50.954325</text:p>
          </table:table-cell>
          <table:table-cell office:value-type="string" calcext:value-type="string">
            <text:p>1.850490</text:p>
          </table:table-cell>
          <table:table-cell office:value-type="string" calcext:value-type="string">
            <text:p>Ismaël</text:p>
          </table:table-cell>
          <table:table-cell office:value-type="string" calcext:value-type="string">
            <text:p>profil.png</text:p>
          </table:table-cell>
          <table:table-cell office:value-type="string" calcext:value-type="string">
            <text:p>&gt;20</text:p>
          </table:table-cell>
          <table:table-cell office:value-type="string" calcext:value-type="string">
            <text:p>Ethiopienne <text:s/></text:p>
          </table:table-cell>
          <table:table-cell office:value-type="string" calcext:value-type="string">
            <text:p>N</text:p>
          </table:table-cell>
          <table:table-cell office:value-type="string" calcext:value-type="string">
            <text:p>H</text:p>
          </table:table-cell>
          <table:table-cell/>
          <table:table-cell office:value-type="string" calcext:value-type="string">
            <text:p/>
            <text:p>Dans la nuit du 22 décembre 2011, à 4 h, Ismaël, un homme éthiopien âgé d’une vingtaine d’années, a été trouvé mort en contrebas du pont George V, dans le centre-ville de Calais. Le parquet de Boulogne-sur-Mer a classé l’affaire, concluant à un suicide, sans procéder à une autopsie. Le 25 décembre, cinquante personnes se sont recueillies à l’endroit où a été retrouvé le corps d’Ismaël, refusant de croire au suicide de leur ami et exigeant une enquête. </text:p>
            <text:p/>
            <text:p>Ismaël a été enterré au carré des indigents du cimetière sud de Calais.</text:p>
            <text:p/>
            <text:p/>
          </table:table-cell>
          <table:table-cell office:value-type="string" calcext:value-type="string">
            <text:p><text:a xlink:href="http://www.sinemensuel.com/reportage/migrants-les-ombres-de-calais/" xlink:type="simple">http://www.sinemensuel.com/reportage/migrants-les-ombres-de-calais/</text:a></text:p>
          </table:table-cell>
          <table:table-cell office:value-type="string" calcext:value-type="string">
            <text:p><text:a xlink:href="http://liaisondebethune.blogspot.fr/2011/12/calais-la-frontiere-encore-tue.html" xlink:type="simple">http://liaisondebethune.blogspot.fr/2011/12/calais-la-frontiere-encore-tue.html</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4"/>
          <table:table-cell table:style-name="ce36"/>
          <table:table-cell table:style-name="ce37"/>
          <table:table-cell table:number-columns-repeated="2"/>
          <table:table-cell table:style-name="ce48"/>
          <table:table-cell table:number-columns-repeated="999"/>
        </table:table-row>
        <table:table-row table:style-name="ro16">
          <table:table-cell office:value-type="float" office:value="83" calcext:value-type="float">
            <text:p>83</text:p>
          </table:table-cell>
          <table:table-cell office:value-type="float" office:value="20111208" calcext:value-type="float">
            <text:p>20111208</text:p>
          </table:table-cell>
          <table:table-cell office:value-type="string" calcext:value-type="string">
            <text:p>Sur la route départementale D916, entre Wormhout et Socx, près de Dunkerque</text:p>
          </table:table-cell>
          <table:table-cell office:value-type="string" calcext:value-type="string">
            <text:p>50.962431</text:p>
          </table:table-cell>
          <table:table-cell office:value-type="string" calcext:value-type="string">
            <text:p><text:s/>2.433146</text:p>
          </table:table-cell>
          <table:table-cell/>
          <table:table-cell office:value-type="string" calcext:value-type="string">
            <text:p>profil.png</text:p>
          </table:table-cell>
          <table:table-cell office:value-type="float" office:value="21" calcext:value-type="float">
            <text:p>21</text:p>
          </table:table-cell>
          <table:table-cell office:value-type="string" calcext:value-type="string">
            <text:p>Iranienne</text:p>
          </table:table-cell>
          <table:table-cell office:value-type="string" calcext:value-type="string">
            <text:p>N</text:p>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
            <text:p>Le 8 décembre 2011, un homme iranien âgé d’une vingtaine d’années est mort, renversé par un autobus sur la route départementale D916, entre Wormhout et Socx, près de Dunkerque. Un homme qui l’accompagnait a été gravement blessé – il a été hospitalisé quelques jours, avant de retourner à la jungle. </text:p>
            <text:p/>
            <text:p/>
          </table:table-cell>
          <table:table-cell office:value-type="string" calcext:value-type="string">
            <text:p><text:a xlink:href="http://www.lepharedunkerquois.fr/actualite/Faits_Divers/2011/12/14/deux-migrants-fauches-par-un-bus.shtml" xlink:type="simple">http://www.lepharedunkerquois.fr/actualite/Faits_Divers/2011/12/14/deux-migrants-fauches-par-un-bus.shtml</text:a></text:p>
          </table:table-cell>
          <table:table-cell table:number-columns-repeated="6"/>
          <table:table-cell table:style-name="ce36"/>
          <table:table-cell table:style-name="ce42"/>
          <table:table-cell table:number-columns-repeated="2"/>
          <table:table-cell table:style-name="ce48"/>
          <table:table-cell table:number-columns-repeated="999"/>
        </table:table-row>
        <table:table-row table:style-name="ro20">
          <table:table-cell office:value-type="float" office:value="84" calcext:value-type="float">
            <text:p>84</text:p>
          </table:table-cell>
          <table:table-cell office:value-type="float" office:value="20111117" calcext:value-type="float">
            <text:p>20111117</text:p>
          </table:table-cell>
          <table:table-cell office:value-type="string" calcext:value-type="string">
            <text:p>Grande-Synthe</text:p>
          </table:table-cell>
          <table:table-cell office:value-type="string" calcext:value-type="string">
            <text:p>51.002890</text:p>
          </table:table-cell>
          <table:table-cell office:value-type="string" calcext:value-type="string">
            <text:p>2.301231</text:p>
          </table:table-cell>
          <table:table-cell/>
          <table:table-cell office:value-type="string" calcext:value-type="string">
            <text:p>profil.png</text:p>
          </table:table-cell>
          <table:table-cell/>
          <table:table-cell office:value-type="string" calcext:value-type="string">
            <text:p>Egyptienne</text:p>
          </table:table-cell>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
            <text:p>Dans la nuit du 17 novembre 2011, à 1 h, deux hommes égyptiens sont morts, sur l’autoroute A16, à proximité de l’aire de Grande-Synthe. Après une collision avec un poids lourd, ils ont été éjectés du coffre de la voiture dans lequel ils étaient cachés avec six autres hommes. Le conducteur de la voiture a pris la fuite à l’arrivée de la police. Le parquet de Dunkerque a ouvert une enquête préliminaire pour homicide involontaire et aide au séjour irrégulier.</text:p>
            <text:p/>
            <text:p/>
          </table:table-cell>
          <table:table-cell office:value-type="string" calcext:value-type="string">
            <text:p><text:a xlink:href="http://www.lepharedunkerquois.fr/actualite/Faits_Divers/2011/12/14/deux-migrants-fauches-par-un-bus.shtml" xlink:type="simple">http://www.lepharedunkerquois.fr/actualite/Faits_Divers/2011/12/14/deux-migrants-fauches-par-un-bus.shtml</text:a></text:p>
          </table:table-cell>
          <table:table-cell table:style-name="ce19" office:value-type="string" calcext:value-type="string">
            <text:p><text:a xlink:href="http://www.lavoixdunord.fr/Locales/Dunkerque/actualite/Secteur_Dunkerque/2011/11/18/article_deux-clandestins-egyptiens-trouvent-la-m.shtml" xlink:type="simple">http://www.lavoixdunord.fr/Locales/Dunkerque/actualite/Secteur_Dunkerque/2011/11/18/article_deux-clandestins-egyptiens-trouvent-la-m.shtml</text:a></text:p>
          </table:table-cell>
          <table:table-cell table:number-columns-repeated="5"/>
          <table:table-cell table:style-name="ce36"/>
          <table:table-cell table:style-name="ce37"/>
          <table:table-cell table:number-columns-repeated="2"/>
          <table:table-cell table:style-name="ce48"/>
          <table:table-cell table:number-columns-repeated="999"/>
        </table:table-row>
        <table:table-row table:style-name="ro20">
          <table:table-cell office:value-type="float" office:value="85" calcext:value-type="float">
            <text:p>85</text:p>
          </table:table-cell>
          <table:table-cell office:value-type="float" office:value="20111117" calcext:value-type="float">
            <text:p>20111117</text:p>
          </table:table-cell>
          <table:table-cell office:value-type="string" calcext:value-type="string">
            <text:p>Grande-Synthe</text:p>
          </table:table-cell>
          <table:table-cell office:value-type="string" calcext:value-type="string">
            <text:p>51.002890</text:p>
          </table:table-cell>
          <table:table-cell office:value-type="string" calcext:value-type="string">
            <text:p>2.301231</text:p>
          </table:table-cell>
          <table:table-cell/>
          <table:table-cell office:value-type="string" calcext:value-type="string">
            <text:p>profil.png</text:p>
          </table:table-cell>
          <table:table-cell/>
          <table:table-cell office:value-type="string" calcext:value-type="string">
            <text:p>Egyptienne</text:p>
          </table:table-cell>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
            <text:p>Dans la nuit du 17 novembre 2011, à 1 h, deux hommes égyptiens sont morts, sur l’autoroute A16, à proximité de l’aire de Grande-Synthe. Après une collision avec un poids lourd, ils ont été éjectés du coffre de la voiture dans lequel ils étaient cachés avec six autres hommes. Le conducteur de la voiture a pris la fuite à l’arrivée de la police. Le parquet de Dunkerque a ouvert une enquête préliminaire pour homicide involontaire et aide au séjour irrégulier.</text:p>
            <text:p/>
            <text:p/>
          </table:table-cell>
          <table:table-cell office:value-type="string" calcext:value-type="string">
            <text:p><text:a xlink:href="http://www.lepharedunkerquois.fr/actualite/Faits_Divers/2011/12/14/deux-migrants-fauches-par-un-bus.shtml" xlink:type="simple">http://www.lepharedunkerquois.fr/actualite/Faits_Divers/2011/12/14/deux-migrants-fauches-par-un-bus.shtml</text:a></text:p>
          </table:table-cell>
          <table:table-cell table:style-name="ce19" office:value-type="string" calcext:value-type="string">
            <text:p><text:a xlink:href="http://www.lavoixdunord.fr/Locales/Dunkerque/actualite/Secteur_Dunkerque/2011/11/18/article_deux-clandestins-egyptiens-trouvent-la-m.shtml" xlink:type="simple">http://www.lavoixdunord.fr/Locales/Dunkerque/actualite/Secteur_Dunkerque/2011/11/18/article_deux-clandestins-egyptiens-trouvent-la-m.shtml</text:a></text:p>
          </table:table-cell>
          <table:table-cell table:number-columns-repeated="5"/>
          <table:table-cell table:style-name="ce36"/>
          <table:table-cell table:style-name="ce37"/>
          <table:table-cell table:number-columns-repeated="1002"/>
        </table:table-row>
        <table:table-row table:style-name="ro6">
          <table:table-cell office:value-type="float" office:value="86" calcext:value-type="float">
            <text:p>86</text:p>
          </table:table-cell>
          <table:table-cell office:value-type="float" office:value="20110907" calcext:value-type="float">
            <text:p>20110907</text:p>
          </table:table-cell>
          <table:table-cell office:value-type="string" calcext:value-type="string">
            <text:p>Steenvoorde</text:p>
          </table:table-cell>
          <table:table-cell office:value-type="string" calcext:value-type="string">
            <text:p>50.825915</text:p>
          </table:table-cell>
          <table:table-cell office:value-type="string" calcext:value-type="string">
            <text:p>2.585577</text:p>
          </table:table-cell>
          <table:table-cell office:value-type="string" calcext:value-type="string">
            <text:p>Youcif</text:p>
          </table:table-cell>
          <table:table-cell office:value-type="string" calcext:value-type="string">
            <text:p>profil.png</text:p>
          </table:table-cell>
          <table:table-cell office:value-type="float" office:value="28" calcext:value-type="float">
            <text:p>28</text:p>
          </table:table-cell>
          <table:table-cell office:value-type="string" calcext:value-type="string">
            <text:p>Soudanaise</text:p>
          </table:table-cell>
          <table:table-cell office:value-type="string" calcext:value-type="string">
            <text:p>N</text:p>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
            <text:p>Le 7 septembre 2011, au petit matin, Youssef, un homme soudanais âgé de 28 ans, est mort en tombant d’un camion en marche sur l’aire de Steenvoorde, sur l’autoroute A25. Son corps a été rapatrié grâce aux dons collectés par l’association Terre d’Errance. Les dons ont dépassé le coût de rapatriement du corps,  la mère de Youssef a fait creuser un puits dans un village sans point d’eau, voisin du sien. </text:p>
            <text:p/>
            <text:p/>
          </table:table-cell>
          <table:table-cell office:value-type="string" calcext:value-type="string">
            <text:p><text:a xlink:href="http://testeenvoorde.wordpress.com/2011/09/09/urgent-mobilisons-nous-pour-yocif/" xlink:type="simple">http://testeenvoorde.wordpress.com/2011/09/09/urgent-mobilisons-nous-pour-yocif/</text:a></text:p>
          </table:table-cell>
          <table:table-cell table:number-columns-repeated="6"/>
          <table:table-cell table:style-name="ce36"/>
          <table:table-cell table:style-name="ce37"/>
          <table:table-cell table:number-columns-repeated="1002"/>
        </table:table-row>
        <table:table-row table:style-name="ro14">
          <table:table-cell office:value-type="float" office:value="87" calcext:value-type="float">
            <text:p>87</text:p>
          </table:table-cell>
          <table:table-cell office:value-type="float" office:value="20110510" calcext:value-type="float">
            <text:p>20110510</text:p>
          </table:table-cell>
          <table:table-cell office:value-type="string" calcext:value-type="string">
            <text:p>Grande-Synthe</text:p>
          </table:table-cell>
          <table:table-cell office:value-type="string" calcext:value-type="string">
            <text:p>51.003855</text:p>
          </table:table-cell>
          <table:table-cell office:value-type="string" calcext:value-type="string">
            <text:p>2.303846</text:p>
          </table:table-cell>
          <table:table-cell/>
          <table:table-cell office:value-type="string" calcext:value-type="string">
            <text:p>profil.png</text:p>
          </table:table-cell>
          <table:table-cell office:value-type="float" office:value="23" calcext:value-type="float">
            <text:p>23</text:p>
          </table:table-cell>
          <table:table-cell office:value-type="string" calcext:value-type="string">
            <text:p>Iranienne</text:p>
          </table:table-cell>
          <table:table-cell office:value-type="string" calcext:value-type="string">
            <text:p>N</text:p>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
            <text:p>Le 10 mai 2011, au petit matin, un homme iranien âgé de 23 ans est mort à la suite d’une chute de camion sur l’aire de Grande-Synthe, sur l’autoroute A16, entre Calais et Dunkerque.</text:p>
            <text:p/>
            <text:p/>
          </table:table-cell>
          <table:table-cell office:value-type="string" calcext:value-type="string">
            <text:p><text:a xlink:href="http://www.lepharedunkerquois.fr/actualite/Faits_Divers/2011/05/18/un-migrant-iranien-tue-apres-avoir-chute.shtml" xlink:type="simple">http://www.lepharedunkerquois.fr/actualite/Faits_Divers/2011/05/18/un-migrant-iranien-tue-apres-avoir-chute.shtml</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s://associationsalam.org/Un-migrant-iranien-tue-apres-avoir" xlink:type="simple">https://associationsalam.org/Un-migrant-iranien-tue-apres-avoir</text:a></text:p>
          </table:table-cell>
          <table:table-cell table:number-columns-repeated="4"/>
          <table:table-cell table:style-name="ce36"/>
          <table:table-cell table:style-name="ce37"/>
          <table:table-cell table:number-columns-repeated="1002"/>
        </table:table-row>
        <table:table-row table:style-name="ro14">
          <table:table-cell office:value-type="float" office:value="88" calcext:value-type="float">
            <text:p>88</text:p>
          </table:table-cell>
          <table:table-cell office:value-type="float" office:value="20110222" calcext:value-type="float">
            <text:p>20110222</text:p>
          </table:table-cell>
          <table:table-cell office:value-type="string" calcext:value-type="string">
            <text:p>Calais</text:p>
          </table:table-cell>
          <table:table-cell office:value-type="string" calcext:value-type="string">
            <text:p>50.954672</text:p>
          </table:table-cell>
          <table:table-cell office:value-type="string" calcext:value-type="string">
            <text:p>1.844268</text:p>
          </table:table-cell>
          <table:table-cell/>
          <table:table-cell office:value-type="string" calcext:value-type="string">
            <text:p>profil.png</text:p>
          </table:table-cell>
          <table:table-cell office:value-type="float" office:value="24" calcext:value-type="float">
            <text:p>24</text:p>
          </table:table-cell>
          <table:table-cell office:value-type="string" calcext:value-type="string">
            <text:p>Afghane</text:p>
          </table:table-cell>
          <table:table-cell office:value-type="string" calcext:value-type="string">
            <text:p>N</text:p>
          </table:table-cell>
          <table:table-cell office:value-type="string" calcext:value-type="string">
            <text:p>H</text:p>
          </table:table-cell>
          <table:table-cell office:value-type="string" calcext:value-type="string">
            <text:p>Noyade</text:p>
          </table:table-cell>
          <table:table-cell office:value-type="string" calcext:value-type="string">
            <text:p/>
            <text:p>Dans la nuit du 1er février 2011, à 3 h, un homme afghan âgé de 24 ans est mort noyé. Poursuivi par la police aux frontières, il s’est jeté dans le canal de la Citadelle, à Calais. Le médecin légiste a conclu à un décès par hydrocution.</text:p>
            <text:p/>
            <text:p/>
          </table:table-cell>
          <table:table-cell office:value-type="string" calcext:value-type="string">
            <text:p><text:a xlink:href="http://juralibertaire.over-blog.com/article-communique-du-24-fevrier-2011-relatif-a-la-mort-tragique-d-un-migrant-suite-a-une-course-poursuite-engagee-par-les-forces-de-l-ordre" xlink:type="simple">http://juralibertaire.over-blog.com/article-communique-du-24-fevrier-2011-relatif-a-la-mort-tragique-d-un-migrant-suite-a-une-course-poursuite-engagee-par-les-forces-de-l-ordre</text:a></text:p>
          </table:table-cell>
          <table:table-cell office:value-type="string" calcext:value-type="string">
            <text:p><text:a xlink:href="http://no-racism.net/upload/253721518.pdf" xlink:type="simple">http://no-racism.net/upload/253721518.pdf</text:a></text:p>
          </table:table-cell>
          <table:table-cell table:style-name="ce19" office:value-type="string" calcext:value-type="string">
            <text:p>(Nord Littoral), 23 février.</text:p>
          </table:table-cell>
          <table:table-cell table:style-name="ce14"/>
          <table:table-cell table:number-columns-repeated="3"/>
          <table:table-cell table:style-name="ce36"/>
          <table:table-cell table:style-name="ce37"/>
          <table:table-cell table:number-columns-repeated="2"/>
          <table:table-cell table:style-name="ce48"/>
          <table:table-cell table:number-columns-repeated="999"/>
        </table:table-row>
        <table:table-row table:style-name="ro2">
          <table:table-cell office:value-type="float" office:value="89" calcext:value-type="float">
            <text:p>89</text:p>
          </table:table-cell>
          <table:table-cell office:value-type="float" office:value="20110207" calcext:value-type="float">
            <text:p>20110207</text:p>
          </table:table-cell>
          <table:table-cell office:value-type="string" calcext:value-type="string">
            <text:p>Calais</text:p>
          </table:table-cell>
          <table:table-cell office:value-type="string" calcext:value-type="string">
            <text:p>50.953423</text:p>
          </table:table-cell>
          <table:table-cell office:value-type="string" calcext:value-type="string">
            <text:p>1.850871</text:p>
          </table:table-cell>
          <table:table-cell office:value-type="string" calcext:value-type="string">
            <text:p>Canstantine</text:p>
          </table:table-cell>
          <table:table-cell office:value-type="string" calcext:value-type="string">
            <text:p>profil.png</text:p>
          </table:table-cell>
          <table:table-cell office:value-type="float" office:value="51" calcext:value-type="float">
            <text:p>51</text:p>
          </table:table-cell>
          <table:table-cell office:value-type="string" calcext:value-type="string">
            <text:p>Roumaine</text:p>
          </table:table-cell>
          <table:table-cell office:value-type="string" calcext:value-type="string">
            <text:p>N</text:p>
          </table:table-cell>
          <table:table-cell office:value-type="string" calcext:value-type="string">
            <text:p>H</text:p>
          </table:table-cell>
          <table:table-cell office:value-type="string" calcext:value-type="string">
            <text:p>Défaillance accès aux soins ?</text:p>
          </table:table-cell>
          <table:table-cell office:value-type="string" calcext:value-type="string">
            <text:p/>
            <text:p>Canstantine, un homme roumain de 51 ans est décédé devant la gare de Calais ville d’un arrêt cardiaque.</text:p>
            <text:p/>
            <text:p/>
          </table:table-cell>
          <table:table-cell table:style-name="ce19" office:value-type="string" calcext:value-type="string">
            <text:p><text:a xlink:href="https://www.dropbox.com/s/e2o17adthsoyage/Voix%20du%20Nord%2008.02.2011.JPG?dl=0" xlink:type="simple">https://www.dropbox.com/s/e2o17adthsoyage/Voix%20du%20Nord%2008.02.2011.JPG?dl=0</text:a></text:p>
          </table:table-cell>
          <table:table-cell table:number-columns-repeated="6"/>
          <table:table-cell table:style-name="ce36"/>
          <table:table-cell table:style-name="ce37"/>
          <table:table-cell table:number-columns-repeated="2"/>
          <table:table-cell table:style-name="ce48"/>
          <table:table-cell table:number-columns-repeated="999"/>
        </table:table-row>
        <table:table-row table:style-name="ro10">
          <table:table-cell office:value-type="float" office:value="90" calcext:value-type="float">
            <text:p>90</text:p>
          </table:table-cell>
          <table:table-cell office:value-type="float" office:value="20100410" calcext:value-type="float">
            <text:p>20100410</text:p>
          </table:table-cell>
          <table:table-cell office:value-type="string" calcext:value-type="string">
            <text:p>Loon-Plage</text:p>
          </table:table-cell>
          <table:table-cell office:value-type="string" calcext:value-type="string">
            <text:p>51.019912</text:p>
          </table:table-cell>
          <table:table-cell office:value-type="string" calcext:value-type="string">
            <text:p>2.192124</text:p>
          </table:table-cell>
          <table:table-cell office:value-type="string" calcext:value-type="string">
            <text:p>Ramadhin</text:p>
          </table:table-cell>
          <table:table-cell office:value-type="string" calcext:value-type="string">
            <text:p>profil.png</text:p>
          </table:table-cell>
          <table:table-cell office:value-type="float" office:value="16" calcext:value-type="float">
            <text:p>16</text:p>
          </table:table-cell>
          <table:table-cell office:value-type="string" calcext:value-type="string">
            <text:p>Afghane</text:p>
          </table:table-cell>
          <table:table-cell office:value-type="string" calcext:value-type="string">
            <text:p>Y</text:p>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
            <text:p>Le 11 avril 2010, Ramadhin, un jeune exilé afghan âgé de 16 ans, est mort dans la nuit, écrasé sous l’essieu d’un camion sur le terminal Ferry de Loon-Plage, près de Dunkerque. Il devait rejoindre son cousin passé en Grande-Bretagne au début du mois d’avril. </text:p>
            <text:p/>
            <text:p/>
          </table:table-cell>
          <table:table-cell table:style-name="ce14" office:value-type="string" calcext:value-type="string">
            <text:p><text:a xlink:href="https://terreerrance.wordpress.com/2010/04/21/un-afghan-de-seize-ans-meurt-a-dunkerque/amp/" xlink:type="simple">https://terreerrance.wordpress.com/2010/04/21/un-afghan-de-seize-ans-meurt-a-dunkerque/amp/</text:a></text:p>
          </table:table-cell>
          <table:table-cell table:style-name="ce14" office:value-type="string" calcext:value-type="string">
            <text:p><text:a xlink:href="http://www.carrefourdessolidarites.org/Ramahdin-etait-afghan-et-il-avait" xlink:type="simple">http://www.carrefourdessolidarites.org/Ramahdin-etait-afghan-et-il-avait</text:a></text:p>
          </table:table-cell>
          <table:table-cell office:value-type="string" calcext:value-type="string">
            <text:p><text:a xlink:href="http://www.unitedagainstracism.org/pdfs/listofdeaths.pdf" xlink:type="simple">http://www.unitedagainstracism.org/pdfs/listofdeaths.pdf</text:a></text:p>
          </table:table-cell>
          <table:table-cell table:style-name="ce14" office:value-type="string" calcext:value-type="string">
            <text:p><text:a xlink:href="http://www.irr.org.uk/news/roll-call-of-deaths-of-asylum-seekers-and-undocumented-migrants-2005-onwards/" xlink:type="simple">http://www.irr.org.uk/news/roll-call-of-deaths-of-asylum-seekers-and-undocumented-migrants-2005-onwards/</text:a></text:p>
          </table:table-cell>
          <table:table-cell office:value-type="string" calcext:value-type="string">
            <text:p><text:a xlink:href="http://no-racism.net/upload/253721518.pdf" xlink:type="simple">http://no-racism.net/upload/253721518.pdf</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18">
          <table:table-cell office:value-type="float" office:value="91" calcext:value-type="float">
            <text:p>91</text:p>
          </table:table-cell>
          <table:table-cell office:value-type="float" office:value="20091215" calcext:value-type="float">
            <text:p>20091215</text:p>
          </table:table-cell>
          <table:table-cell office:value-type="string" calcext:value-type="string">
            <text:p>Sur l’autoroute A16, non loin de Boulogne-sur-Mer</text:p>
          </table:table-cell>
          <table:table-cell office:value-type="string" calcext:value-type="string">
            <text:p>50.756316</text:p>
          </table:table-cell>
          <table:table-cell office:value-type="string" calcext:value-type="string">
            <text:p>1.631085</text:p>
          </table:table-cell>
          <table:table-cell office:value-type="string" calcext:value-type="string">
            <text:p>Maïouad</text:p>
          </table:table-cell>
          <table:table-cell office:value-type="string" calcext:value-type="string">
            <text:p>profil.png</text:p>
          </table:table-cell>
          <table:table-cell office:value-type="float" office:value="15" calcext:value-type="float">
            <text:p>15</text:p>
          </table:table-cell>
          <table:table-cell office:value-type="string" calcext:value-type="string">
            <text:p>Afghane</text:p>
          </table:table-cell>
          <table:table-cell office:value-type="string" calcext:value-type="string">
            <text:p>Y</text:p>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
            <text:p>Dans la nuit du 15 décembre 2009, Maïouad, un jeune exilé afghan âgé de 15 ans, est mort, percuté par une voiture sur l’autoroute A16, non loin de Boulogne-sur-Mer.</text:p>
            <text:p/>
            <text:p/>
          </table:table-cell>
          <table:table-cell office:value-type="string" calcext:value-type="string">
            <text:p><text:a xlink:href="http://fortresseurope.blogspot.fr/2009/12/calais-jeune-afghan-tue-fauche-par-une.html" xlink:type="simple">http://fortresseurope.blogspot.fr/2009/12/calais-jeune-afghan-tue-fauche-par-une.html</text:a></text:p>
          </table:table-cell>
          <table:table-cell office:value-type="string" calcext:value-type="string">
            <text:p><text:a xlink:href="http://www.unitedagainstracism.org/pdfs/listofdeaths.pdf" xlink:type="simple">http://www.unitedagainstracism.org/pdfs/listofdeaths.pdf</text:a></text:p>
          </table:table-cell>
          <table:table-cell table:style-name="ce14"/>
          <table:table-cell table:number-columns-repeated="4"/>
          <table:table-cell table:style-name="ce36"/>
          <table:table-cell table:style-name="ce37"/>
          <table:table-cell table:number-columns-repeated="1002"/>
        </table:table-row>
        <table:table-row table:style-name="ro10">
          <table:table-cell office:value-type="float" office:value="92" calcext:value-type="float">
            <text:p>92</text:p>
          </table:table-cell>
          <table:table-cell office:value-type="float" office:value="20091030" calcext:value-type="float">
            <text:p>20091030</text:p>
          </table:table-cell>
          <table:table-cell office:value-type="string" calcext:value-type="string">
            <text:p>Calais</text:p>
          </table:table-cell>
          <table:table-cell office:value-type="string" calcext:value-type="string">
            <text:p>50.968088</text:p>
          </table:table-cell>
          <table:table-cell office:value-type="string" calcext:value-type="string">
            <text:p>1.864825</text:p>
          </table:table-cell>
          <table:table-cell office:value-type="string" calcext:value-type="string">
            <text:p>Singh Gursharan</text:p>
          </table:table-cell>
          <table:table-cell office:value-type="string" calcext:value-type="string">
            <text:p>profil.png</text:p>
          </table:table-cell>
          <table:table-cell office:value-type="float" office:value="25" calcext:value-type="float">
            <text:p>25</text:p>
          </table:table-cell>
          <table:table-cell office:value-type="string" calcext:value-type="string">
            <text:p>Indienne</text:p>
          </table:table-cell>
          <table:table-cell office:value-type="string" calcext:value-type="string">
            <text:p>N</text:p>
          </table:table-cell>
          <table:table-cell office:value-type="string" calcext:value-type="string">
            <text:p>H</text:p>
          </table:table-cell>
          <table:table-cell office:value-type="string" calcext:value-type="string">
            <text:p>Mort pendant le passage</text:p>
          </table:table-cell>
          <table:table-cell office:value-type="string" calcext:value-type="string">
            <text:p/>
            <text:p>Le 30 octobre 2009, au terminal ferry de Calais, après un contrôle CO2 positif, la police aux frontières a découvert trois hommes dans la remorque d’un poids lourd. Parmi eux, un homme indien, âgé d’environ 25 ans, était inanimé. L’autopsie a indiqué un décès par asphyxie.</text:p>
            <text:p/>
            <text:p/>
          </table:table-cell>
          <table:table-cell office:value-type="string" calcext:value-type="string">
            <text:p><text:a xlink:href="http://lille.blogs.liberation.fr/2009/10/30/un-migrant-mort-dans-un-camion-a-calais/" xlink:type="simple">http://lille.blogs.liberation.fr/2009/10/30/un-migrant-mort-dans-un-camion-a-calais/</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2005-onwards/" xlink:type="simple">http://www.irr.org.uk/news/roll-call-of-deaths-of-asylum-seekers-and-undocumented-migrants-2005-onwards/</text:a></text:p>
          </table:table-cell>
          <table:table-cell table:number-columns-repeated="4"/>
          <table:table-cell table:style-name="ce36"/>
          <table:table-cell table:style-name="ce37"/>
          <table:table-cell table:number-columns-repeated="1002"/>
        </table:table-row>
        <table:table-row table:style-name="ro10">
          <table:table-cell office:value-type="float" office:value="93" calcext:value-type="float">
            <text:p>93</text:p>
          </table:table-cell>
          <table:table-cell office:value-type="float" office:value="20090613" calcext:value-type="float">
            <text:p>20090613</text:p>
          </table:table-cell>
          <table:table-cell office:value-type="string" calcext:value-type="string">
            <text:p>Calais</text:p>
          </table:table-cell>
          <table:table-cell office:value-type="string" calcext:value-type="string">
            <text:p>50.955717</text:p>
          </table:table-cell>
          <table:table-cell office:value-type="string" calcext:value-type="string">
            <text:p>1.858218</text:p>
          </table:table-cell>
          <table:table-cell office:value-type="string" calcext:value-type="string">
            <text:p>Aman Fisahaye</text:p>
          </table:table-cell>
          <table:table-cell office:value-type="string" calcext:value-type="string">
            <text:p>profil.png</text:p>
          </table:table-cell>
          <table:table-cell office:value-type="float" office:value="20" calcext:value-type="float">
            <text:p>20</text:p>
          </table:table-cell>
          <table:table-cell office:value-type="string" calcext:value-type="string">
            <text:p>Erythréenne</text:p>
          </table:table-cell>
          <table:table-cell office:value-type="string" calcext:value-type="string">
            <text:p>N</text:p>
          </table:table-cell>
          <table:table-cell office:value-type="string" calcext:value-type="string">
            <text:p>H</text:p>
          </table:table-cell>
          <table:table-cell office:value-type="string" calcext:value-type="string">
            <text:p>Noyade</text:p>
          </table:table-cell>
          <table:table-cell office:value-type="string" calcext:value-type="string">
            <text:p/>
            <text:p>Le 13 juin 2009, Aman, un homme érythréen âgé de 20 ans, est mort noyé dans un canal, face au squat de l’Africa House à Calais. Aman était accompagné de son frère. </text:p>
            <text:p/>
            <text:p>L’association Salam a fait rapatrier son corps en Érythrée. </text:p>
            <text:p/>
            <text:p/>
          </table:table-cell>
          <table:table-cell office:value-type="string" calcext:value-type="string">
            <text:p><text:a xlink:href="http://www.libelille.fr/2009/06/interviewcelinedallery.html" xlink:type="simple">http://www.libelille.fr/2009/06/interviewcelinedallery.html</text:a></text:p>
          </table:table-cell>
          <table:table-cell office:value-type="string" calcext:value-type="string">
            <text:p><text:a xlink:href="http://www.educationsansfrontieres.org/article20755.html" xlink:type="simple">http://www.educationsansfrontieres.org/article20755.html</text:a></text:p>
          </table:table-cell>
          <table:table-cell office:value-type="string" calcext:value-type="string">
            <text:p><text:a xlink:href="http://arras.catholique.fr/page-17277.html" xlink:type="simple">http://arras.catholique.fr/page-17277.html</text:a></text:p>
          </table:table-cell>
          <table:table-cell office:value-type="string" calcext:value-type="string">
            <text:p><text:a xlink:href="https://www.carrefourdessolidarites.org/AMAN-erythreen-de-35-ans-est-mort" xlink:type="simple">https://www.carrefourdessolidarites.org/AMAN-erythreen-de-35-ans-est-mort</text:a></text:p>
          </table:table-cell>
          <table:table-cell table:number-columns-repeated="3"/>
          <table:table-cell table:style-name="ce36"/>
          <table:table-cell table:style-name="ce37"/>
          <table:table-cell table:number-columns-repeated="2"/>
          <table:table-cell table:style-name="ce48"/>
          <table:table-cell table:number-columns-repeated="999"/>
        </table:table-row>
        <table:table-row table:style-name="ro18">
          <table:table-cell office:value-type="float" office:value="94" calcext:value-type="float">
            <text:p>94</text:p>
          </table:table-cell>
          <table:table-cell office:value-type="float" office:value="20090519" calcext:value-type="float">
            <text:p>20090519</text:p>
          </table:table-cell>
          <table:table-cell office:value-type="string" calcext:value-type="string">
            <text:p>Téteghem</text:p>
          </table:table-cell>
          <table:table-cell office:value-type="string" calcext:value-type="string">
            <text:p>51.036365</text:p>
          </table:table-cell>
          <table:table-cell office:value-type="string" calcext:value-type="string">
            <text:p>2.443666</text:p>
          </table:table-cell>
          <table:table-cell office:value-type="string" calcext:value-type="string">
            <text:p>Ngayen Van Mac</text:p>
          </table:table-cell>
          <table:table-cell office:value-type="string" calcext:value-type="string">
            <text:p>profil.png</text:p>
          </table:table-cell>
          <table:table-cell office:value-type="string" calcext:value-type="string">
            <text:p>&gt;20</text:p>
          </table:table-cell>
          <table:table-cell office:value-type="string" calcext:value-type="string">
            <text:p>Vietnamienne</text:p>
          </table:table-cell>
          <table:table-cell office:value-type="string" calcext:value-type="string">
            <text:p>N</text:p>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Le 19 mai 2009, à 5 h, un homme vietnamien âgé d’une vingtaine d’années est trouvé mort sur l'aire de Téteghem, sur l’autoroute A16, non loin de Dunkerque. Un deuxième homme, inanimé, est transporté à l’hôpital, où il reprend connaissance. Selon les enquêteurs, les deux hommes sont tombés d’un camion en marche.</text:p>
          </table:table-cell>
          <table:table-cell office:value-type="string" calcext:value-type="string">
            <text:p><text:a xlink:href="http://www.dunkerque.maville.com/actu/actudet_-Un-migrant-vietnamien-decede-sur-l-A-16-un-autre-se-blesse-grievement_loc-939694_actu.Htm" xlink:type="simple">http://www.dunkerque.maville.com/actu/actudet_-Un-migrant-vietnamien-decede-sur-l-A-16-un-autre-se-blesse-grievement_loc-939694_actu.Htm</text:a></text:p>
          </table:table-cell>
          <table:table-cell table:style-name="ce7"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style-name="ce14"/>
          <table:table-cell table:number-columns-repeated="4"/>
          <table:table-cell table:style-name="ce36"/>
          <table:table-cell table:style-name="ce37"/>
          <table:table-cell table:number-columns-repeated="1002"/>
        </table:table-row>
        <table:table-row table:style-name="ro17">
          <table:table-cell office:value-type="float" office:value="95" calcext:value-type="float">
            <text:p>95</text:p>
          </table:table-cell>
          <table:table-cell office:value-type="float" office:value="20090405" calcext:value-type="float">
            <text:p>20090405</text:p>
          </table:table-cell>
          <table:table-cell office:value-type="string" calcext:value-type="string">
            <text:p>Site Eurotunnel (Calais)</text:p>
          </table:table-cell>
          <table:table-cell office:value-type="string" calcext:value-type="string">
            <text:p>50.916599</text:p>
          </table:table-cell>
          <table:table-cell office:value-type="string" calcext:value-type="string">
            <text:p>1.795918</text:p>
          </table:table-cell>
          <table:table-cell/>
          <table:table-cell office:value-type="string" calcext:value-type="string">
            <text:p>profil.png</text:p>
          </table:table-cell>
          <table:table-cell table:number-columns-repeated="3"/>
          <table:table-cell office:value-type="string" calcext:value-type="string">
            <text:p>H</text:p>
          </table:table-cell>
          <table:table-cell table:style-name="ce5" office:value-type="string" calcext:value-type="string">
            <text:p/>
            <text:p>Accident Eurotunnel</text:p>
            <text:p/>
          </table:table-cell>
          <table:table-cell office:value-type="string" calcext:value-type="string">
            <text:p>Le 5 avril 2009, un homme est retrouvé mort dans le tunnel sous la Manche par une équipe de maintenance.</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lequotidien.lu/international/un-migrant-decede-dans-le-tunnel-sous-la-manche/" xlink:type="simple">http://www.lequotidien.lu/international/un-migrant-decede-dans-le-tunnel-sous-la-manche/</text:a></text:p>
          </table:table-cell>
          <table:table-cell office:value-type="string" calcext:value-type="string">
            <text:p><text:a xlink:href="http://www.irr.org.uk/news/roll-call-of-deaths-of-asylum-seekers-and-undocumented-migrants-2005-onwards/" xlink:type="simple">http://www.irr.org.uk/news/roll-call-of-deaths-of-asylum-seekers-and-undocumented-migrants-2005-onwards/</text:a></text:p>
          </table:table-cell>
          <table:table-cell table:number-columns-repeated="4"/>
          <table:table-cell table:style-name="ce36"/>
          <table:table-cell table:style-name="ce37"/>
          <table:table-cell table:number-columns-repeated="2"/>
          <table:table-cell table:style-name="ce48"/>
          <table:table-cell table:number-columns-repeated="999"/>
        </table:table-row>
        <table:table-row table:style-name="ro20">
          <table:table-cell office:value-type="float" office:value="96" calcext:value-type="float">
            <text:p>96</text:p>
          </table:table-cell>
          <table:table-cell office:value-type="float" office:value="20090217" calcext:value-type="float">
            <text:p>20090217</text:p>
          </table:table-cell>
          <table:table-cell office:value-type="string" calcext:value-type="string">
            <text:p>Grande-Synthe</text:p>
          </table:table-cell>
          <table:table-cell office:value-type="string" calcext:value-type="string">
            <text:p>51.010426</text:p>
          </table:table-cell>
          <table:table-cell office:value-type="string" calcext:value-type="string">
            <text:p>2.317387</text:p>
          </table:table-cell>
          <table:table-cell office:value-type="string" calcext:value-type="string">
            <text:p>Glara</text:p>
          </table:table-cell>
          <table:table-cell office:value-type="string" calcext:value-type="string">
            <text:p>profil.png</text:p>
          </table:table-cell>
          <table:table-cell/>
          <table:table-cell office:value-type="string" calcext:value-type="string">
            <text:p>Irakienne</text:p>
          </table:table-cell>
          <table:table-cell/>
          <table:table-cell office:value-type="string" calcext:value-type="string">
            <text:p>F</text:p>
          </table:table-cell>
          <table:table-cell office:value-type="string" calcext:value-type="string">
            <text:p>Accident de la route lié au passage</text:p>
          </table:table-cell>
          <table:table-cell office:value-type="string" calcext:value-type="string">
            <text:p/>
            <text:p>Le 17 février 2009, une femme kurde irakienne, qui vivait au campement installé sur l’aire  de Grande-Synthe, sur l’autoroute A16, près de Dunkerque, a accouché prématurément. L’enfant, nommée Glara, n’a pas survécu. Une collecte pour ses funérailles a été organisée par le Mouvement Contre le Racisme et pour l’Amitié entre les Peuples (MRAP) de Dunkerque. Elle est enterrée au carré musulman du cimetière de Grande-Synthe.</text:p>
            <text:p/>
            <text:p/>
          </table:table-cell>
          <table:table-cell office:value-type="string" calcext:value-type="string">
            <text:p><text:a xlink:href="http://www.millebabords.org/spip.php?article10500" xlink:type="simple">http://www.millebabords.org/spip.php?article10500</text:a></text:p>
          </table:table-cell>
          <table:table-cell table:style-name="ce19" office:value-type="string" calcext:value-type="string">
            <text:p><text:span text:style-name="T1">Glara, une heure sur le chemin de l’exil</text:span>, Nord Littoral du 25/02/2009</text:p>
          </table:table-cell>
          <table:table-cell table:number-columns-repeated="5"/>
          <table:table-cell table:style-name="ce36"/>
          <table:table-cell table:style-name="ce37"/>
          <table:table-cell table:number-columns-repeated="2"/>
          <table:table-cell table:style-name="ce48"/>
          <table:table-cell table:number-columns-repeated="999"/>
        </table:table-row>
        <table:table-row table:style-name="ro17">
          <table:table-cell office:value-type="float" office:value="97" calcext:value-type="float">
            <text:p>97</text:p>
          </table:table-cell>
          <table:table-cell table:style-name="ce5" office:value-type="float" office:value="20090107" calcext:value-type="float">
            <text:p>20090107</text:p>
          </table:table-cell>
          <table:table-cell table:style-name="ce5" office:value-type="string" calcext:value-type="string">
            <text:p>Calais</text:p>
          </table:table-cell>
          <table:table-cell table:style-name="ce5" office:value-type="string" calcext:value-type="string">
            <text:p>50.971960</text:p>
          </table:table-cell>
          <table:table-cell table:style-name="ce5" office:value-type="string" calcext:value-type="string">
            <text:p>1.882554</text:p>
          </table:table-cell>
          <table:table-cell table:style-name="ce5"/>
          <table:table-cell office:value-type="string" calcext:value-type="string">
            <text:p>profil.png</text:p>
          </table:table-cell>
          <table:table-cell table:style-name="ce5" office:value-type="float" office:value="30" calcext:value-type="float">
            <text:p>30</text:p>
          </table:table-cell>
          <table:table-cell table:style-name="ce5" office:value-type="string" calcext:value-type="string">
            <text:p>Afghane</text:p>
          </table:table-cell>
          <table:table-cell table:style-name="ce5" office:value-type="string" calcext:value-type="string">
            <text:p>N</text:p>
          </table:table-cell>
          <table:table-cell table:style-name="ce5" office:value-type="string" calcext:value-type="string">
            <text:p>H</text:p>
          </table:table-cell>
          <table:table-cell table:style-name="ce5" office:value-type="string" calcext:value-type="string">
            <text:p>Homicide</text:p>
          </table:table-cell>
          <table:table-cell table:style-name="ce5" office:value-type="string" calcext:value-type="string">
            <text:p>Le 7 janvier 2009, dans la soirée, un homme afghan âgé de 30 ans est mort, tué d’un coup de couteau, lors d’une rixe, dans la jungle, à Calais.</text:p>
          </table:table-cell>
          <table:table-cell table:style-name="ce16" office:value-type="string" calcext:value-type="string">
            <text:p><text:a xlink:href="http://www.leparisien.fr/faits-divers/calais-un-mort-dans-une-rixe-entre-migrants-08-01-2009-366192.php" xlink:type="simple">http://www.leparisien.fr/faits-divers/calais-un-mort-dans-une-rixe-entre-migrants-08-01-2009-366192.php</text:a></text:p>
          </table:table-cell>
          <table:table-cell table:style-name="ce16" office:value-type="string" calcext:value-type="string">
            <text:p><text:a xlink:href="http://www.dailymail.co.uk/news/article-1109402/Afghan-man-stabbed-death-fight-rival-migrant-gangs-battling-passage-UK.html" xlink:type="simple">http://www.dailymail.co.uk/news/article-1109402/Afghan-man-stabbed-death-fight-rival-migrant-gangs-battling-passage-UK.html</text:a></text:p>
          </table:table-cell>
          <table:table-cell table:style-name="ce16" office:value-type="string" calcext:value-type="string">
            <text:p><text:a xlink:href="http://www.unitedagainstracism.org/pdfs/listofdeaths.pdf" xlink:type="simple">http://www.unitedagainstracism.org/pdfs/listofdeaths.pdf</text:a></text:p>
          </table:table-cell>
          <table:table-cell table:style-name="ce16" table:number-columns-repeated="2"/>
          <table:table-cell table:style-name="ce31"/>
          <table:table-cell table:style-name="ce34"/>
          <table:table-cell table:style-name="ce38"/>
          <table:table-cell table:style-name="ce41"/>
          <table:table-cell table:style-name="ce47" table:number-columns-repeated="2"/>
          <table:table-cell table:style-name="ce49"/>
          <table:table-cell table:style-name="ce51" table:number-columns-repeated="2"/>
          <table:table-cell table:style-name="ce47" table:number-columns-repeated="47"/>
          <table:table-cell table:style-name="ce52" table:number-columns-repeated="949"/>
          <table:table-cell table:style-name="ce54"/>
        </table:table-row>
        <table:table-row table:style-name="ro14">
          <table:table-cell office:value-type="float" office:value="98" calcext:value-type="float">
            <text:p>98</text:p>
          </table:table-cell>
          <table:table-cell office:value-type="float" office:value="20081202" calcext:value-type="float">
            <text:p>20081202</text:p>
          </table:table-cell>
          <table:table-cell office:value-type="string" calcext:value-type="string">
            <text:p>Winchester (Grande-Bretagne)</text:p>
          </table:table-cell>
          <table:table-cell office:value-type="string" calcext:value-type="string">
            <text:p>51.064586</text:p>
          </table:table-cell>
          <table:table-cell office:value-type="string" calcext:value-type="string">
            <text:p>-1.293214</text:p>
          </table:table-cell>
          <table:table-cell office:value-type="string" calcext:value-type="string">
            <text:p>Duy Nguyen</text:p>
          </table:table-cell>
          <table:table-cell office:value-type="string" calcext:value-type="string">
            <text:p>profil.png</text:p>
          </table:table-cell>
          <table:table-cell office:value-type="float" office:value="25" calcext:value-type="float">
            <text:p>25</text:p>
          </table:table-cell>
          <table:table-cell office:value-type="string" calcext:value-type="string">
            <text:p>Vietnamienne</text:p>
          </table:table-cell>
          <table:table-cell office:value-type="string" calcext:value-type="string">
            <text:p>N</text:p>
          </table:table-cell>
          <table:table-cell office:value-type="string" calcext:value-type="string">
            <text:p>H</text:p>
          </table:table-cell>
          <table:table-cell office:value-type="string" calcext:value-type="string">
            <text:p>Mort pendant le passage</text:p>
          </table:table-cell>
          <table:table-cell office:value-type="string" calcext:value-type="string">
            <text:p/>
            <text:p>Le 2 décembre 2008, à Winchester (Grande-Bretagne), Duy Nguyen, un homme vietnamien âgé de 25 ans, est trouvé mort dans un camion en provenance de Calais. L’autopsie indique un décès par hypothermie.</text:p>
            <text:p/>
            <text:p/>
          </table:table-cell>
          <table:table-cell office:value-type="string" calcext:value-type="string">
            <text:p><text:a xlink:href="http://www.irr.org.uk/news/roll-call-of-deaths-of-asylum-seekers-and-undocumented-migrants-2005-onwards/" xlink:type="simple">http://www.irr.org.uk/news/roll-call-of-deaths-of-asylum-seekers-and-undocumented-migrants-2005-onwards/</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5"/>
          <table:table-cell table:style-name="ce36"/>
          <table:table-cell table:style-name="ce37"/>
          <table:table-cell table:number-columns-repeated="2"/>
          <table:table-cell table:style-name="ce48"/>
          <table:table-cell table:number-columns-repeated="999"/>
        </table:table-row>
        <table:table-row table:style-name="ro10">
          <table:table-cell office:value-type="float" office:value="99" calcext:value-type="float">
            <text:p>99</text:p>
          </table:table-cell>
          <table:table-cell office:value-type="float" office:value="20081015" calcext:value-type="float">
            <text:p>20081015</text:p>
          </table:table-cell>
          <table:table-cell office:value-type="string" calcext:value-type="string">
            <text:p>Saint Omer</text:p>
          </table:table-cell>
          <table:table-cell office:value-type="string" calcext:value-type="string">
            <text:p>50.758506</text:p>
          </table:table-cell>
          <table:table-cell office:value-type="string" calcext:value-type="string">
            <text:p>2.260785</text:p>
          </table:table-cell>
          <table:table-cell office:value-type="string" calcext:value-type="string">
            <text:p>Ramadan</text:p>
          </table:table-cell>
          <table:table-cell office:value-type="string" calcext:value-type="string">
            <text:p>profil.png</text:p>
          </table:table-cell>
          <table:table-cell/>
          <table:table-cell office:value-type="string" calcext:value-type="string">
            <text:p>Erythréenne</text:p>
          </table:table-cell>
          <table:table-cell/>
          <table:table-cell office:value-type="string" calcext:value-type="string">
            <text:p>H</text:p>
          </table:table-cell>
          <table:table-cell office:value-type="string" calcext:value-type="string">
            <text:p>Noyade</text:p>
          </table:table-cell>
          <table:table-cell office:value-type="string" calcext:value-type="string">
            <text:p/>
            <text:p>Dans la nuit du 15 octobre 2008, un homme érythréen est mort, noyé dans le canal de Saint-Omer, alors qu’il tentait de monter dans un camion stationné près du canal. Jean-Pierre Everaere, un homme français, âgé de 47 ans, est également mort noyé en tentant de le secourir.</text:p>
            <text:p/>
            <text:p/>
          </table:table-cell>
          <table:table-cell office:value-type="string" calcext:value-type="string">
            <text:p><text:a xlink:href="http://lille.blogs.liberation.fr/2008/10/12/deux-hommes-son/" xlink:type="simple">http://lille.blogs.liberation.fr/2008/10/12/deux-hommes-son/</text:a></text:p>
          </table:table-cell>
          <table:table-cell office:value-type="string" calcext:value-type="string">
            <text:p><text:a xlink:href="https://terreerrance.wordpress.com/2008/10/16/deux-noyes-a-saint-omer-un-clandestin-et-un-homme-qui-voulait-le-secourir/" xlink:type="simple">https://terreerrance.wordpress.com/2008/10/16/deux-noyes-a-saint-omer-un-clandestin-et-un-homme-qui-voulait-le-secourir/</text:a></text:p>
          </table:table-cell>
          <table:table-cell table:style-name="ce7" office:value-type="string" calcext:value-type="string">
            <text:p><text:a xlink:href="http://www.arretsurimages.net/breves/2008-10-16/Jean-Pierre-Everaere-heros-inconnu-id2146" xlink:type="simple">http://www.arretsurimages.net/breves/2008-10-16/Jean-Pierre-Everaere-heros-inconnu-id2146</text:a></text:p>
          </table:table-cell>
          <table:table-cell table:style-name="ce14"/>
          <table:table-cell table:number-columns-repeated="3"/>
          <table:table-cell table:style-name="ce36"/>
          <table:table-cell table:style-name="ce37"/>
          <table:table-cell table:number-columns-repeated="1002"/>
        </table:table-row>
        <table:table-row table:style-name="ro10">
          <table:table-cell office:value-type="float" office:value="100" calcext:value-type="float">
            <text:p>100</text:p>
          </table:table-cell>
          <table:table-cell office:value-type="float" office:value="20081015" calcext:value-type="float">
            <text:p>20081015</text:p>
          </table:table-cell>
          <table:table-cell office:value-type="string" calcext:value-type="string">
            <text:p>Saint Omer</text:p>
          </table:table-cell>
          <table:table-cell office:value-type="string" calcext:value-type="string">
            <text:p>50.758506</text:p>
          </table:table-cell>
          <table:table-cell office:value-type="string" calcext:value-type="string">
            <text:p>2.260785</text:p>
          </table:table-cell>
          <table:table-cell office:value-type="string" calcext:value-type="string">
            <text:p><text:s/>Jean-Pierre Everaere</text:p>
          </table:table-cell>
          <table:table-cell office:value-type="string" calcext:value-type="string">
            <text:p>profil.png</text:p>
          </table:table-cell>
          <table:table-cell office:value-type="float" office:value="47" calcext:value-type="float">
            <text:p>47</text:p>
          </table:table-cell>
          <table:table-cell office:value-type="string" calcext:value-type="string">
            <text:p>Française</text:p>
          </table:table-cell>
          <table:table-cell office:value-type="string" calcext:value-type="string">
            <text:p>N</text:p>
          </table:table-cell>
          <table:table-cell office:value-type="string" calcext:value-type="string">
            <text:p>H</text:p>
          </table:table-cell>
          <table:table-cell office:value-type="string" calcext:value-type="string">
            <text:p>Noyade</text:p>
          </table:table-cell>
          <table:table-cell office:value-type="string" calcext:value-type="string">
            <text:p/>
            <text:p>Dans la nuit du 15 octobre 2008, un homme érythréen est mort, noyé dans le canal de Saint-Omer, alors qu’il tentait de monter dans un camion stationné près du canal. Jean-Pierre Everaere, un homme français, âgé de 47 ans, est également mort noyé en tentant de le secourir.</text:p>
            <text:p/>
            <text:p/>
          </table:table-cell>
          <table:table-cell office:value-type="string" calcext:value-type="string">
            <text:p><text:a xlink:href="http://lille.blogs.liberation.fr/2008/10/12/deux-hommes-son/" xlink:type="simple">http://lille.blogs.liberation.fr/2008/10/12/deux-hommes-son/</text:a></text:p>
          </table:table-cell>
          <table:table-cell office:value-type="string" calcext:value-type="string">
            <text:p><text:a xlink:href="https://terreerrance.wordpress.com/2008/10/16/deux-noyes-a-saint-omer-un-clandestin-et-un-homme-qui-voulait-le-secourir/" xlink:type="simple">https://terreerrance.wordpress.com/2008/10/16/deux-noyes-a-saint-omer-un-clandestin-et-un-homme-qui-voulait-le-secourir/</text:a></text:p>
          </table:table-cell>
          <table:table-cell table:style-name="ce7" office:value-type="string" calcext:value-type="string">
            <text:p><text:a xlink:href="http://www.arretsurimages.net/breves/2008-10-16/Jean-Pierre-Everaere-heros-inconnu-id2146" xlink:type="simple">http://www.arretsurimages.net/breves/2008-10-16/Jean-Pierre-Everaere-heros-inconnu-id2146</text:a></text:p>
          </table:table-cell>
          <table:table-cell table:number-columns-repeated="4"/>
          <table:table-cell table:style-name="ce36"/>
          <table:table-cell table:style-name="ce37"/>
          <table:table-cell table:number-columns-repeated="2"/>
          <table:table-cell table:style-name="ce48"/>
          <table:table-cell table:number-columns-repeated="999"/>
        </table:table-row>
        <table:table-row table:style-name="ro20">
          <table:table-cell office:value-type="float" office:value="101" calcext:value-type="float">
            <text:p>101</text:p>
          </table:table-cell>
          <table:table-cell table:style-name="ce5" office:value-type="float" office:value="200809" calcext:value-type="float">
            <text:p>200809</text:p>
          </table:table-cell>
          <table:table-cell table:style-name="ce5" office:value-type="string" calcext:value-type="string">
            <text:p>Trent Val (GB)</text:p>
          </table:table-cell>
          <table:table-cell table:style-name="ce5" office:value-type="string" calcext:value-type="string">
            <text:p>52.975914</text:p>
          </table:table-cell>
          <table:table-cell table:style-name="ce5" office:value-type="string" calcext:value-type="string">
            <text:p>-2.226974</text:p>
          </table:table-cell>
          <table:table-cell table:style-name="ce5" office:value-type="string" calcext:value-type="string">
            <text:p>Baj Singh</text:p>
          </table:table-cell>
          <table:table-cell office:value-type="string" calcext:value-type="string">
            <text:p>profil.png</text:p>
          </table:table-cell>
          <table:table-cell table:style-name="ce5" office:value-type="float" office:value="33" calcext:value-type="float">
            <text:p>33</text:p>
          </table:table-cell>
          <table:table-cell table:style-name="ce5" office:value-type="string" calcext:value-type="string">
            <text:p>Indienne</text:p>
          </table:table-cell>
          <table:table-cell table:style-name="ce5" office:value-type="string" calcext:value-type="string">
            <text:p>N</text:p>
          </table:table-cell>
          <table:table-cell table:style-name="ce5" office:value-type="string" calcext:value-type="string">
            <text:p>H</text:p>
          </table:table-cell>
          <table:table-cell office:value-type="string" calcext:value-type="string">
            <text:p>Accident de la route lié au passage</text:p>
          </table:table-cell>
          <table:table-cell table:style-name="ce5" office:value-type="string" calcext:value-type="string">
            <text:p/>
            <text:p>En septembre 2008, Baj Singh, un homme indien, originaire du Pendjab, et âgé de 33 ans, est mort écrasé par le camion sous lequel il était caché, à Trent Val (Grande-Bretagne). Ses empreintes digitales révèlent qu’il avait été à deux reprises interpellé et renvoyé en France par les services de l’immigration alors qu’il était passé de Calais à Douvres. C’est lors d’une de ces interpellations, le 18 avril 2008, qu’il avait déclaré s’appeler Baj Singh. </text:p>
            <text:p/>
            <text:p/>
          </table:table-cell>
          <table:table-cell table:style-name="ce16" office:value-type="string" calcext:value-type="string">
            <text:p><text:a xlink:href="http://www.irr.org.uk/news/roll-call-of-deaths-of-asylum-seekers-and-undocumented-migrants-2005-onwards/" xlink:type="simple">http://www.irr.org.uk/news/roll-call-of-deaths-of-asylum-seekers-and-undocumented-migrants-2005-onwards/</text:a></text:p>
          </table:table-cell>
          <table:table-cell table:style-name="ce16" office:value-type="string" calcext:value-type="string">
            <text:p><text:a xlink:href="http://www.unitedagainstracism.org/wp-content/uploads/2015/06/Listofdeaths22394June15.pdf" xlink:type="simple">http://www.unitedagainstracism.org/wp-content/uploads/2015/06/Listofdeaths22394June15.pdf</text:a></text:p>
          </table:table-cell>
          <table:table-cell table:style-name="ce14"/>
          <table:table-cell table:style-name="ce16" table:number-columns-repeated="2"/>
          <table:table-cell table:style-name="ce31"/>
          <table:table-cell table:style-name="ce34"/>
          <table:table-cell table:style-name="ce38"/>
          <table:table-cell table:style-name="ce41"/>
          <table:table-cell table:style-name="ce47" table:number-columns-repeated="2"/>
          <table:table-cell table:style-name="ce49"/>
          <table:table-cell table:style-name="ce51" table:number-columns-repeated="2"/>
          <table:table-cell table:style-name="ce47" table:number-columns-repeated="47"/>
          <table:table-cell table:style-name="ce52" table:number-columns-repeated="949"/>
          <table:table-cell table:style-name="ce41"/>
        </table:table-row>
        <table:table-row table:style-name="ro12">
          <table:table-cell office:value-type="float" office:value="102" calcext:value-type="float">
            <text:p>102</text:p>
          </table:table-cell>
          <table:table-cell table:style-name="ce5" office:value-type="float" office:value="20080722" calcext:value-type="float">
            <text:p>20080722</text:p>
          </table:table-cell>
          <table:table-cell table:style-name="ce5" office:value-type="string" calcext:value-type="string">
            <text:p>Aire d’autoroute de Saint-Hilaire-Cottes</text:p>
          </table:table-cell>
          <table:table-cell table:style-name="ce5" office:value-type="string" calcext:value-type="string">
            <text:p>50.572886</text:p>
          </table:table-cell>
          <table:table-cell table:style-name="ce5" office:value-type="string" calcext:value-type="string">
            <text:p><text:s/>2.379875</text:p>
          </table:table-cell>
          <table:table-cell table:style-name="ce5" office:value-type="string" calcext:value-type="string">
            <text:p>Mansour Hamidey</text:p>
          </table:table-cell>
          <table:table-cell office:value-type="string" calcext:value-type="string">
            <text:p>profil.png</text:p>
          </table:table-cell>
          <table:table-cell table:style-name="ce5" office:value-type="float" office:value="23" calcext:value-type="float">
            <text:p>23</text:p>
          </table:table-cell>
          <table:table-cell table:style-name="ce5" office:value-type="string" calcext:value-type="string">
            <text:p>Erythréenne</text:p>
          </table:table-cell>
          <table:table-cell table:style-name="ce5" office:value-type="string" calcext:value-type="string">
            <text:p>N</text:p>
          </table:table-cell>
          <table:table-cell table:style-name="ce5" office:value-type="string" calcext:value-type="string">
            <text:p>H</text:p>
          </table:table-cell>
          <table:table-cell table:style-name="ce5" office:value-type="string" calcext:value-type="string">
            <text:p>Homicide</text:p>
          </table:table-cell>
          <table:table-cell table:style-name="ce5" office:value-type="string" calcext:value-type="string">
            <text:p/>
            <text:p>Dans la nuit du 23 juillet 2008, sur l’aire de Saint-Hilaire-Cottes, sur l’autoroute A26, Mansour Habib, un homme érythréen âgé de 23 ans, est tué d’un coup de couteau. Il est enterré au cimetière de Lens.</text:p>
            <text:p>Quelques mois plus tôt, les occupants du campement de Norrent-Fontes, soutenus par les bénévoles de l’association Terre d’Errance, s’étaient affranchis des passeurs soudanais qui contrôlaient l’aire de Saint-Hilaire-Cottes. Menacés de représailles par ces passeurs, ils avaient porté plainte. </text:p>
            <text:p>Sept hommes soudanais sont placés en garde à vue, et quatre d’entre eux incarcérés. Le procès, qui devait avoir lieu le 23 juin 2011 à la cour d’assises de Saint-Omer, a été reporté au 9 janvier 2012. Un premier homme, auteur du coup de couteau, a été condamné à dix ans de réclusion et à dix ans d’interdiction du territoire français pour violence en réunion ayant entraîné la mort sans intention de la donner. Un deuxième homme a été condamné à quatre ans de réclusion. </text:p>
            <text:p/>
            <text:p/>
          </table:table-cell>
          <table:table-cell table:style-name="ce16"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style-name="ce16" office:value-type="string" calcext:value-type="string">
            <text:p><text:a xlink:href="http://cfda.rezo.net/download/La%20loi%20de%20la%20jungle_12-09-2008.pdf" xlink:type="simple">http://cfda.rezo.net/download/La%20loi%20de%20la%20jungle_12-09-2008.pdf</text:a></text:p>
          </table:table-cell>
          <table:table-cell office:value-type="string" calcext:value-type="string">
            <text:p><text:a xlink:href="http://mawgeng.a.m.f.unblog.fr/files/2010/03/migrerranceexilcalais.pdf" xlink:type="simple">http://mawgeng.a.m.f.unblog.fr/files/2010/03/migrerranceexilcalais.pdf</text:a></text:p>
          </table:table-cell>
          <table:table-cell table:style-name="ce19" office:value-type="string" calcext:value-type="string">
            <text:p><text:span text:style-name="T1">Un érythréen tué à l’arme blanche sur une aire de l’autoroute A26</text:span>, Nord Littoral du 24/07/2008</text:p>
          </table:table-cell>
          <table:table-cell table:style-name="ce16"/>
          <table:table-cell table:style-name="ce31"/>
          <table:table-cell table:style-name="ce34"/>
          <table:table-cell table:style-name="ce38"/>
          <table:table-cell table:style-name="ce41"/>
          <table:table-cell table:style-name="ce47" table:number-columns-repeated="2"/>
          <table:table-cell table:style-name="ce49"/>
          <table:table-cell table:style-name="ce51" table:number-columns-repeated="2"/>
          <table:table-cell table:style-name="ce47" table:number-columns-repeated="47"/>
          <table:table-cell table:style-name="ce52" table:number-columns-repeated="949"/>
          <table:table-cell table:style-name="ce41"/>
        </table:table-row>
        <table:table-row table:style-name="ro18">
          <table:table-cell office:value-type="float" office:value="103" calcext:value-type="float">
            <text:p>103</text:p>
          </table:table-cell>
          <table:table-cell office:value-type="float" office:value="20080715" calcext:value-type="float">
            <text:p>20080715</text:p>
          </table:table-cell>
          <table:table-cell office:value-type="string" calcext:value-type="string">
            <text:p>Sur une bretelle d'accès à l'autoroute A16 sur la commune de Transmarck</text:p>
          </table:table-cell>
          <table:table-cell office:value-type="string" calcext:value-type="string">
            <text:p>50.938268</text:p>
          </table:table-cell>
          <table:table-cell office:value-type="string" calcext:value-type="string">
            <text:p>1.937128</text:p>
          </table:table-cell>
          <table:table-cell/>
          <table:table-cell office:value-type="string" calcext:value-type="string">
            <text:p>profil.png</text:p>
          </table:table-cell>
          <table:table-cell/>
          <table:table-cell office:value-type="string" calcext:value-type="string">
            <text:p>Irakienne</text:p>
          </table:table-cell>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
            <text:p>Dans la nuit du 15 juillet 2008, un homme irakien est mort, percuté par un poids lourd sur une bretelle d'accès à l'autoroute A16, non loin de Calais. </text:p>
            <text:p/>
            <text:p/>
          </table:table-cell>
          <table:table-cell office:value-type="string" calcext:value-type="string">
            <text:p><text:a xlink:href="http://lille.blogs.liberation.fr/2008/07/15/encore-un-cland/" xlink:type="simple">http://lille.blogs.liberation.fr/2008/07/15/encore-un-cland/</text:a></text:p>
          </table:table-cell>
          <table:table-cell office:value-type="string" calcext:value-type="string">
            <text:p><text:a xlink:href="http://www.unitedagainstracism.org/wp-content/uploads/2015/06/Listofdeaths22394June15.pdf" xlink:type="simple">http://www.unitedagainstracism.org/wp-content/uploads/2015/06/Listofdeaths22394June15.pdf</text:a></text:p>
          </table:table-cell>
          <table:table-cell table:number-columns-repeated="5"/>
          <table:table-cell table:style-name="ce36"/>
          <table:table-cell table:style-name="ce37"/>
          <table:table-cell table:number-columns-repeated="1002"/>
        </table:table-row>
        <table:table-row table:style-name="ro10">
          <table:table-cell office:value-type="float" office:value="104" calcext:value-type="float">
            <text:p>104</text:p>
          </table:table-cell>
          <table:table-cell office:value-type="float" office:value="20071217" calcext:value-type="float">
            <text:p>20071217</text:p>
          </table:table-cell>
          <table:table-cell office:value-type="string" calcext:value-type="string">
            <text:p>Marck/</text:p>
            <text:p>Calais</text:p>
            <text:p/>
          </table:table-cell>
          <table:table-cell office:value-type="string" calcext:value-type="string">
            <text:p>50.936733</text:p>
          </table:table-cell>
          <table:table-cell office:value-type="string" calcext:value-type="string">
            <text:p>1.959202</text:p>
          </table:table-cell>
          <table:table-cell office:value-type="string" calcext:value-type="string">
            <text:p>Ali Briar</text:p>
          </table:table-cell>
          <table:table-cell office:value-type="string" calcext:value-type="string">
            <text:p>profil.png</text:p>
          </table:table-cell>
          <table:table-cell/>
          <table:table-cell office:value-type="string" calcext:value-type="string">
            <text:p>Irakienne</text:p>
          </table:table-cell>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
            <text:p>Un exilé, originaire du Kurdistan irakien, est décédé après avoir été percuté sur l’autoroute A16.  A la vue d'un véhicule de police, l'homme avait pris peur et traversé l'autoroute de Dunkerque, à hauteur de Marck, il a alors été renversé par un minibus.</text:p>
            <text:p/>
            <text:p/>
          </table:table-cell>
          <table:table-cell table:style-name="ce19" office:value-type="string" calcext:value-type="string">
            <text:p><text:a xlink:href="https://www.dropbox.com/s/04vo99ycnd5kksv/Article%20La%20Voix%20du%20Nord%20Le%20corps%20d%27un%20migrant%2C%20mort%20depuis%20deux%20mois%2C%20rapatrié.pdf?dl=0" xlink:type="simple">https://www.dropbox.com/s/04vo99ycnd5kksv/Article%20La%20Voix%20du%20Nord%20Le%20corps%20d%27un%20migrant%2C%20mort%20depuis%20deux%20mois%2C%20rapatri%C3%A9.pdf?dl=0</text:a></text:p>
          </table:table-cell>
          <table:table-cell office:value-type="string" calcext:value-type="string">
            <text:p><text:a xlink:href="http://mawgeng.a.m.f.unblog.fr/files/2010/03/migrerranceexilcalais.pdf" xlink:type="simple">http://mawgeng.a.m.f.unblog.fr/files/2010/03/migrerranceexilcalais.pdf</text:a></text:p>
          </table:table-cell>
          <table:table-cell table:style-name="ce19" office:value-type="string" calcext:value-type="string">
            <text:p><text:span text:style-name="T1">Grâce à Salam, le corps d’un clandestin mort à Calais rapatrié en Irak,</text:span> Nord Littoral du 13/02/08</text:p>
          </table:table-cell>
          <table:table-cell table:number-columns-repeated="4"/>
          <table:table-cell table:style-name="ce36"/>
          <table:table-cell table:style-name="ce37"/>
          <table:table-cell table:number-columns-repeated="2"/>
          <table:table-cell table:style-name="ce48"/>
          <table:table-cell table:number-columns-repeated="999"/>
        </table:table-row>
        <table:table-row table:style-name="ro2">
          <table:table-cell office:value-type="float" office:value="105" calcext:value-type="float">
            <text:p>105</text:p>
          </table:table-cell>
          <table:table-cell office:value-type="float" office:value="20070707" calcext:value-type="float">
            <text:p>20070707</text:p>
          </table:table-cell>
          <table:table-cell office:value-type="string" calcext:value-type="string">
            <text:p>Calais</text:p>
          </table:table-cell>
          <table:table-cell office:value-type="string" calcext:value-type="string">
            <text:p>50.935436</text:p>
          </table:table-cell>
          <table:table-cell office:value-type="string" calcext:value-type="string">
            <text:p>1.899096</text:p>
          </table:table-cell>
          <table:table-cell office:value-type="string" calcext:value-type="string">
            <text:p>Louam Beyene</text:p>
          </table:table-cell>
          <table:table-cell office:value-type="string" calcext:value-type="string">
            <text:p>profil.png</text:p>
          </table:table-cell>
          <table:table-cell office:value-type="float" office:value="19" calcext:value-type="float">
            <text:p>19</text:p>
          </table:table-cell>
          <table:table-cell office:value-type="string" calcext:value-type="string">
            <text:p>Erythréenne</text:p>
          </table:table-cell>
          <table:table-cell office:value-type="string" calcext:value-type="string">
            <text:p>N</text:p>
          </table:table-cell>
          <table:table-cell office:value-type="string" calcext:value-type="string">
            <text:p>F</text:p>
          </table:table-cell>
          <table:table-cell office:value-type="string" calcext:value-type="string">
            <text:p>Accident de la route lié au passage</text:p>
          </table:table-cell>
          <table:table-cell office:value-type="string" calcext:value-type="string">
            <text:p>Dans la nuit du 7 juillet 2007 à Calais, Louam Beyene, une femme érythréenne âgée de 19 ans, est morte, percutée par une voiture alors qu’elle traversait l’autoroute A16 en courant pour échapper à la police. Son corps a été rapatrié en Érythrée.</text:p>
          </table:table-cell>
          <table:table-cell office:value-type="string" calcext:value-type="string">
            <text:p><text:a xlink:href="http://www.lavie.fr/archives/2007/07/19/luwam-fauchee-sur-les-routes-de-calais,8821903.php" xlink:type="simple">http://www.lavie.fr/archives/2007/07/19/luwam-fauchee-sur-les-routes-de-calais,8821903.php</text:a></text:p>
          </table:table-cell>
          <table:table-cell office:value-type="string" calcext:value-type="string">
            <text:p><text:a xlink:href="http://contrejournal.blogs.liberation.fr/mon_weblog/2008/09/migrants-la-let.html" xlink:type="simple">http://contrejournal.blogs.liberation.fr/mon_weblog/2008/09/migrants-la-let.html</text:a></text:p>
          </table:table-cell>
          <table:table-cell table:style-name="ce19" office:value-type="string" calcext:value-type="string">
            <text:p><text:a xlink:href="https://www.dropbox.com/s/qh0vbjzippt1feq/Article%20Libération%20Décès%20Luwam%20Beyene.pdf?dl=0" xlink:type="simple">https://www.dropbox.com/s/qh0vbjzippt1feq/Article%20Lib%C3%A9ration%20D%C3%A9c%C3%A8s%20Luwam%20Beyene.pdf?dl=0</text:a></text:p>
          </table:table-cell>
          <table:table-cell office:value-type="string" calcext:value-type="string">
            <text:p><text:a xlink:href="http://www.unitedagainstracism.org/wp-content/uploads/2015/06/Listofdeaths22394June15.pdf" xlink:type="simple">http://www.unitedagainstracism.org/wp-content/uploads/2015/06/Listofdeaths22394June15.pdf</text:a></text:p>
          </table:table-cell>
          <table:table-cell office:value-type="string" calcext:value-type="string">
            <text:p><text:a xlink:href="http://mawgeng.a.m.f.unblog.fr/files/2010/03/migrerranceexilcalais.pdf" xlink:type="simple">http://mawgeng.a.m.f.unblog.fr/files/2010/03/migrerranceexilcalais.pdf</text:a></text:p>
          </table:table-cell>
          <table:table-cell table:number-columns-repeated="2"/>
          <table:table-cell table:style-name="ce36"/>
          <table:table-cell table:style-name="ce37"/>
          <table:table-cell table:number-columns-repeated="2"/>
          <table:table-cell table:style-name="ce48"/>
          <table:table-cell table:number-columns-repeated="999"/>
        </table:table-row>
        <table:table-row table:style-name="ro18">
          <table:table-cell office:value-type="float" office:value="106" calcext:value-type="float">
            <text:p>106</text:p>
          </table:table-cell>
          <table:table-cell office:value-type="float" office:value="200611" calcext:value-type="float">
            <text:p>200611</text:p>
          </table:table-cell>
          <table:table-cell office:value-type="string" calcext:value-type="string">
            <text:p>Harlow (Grande-Bretagne)</text:p>
          </table:table-cell>
          <table:table-cell office:value-type="string" calcext:value-type="string">
            <text:p>51.761103</text:p>
          </table:table-cell>
          <table:table-cell office:value-type="string" calcext:value-type="string">
            <text:p>0.149137</text:p>
          </table:table-cell>
          <table:table-cell/>
          <table:table-cell office:value-type="string" calcext:value-type="string">
            <text:p>profil.png</text:p>
          </table:table-cell>
          <table:table-cell office:value-type="float" office:value="40" calcext:value-type="float">
            <text:p>40</text:p>
          </table:table-cell>
          <table:table-cell office:value-type="string" calcext:value-type="string">
            <text:p>Afghane</text:p>
          </table:table-cell>
          <table:table-cell office:value-type="string" calcext:value-type="string">
            <text:p>N</text:p>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
            <text:p>En novembre 2006, un homme afghan âgé de 40 ans est mort écrasé par le camion sous lequel il s’était caché, à Harlow (Grande-Bretagne). </text:p>
            <text:p/>
            <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2005-onwards/" xlink:type="simple">http://www.irr.org.uk/news/roll-call-of-deaths-of-asylum-seekers-and-undocumented-migrants-2005-onwards/</text:a></text:p>
          </table:table-cell>
          <table:table-cell table:number-columns-repeated="5"/>
          <table:table-cell table:style-name="ce36"/>
          <table:table-cell table:style-name="ce37"/>
          <table:table-cell table:number-columns-repeated="2"/>
          <table:table-cell table:style-name="ce48"/>
          <table:table-cell table:number-columns-repeated="999"/>
        </table:table-row>
        <table:table-row table:style-name="ro6">
          <table:table-cell office:value-type="float" office:value="107" calcext:value-type="float">
            <text:p>107</text:p>
          </table:table-cell>
          <table:table-cell office:value-type="float" office:value="20061008" calcext:value-type="float">
            <text:p>20061008</text:p>
          </table:table-cell>
          <table:table-cell office:value-type="string" calcext:value-type="string">
            <text:p>Sellindge (Grande-Bretagne)</text:p>
          </table:table-cell>
          <table:table-cell office:value-type="string" calcext:value-type="string">
            <text:p>51.101269</text:p>
          </table:table-cell>
          <table:table-cell office:value-type="string" calcext:value-type="string">
            <text:p>0.999849</text:p>
          </table:table-cell>
          <table:table-cell/>
          <table:table-cell office:value-type="string" calcext:value-type="string">
            <text:p>profil.png</text:p>
          </table:table-cell>
          <table:table-cell office:value-type="string" calcext:value-type="string">
            <text:p>&gt;20</text:p>
          </table:table-cell>
          <table:table-cell office:value-type="string" calcext:value-type="string">
            <text:p>Irakienne</text:p>
          </table:table-cell>
          <table:table-cell office:value-type="string" calcext:value-type="string">
            <text:p>N</text:p>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
            <text:p>Le 8 octobre 2006, deux hommes irakiens, tous deux âgés d’une vingtaine d’années, sont trouvés sur l’autoroute A20 à Sellindge (Grande-Bretagne). L’un d’entre eux est mort, renversé par le camion sous lequel ils se cachaient, l’autre est grièvement blessé. Le camion venait du Danemark, et était entré en Grande-Bretagne par Douvres. </text:p>
            <text:p/>
            <text:p/>
            <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2005-onwards/" xlink:type="simple">http://www.irr.org.uk/news/roll-call-of-deaths-of-asylum-seekers-and-undocumented-migrants-2005-onwards/</text:a></text:p>
          </table:table-cell>
          <table:table-cell table:number-columns-repeated="5"/>
          <table:table-cell table:style-name="ce36"/>
          <table:table-cell table:style-name="ce37"/>
          <table:table-cell table:number-columns-repeated="2"/>
          <table:table-cell table:style-name="ce48"/>
          <table:table-cell table:number-columns-repeated="999"/>
        </table:table-row>
        <table:table-row table:style-name="ro10">
          <table:table-cell office:value-type="float" office:value="108" calcext:value-type="float">
            <text:p>108</text:p>
          </table:table-cell>
          <table:table-cell office:value-type="float" office:value="20060901" calcext:value-type="float">
            <text:p>20060901</text:p>
          </table:table-cell>
          <table:table-cell office:value-type="string" calcext:value-type="string">
            <text:p>Calais</text:p>
          </table:table-cell>
          <table:table-cell office:value-type="string" calcext:value-type="string">
            <text:p>50.972800</text:p>
          </table:table-cell>
          <table:table-cell office:value-type="string" calcext:value-type="string">
            <text:p>1.882746</text:p>
          </table:table-cell>
          <table:table-cell/>
          <table:table-cell office:value-type="string" calcext:value-type="string">
            <text:p>profil.png</text:p>
          </table:table-cell>
          <table:table-cell table:number-columns-repeated="3"/>
          <table:table-cell office:value-type="string" calcext:value-type="string">
            <text:p>H</text:p>
          </table:table-cell>
          <table:table-cell office:value-type="string" calcext:value-type="string">
            <text:p>Homicide</text:p>
          </table:table-cell>
          <table:table-cell office:value-type="string" calcext:value-type="string">
            <text:p/>
            <text:p>Dans la nuit du 1er septembre 2006, un homme est tué dans la jungle de la zone industrielle des Dunes de Calais. Il est enterré au carré des indigents du cimetière sud de Calais. Sur une épitaphe en bois est indiquée la mention « inconnu » et la date du décès.</text:p>
            <text:p/>
            <text:p/>
          </table:table-cell>
          <table:table-cell office:value-type="string" calcext:value-type="string">
            <text:p><text:a xlink:href="http://www.lexpress.fr/actualite/politique/une-bagarre-fait-un-mort-et-6-blesses_459961.html" xlink:type="simple">http://www.lexpress.fr/actualite/politique/une-bagarre-fait-un-mort-et-6-blesses_459961.html</text:a></text:p>
          </table:table-cell>
          <table:table-cell office:value-type="string" calcext:value-type="string">
            <text:p><text:a xlink:href="http://mawgeng.a.m.f.unblog.fr/files/2010/03/migrerranceexilcalais.pdf" xlink:type="simple">http://mawgeng.a.m.f.unblog.fr/files/2010/03/migrerranceexilcalais.pdf</text:a></text:p>
          </table:table-cell>
          <table:table-cell table:style-name="ce25" office:value-type="string" calcext:value-type="string">
            <text:p><text:span text:style-name="T1">Un décès, deux personnes entre la vie et la mort, sept blessés graves,,, Et après ?</text:span>, La Voix du Nord du 02/09/2006</text:p>
          </table:table-cell>
          <table:table-cell table:number-columns-repeated="4"/>
          <table:table-cell table:style-name="ce36"/>
          <table:table-cell table:style-name="ce37"/>
          <table:table-cell table:number-columns-repeated="1002"/>
        </table:table-row>
        <table:table-row table:style-name="ro10">
          <table:table-cell office:value-type="float" office:value="109" calcext:value-type="float">
            <text:p>109</text:p>
          </table:table-cell>
          <table:table-cell office:value-type="float" office:value="20060616" calcext:value-type="float">
            <text:p>20060616</text:p>
          </table:table-cell>
          <table:table-cell office:value-type="string" calcext:value-type="string">
            <text:p>Withman (Grande-Bretagne)</text:p>
          </table:table-cell>
          <table:table-cell office:value-type="string" calcext:value-type="string">
            <text:p>51.795861</text:p>
          </table:table-cell>
          <table:table-cell office:value-type="string" calcext:value-type="string">
            <text:p>0.651396</text:p>
          </table:table-cell>
          <table:table-cell/>
          <table:table-cell office:value-type="string" calcext:value-type="string">
            <text:p>profil.png</text:p>
          </table:table-cell>
          <table:table-cell office:value-type="float" office:value="25" calcext:value-type="float">
            <text:p>25</text:p>
          </table:table-cell>
          <table:table-cell office:value-type="string" calcext:value-type="string">
            <text:p>Pakistanaise</text:p>
          </table:table-cell>
          <table:table-cell office:value-type="string" calcext:value-type="string">
            <text:p>N</text:p>
          </table:table-cell>
          <table:table-cell office:value-type="string" calcext:value-type="string">
            <text:p>H</text:p>
          </table:table-cell>
          <table:table-cell office:value-type="string" calcext:value-type="string">
            <text:p>Mort pendant le passage</text:p>
          </table:table-cell>
          <table:table-cell office:value-type="string" calcext:value-type="string">
            <text:p/>
            <text:p>Le 16 juin 2006, trois hommes pakistanais sont découverts dans une remorque de poids lourd à Withman (Grande-Bretagne). L’un d’entre eux, âgé d’environ 25 ans, est mort déshydraté. Un deuxième est dans un état critique de déshydratation, il meurt à l’hôpital le 22 juin. </text:p>
            <text:p/>
            <text:p/>
          </table:table-cell>
          <table:table-cell office:value-type="string" calcext:value-type="string">
            <text:p><text:a xlink:href="http://news.bbc.co.uk/2/hi/uk_news/england/essex/5272530.stm" xlink:type="simple">http://news.bbc.co.uk/2/hi/uk_news/england/essex/5272530.stm</text:a></text:p>
          </table:table-cell>
          <table:table-cell office:value-type="string" calcext:value-type="string">
            <text:p><text:a xlink:href="http://www.unitedagainstracism.org/pdfs/listofdeaths.pdf" xlink:type="simple">http://www.unitedagainstracism.org/pdfs/listofdeaths.pdf</text:a></text:p>
          </table:table-cell>
          <table:table-cell table:style-name="ce14" office:value-type="string" calcext:value-type="string">
            <text:p><text:a xlink:href="http://www.irr.org.uk/news/roll-call-of-deaths-of-asylum-seekers-and-undocumented-migrants-2005-onwards/" xlink:type="simple">http://www.irr.org.uk/news/roll-call-of-deaths-of-asylum-seekers-and-undocumented-migrants-2005-onwards/</text:a></text:p>
          </table:table-cell>
          <table:table-cell table:number-columns-repeated="4"/>
          <table:table-cell table:style-name="ce36"/>
          <table:table-cell table:style-name="ce37"/>
          <table:table-cell table:number-columns-repeated="2"/>
          <table:table-cell table:style-name="ce48"/>
          <table:table-cell table:number-columns-repeated="999"/>
        </table:table-row>
        <table:table-row table:style-name="ro10">
          <table:table-cell office:value-type="float" office:value="110" calcext:value-type="float">
            <text:p>110</text:p>
          </table:table-cell>
          <table:table-cell office:value-type="float" office:value="20060616" calcext:value-type="float">
            <text:p>20060616</text:p>
          </table:table-cell>
          <table:table-cell office:value-type="string" calcext:value-type="string">
            <text:p>Withman (Grande-Bretagne)</text:p>
          </table:table-cell>
          <table:table-cell office:value-type="string" calcext:value-type="string">
            <text:p>51.795861</text:p>
          </table:table-cell>
          <table:table-cell office:value-type="string" calcext:value-type="string">
            <text:p>0.651396</text:p>
          </table:table-cell>
          <table:table-cell/>
          <table:table-cell office:value-type="string" calcext:value-type="string">
            <text:p>profil.png</text:p>
          </table:table-cell>
          <table:table-cell/>
          <table:table-cell office:value-type="string" calcext:value-type="string">
            <text:p>Pakistanaise</text:p>
          </table:table-cell>
          <table:table-cell/>
          <table:table-cell office:value-type="string" calcext:value-type="string">
            <text:p>H</text:p>
          </table:table-cell>
          <table:table-cell office:value-type="string" calcext:value-type="string">
            <text:p>Mort pendant le passage</text:p>
          </table:table-cell>
          <table:table-cell office:value-type="string" calcext:value-type="string">
            <text:p/>
            <text:p>Le 16 juin 2006, trois hommes pakistanais sont découverts dans une remorque de poids lourd à Withman (Grande-Bretagne). L’un d’entre eux, âgé d’environ 25 ans, est mort déshydraté. Un deuxième est dans un état critique de déshydratation, il meurt à l’hôpital le 22 juin. </text:p>
            <text:p/>
            <text:p/>
          </table:table-cell>
          <table:table-cell office:value-type="string" calcext:value-type="string">
            <text:p><text:a xlink:href="http://www.irr.org.uk/2010/october/ms000038.html" xlink:type="simple">http://www.irr.org.uk/2010/october/ms000038.html</text:a></text:p>
          </table:table-cell>
          <table:table-cell office:value-type="string" calcext:value-type="string">
            <text:p><text:a xlink:href="http://www.unitedagainstracism.org/pdfs/listofdeaths.pdf" xlink:type="simple">http://www.unitedagainstracism.org/pdfs/listofdeaths.pdf</text:a></text:p>
          </table:table-cell>
          <table:table-cell office:value-type="string" calcext:value-type="string">
            <text:p><text:a xlink:href="http://news.bbc.co.uk/2/hi/uk_news/england/essex/5272530.stm" xlink:type="simple">http://news.bbc.co.uk/2/hi/uk_news/england/essex/5272530.stm</text:a></text:p>
          </table:table-cell>
          <table:table-cell table:number-columns-repeated="4"/>
          <table:table-cell table:style-name="ce36"/>
          <table:table-cell table:style-name="ce37"/>
          <table:table-cell table:number-columns-repeated="2"/>
          <table:table-cell table:style-name="ce48"/>
          <table:table-cell table:number-columns-repeated="999"/>
        </table:table-row>
        <table:table-row table:style-name="ro6">
          <table:table-cell office:value-type="float" office:value="111" calcext:value-type="float">
            <text:p>111</text:p>
          </table:table-cell>
          <table:table-cell office:value-type="float" office:value="20060511" calcext:value-type="float">
            <text:p>20060511</text:p>
          </table:table-cell>
          <table:table-cell office:value-type="string" calcext:value-type="string">
            <text:p>Clanfield (Grande-Bretagne)</text:p>
          </table:table-cell>
          <table:table-cell office:value-type="string" calcext:value-type="string">
            <text:p>50.933664</text:p>
          </table:table-cell>
          <table:table-cell office:value-type="string" calcext:value-type="string">
            <text:p>-0.994813</text:p>
          </table:table-cell>
          <table:table-cell office:value-type="string" calcext:value-type="string">
            <text:p>Asif Azmad</text:p>
          </table:table-cell>
          <table:table-cell office:value-type="string" calcext:value-type="string">
            <text:p>profil.png</text:p>
          </table:table-cell>
          <table:table-cell office:value-type="float" office:value="17" calcext:value-type="float">
            <text:p>17</text:p>
          </table:table-cell>
          <table:table-cell office:value-type="string" calcext:value-type="string">
            <text:p>Afghane</text:p>
          </table:table-cell>
          <table:table-cell office:value-type="string" calcext:value-type="string">
            <text:p>Y</text:p>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
            <text:p>Le 11 mai 2006, Asif Azmad, un homme afghan âgé de 17 ans, est mort, tombé du camion sous lequel il se cachait, sur l’autoroute A3 près de Clanfield (Grande-Bretagne). Le camion était entré en Grande-Bretagne par Portsmouth, en provenance de France. Asif voulait rejoindre son frère Ahmad, étudiant à Londres. Son corps a été identifié par la police huit mois après son décès. </text:p>
            <text:p/>
            <text:p/>
          </table:table-cell>
          <table:table-cell office:value-type="string" calcext:value-type="string">
            <text:p><text:a xlink:href="http://www.portsmouth.co.uk/news/local/journey-of-hope-ended-in-horror-for-refugee-asif-1-1285949" xlink:type="simple">http://www.portsmouth.co.uk/news/local/journey-of-hope-ended-in-horror-for-refugee-asif-1-1285949</text:a></text:p>
          </table:table-cell>
          <table:table-cell office:value-type="string" calcext:value-type="string">
            <text:p><text:a xlink:href="http://blog.mondediplo.net/2013-05-09-A-Calais-la-France-dans-le-deni-des-migrants" xlink:type="simple">http://blog.mondediplo.net/2013-05-09-A-Calais-la-France-dans-le-deni-des-migrants</text:a></text:p>
          </table:table-cell>
          <table:table-cell office:value-type="string" calcext:value-type="string">
            <text:p><text:a xlink:href="http://www.unitedagainstracism.org/wp-content/uploads/2015/06/Listofdeaths22394June15.pdf" xlink:type="simple">http://www.unitedagainstracism.org/wp-content/uploads/2015/06/Listofdeaths22394June15.pdf</text:a></text:p>
          </table:table-cell>
          <table:table-cell table:style-name="ce14" office:value-type="string" calcext:value-type="string">
            <text:p><text:a xlink:href="http://www.irr.org.uk/news/roll-call-of-deaths-of-asylum-seekers-and-undocumented-migrants-2005-onwards/" xlink:type="simple">http://www.irr.org.uk/news/roll-call-of-deaths-of-asylum-seekers-and-undocumented-migrants-2005-onwards/</text:a></text:p>
          </table:table-cell>
          <table:table-cell table:number-columns-repeated="3"/>
          <table:table-cell table:style-name="ce36"/>
          <table:table-cell table:style-name="ce37"/>
          <table:table-cell table:number-columns-repeated="2"/>
          <table:table-cell table:style-name="ce48"/>
          <table:table-cell/>
          <table:table-cell table:style-name="ce39"/>
          <table:table-cell table:number-columns-repeated="997"/>
        </table:table-row>
        <table:table-row table:style-name="ro10">
          <table:table-cell office:value-type="float" office:value="112" calcext:value-type="float">
            <text:p>112</text:p>
          </table:table-cell>
          <table:table-cell office:value-type="float" office:value="20060423" calcext:value-type="float">
            <text:p>20060423</text:p>
          </table:table-cell>
          <table:table-cell office:value-type="string" calcext:value-type="string">
            <text:p>Cambridgeshire (Grande-Bretagne)</text:p>
          </table:table-cell>
          <table:table-cell table:style-name="ce10" office:value-type="string" calcext:value-type="string">
            <text:p>52.266397</text:p>
          </table:table-cell>
          <table:table-cell table:style-name="ce10" office:value-type="string" calcext:value-type="string">
            <text:p>0.002700</text:p>
          </table:table-cell>
          <table:table-cell/>
          <table:table-cell office:value-type="string" calcext:value-type="string">
            <text:p>profil.png</text:p>
          </table:table-cell>
          <table:table-cell office:value-type="float" office:value="25" calcext:value-type="float">
            <text:p>25</text:p>
          </table:table-cell>
          <table:table-cell/>
          <table:table-cell office:value-type="string" calcext:value-type="string">
            <text:p>N</text:p>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
            <text:p>Le 23 avril 2006, un homme est mort après être tombé du camion sous lequel il était caché, sur l’autoroute A14, dans le Cambridgeshire (Grande-Bretagne). Il était asiatique, âgé entre 24 et 45 ans, mince, portant cheveux courts, moustache et barbe.</text:p>
            <text:p/>
            <text:p/>
          </table:table-cell>
          <table:table-cell office:value-type="string" calcext:value-type="string">
            <text:p><text:a xlink:href="http://www.irr.org.uk/2010/october/ms000038.html" xlink:type="simple">http://www.irr.org.uk/2010/october/ms000038.html</text:a></text:p>
          </table:table-cell>
          <table:table-cell office:value-type="string" calcext:value-type="string">
            <text:p><text:a xlink:href="http://www.unitedagainstracism.org/wp-content/uploads/2015/06/Listofdeaths22394June15.pdf" xlink:type="simple">http://www.unitedagainstracism.org/wp-content/uploads/2015/06/Listofdeaths22394June15.pdf</text:a></text:p>
          </table:table-cell>
          <table:table-cell table:number-columns-repeated="5"/>
          <table:table-cell table:style-name="ce36"/>
          <table:table-cell table:style-name="ce37"/>
          <table:table-cell table:number-columns-repeated="2"/>
          <table:table-cell table:style-name="ce48"/>
          <table:table-cell table:number-columns-repeated="5"/>
          <table:table-cell table:style-name="ce46"/>
          <table:table-cell table:number-columns-repeated="993"/>
        </table:table-row>
        <table:table-row table:style-name="ro17">
          <table:table-cell office:value-type="float" office:value="113" calcext:value-type="float">
            <text:p>113</text:p>
          </table:table-cell>
          <table:table-cell office:value-type="float" office:value="20051223" calcext:value-type="float">
            <text:p>20051223</text:p>
          </table:table-cell>
          <table:table-cell office:value-type="string" calcext:value-type="string">
            <text:p>Aire de repose de Ghyvelde (France)</text:p>
          </table:table-cell>
          <table:table-cell office:value-type="string" calcext:value-type="string">
            <text:p>51.055680</text:p>
          </table:table-cell>
          <table:table-cell office:value-type="string" calcext:value-type="string">
            <text:p>2.556336</text:p>
          </table:table-cell>
          <table:table-cell/>
          <table:table-cell office:value-type="string" calcext:value-type="string">
            <text:p>profil.png</text:p>
          </table:table-cell>
          <table:table-cell/>
          <table:table-cell office:value-type="string" calcext:value-type="string">
            <text:p>Irakienne</text:p>
          </table:table-cell>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Le corps écrasé d’un irakien est retrouvé sur l’aire de repose de Ghyvelde, vraisemblablement passé sous les roues du camion dans lequel il tentait de se cacher.</text:p>
          </table:table-cell>
          <table:table-cell office:value-type="string" calcext:value-type="string">
            <text:p><text:a xlink:href="http://mawgeng.a.m.f.unblog.fr/files/2010/03/migrerranceexilcalais.pdf" xlink:type="simple">http://mawgeng.a.m.f.unblog.fr/files/2010/03/migrerranceexilcalais.pdf</text:a></text:p>
          </table:table-cell>
          <table:table-cell table:style-name="ce19" office:value-type="string" calcext:value-type="string">
            <text:p><text:span text:style-name="T1">Un cadavre sur une aire de repos de l’A 16</text:span>, Nord Littoral du 24/12/2005</text:p>
          </table:table-cell>
          <table:table-cell table:number-columns-repeated="5"/>
          <table:table-cell table:style-name="ce36"/>
          <table:table-cell table:style-name="ce37"/>
          <table:table-cell table:number-columns-repeated="2"/>
          <table:table-cell table:style-name="ce48"/>
          <table:table-cell table:number-columns-repeated="5"/>
          <table:table-cell table:style-name="ce46"/>
          <table:table-cell table:number-columns-repeated="993"/>
        </table:table-row>
        <table:table-row table:style-name="ro14">
          <table:table-cell office:value-type="float" office:value="114" calcext:value-type="float">
            <text:p>114</text:p>
          </table:table-cell>
          <table:table-cell office:value-type="float" office:value="20051005" calcext:value-type="float">
            <text:p>20051005</text:p>
          </table:table-cell>
          <table:table-cell office:value-type="string" calcext:value-type="string">
            <text:p>Haddon (GB)</text:p>
          </table:table-cell>
          <table:table-cell office:value-type="string" calcext:value-type="string">
            <text:p>52.531388</text:p>
          </table:table-cell>
          <table:table-cell office:value-type="string" calcext:value-type="string">
            <text:p>-0.321322</text:p>
          </table:table-cell>
          <table:table-cell office:value-type="string" calcext:value-type="string">
            <text:p>Do Van Ky</text:p>
          </table:table-cell>
          <table:table-cell office:value-type="string" calcext:value-type="string">
            <text:p>profil.png</text:p>
          </table:table-cell>
          <table:table-cell office:value-type="float" office:value="37" calcext:value-type="float">
            <text:p>37</text:p>
          </table:table-cell>
          <table:table-cell office:value-type="string" calcext:value-type="string">
            <text:p>Vietnamienne</text:p>
          </table:table-cell>
          <table:table-cell office:value-type="string" calcext:value-type="string">
            <text:p>N</text:p>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
            <text:p>Le 5 octobre 2005, Do Van Ky, un homme vietnamien âgé de 37 ans, est mort après avoir sauté ou être tombé du camion dans lequel il était caché à la station-service de Haddon, non loin de Peterborough (Grande-Bretagne).</text:p>
            <text:p/>
            <text:p/>
          </table:table-cell>
          <table:table-cell office:value-type="string" calcext:value-type="string">
            <text:p><text:a xlink:href="http://www.theguardian.com/uk/2006/may/27/immigration.topstories3" xlink:type="simple">http://www.theguardian.com/uk/2006/may/27/immigration.topstories3</text:a></text:p>
          </table:table-cell>
          <table:table-cell office:value-type="string" calcext:value-type="string">
            <text:p><text:a xlink:href="http://www.irr.org.uk/news/roll-call-of-deaths-of-asylum-seekers-and-undocumented-migrants-2005-onwards/" xlink:type="simple">http://www.irr.org.uk/news/roll-call-of-deaths-of-asylum-seekers-and-undocumented-migrants-2005-onwards/</text:a></text:p>
          </table:table-cell>
          <table:table-cell table:number-columns-repeated="5"/>
          <table:table-cell table:style-name="ce36"/>
          <table:table-cell table:style-name="ce37"/>
          <table:table-cell table:number-columns-repeated="2"/>
          <table:table-cell table:style-name="ce48"/>
          <table:table-cell/>
          <table:table-cell table:style-name="ce39"/>
          <table:table-cell table:number-columns-repeated="3"/>
          <table:table-cell table:style-name="ce46"/>
          <table:table-cell table:number-columns-repeated="993"/>
        </table:table-row>
        <table:table-row table:style-name="ro17">
          <table:table-cell office:value-type="float" office:value="115" calcext:value-type="float">
            <text:p>115</text:p>
          </table:table-cell>
          <table:table-cell office:value-type="float" office:value="20041026" calcext:value-type="float">
            <text:p>20041026</text:p>
          </table:table-cell>
          <table:table-cell office:value-type="string" calcext:value-type="string">
            <text:p>Sur l’A 16, à la hauteur de Marck</text:p>
          </table:table-cell>
          <table:table-cell office:value-type="string" calcext:value-type="string">
            <text:p>50.937170</text:p>
          </table:table-cell>
          <table:table-cell office:value-type="string" calcext:value-type="string">
            <text:p>1.953388</text:p>
          </table:table-cell>
          <table:table-cell/>
          <table:table-cell office:value-type="string" calcext:value-type="string">
            <text:p>profil.png</text:p>
          </table:table-cell>
          <table:table-cell/>
          <table:table-cell office:value-type="string" calcext:value-type="string">
            <text:p>Irakienne</text:p>
          </table:table-cell>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Le 26 octobre 2004, un exilé irakien meurt renversé par un poids lourd sur l’A16 à hauteur de Marck, écrasé par l’attelage du camion. </text:p>
          </table:table-cell>
          <table:table-cell office:value-type="string" calcext:value-type="string">
            <text:p><text:a xlink:href="http://mawgeng.a.m.f.unblog.fr/files/2010/03/migrerranceexilcalais.pdf" xlink:type="simple">http://mawgeng.a.m.f.unblog.fr/files/2010/03/migrerranceexilcalais.pdf</text:a></text:p>
          </table:table-cell>
          <table:table-cell table:style-name="ce19" office:value-type="string" calcext:value-type="string">
            <text:p><text:span text:style-name="T1">Fauché en traversant l’A 16</text:span>, Nord Littoral du 29/10/2004</text:p>
          </table:table-cell>
          <table:table-cell table:number-columns-repeated="5"/>
          <table:table-cell table:style-name="ce36"/>
          <table:table-cell table:style-name="ce37"/>
          <table:table-cell table:number-columns-repeated="2"/>
          <table:table-cell table:style-name="ce48"/>
          <table:table-cell/>
          <table:table-cell table:style-name="ce39"/>
          <table:table-cell table:number-columns-repeated="3"/>
          <table:table-cell table:style-name="ce46"/>
          <table:table-cell table:number-columns-repeated="993"/>
        </table:table-row>
        <table:table-row table:style-name="ro17">
          <table:table-cell office:value-type="float" office:value="116" calcext:value-type="float">
            <text:p>116</text:p>
          </table:table-cell>
          <table:table-cell office:value-type="float" office:value="20041029" calcext:value-type="float">
            <text:p>20041029</text:p>
          </table:table-cell>
          <table:table-cell office:value-type="string" calcext:value-type="string">
            <text:p/>
            <text:p>Calais, zone industrielle des Dunes</text:p>
            <text:p/>
          </table:table-cell>
          <table:table-cell office:value-type="string" calcext:value-type="string">
            <text:p>50.971531</text:p>
          </table:table-cell>
          <table:table-cell office:value-type="string" calcext:value-type="string">
            <text:p>1.891754</text:p>
          </table:table-cell>
          <table:table-cell office:value-type="string" calcext:value-type="string">
            <text:p>Mohamed Al-</text:p>
            <text:p>Mahi</text:p>
            <text:p/>
          </table:table-cell>
          <table:table-cell office:value-type="string" calcext:value-type="string">
            <text:p>profil.png</text:p>
          </table:table-cell>
          <table:table-cell office:value-type="float" office:value="38" calcext:value-type="float">
            <text:p>38</text:p>
          </table:table-cell>
          <table:table-cell office:value-type="string" calcext:value-type="string">
            <text:p>Soudanaise</text:p>
          </table:table-cell>
          <table:table-cell office:value-type="string" calcext:value-type="string">
            <text:p>N</text:p>
          </table:table-cell>
          <table:table-cell office:value-type="string" calcext:value-type="string">
            <text:p>H</text:p>
          </table:table-cell>
          <table:table-cell office:value-type="string" calcext:value-type="string">
            <text:p>Homicide</text:p>
          </table:table-cell>
          <table:table-cell office:value-type="string" calcext:value-type="string">
            <text:p>Mohamed Al-Mahi, un soudanais de 38 ans, est mort après avoir été poignardé, au bord d'une voie ferrée de la zone industrielle des Dunes.</text:p>
          </table:table-cell>
          <table:table-cell table:style-name="ce19" office:value-type="string" calcext:value-type="string">
            <text:p><text:a xlink:href="https://www.dropbox.com/s/lqsmu2yiql8p1us/Article%20La%20Voix%20du%20Nord%20-Décès%20Mohamed%20Al-Mahi.pdf?dl=0" xlink:type="simple">https://www.dropbox.com/s/lqsmu2yiql8p1us/Article%20La%20Voix%20du%20Nord%20-D%C3%A9c%C3%A8s%20Mohamed%20Al-Mahi.pdf?dl=0</text:a></text:p>
          </table:table-cell>
          <table:table-cell table:style-name="ce19" office:value-type="string" calcext:value-type="string">
            <text:p><text:a xlink:href="https://www.dropbox.com/s/je3ylxuae4atguy/Tombe%20Mohamed%20Al-Mahi.JPG?dl=0" xlink:type="simple">https://www.dropbox.com/s/je3ylxuae4atguy/Tombe%20Mohamed%20Al-Mahi.JPG?dl=0</text:a></text:p>
          </table:table-cell>
          <table:table-cell office:value-type="string" calcext:value-type="string">
            <text:p><text:a xlink:href="http://mawgeng.a.m.f.unblog.fr/files/2010/03/migrerranceexilcalais.pdf" xlink:type="simple">http://mawgeng.a.m.f.unblog.fr/files/2010/03/migrerranceexilcalais.pdf</text:a></text:p>
          </table:table-cell>
          <table:table-cell table:style-name="ce19" office:value-type="string" calcext:value-type="string">
            <text:p><text:span text:style-name="T1">Un somalien assassiné à l’arme blanche lors d’une rixe</text:span>, Nord Littoral du 31/10/2004</text:p>
          </table:table-cell>
          <table:table-cell table:number-columns-repeated="1007"/>
        </table:table-row>
        <table:table-row table:style-name="ro6">
          <table:table-cell office:value-type="float" office:value="117" calcext:value-type="float">
            <text:p>117</text:p>
          </table:table-cell>
          <table:table-cell office:value-type="float" office:value="20030817" calcext:value-type="float">
            <text:p>20030817</text:p>
          </table:table-cell>
          <table:table-cell office:value-type="string" calcext:value-type="string">
            <text:p>Poole (GB)</text:p>
          </table:table-cell>
          <table:table-cell office:value-type="string" calcext:value-type="string">
            <text:p>50.715319</text:p>
          </table:table-cell>
          <table:table-cell office:value-type="string" calcext:value-type="string">
            <text:p>-1.987247</text:p>
          </table:table-cell>
          <table:table-cell office:value-type="string" calcext:value-type="string">
            <text:p>Hekmat Karim Salih</text:p>
          </table:table-cell>
          <table:table-cell office:value-type="string" calcext:value-type="string">
            <text:p>profil.png</text:p>
          </table:table-cell>
          <table:table-cell office:value-type="float" office:value="29" calcext:value-type="float">
            <text:p>29</text:p>
          </table:table-cell>
          <table:table-cell office:value-type="string" calcext:value-type="string">
            <text:p>Irakienne</text:p>
          </table:table-cell>
          <table:table-cell office:value-type="string" calcext:value-type="string">
            <text:p>N</text:p>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
            <text:p>Le 17 août 2003 Hekmat Karim Salih, un homme kurde irakien âgé de 29 ans, est mort dans un camion en provenance du Havre, écrasé par les marchandises transportées. Son corps a été trouvé à Poole (Grande-Bretagne) et identifié par son cousin, installé à Leeds. Deux autres hommes, âgés d’une vingtaine d’années, ont été trouvés, vivants, cachés dans le même camion, et interpellés par la police. </text:p>
            <text:p/>
            <text:p/>
          </table:table-cell>
          <table:table-cell office:value-type="string" calcext:value-type="string">
            <text:p><text:a xlink:href="http://www.unitedagainstracism.org/pdfs/listofdeaths.pdf" xlink:type="simple">http://www.unitedagainstracism.org/pdfs/listofdeaths.pdf</text:a></text:p>
          </table:table-cell>
          <table:table-cell office:value-type="string" calcext:value-type="string">
            <text:p><text:a xlink:href="http://www.irr.org.uk/news/roll-call-of-deaths-of-asylum-seekers-and-undocumented-migrants-2002-2004/" xlink:type="simple">http://www.irr.org.uk/news/roll-call-of-deaths-of-asylum-seekers-and-undocumented-migrants-2002-2004/</text:a></text:p>
          </table:table-cell>
          <table:table-cell table:number-columns-repeated="1009"/>
        </table:table-row>
        <table:table-row table:style-name="ro21">
          <table:table-cell office:value-type="float" office:value="118" calcext:value-type="float">
            <text:p>118</text:p>
          </table:table-cell>
          <table:table-cell office:value-type="float" office:value="20030712" calcext:value-type="float">
            <text:p>20030712</text:p>
          </table:table-cell>
          <table:table-cell office:value-type="string" calcext:value-type="string">
            <text:p>Douvres (GB)</text:p>
          </table:table-cell>
          <table:table-cell office:value-type="string" calcext:value-type="string">
            <text:p>51.143389</text:p>
          </table:table-cell>
          <table:table-cell office:value-type="string" calcext:value-type="string">
            <text:p>0.915047</text:p>
          </table:table-cell>
          <table:table-cell office:value-type="string" calcext:value-type="string">
            <text:p>Elmas Ozmico</text:p>
          </table:table-cell>
          <table:table-cell office:value-type="string" calcext:value-type="string">
            <text:p>profil.png</text:p>
          </table:table-cell>
          <table:table-cell office:value-type="float" office:value="40" calcext:value-type="float">
            <text:p>40</text:p>
          </table:table-cell>
          <table:table-cell/>
          <table:table-cell office:value-type="string" calcext:value-type="string">
            <text:p>N</text:p>
          </table:table-cell>
          <table:table-cell office:value-type="string" calcext:value-type="string">
            <text:p>F</text:p>
          </table:table-cell>
          <table:table-cell office:value-type="string" calcext:value-type="string">
            <text:p>Défaillance accès aux soins </text:p>
          </table:table-cell>
          <table:table-cell office:value-type="string" calcext:value-type="string">
            <text:p/>
            <text:p>Le 12 juillet 2003, Elmas Ozmico, une femme kurde âgée de 40 ans, est morte d’une septicémie. Elle avait développé un abcès lors de son trajet depuis la Turquie, cachée dans un camion avec ses deux enfants, âgés de 8 et 9 ans, et son neveu, âgé de 19 ans. Dès leur arrivée à Douvres le 8 juillet, son neveu Emurallah Sanci avait demandé qu’elle soit examinée par un médecin, mais sa requête avait été ignorée. Elle a été transférée à l’hôpital le lendemain, après avoir perdu connaissance, dix-neuf heures après son arrivée et sa demande d’assistance. </text:p>
            <text:p>L’enquête sur les circonstances de son décès, qui devait s’ouvrir le 1er octobre 2004, a été reportée sans délai avec comme motif l’absence d’espace disponible pouvant accueillir les différentes parties concernées (la famille, les représentants du service d’immigration, les représentants du centre de rétention de Douvres, la police, l’hôpital, Migrant Helpline et l’inspecteur médical du port). La responsable de l’enquête, menée par le Home Office, a déclaré que l’enquête met en évidence un manque d’humanité face à une personne dont l’état nécessitait des soins médicaux. Les experts consultés ont déclaré qu’Elmaz Ozmico aurait pu vivre si elle avait bénéficié plus rapidement des soins appropriés. </text:p>
            <text:p/>
            <text:p/>
          </table:table-cell>
          <table:table-cell office:value-type="string" calcext:value-type="string">
            <text:p><text:a xlink:href="http://www.theguardian.com/uk/2005/may/04/immigrationandpublicservices.immigration" xlink:type="simple">http://www.theguardian.com/uk/2005/may/04/immigrationandpublicservices.immigration</text:a></text:p>
          </table:table-cell>
          <table:table-cell office:value-type="string" calcext:value-type="string">
            <text:p><text:a xlink:href="http://www.irr.org.uk/news/roll-call-of-deaths-of-asylum-seekers-and-undocumented-migrants-2002-2004/" xlink:type="simple">http://www.irr.org.uk/news/roll-call-of-deaths-of-asylum-seekers-and-undocumented-migrants-2002-2004/</text:a></text:p>
          </table:table-cell>
          <table:table-cell office:value-type="string" calcext:value-type="string">
            <text:p><text:a xlink:href="http://www.irr.org.uk/news/did-delay-in-treatment-contribute-to-the-death-of-a-turkish-asylum-seeker/" xlink:type="simple">http://www.irr.org.uk/news/did-delay-in-treatment-contribute-to-the-death-of-a-turkish-asylum-seeker/</text:a></text:p>
          </table:table-cell>
          <table:table-cell office:value-type="string" calcext:value-type="string">
            <text:p><text:a xlink:href="http://news.bbc.co.uk/1/hi/england/kent/4555603.stm" xlink:type="simple">http://news.bbc.co.uk/1/hi/england/kent/4555603.stm</text:a></text:p>
          </table:table-cell>
          <table:table-cell office:value-type="string" calcext:value-type="string">
            <text:p><text:a xlink:href="http://www.unitedagainstracism.org/wp-content/uploads/2015/06/Listofdeaths22394June15.pdf" xlink:type="simple">http://www.unitedagainstracism.org/wp-content/uploads/2015/06/Listofdeaths22394June15.pdf</text:a></text:p>
          </table:table-cell>
          <table:table-cell table:number-columns-repeated="1006"/>
        </table:table-row>
        <table:table-row table:style-name="ro18">
          <table:table-cell office:value-type="float" office:value="119" calcext:value-type="float">
            <text:p>119</text:p>
          </table:table-cell>
          <table:table-cell office:value-type="float" office:value="200307" calcext:value-type="float">
            <text:p>200307</text:p>
          </table:table-cell>
          <table:table-cell/>
          <table:table-cell office:value-type="string" calcext:value-type="string">
            <text:p>50.977863</text:p>
          </table:table-cell>
          <table:table-cell office:value-type="string" calcext:value-type="string">
            <text:p>1.760641</text:p>
          </table:table-cell>
          <table:table-cell/>
          <table:table-cell office:value-type="string" calcext:value-type="string">
            <text:p>profil.png</text:p>
          </table:table-cell>
          <table:table-cell table:number-columns-repeated="3"/>
          <table:table-cell office:value-type="string" calcext:value-type="string">
            <text:p>H</text:p>
          </table:table-cell>
          <table:table-cell office:value-type="string" calcext:value-type="string">
            <text:p>Noyade</text:p>
          </table:table-cell>
          <table:table-cell office:value-type="string" calcext:value-type="string">
            <text:p/>
            <text:p>En juillet 2003, deux hommes qui tentaient de traverser la Manche pour rejoindre la Grande-Bretagne ont été retrouvés, morts noyés, par une équipe de sauveteurs. </text:p>
            <text:p/>
            <text:p/>
          </table:table-cell>
          <table:table-cell office:value-type="string" calcext:value-type="string">
            <text:p><text:a xlink:href="http://www.unitedagainstracism.org/wp-content/uploads/2015/06/Listofdeaths22394June15.pdf" xlink:type="simple">http://www.unitedagainstracism.org/wp-content/uploads/2015/06/Listofdeaths22394June15.pdf</text:a></text:p>
          </table:table-cell>
          <table:table-cell table:style-name="ce14"/>
          <table:table-cell table:number-columns-repeated="1009"/>
        </table:table-row>
        <table:table-row table:style-name="ro18">
          <table:table-cell office:value-type="float" office:value="120" calcext:value-type="float">
            <text:p>120</text:p>
          </table:table-cell>
          <table:table-cell office:value-type="float" office:value="200307" calcext:value-type="float">
            <text:p>200307</text:p>
          </table:table-cell>
          <table:table-cell/>
          <table:table-cell office:value-type="string" calcext:value-type="string">
            <text:p>50.977863</text:p>
          </table:table-cell>
          <table:table-cell office:value-type="string" calcext:value-type="string">
            <text:p>1.760641</text:p>
          </table:table-cell>
          <table:table-cell/>
          <table:table-cell office:value-type="string" calcext:value-type="string">
            <text:p>profil.png</text:p>
          </table:table-cell>
          <table:table-cell table:number-columns-repeated="3"/>
          <table:table-cell office:value-type="string" calcext:value-type="string">
            <text:p>H</text:p>
          </table:table-cell>
          <table:table-cell office:value-type="string" calcext:value-type="string">
            <text:p>Noyade</text:p>
          </table:table-cell>
          <table:table-cell office:value-type="string" calcext:value-type="string">
            <text:p/>
            <text:p>En juillet 2003, deux hommes qui tentaient de traverser la Manche pour rejoindre la Grande-Bretagne ont été retrouvés, morts noyés, par une équipe de sauveteurs. </text:p>
            <text:p/>
            <text:p/>
          </table:table-cell>
          <table:table-cell office:value-type="string" calcext:value-type="string">
            <text:p><text:a xlink:href="http://www.unitedagainstracism.org/wp-content/uploads/2015/06/Listofdeaths22394June15.pdf" xlink:type="simple">http://www.unitedagainstracism.org/wp-content/uploads/2015/06/Listofdeaths22394June15.pdf</text:a></text:p>
          </table:table-cell>
          <table:table-cell table:style-name="ce14"/>
          <table:table-cell table:number-columns-repeated="1009"/>
        </table:table-row>
        <table:table-row table:style-name="ro14">
          <table:table-cell office:value-type="float" office:value="121" calcext:value-type="float">
            <text:p>121</text:p>
          </table:table-cell>
          <table:table-cell office:value-type="float" office:value="20030618" calcext:value-type="float">
            <text:p>20030618</text:p>
          </table:table-cell>
          <table:table-cell office:value-type="string" calcext:value-type="string">
            <text:p>Eastbourne (GB)</text:p>
          </table:table-cell>
          <table:table-cell office:value-type="string" calcext:value-type="string">
            <text:p>51.080016</text:p>
          </table:table-cell>
          <table:table-cell office:value-type="string" calcext:value-type="string">
            <text:p>1.406558</text:p>
          </table:table-cell>
          <table:table-cell/>
          <table:table-cell office:value-type="string" calcext:value-type="string">
            <text:p>profil.png</text:p>
          </table:table-cell>
          <table:table-cell office:value-type="float" office:value="25" calcext:value-type="float">
            <text:p>25</text:p>
          </table:table-cell>
          <table:table-cell office:value-type="string" calcext:value-type="string">
            <text:p>Ivoirienne</text:p>
          </table:table-cell>
          <table:table-cell office:value-type="string" calcext:value-type="string">
            <text:p>N</text:p>
          </table:table-cell>
          <table:table-cell office:value-type="string" calcext:value-type="string">
            <text:p>H</text:p>
          </table:table-cell>
          <table:table-cell office:value-type="string" calcext:value-type="string">
            <text:p>Noyade</text:p>
          </table:table-cell>
          <table:table-cell office:value-type="string" calcext:value-type="string">
            <text:p/>
            <text:p>Le 18 juin 2003, le corps d’un homme ivoirien âgé d’environ 25 ans a été repêché dans la mer, non loin d’Eastbourne (Grande-Bretagne). Passager clandestin à bord du cargo Patricia Delmas, il avait sauté à la mer après avoir été découvert.</text:p>
            <text:p/>
            <text:p/>
          </table:table-cell>
          <table:table-cell office:value-type="string" calcext:value-type="string">
            <text:p><text:a xlink:href="http://www.unitedagainstracism.org/wp-content/uploads/2015/06/Listofdeaths22394June15.pdf" xlink:type="simple">http://www.unitedagainstracism.org/wp-content/uploads/2015/06/Listofdeaths22394June15.pdf</text:a></text:p>
          </table:table-cell>
          <table:table-cell table:style-name="ce14"/>
          <table:table-cell table:number-columns-repeated="1009"/>
        </table:table-row>
        <table:table-row table:style-name="ro18">
          <table:table-cell office:value-type="float" office:value="122" calcext:value-type="float">
            <text:p>122</text:p>
          </table:table-cell>
          <table:table-cell office:value-type="float" office:value="20030224" calcext:value-type="float">
            <text:p>20030224</text:p>
          </table:table-cell>
          <table:table-cell office:value-type="string" calcext:value-type="string">
            <text:p>Calais</text:p>
          </table:table-cell>
          <table:table-cell office:value-type="string" calcext:value-type="string">
            <text:p>50.966873</text:p>
          </table:table-cell>
          <table:table-cell office:value-type="string" calcext:value-type="string">
            <text:p>1.849631</text:p>
          </table:table-cell>
          <table:table-cell office:value-type="string" calcext:value-type="string">
            <text:p>Sarkawat Hussein</text:p>
          </table:table-cell>
          <table:table-cell office:value-type="string" calcext:value-type="string">
            <text:p>profil.png</text:p>
          </table:table-cell>
          <table:table-cell office:value-type="float" office:value="18" calcext:value-type="float">
            <text:p>18</text:p>
          </table:table-cell>
          <table:table-cell office:value-type="string" calcext:value-type="string">
            <text:p>Irakienne</text:p>
          </table:table-cell>
          <table:table-cell office:value-type="string" calcext:value-type="string">
            <text:p>N</text:p>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
            <text:p>Le 24 février 2003, Sarkawat Hussein, un homme irakien âgé de 18 ans, est mort écrasé sous les essieux d’un camion au terminal ferry de Calais. </text:p>
            <text:p/>
            <text:p/>
          </table:table-cell>
          <table:table-cell office:value-type="string" calcext:value-type="string">
            <text:p><text:a xlink:href="http://www.unitedagainstracism.org/wp-content/uploads/2015/06/Listofdeaths22394June15.pdf" xlink:type="simple">http://www.unitedagainstracism.org/wp-content/uploads/2015/06/Listofdeaths22394June15.pdf</text:a></text:p>
          </table:table-cell>
          <table:table-cell table:number-columns-repeated="1010"/>
        </table:table-row>
        <table:table-row table:style-name="ro18">
          <table:table-cell office:value-type="float" office:value="123" calcext:value-type="float">
            <text:p>123</text:p>
          </table:table-cell>
          <table:table-cell office:value-type="float" office:value="20021216" calcext:value-type="float">
            <text:p>20021216</text:p>
          </table:table-cell>
          <table:table-cell office:value-type="string" calcext:value-type="string">
            <text:p>St Omer, péage autoroutier</text:p>
          </table:table-cell>
          <table:table-cell office:value-type="string" calcext:value-type="string">
            <text:p>50.720560</text:p>
          </table:table-cell>
          <table:table-cell office:value-type="string" calcext:value-type="string">
            <text:p>2.171001</text:p>
          </table:table-cell>
          <table:table-cell/>
          <table:table-cell office:value-type="string" calcext:value-type="string">
            <text:p>profil.png</text:p>
          </table:table-cell>
          <table:table-cell/>
          <table:table-cell office:value-type="string" calcext:value-type="string">
            <text:p>Irakienne</text:p>
          </table:table-cell>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
            <text:p>Le 16 décembre 2002, un homme irakien est trouvé mort sous un camion lors d’un contrôle routier au péage de Saint-Omer, sur l’autoroute A26, non loin de Calais.</text:p>
            <text:p/>
            <text:p/>
          </table:table-cell>
          <table:table-cell office:value-type="string" calcext:value-type="string">
            <text:p><text:a xlink:href="http://tempsreel.nouvelobs.com/societe/20021216.OBS4170/un-clandestin-broye-sous-un-camion.html" xlink:type="simple">http://tempsreel.nouvelobs.com/societe/20021216.OBS4170/un-clandestin-broye-sous-un-camion.html</text:a></text:p>
          </table:table-cell>
          <table:table-cell office:value-type="string" calcext:value-type="string">
            <text:p><text:a xlink:href="http://www.unitedagainstracism.org/wp-content/uploads/2015/06/Listofdeaths22394June15.pdf" xlink:type="simple">http://www.unitedagainstracism.org/wp-content/uploads/2015/06/Listofdeaths22394June15.pdf</text:a></text:p>
          </table:table-cell>
          <table:table-cell table:number-columns-repeated="1009"/>
        </table:table-row>
        <table:table-row table:style-name="ro10">
          <table:table-cell office:value-type="float" office:value="124" calcext:value-type="float">
            <text:p>124</text:p>
          </table:table-cell>
          <table:table-cell office:value-type="float" office:value="20020612" calcext:value-type="float">
            <text:p>20020612</text:p>
          </table:table-cell>
          <table:table-cell office:value-type="string" calcext:value-type="string">
            <text:p>Calais, traversée du Channel</text:p>
          </table:table-cell>
          <table:table-cell office:value-type="string" calcext:value-type="string">
            <text:p>51.035611</text:p>
          </table:table-cell>
          <table:table-cell office:value-type="string" calcext:value-type="string">
            <text:p>1.561795</text:p>
          </table:table-cell>
          <table:table-cell/>
          <table:table-cell office:value-type="string" calcext:value-type="string">
            <text:p>profil.png</text:p>
          </table:table-cell>
          <table:table-cell/>
          <table:table-cell office:value-type="string" calcext:value-type="string">
            <text:p>Russe</text:p>
          </table:table-cell>
          <table:table-cell/>
          <table:table-cell office:value-type="string" calcext:value-type="string">
            <text:p>H</text:p>
          </table:table-cell>
          <table:table-cell office:value-type="string" calcext:value-type="string">
            <text:p>Noyade</text:p>
          </table:table-cell>
          <table:table-cell office:value-type="string" calcext:value-type="string">
            <text:p/>
            <text:p>Le 12 juin 2002, un homme russe s’est noyé en tentant de traverser la Manche en canoë. Son corps n’a pas été retrouvé. Un autre homme s’est accroché pendant cinq heures au canoë à la dérive avant d’être secouru et transporté à l’hôpital de Calais, souffrant d’hypothermie.</text:p>
            <text:p/>
            <text:p/>
          </table:table-cell>
          <table:table-cell office:value-type="string" calcext:value-type="string">
            <text:p><text:a xlink:href="http://www.unitedagainstracism.org/pdfs/listofdeaths.pdf" xlink:type="simple">http://www.unitedagainstracism.org/pdfs/listofdeaths.pdf</text:a></text:p>
          </table:table-cell>
          <table:table-cell office:value-type="string" calcext:value-type="string">
            <text:p><text:a xlink:href="http://www.lefigaro.fr/actualite-france/2012/08/13/01016-20120813ARTFIG00361-pas-de-calais-une-probable-migrante-retrouvee-morte.php" xlink:type="simple">http://www.lefigaro.fr/actualite-france/2012/08/13/01016-20120813ARTFIG00361-pas-de-calais-une-probable-migrante-retrouvee-morte.php</text:a></text:p>
          </table:table-cell>
          <table:table-cell table:number-columns-repeated="1009"/>
        </table:table-row>
        <table:table-row table:style-name="ro18">
          <table:table-cell office:value-type="float" office:value="125" calcext:value-type="float">
            <text:p>125</text:p>
          </table:table-cell>
          <table:table-cell office:value-type="float" office:value="20020605" calcext:value-type="float">
            <text:p>20020605</text:p>
          </table:table-cell>
          <table:table-cell office:value-type="string" calcext:value-type="string">
            <text:p>Calais</text:p>
          </table:table-cell>
          <table:table-cell office:value-type="string" calcext:value-type="string">
            <text:p>50.936073</text:p>
          </table:table-cell>
          <table:table-cell office:value-type="string" calcext:value-type="string">
            <text:p>1.907034</text:p>
          </table:table-cell>
          <table:table-cell/>
          <table:table-cell office:value-type="string" calcext:value-type="string">
            <text:p>profil.png</text:p>
          </table:table-cell>
          <table:table-cell/>
          <table:table-cell office:value-type="string" calcext:value-type="string">
            <text:p>Irakienne</text:p>
          </table:table-cell>
          <table:table-cell/>
          <table:table-cell office:value-type="string" calcext:value-type="string">
            <text:p>H</text:p>
          </table:table-cell>
          <table:table-cell office:value-type="string" calcext:value-type="string">
            <text:p>Homicide</text:p>
          </table:table-cell>
          <table:table-cell office:value-type="string" calcext:value-type="string">
            <text:p/>
            <text:p>Le 5 juin 2002, un homme kurde irakien est mort, tué d’une balle dans la tête, sous le pont de l’autoroute A16, menant au terminal ferry de Calais. </text:p>
            <text:p/>
            <text:p/>
          </table:table-cell>
          <table:table-cell office:value-type="string" calcext:value-type="string">
            <text:p><text:a xlink:href="http://www.unitedagainstracism.org/pdfs/listofdeaths.pdf" xlink:type="simple">http://www.unitedagainstracism.org/pdfs/listofdeaths.pdf</text:a></text:p>
          </table:table-cell>
          <table:table-cell table:number-columns-repeated="1010"/>
        </table:table-row>
        <table:table-row table:style-name="ro10">
          <table:table-cell office:value-type="float" office:value="126" calcext:value-type="float">
            <text:p>126</text:p>
          </table:table-cell>
          <table:table-cell office:value-type="float" office:value="20020415" calcext:value-type="float">
            <text:p>20020415</text:p>
          </table:table-cell>
          <table:table-cell office:value-type="string" calcext:value-type="string">
            <text:p>Centre de Sangatte</text:p>
          </table:table-cell>
          <table:table-cell office:value-type="string" calcext:value-type="string">
            <text:p>50.938342</text:p>
          </table:table-cell>
          <table:table-cell office:value-type="string" calcext:value-type="string">
            <text:p>1.754612</text:p>
          </table:table-cell>
          <table:table-cell office:value-type="string" calcext:value-type="string">
            <text:p>Mohamad Abdal Rahman Abdullah (alias Ali Sharif)</text:p>
          </table:table-cell>
          <table:table-cell office:value-type="string" calcext:value-type="string">
            <text:p>profil.png</text:p>
          </table:table-cell>
          <table:table-cell office:value-type="float" office:value="25" calcext:value-type="float">
            <text:p>25</text:p>
          </table:table-cell>
          <table:table-cell office:value-type="string" calcext:value-type="string">
            <text:p>Irakienne</text:p>
          </table:table-cell>
          <table:table-cell office:value-type="string" calcext:value-type="string">
            <text:p>N</text:p>
          </table:table-cell>
          <table:table-cell office:value-type="string" calcext:value-type="string">
            <text:p>H</text:p>
          </table:table-cell>
          <table:table-cell office:value-type="string" calcext:value-type="string">
            <text:p>Homicide</text:p>
          </table:table-cell>
          <table:table-cell office:value-type="string" calcext:value-type="string">
            <text:p/>
            <text:p>Le 15 avril 2002, Mohamad Abdal Rahman Abdullah, alias Ali Sharif, un homme kurde irakien âgé de 25 ans, est mort de plusieurs coups de couteau dans l’enceinte du centre de la Croix-Rouge de Sangatte. Il est enterré au carré des indigents du cimetière de Sangatte.</text:p>
            <text:p/>
            <text:p/>
          </table:table-cell>
          <table:table-cell office:value-type="string" calcext:value-type="string">
            <text:p><text:a xlink:href="http://www.liberation.fr/societe/0101409787-un-clandestin-kurde-tue-a-sangatte" xlink:type="simple">http://www.liberation.fr/societe/0101409787-un-clandestin-kurde-tue-a-sangatte</text:a></text:p>
          </table:table-cell>
          <table:table-cell office:value-type="string" calcext:value-type="string">
            <text:p><text:a xlink:href="http://www.unitedagainstracism.org/pdfs/listofdeaths.pdf" xlink:type="simple">http://www.unitedagainstracism.org/pdfs/listofdeaths.pdf</text:a></text:p>
          </table:table-cell>
          <table:table-cell table:number-columns-repeated="1009"/>
        </table:table-row>
        <table:table-row table:style-name="ro14">
          <table:table-cell office:value-type="float" office:value="127" calcext:value-type="float">
            <text:p>127</text:p>
          </table:table-cell>
          <table:table-cell table:style-name="ce6" office:value-type="float" office:value="20020328" calcext:value-type="float">
            <text:p>20020328</text:p>
          </table:table-cell>
          <table:table-cell table:style-name="ce6" table:number-columns-repeated="4"/>
          <table:table-cell office:value-type="string" calcext:value-type="string">
            <text:p>profil.png</text:p>
          </table:table-cell>
          <table:table-cell table:style-name="ce6" table:number-columns-repeated="3"/>
          <table:table-cell table:style-name="ce6" office:value-type="string" calcext:value-type="string">
            <text:p>H</text:p>
          </table:table-cell>
          <table:table-cell table:style-name="ce6"/>
          <table:table-cell table:style-name="ce6" office:value-type="string" calcext:value-type="string">
            <text:p/>
            <text:p>Le 28 mars 2002, un homme est mort dans des circonstances aujourd’hui oubliées. Il est enterré au carré des indigents du cimetière de Coquelles. Sur l’épitaphe de bois, on ne distingue plus ni nom, ni prénom, mais une date : le 28 mars 2002.</text:p>
            <text:p/>
            <text:p/>
          </table:table-cell>
          <table:table-cell table:style-name="ce19" office:value-type="string" calcext:value-type="string">
            <text:p>Vu et photographié sa tombe au cimetière de Coquelles (Marion Osmont).</text:p>
          </table:table-cell>
          <table:table-cell table:number-columns-repeated="1010"/>
        </table:table-row>
        <table:table-row table:style-name="ro6">
          <table:table-cell office:value-type="float" office:value="128" calcext:value-type="float">
            <text:p>128</text:p>
          </table:table-cell>
          <table:table-cell office:value-type="float" office:value="20020220" calcext:value-type="float">
            <text:p>20020220</text:p>
          </table:table-cell>
          <table:table-cell office:value-type="string" calcext:value-type="string">
            <text:p>Site Eurotunnel (Calais)</text:p>
          </table:table-cell>
          <table:table-cell office:value-type="string" calcext:value-type="string">
            <text:p>50.927835</text:p>
          </table:table-cell>
          <table:table-cell office:value-type="string" calcext:value-type="string">
            <text:p>1.818331</text:p>
          </table:table-cell>
          <table:table-cell/>
          <table:table-cell office:value-type="string" calcext:value-type="string">
            <text:p>profil.png</text:p>
          </table:table-cell>
          <table:table-cell table:number-columns-repeated="3"/>
          <table:table-cell office:value-type="string" calcext:value-type="string">
            <text:p>H</text:p>
          </table:table-cell>
          <table:table-cell table:style-name="ce5" office:value-type="string" calcext:value-type="string">
            <text:p/>
            <text:p>Accident Eurotunnel</text:p>
            <text:p/>
          </table:table-cell>
          <table:table-cell office:value-type="string" calcext:value-type="string">
            <text:p/>
            <text:p>Le 20 février 2002, un homme est mort, écrasé par un vérin de wagon, alors qu’il tentait d’embarquer avec quatre autres hommes sur une navette de fret à l’entrée du tunnel sous la Manche, à Coquelles. Il est enterré au carré des indigents du cimetière de Coquelles. Sur une planche de bois, on peut encore déchiffrer la date du 20 février 2002, ses nom et prénom sont illisibles.</text:p>
            <text:p/>
            <text:p/>
          </table:table-cell>
          <table:table-cell office:value-type="string" calcext:value-type="string">
            <text:p><text:a xlink:href="http://www.liberation.fr/societe/0101403857-un-clandestin-tue-par-une-navette-d-eurotunnel" xlink:type="simple">http://www.liberation.fr/societe/0101403857-un-clandestin-tue-par-une-navette-d-eurotunnel</text:a></text:p>
          </table:table-cell>
          <table:table-cell office:value-type="string" calcext:value-type="string">
            <text:p><text:a xlink:href="http://www.unitedagainstracism.org/wp-content/uploads/2015/06/Listofdeaths22394June15.pdf" xlink:type="simple">http://www.unitedagainstracism.org/wp-content/uploads/2015/06/Listofdeaths22394June15.pdf</text:a></text:p>
          </table:table-cell>
          <table:table-cell office:value-type="string" calcext:value-type="string">
            <text:p><text:a xlink:href="http://www.unitedagainstracism.org/pdfs/listofdeaths.pdf" xlink:type="simple">http://www.unitedagainstracism.org/pdfs/listofdeaths.pdf</text:a></text:p>
          </table:table-cell>
          <table:table-cell office:value-type="string" calcext:value-type="string">
            <text:p>Vu et photographié sa tombe au cimetière de Coquelles (Marion Osmont).</text:p>
          </table:table-cell>
          <table:table-cell table:number-columns-repeated="1007"/>
        </table:table-row>
        <table:table-row table:style-name="ro8">
          <table:table-cell office:value-type="float" office:value="129" calcext:value-type="float">
            <text:p>129</text:p>
          </table:table-cell>
          <table:table-cell office:value-type="float" office:value="20020218" calcext:value-type="float">
            <text:p>20020218</text:p>
          </table:table-cell>
          <table:table-cell office:value-type="string" calcext:value-type="string">
            <text:p>Site Eurotunnel (Calais)</text:p>
          </table:table-cell>
          <table:table-cell office:value-type="string" calcext:value-type="string">
            <text:p>50.9776881</text:p>
          </table:table-cell>
          <table:table-cell office:value-type="string" calcext:value-type="string">
            <text:p>1.6102852</text:p>
          </table:table-cell>
          <table:table-cell/>
          <table:table-cell office:value-type="string" calcext:value-type="string">
            <text:p>profil.png</text:p>
          </table:table-cell>
          <table:table-cell table:number-columns-repeated="3"/>
          <table:table-cell office:value-type="string" calcext:value-type="string">
            <text:p>H</text:p>
          </table:table-cell>
          <table:table-cell table:style-name="ce5" office:value-type="string" calcext:value-type="string">
            <text:p/>
            <text:p>Accident Eurotunnel</text:p>
            <text:p/>
          </table:table-cell>
          <table:table-cell office:value-type="string" calcext:value-type="string">
            <text:p>Dans la nuit du 17 au 18 février 2002, un homme est découvert mort dans le tunnel sous la Manche par une équipe de maintenance. Son âge et sa nationalité n'ont pu être déterminés.</text:p>
          </table:table-cell>
          <table:table-cell office:value-type="string" calcext:value-type="string">
            <text:p><text:a xlink:href="http://www.lemonde.fr/web/recherche_breve/1,13-0,37-742626,0.html" xlink:type="simple">http://www.lemonde.fr/web/recherche_breve/1,13-0,37-742626,0.html</text:a></text:p>
          </table:table-cell>
          <table:table-cell office:value-type="string" calcext:value-type="string">
            <text:p><text:a xlink:href="http://www.liberation.fr/societe/0101403643-un-mort-dans-le-tunnel-sous-la-manche" xlink:type="simple">http://www.liberation.fr/societe/0101403643-un-mort-dans-le-tunnel-sous-la-manche</text:a></text:p>
          </table:table-cell>
          <table:table-cell office:value-type="string" calcext:value-type="string">
            <text:p><text:a xlink:href="http://www.unitedagainstracism.org/pdfs/listofdeaths.pdf" xlink:type="simple">http://www.unitedagainstracism.org/pdfs/listofdeaths.pdf</text:a></text:p>
          </table:table-cell>
          <table:table-cell office:value-type="string" calcext:value-type="string">
            <text:p>Vu et photographié sa tombe au cimetière de Coquelles (Marion Osmont).</text:p>
          </table:table-cell>
          <table:table-cell table:number-columns-repeated="1007"/>
        </table:table-row>
        <table:table-row table:style-name="ro14">
          <table:table-cell office:value-type="float" office:value="130" calcext:value-type="float">
            <text:p>130</text:p>
          </table:table-cell>
          <table:table-cell office:value-type="float" office:value="20020118" calcext:value-type="float">
            <text:p>20020118</text:p>
          </table:table-cell>
          <table:table-cell office:value-type="string" calcext:value-type="string">
            <text:p>Site Eurotunnel (Calais)</text:p>
          </table:table-cell>
          <table:table-cell office:value-type="string" calcext:value-type="string">
            <text:p>50.920465</text:p>
          </table:table-cell>
          <table:table-cell office:value-type="string" calcext:value-type="string">
            <text:p>1.787095</text:p>
          </table:table-cell>
          <table:table-cell/>
          <table:table-cell office:value-type="string" calcext:value-type="string">
            <text:p>profil.png</text:p>
          </table:table-cell>
          <table:table-cell office:value-type="string" calcext:value-type="string">
            <text:p>&gt;20</text:p>
          </table:table-cell>
          <table:table-cell/>
          <table:table-cell office:value-type="string" calcext:value-type="string">
            <text:p>N</text:p>
          </table:table-cell>
          <table:table-cell office:value-type="string" calcext:value-type="string">
            <text:p>H</text:p>
          </table:table-cell>
          <table:table-cell table:style-name="ce5" office:value-type="string" calcext:value-type="string">
            <text:p/>
            <text:p>Accident Eurotunnel</text:p>
            <text:p/>
          </table:table-cell>
          <table:table-cell office:value-type="string" calcext:value-type="string">
            <text:p/>
            <text:p>Le 18 janvier 2002, un homme âgé d’une vingtaine d’années, de nationalité inconnue, est mort électrocuté sur le toit d’un train de marchandises, à l’entrée du tunnel sous la Manche, à Coquelles. </text:p>
            <text:p/>
            <text:p/>
          </table:table-cell>
          <table:table-cell office:value-type="string" calcext:value-type="string">
            <text:p><text:a xlink:href="http://www.unitedagainstracism.org/pdfs/listofdeaths.pdf" xlink:type="simple">http://www.unitedagainstracism.org/pdfs/listofdeaths.pdf</text:a></text:p>
          </table:table-cell>
          <table:table-cell office:value-type="string" calcext:value-type="string">
            <text:p><text:a xlink:href="http://www.liberation.fr/societe/0101400291-un-clandestin-electrocute-sous-la-manche" xlink:type="simple">http://www.liberation.fr/societe/0101400291-un-clandestin-electrocute-sous-la-manche</text:a></text:p>
          </table:table-cell>
          <table:table-cell table:number-columns-repeated="1009"/>
        </table:table-row>
        <table:table-row table:style-name="ro10">
          <table:table-cell office:value-type="float" office:value="131" calcext:value-type="float">
            <text:p>131</text:p>
          </table:table-cell>
          <table:table-cell table:style-name="ce6" office:value-type="float" office:value="2002" calcext:value-type="float">
            <text:p>2002</text:p>
          </table:table-cell>
          <table:table-cell table:style-name="ce6"/>
          <table:table-cell table:style-name="ce6" office:value-type="string" calcext:value-type="string">
            <text:p>50.919812</text:p>
          </table:table-cell>
          <table:table-cell table:style-name="ce6" office:value-type="string" calcext:value-type="string">
            <text:p>1.799535</text:p>
          </table:table-cell>
          <table:table-cell table:style-name="ce6" office:value-type="string" calcext:value-type="string">
            <text:p>Hussein Jenziki</text:p>
          </table:table-cell>
          <table:table-cell office:value-type="string" calcext:value-type="string">
            <text:p>profil.png</text:p>
          </table:table-cell>
          <table:table-cell table:style-name="ce6" office:value-type="float" office:value="35" calcext:value-type="float">
            <text:p>35</text:p>
          </table:table-cell>
          <table:table-cell table:style-name="ce6"/>
          <table:table-cell table:style-name="ce6" office:value-type="string" calcext:value-type="string">
            <text:p>N</text:p>
          </table:table-cell>
          <table:table-cell table:style-name="ce6" office:value-type="string" calcext:value-type="string">
            <text:p>H</text:p>
          </table:table-cell>
          <table:table-cell table:style-name="ce6"/>
          <table:table-cell table:style-name="ce6" office:value-type="string" calcext:value-type="string">
            <text:p/>
            <text:p>Hussein Jenziki est mort en 2002, la date et les circonstances de son décès sont aujourd’hui oubliées. Il est enterré au carré des indigents du cimetière de Coquelles. Sur une plaque de marbre posée sur le sol, son nom et son prénom sont inscrits en arabe, suivis des dates 1967-2002. </text:p>
            <text:p/>
            <text:p/>
          </table:table-cell>
          <table:table-cell table:style-name="ce19" office:value-type="string" calcext:value-type="string">
            <text:p>Vu et photographié sa tombe au cimetière de Coquelles (Marion Osmont).</text:p>
          </table:table-cell>
          <table:table-cell table:number-columns-repeated="1010"/>
        </table:table-row>
        <table:table-row table:style-name="ro10">
          <table:table-cell office:value-type="float" office:value="132" calcext:value-type="float">
            <text:p>132</text:p>
          </table:table-cell>
          <table:table-cell table:style-name="ce6" office:value-type="float" office:value="2002" calcext:value-type="float">
            <text:p>2002</text:p>
          </table:table-cell>
          <table:table-cell table:style-name="ce6"/>
          <table:table-cell table:style-name="ce6" office:value-type="string" calcext:value-type="string">
            <text:p>50.919868</text:p>
          </table:table-cell>
          <table:table-cell table:style-name="ce6" office:value-type="string" calcext:value-type="string">
            <text:p>1.799517</text:p>
          </table:table-cell>
          <table:table-cell table:style-name="ce13" office:value-type="string" calcext:value-type="string">
            <text:p>Mohamed Shabir</text:p>
          </table:table-cell>
          <table:table-cell office:value-type="string" calcext:value-type="string">
            <text:p>profil.png</text:p>
          </table:table-cell>
          <table:table-cell table:style-name="ce6" office:value-type="float" office:value="26" calcext:value-type="float">
            <text:p>26</text:p>
          </table:table-cell>
          <table:table-cell table:style-name="ce6"/>
          <table:table-cell table:style-name="ce6" office:value-type="string" calcext:value-type="string">
            <text:p>N</text:p>
          </table:table-cell>
          <table:table-cell table:style-name="ce6" office:value-type="string" calcext:value-type="string">
            <text:p>H</text:p>
          </table:table-cell>
          <table:table-cell table:style-name="ce6"/>
          <table:table-cell table:style-name="ce6" office:value-type="string" calcext:value-type="string">
            <text:p/>
            <text:p>Mohamed Shabir est mort en 2002, la date et les circonstances de son décès sont aujourd’hui oubliées. Il est enterré au carré des indigents du cimetière de Coquelles. Sur une plaque de marbre posée sur le sol, son nom et son prénom sont inscrits en arabe, suivis des dates 1976-2002. </text:p>
            <text:p/>
            <text:p/>
          </table:table-cell>
          <table:table-cell table:style-name="ce19" office:value-type="string" calcext:value-type="string">
            <text:p>Vu et photographié sa tombe au cimetière de Coquelles (Marion Osmont).</text:p>
          </table:table-cell>
          <table:table-cell table:number-columns-repeated="1010"/>
        </table:table-row>
        <table:table-row table:style-name="ro16">
          <table:table-cell office:value-type="float" office:value="133" calcext:value-type="float">
            <text:p>133</text:p>
          </table:table-cell>
          <table:table-cell office:value-type="float" office:value="20011208" calcext:value-type="float">
            <text:p>20011208</text:p>
          </table:table-cell>
          <table:table-cell office:value-type="string" calcext:value-type="string">
            <text:p>Wexford (Irlande)</text:p>
          </table:table-cell>
          <table:table-cell office:value-type="string" calcext:value-type="string">
            <text:p>52.336533</text:p>
          </table:table-cell>
          <table:table-cell office:value-type="string" calcext:value-type="string">
            <text:p>-6.463146</text:p>
          </table:table-cell>
          <table:table-cell office:value-type="string" calcext:value-type="string">
            <text:p>Samiye Guler</text:p>
          </table:table-cell>
          <table:table-cell office:value-type="string" calcext:value-type="string">
            <text:p>profil.png</text:p>
          </table:table-cell>
          <table:table-cell office:value-type="float" office:value="28" calcext:value-type="float">
            <text:p>28</text:p>
          </table:table-cell>
          <table:table-cell office:value-type="string" calcext:value-type="string">
            <text:p>Turque</text:p>
          </table:table-cell>
          <table:table-cell office:value-type="string" calcext:value-type="string">
            <text:p>N</text:p>
          </table:table-cell>
          <table:table-cell office:value-type="string" calcext:value-type="string">
            <text:p>F</text:p>
          </table:table-cell>
          <table:table-cell office:value-type="string" calcext:value-type="string">
            <text:p>Mort pendant le passage</text:p>
          </table:table-cell>
          <table:table-cell office:value-type="string" calcext:value-type="string">
            <text:p>Treize personnes (11 turques, 1 algérienne et 1 albanaise) cherchant à rallier Douvres, orientées par un passeur, se sont cachées dans un conteneur au port de Zeebrugge (Belgique). Ce conteneur n’avait malheureusement pas pour destination Douvres, mais le sud de l’Irlande. Elles sont restées enfermées dans ce conteneur-tombeau pendant 4 jours. Quand elles sont découvertes, 8 d’entre elles sont mortes. Les survivants sont tous dans un état très grave, déshydratés et plongés dans un semi-coma.</text:p>
          </table:table-cell>
          <table:table-cell office:value-type="string" calcext:value-type="string">
            <text:p><text:a xlink:href="https://www.theguardian.com/uk/2001/dec/20/immigration.immigrationandpublicservices" xlink:type="simple">https://www.theguardian.com/uk/2001/dec/20/immigration.immigrationandpublicservices</text:a></text:p>
          </table:table-cell>
          <table:table-cell office:value-type="string" calcext:value-type="string">
            <text:p><text:a xlink:href="https://www.irishtimes.com/life-and-style/wexford-s-tragic-cargo-1.1612070" xlink:type="simple">https://www.irishtimes.com/life-and-style/wexford-s-tragic-cargo-1.1612070</text:a></text:p>
          </table:table-cell>
          <table:table-cell office:value-type="string" calcext:value-type="string">
            <text:p><text:a xlink:href="http://www.leparisien.fr/faits-divers/huit-clandestins-meurent-etouffes-dans-un-conteneur-09-12-2001-2002646045.php" xlink:type="simple">http://www.leparisien.fr/faits-divers/huit-clandestins-meurent-etouffes-dans-un-conteneur-09-12-2001-2002646045.php</text:a></text:p>
          </table:table-cell>
          <table:table-cell office:value-type="string" calcext:value-type="string">
            <text:p><text:a xlink:href="https://www.theguardian.com/world/2001/dec/09/immigration.uk" xlink:type="simple">https://www.theguardian.com/world/2001/dec/09/immigration.uk</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1006"/>
        </table:table-row>
        <table:table-row table:style-name="ro16">
          <table:table-cell office:value-type="float" office:value="134" calcext:value-type="float">
            <text:p>134</text:p>
          </table:table-cell>
          <table:table-cell office:value-type="float" office:value="20011208" calcext:value-type="float">
            <text:p>20011208</text:p>
          </table:table-cell>
          <table:table-cell office:value-type="string" calcext:value-type="string">
            <text:p>Wexford (Irlande)</text:p>
          </table:table-cell>
          <table:table-cell office:value-type="string" calcext:value-type="string">
            <text:p>52.336533</text:p>
          </table:table-cell>
          <table:table-cell office:value-type="string" calcext:value-type="string">
            <text:p>-6.463146</text:p>
          </table:table-cell>
          <table:table-cell office:value-type="string" calcext:value-type="string">
            <text:p>Imam Guler</text:p>
          </table:table-cell>
          <table:table-cell office:value-type="string" calcext:value-type="string">
            <text:p>profil.png</text:p>
          </table:table-cell>
          <table:table-cell office:value-type="float" office:value="9" calcext:value-type="float">
            <text:p>9</text:p>
          </table:table-cell>
          <table:table-cell office:value-type="string" calcext:value-type="string">
            <text:p>Turque</text:p>
          </table:table-cell>
          <table:table-cell office:value-type="string" calcext:value-type="string">
            <text:p>Y</text:p>
          </table:table-cell>
          <table:table-cell office:value-type="string" calcext:value-type="string">
            <text:p>H</text:p>
          </table:table-cell>
          <table:table-cell office:value-type="string" calcext:value-type="string">
            <text:p>Mort pendant le passage</text:p>
          </table:table-cell>
          <table:table-cell office:value-type="string" calcext:value-type="string">
            <text:p>Treize personnes (11 turques, 1 algérienne et 1 albanaise) cherchant à rallier Douvres, orientées par un passeur, se sont cachées dans un conteneur au port de Zeebrugge (Belgique). Ce conteneur n’avait malheureusement pas pour destination Douvres, mais le sud de l’Irlande. Elles sont restées enfermées dans ce conteneur-tombeau pendant 4 jours. Quand elles sont découvertes, 8 d’entre elles sont mortes. Les survivants sont tous dans un état très grave, déshydratés et plongés dans un semi-coma.</text:p>
          </table:table-cell>
          <table:table-cell office:value-type="string" calcext:value-type="string">
            <text:p><text:a xlink:href="https://www.theguardian.com/uk/2001/dec/20/immigration.immigrationandpublicservices" xlink:type="simple">https://www.theguardian.com/uk/2001/dec/20/immigration.immigrationandpublicservices</text:a></text:p>
          </table:table-cell>
          <table:table-cell office:value-type="string" calcext:value-type="string">
            <text:p><text:a xlink:href="https://www.irishtimes.com/life-and-style/wexford-s-tragic-cargo-1.1612070" xlink:type="simple">https://www.irishtimes.com/life-and-style/wexford-s-tragic-cargo-1.1612070</text:a></text:p>
          </table:table-cell>
          <table:table-cell office:value-type="string" calcext:value-type="string">
            <text:p><text:a xlink:href="http://www.leparisien.fr/faits-divers/huit-clandestins-meurent-etouffes-dans-un-conteneur-09-12-2001-2002646045.php" xlink:type="simple">http://www.leparisien.fr/faits-divers/huit-clandestins-meurent-etouffes-dans-un-conteneur-09-12-2001-2002646045.php</text:a></text:p>
          </table:table-cell>
          <table:table-cell office:value-type="string" calcext:value-type="string">
            <text:p><text:a xlink:href="https://www.theguardian.com/world/2001/dec/09/immigration.uk" xlink:type="simple">https://www.theguardian.com/world/2001/dec/09/immigration.uk</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1006"/>
        </table:table-row>
        <table:table-row table:style-name="ro16">
          <table:table-cell office:value-type="float" office:value="135" calcext:value-type="float">
            <text:p>135</text:p>
          </table:table-cell>
          <table:table-cell office:value-type="float" office:value="20011208" calcext:value-type="float">
            <text:p>20011208</text:p>
          </table:table-cell>
          <table:table-cell office:value-type="string" calcext:value-type="string">
            <text:p>Wexford (Irlande)</text:p>
          </table:table-cell>
          <table:table-cell office:value-type="string" calcext:value-type="string">
            <text:p>52.336533</text:p>
          </table:table-cell>
          <table:table-cell office:value-type="string" calcext:value-type="string">
            <text:p>-6.463146</text:p>
          </table:table-cell>
          <table:table-cell office:value-type="string" calcext:value-type="string">
            <text:p>Berkam Guler</text:p>
          </table:table-cell>
          <table:table-cell office:value-type="string" calcext:value-type="string">
            <text:p>profil.png</text:p>
          </table:table-cell>
          <table:table-cell office:value-type="float" office:value="4" calcext:value-type="float">
            <text:p>4</text:p>
          </table:table-cell>
          <table:table-cell office:value-type="string" calcext:value-type="string">
            <text:p>Turque</text:p>
          </table:table-cell>
          <table:table-cell office:value-type="string" calcext:value-type="string">
            <text:p>Y</text:p>
          </table:table-cell>
          <table:table-cell office:value-type="string" calcext:value-type="string">
            <text:p>H</text:p>
          </table:table-cell>
          <table:table-cell office:value-type="string" calcext:value-type="string">
            <text:p>Mort pendant le passage</text:p>
          </table:table-cell>
          <table:table-cell office:value-type="string" calcext:value-type="string">
            <text:p>Treize personnes (11 turques, 1 algérienne et 1 albanaise) cherchant à rallier Douvres, orientées par un passeur, se sont cachées dans un conteneur au port de Zeebrugge (Belgique). Ce conteneur n’avait malheureusement pas pour destination Douvres, mais le sud de l’Irlande. Elles sont restées enfermées dans ce conteneur-tombeau pendant 4 jours. Quand elles sont découvertes, 8 d’entre elles sont mortes. Les survivants sont tous dans un état très grave, déshydratés et plongés dans un semi-coma.</text:p>
          </table:table-cell>
          <table:table-cell office:value-type="string" calcext:value-type="string">
            <text:p><text:a xlink:href="https://www.theguardian.com/uk/2001/dec/20/immigration.immigrationandpublicservices" xlink:type="simple">https://www.theguardian.com/uk/2001/dec/20/immigration.immigrationandpublicservices</text:a></text:p>
          </table:table-cell>
          <table:table-cell office:value-type="string" calcext:value-type="string">
            <text:p><text:a xlink:href="https://www.irishtimes.com/life-and-style/wexford-s-tragic-cargo-1.1612070" xlink:type="simple">https://www.irishtimes.com/life-and-style/wexford-s-tragic-cargo-1.1612070</text:a></text:p>
          </table:table-cell>
          <table:table-cell office:value-type="string" calcext:value-type="string">
            <text:p><text:a xlink:href="http://www.leparisien.fr/faits-divers/huit-clandestins-meurent-etouffes-dans-un-conteneur-09-12-2001-2002646045.php" xlink:type="simple">http://www.leparisien.fr/faits-divers/huit-clandestins-meurent-etouffes-dans-un-conteneur-09-12-2001-2002646045.php</text:a></text:p>
          </table:table-cell>
          <table:table-cell office:value-type="string" calcext:value-type="string">
            <text:p><text:a xlink:href="https://www.theguardian.com/world/2001/dec/09/immigration.uk" xlink:type="simple">https://www.theguardian.com/world/2001/dec/09/immigration.uk</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1006"/>
        </table:table-row>
        <table:table-row table:style-name="ro16">
          <table:table-cell office:value-type="float" office:value="136" calcext:value-type="float">
            <text:p>136</text:p>
          </table:table-cell>
          <table:table-cell office:value-type="float" office:value="20011208" calcext:value-type="float">
            <text:p>20011208</text:p>
          </table:table-cell>
          <table:table-cell office:value-type="string" calcext:value-type="string">
            <text:p>Wexford (Irlande)</text:p>
          </table:table-cell>
          <table:table-cell office:value-type="string" calcext:value-type="string">
            <text:p>52.336533</text:p>
          </table:table-cell>
          <table:table-cell office:value-type="string" calcext:value-type="string">
            <text:p>-6.463146</text:p>
          </table:table-cell>
          <table:table-cell office:value-type="string" calcext:value-type="string">
            <text:p>Hasan Kalendragil</text:p>
          </table:table-cell>
          <table:table-cell office:value-type="string" calcext:value-type="string">
            <text:p>profil.png</text:p>
          </table:table-cell>
          <table:table-cell/>
          <table:table-cell office:value-type="string" calcext:value-type="string">
            <text:p>Turque</text:p>
          </table:table-cell>
          <table:table-cell office:value-type="string" calcext:value-type="string">
            <text:p>N</text:p>
          </table:table-cell>
          <table:table-cell office:value-type="string" calcext:value-type="string">
            <text:p>H</text:p>
          </table:table-cell>
          <table:table-cell office:value-type="string" calcext:value-type="string">
            <text:p>Mort pendant le passage</text:p>
          </table:table-cell>
          <table:table-cell office:value-type="string" calcext:value-type="string">
            <text:p>Treize personnes (11 turques, 1 algérienne et 1 albanaise) cherchant à rallier Douvres, orientées par un passeur, se sont cachées dans un conteneur au port de Zeebrugge (Belgique). Ce conteneur n’avait malheureusement pas pour destination Douvres, mais le sud de l’Irlande. Elles sont restées enfermées dans ce conteneur-tombeau pendant 4 jours. Quand elles sont découvertes, 8 d’entre elles sont mortes. Les survivants sont tous dans un état très grave, déshydratés et plongés dans un semi-coma.</text:p>
          </table:table-cell>
          <table:table-cell office:value-type="string" calcext:value-type="string">
            <text:p><text:a xlink:href="https://www.theguardian.com/uk/2001/dec/20/immigration.immigrationandpublicservices" xlink:type="simple">https://www.theguardian.com/uk/2001/dec/20/immigration.immigrationandpublicservices</text:a></text:p>
          </table:table-cell>
          <table:table-cell office:value-type="string" calcext:value-type="string">
            <text:p><text:a xlink:href="https://www.irishtimes.com/life-and-style/wexford-s-tragic-cargo-1.1612070" xlink:type="simple">https://www.irishtimes.com/life-and-style/wexford-s-tragic-cargo-1.1612070</text:a></text:p>
          </table:table-cell>
          <table:table-cell office:value-type="string" calcext:value-type="string">
            <text:p><text:a xlink:href="http://www.leparisien.fr/faits-divers/huit-clandestins-meurent-etouffes-dans-un-conteneur-09-12-2001-2002646045.php" xlink:type="simple">http://www.leparisien.fr/faits-divers/huit-clandestins-meurent-etouffes-dans-un-conteneur-09-12-2001-2002646045.php</text:a></text:p>
          </table:table-cell>
          <table:table-cell office:value-type="string" calcext:value-type="string">
            <text:p><text:a xlink:href="https://www.theguardian.com/world/2001/dec/09/immigration.uk" xlink:type="simple">https://www.theguardian.com/world/2001/dec/09/immigration.uk</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1006"/>
        </table:table-row>
        <table:table-row table:style-name="ro16">
          <table:table-cell office:value-type="float" office:value="137" calcext:value-type="float">
            <text:p>137</text:p>
          </table:table-cell>
          <table:table-cell office:value-type="float" office:value="20011208" calcext:value-type="float">
            <text:p>20011208</text:p>
          </table:table-cell>
          <table:table-cell office:value-type="string" calcext:value-type="string">
            <text:p>Wexford (Irlande)</text:p>
          </table:table-cell>
          <table:table-cell office:value-type="string" calcext:value-type="string">
            <text:p>52.336533</text:p>
          </table:table-cell>
          <table:table-cell office:value-type="string" calcext:value-type="string">
            <text:p>-6.463146</text:p>
          </table:table-cell>
          <table:table-cell office:value-type="string" calcext:value-type="string">
            <text:p>Kalender Kalendragil</text:p>
          </table:table-cell>
          <table:table-cell office:value-type="string" calcext:value-type="string">
            <text:p>profil.png</text:p>
          </table:table-cell>
          <table:table-cell office:value-type="float" office:value="15" calcext:value-type="float">
            <text:p>15</text:p>
          </table:table-cell>
          <table:table-cell office:value-type="string" calcext:value-type="string">
            <text:p>Turque</text:p>
          </table:table-cell>
          <table:table-cell office:value-type="string" calcext:value-type="string">
            <text:p>Y</text:p>
          </table:table-cell>
          <table:table-cell office:value-type="string" calcext:value-type="string">
            <text:p>H</text:p>
          </table:table-cell>
          <table:table-cell office:value-type="string" calcext:value-type="string">
            <text:p>Mort pendant le passage</text:p>
          </table:table-cell>
          <table:table-cell office:value-type="string" calcext:value-type="string">
            <text:p>Treize personnes (11 turques, 1 algérienne et 1 albanaise) cherchant à rallier Douvres, orientées par un passeur, se sont cachées dans un conteneur au port de Zeebrugge (Belgique). Ce conteneur n’avait malheureusement pas pour destination Douvres, mais le sud de l’Irlande. Elles sont restées enfermées dans ce conteneur-tombeau pendant 4 jours. Quand elles sont découvertes, 8 d’entre elles sont mortes. Les survivants sont tous dans un état très grave, déshydratés et plongés dans un semi-coma.</text:p>
          </table:table-cell>
          <table:table-cell office:value-type="string" calcext:value-type="string">
            <text:p><text:a xlink:href="https://www.theguardian.com/uk/2001/dec/20/immigration.immigrationandpublicservices" xlink:type="simple">https://www.theguardian.com/uk/2001/dec/20/immigration.immigrationandpublicservices</text:a></text:p>
          </table:table-cell>
          <table:table-cell office:value-type="string" calcext:value-type="string">
            <text:p><text:a xlink:href="https://www.irishtimes.com/life-and-style/wexford-s-tragic-cargo-1.1612070" xlink:type="simple">https://www.irishtimes.com/life-and-style/wexford-s-tragic-cargo-1.1612070</text:a></text:p>
          </table:table-cell>
          <table:table-cell office:value-type="string" calcext:value-type="string">
            <text:p><text:a xlink:href="http://www.leparisien.fr/faits-divers/huit-clandestins-meurent-etouffes-dans-un-conteneur-09-12-2001-2002646045.php" xlink:type="simple">http://www.leparisien.fr/faits-divers/huit-clandestins-meurent-etouffes-dans-un-conteneur-09-12-2001-2002646045.php</text:a></text:p>
          </table:table-cell>
          <table:table-cell office:value-type="string" calcext:value-type="string">
            <text:p><text:a xlink:href="https://www.theguardian.com/world/2001/dec/09/immigration.uk" xlink:type="simple">https://www.theguardian.com/world/2001/dec/09/immigration.uk</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1006"/>
        </table:table-row>
        <table:table-row table:style-name="ro16">
          <table:table-cell office:value-type="float" office:value="138" calcext:value-type="float">
            <text:p>138</text:p>
          </table:table-cell>
          <table:table-cell office:value-type="float" office:value="20011208" calcext:value-type="float">
            <text:p>20011208</text:p>
          </table:table-cell>
          <table:table-cell office:value-type="string" calcext:value-type="string">
            <text:p>Wexford (Irlande)</text:p>
          </table:table-cell>
          <table:table-cell office:value-type="string" calcext:value-type="string">
            <text:p>52.336533</text:p>
          </table:table-cell>
          <table:table-cell office:value-type="string" calcext:value-type="string">
            <text:p>-6.463146</text:p>
          </table:table-cell>
          <table:table-cell office:value-type="string" calcext:value-type="string">
            <text:p>Zeliha Kalendragil</text:p>
          </table:table-cell>
          <table:table-cell office:value-type="string" calcext:value-type="string">
            <text:p>profil.png</text:p>
          </table:table-cell>
          <table:table-cell office:value-type="float" office:value="10" calcext:value-type="float">
            <text:p>10</text:p>
          </table:table-cell>
          <table:table-cell office:value-type="string" calcext:value-type="string">
            <text:p>Turque</text:p>
          </table:table-cell>
          <table:table-cell office:value-type="string" calcext:value-type="string">
            <text:p>Y</text:p>
          </table:table-cell>
          <table:table-cell office:value-type="string" calcext:value-type="string">
            <text:p>F</text:p>
          </table:table-cell>
          <table:table-cell office:value-type="string" calcext:value-type="string">
            <text:p>Mort pendant le passage</text:p>
          </table:table-cell>
          <table:table-cell office:value-type="string" calcext:value-type="string">
            <text:p>Treize personnes (11 turques, 1 algérienne et 1 albanaise) cherchant à rallier Douvres, orientées par un passeur, se sont cachées dans un conteneur au port de Zeebrugge (Belgique). Ce conteneur n’avait malheureusement pas pour destination Douvres, mais le sud de l’Irlande. Elles sont restées enfermées dans ce conteneur-tombeau pendant 4 jours. Quand elles sont découvertes, 8 d’entre elles sont mortes. Les survivants sont tous dans un état très grave, déshydratés et plongés dans un semi-coma.</text:p>
          </table:table-cell>
          <table:table-cell office:value-type="string" calcext:value-type="string">
            <text:p><text:a xlink:href="https://www.theguardian.com/uk/2001/dec/20/immigration.immigrationandpublicservices" xlink:type="simple">https://www.theguardian.com/uk/2001/dec/20/immigration.immigrationandpublicservices</text:a></text:p>
          </table:table-cell>
          <table:table-cell office:value-type="string" calcext:value-type="string">
            <text:p><text:a xlink:href="https://www.irishtimes.com/life-and-style/wexford-s-tragic-cargo-1.1612070" xlink:type="simple">https://www.irishtimes.com/life-and-style/wexford-s-tragic-cargo-1.1612070</text:a></text:p>
          </table:table-cell>
          <table:table-cell office:value-type="string" calcext:value-type="string">
            <text:p><text:a xlink:href="http://www.leparisien.fr/faits-divers/huit-clandestins-meurent-etouffes-dans-un-conteneur-09-12-2001-2002646045.php" xlink:type="simple">http://www.leparisien.fr/faits-divers/huit-clandestins-meurent-etouffes-dans-un-conteneur-09-12-2001-2002646045.php</text:a></text:p>
          </table:table-cell>
          <table:table-cell office:value-type="string" calcext:value-type="string">
            <text:p><text:a xlink:href="https://www.theguardian.com/world/2001/dec/09/immigration.uk" xlink:type="simple">https://www.theguardian.com/world/2001/dec/09/immigration.uk</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1006"/>
        </table:table-row>
        <table:table-row table:style-name="ro16">
          <table:table-cell office:value-type="float" office:value="139" calcext:value-type="float">
            <text:p>139</text:p>
          </table:table-cell>
          <table:table-cell office:value-type="float" office:value="20011208" calcext:value-type="float">
            <text:p>20011208</text:p>
          </table:table-cell>
          <table:table-cell office:value-type="string" calcext:value-type="string">
            <text:p>Wexford (Irlande)</text:p>
          </table:table-cell>
          <table:table-cell office:value-type="string" calcext:value-type="string">
            <text:p>52.336533</text:p>
          </table:table-cell>
          <table:table-cell office:value-type="string" calcext:value-type="string">
            <text:p>-6.463146</text:p>
          </table:table-cell>
          <table:table-cell office:value-type="string" calcext:value-type="string">
            <text:p>Yuksel Ucaroglu</text:p>
          </table:table-cell>
          <table:table-cell office:value-type="string" calcext:value-type="string">
            <text:p>profil.png</text:p>
          </table:table-cell>
          <table:table-cell office:value-type="float" office:value="26" calcext:value-type="float">
            <text:p>26</text:p>
          </table:table-cell>
          <table:table-cell/>
          <table:table-cell office:value-type="string" calcext:value-type="string">
            <text:p>N</text:p>
          </table:table-cell>
          <table:table-cell office:value-type="string" calcext:value-type="string">
            <text:p>H</text:p>
          </table:table-cell>
          <table:table-cell office:value-type="string" calcext:value-type="string">
            <text:p>Mort pendant le passage</text:p>
          </table:table-cell>
          <table:table-cell office:value-type="string" calcext:value-type="string">
            <text:p>Treize personnes (11 turques, 1 algérienne et 1 albanaise) cherchant à rallier Douvres, orientées par un passeur, se sont cachées dans un conteneur au port de Zeebrugge (Belgique). Ce conteneur n’avait malheureusement pas pour destination Douvres, mais le sud de l’Irlande. Elles sont restées enfermées dans ce conteneur-tombeau pendant 4 jours. Quand elles sont découvertes, 8 d’entre elles sont mortes. Les survivants sont tous dans un état très grave, déshydratés et plongés dans un semi-coma.</text:p>
          </table:table-cell>
          <table:table-cell office:value-type="string" calcext:value-type="string">
            <text:p><text:a xlink:href="https://www.theguardian.com/uk/2001/dec/20/immigration.immigrationandpublicservices" xlink:type="simple">https://www.theguardian.com/uk/2001/dec/20/immigration.immigrationandpublicservices</text:a></text:p>
          </table:table-cell>
          <table:table-cell office:value-type="string" calcext:value-type="string">
            <text:p><text:a xlink:href="https://www.irishtimes.com/life-and-style/wexford-s-tragic-cargo-1.1612070" xlink:type="simple">https://www.irishtimes.com/life-and-style/wexford-s-tragic-cargo-1.1612070</text:a></text:p>
          </table:table-cell>
          <table:table-cell office:value-type="string" calcext:value-type="string">
            <text:p><text:a xlink:href="http://www.leparisien.fr/faits-divers/huit-clandestins-meurent-etouffes-dans-un-conteneur-09-12-2001-2002646045.php" xlink:type="simple">http://www.leparisien.fr/faits-divers/huit-clandestins-meurent-etouffes-dans-un-conteneur-09-12-2001-2002646045.php</text:a></text:p>
          </table:table-cell>
          <table:table-cell office:value-type="string" calcext:value-type="string">
            <text:p><text:a xlink:href="https://www.theguardian.com/world/2001/dec/09/immigration.uk" xlink:type="simple">https://www.theguardian.com/world/2001/dec/09/immigration.uk</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1006"/>
        </table:table-row>
        <table:table-row table:style-name="ro16">
          <table:table-cell office:value-type="float" office:value="140" calcext:value-type="float">
            <text:p>140</text:p>
          </table:table-cell>
          <table:table-cell office:value-type="float" office:value="20011208" calcext:value-type="float">
            <text:p>20011208</text:p>
          </table:table-cell>
          <table:table-cell office:value-type="string" calcext:value-type="string">
            <text:p>Wexford (Irlande)</text:p>
          </table:table-cell>
          <table:table-cell office:value-type="string" calcext:value-type="string">
            <text:p>52.336533</text:p>
          </table:table-cell>
          <table:table-cell office:value-type="string" calcext:value-type="string">
            <text:p>-6.463146</text:p>
          </table:table-cell>
          <table:table-cell office:value-type="string" calcext:value-type="string">
            <text:p>Mustafa Demir</text:p>
          </table:table-cell>
          <table:table-cell office:value-type="string" calcext:value-type="string">
            <text:p>profil.png</text:p>
          </table:table-cell>
          <table:table-cell office:value-type="float" office:value="23" calcext:value-type="float">
            <text:p>23</text:p>
          </table:table-cell>
          <table:table-cell/>
          <table:table-cell office:value-type="string" calcext:value-type="string">
            <text:p>N</text:p>
          </table:table-cell>
          <table:table-cell office:value-type="string" calcext:value-type="string">
            <text:p>H</text:p>
          </table:table-cell>
          <table:table-cell office:value-type="string" calcext:value-type="string">
            <text:p>Mort pendant le passage</text:p>
          </table:table-cell>
          <table:table-cell office:value-type="string" calcext:value-type="string">
            <text:p>Treize personnes (11 turques, 1 algérienne et 1 albanaise) cherchant à rallier Douvres, orientées par un passeur, se sont cachées dans un conteneur au port de Zeebrugge (Belgique). Ce conteneur n’avait malheureusement pas pour destination Douvres, mais le sud de l’Irlande. Elles sont restées enfermées dans ce conteneur-tombeau pendant 4 jours. Quand elles sont découvertes, 8 d’entre elles sont mortes. Les survivants sont tous dans un état très grave, déshydratés et plongés dans un semi-coma.</text:p>
          </table:table-cell>
          <table:table-cell office:value-type="string" calcext:value-type="string">
            <text:p><text:a xlink:href="https://www.theguardian.com/uk/2001/dec/20/immigration.immigrationandpublicservices" xlink:type="simple">https://www.theguardian.com/uk/2001/dec/20/immigration.immigrationandpublicservices</text:a></text:p>
          </table:table-cell>
          <table:table-cell office:value-type="string" calcext:value-type="string">
            <text:p><text:a xlink:href="https://www.irishtimes.com/life-and-style/wexford-s-tragic-cargo-1.1612070" xlink:type="simple">https://www.irishtimes.com/life-and-style/wexford-s-tragic-cargo-1.1612070</text:a></text:p>
          </table:table-cell>
          <table:table-cell office:value-type="string" calcext:value-type="string">
            <text:p><text:a xlink:href="http://www.leparisien.fr/faits-divers/huit-clandestins-meurent-etouffes-dans-un-conteneur-09-12-2001-2002646045.php" xlink:type="simple">http://www.leparisien.fr/faits-divers/huit-clandestins-meurent-etouffes-dans-un-conteneur-09-12-2001-2002646045.php</text:a></text:p>
          </table:table-cell>
          <table:table-cell office:value-type="string" calcext:value-type="string">
            <text:p><text:a xlink:href="https://www.theguardian.com/world/2001/dec/09/immigration.uk" xlink:type="simple">https://www.theguardian.com/world/2001/dec/09/immigration.uk</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1006"/>
        </table:table-row>
        <table:table-row table:style-name="ro18">
          <table:table-cell office:value-type="float" office:value="141" calcext:value-type="float">
            <text:p>141</text:p>
          </table:table-cell>
          <table:table-cell table:style-name="ce6" office:value-type="float" office:value="20011030" calcext:value-type="float">
            <text:p>20011030</text:p>
          </table:table-cell>
          <table:table-cell table:style-name="ce6" office:value-type="string" calcext:value-type="string">
            <text:p>Proximité de Calais</text:p>
          </table:table-cell>
          <table:table-cell table:style-name="ce6" table:number-columns-repeated="3"/>
          <table:table-cell office:value-type="string" calcext:value-type="string">
            <text:p>profil.png</text:p>
          </table:table-cell>
          <table:table-cell table:style-name="ce6" table:number-columns-repeated="3"/>
          <table:table-cell table:style-name="ce6" office:value-type="string" calcext:value-type="string">
            <text:p>H</text:p>
          </table:table-cell>
          <table:table-cell table:style-name="ce6" office:value-type="string" calcext:value-type="string">
            <text:p>Accident de la route lié au passage</text:p>
          </table:table-cell>
          <table:table-cell table:style-name="ce6" office:value-type="string" calcext:value-type="string">
            <text:p/>
            <text:p>Le 30 octobre 2001, un homme est mort, tombé d’un camion sous lequel il était caché, sur l’autoroute A16 en direction de Calais.</text:p>
            <text:p/>
            <text:p/>
          </table:table-cell>
          <table:table-cell table:style-name="ce19" office:value-type="string" calcext:value-type="string">
            <text:p><text:a xlink:href="http://www.uzine.net/article1184.html" xlink:type="simple">http://www.uzine.net/article1184.html</text:a></text:p>
          </table:table-cell>
          <table:table-cell table:number-columns-repeated="1010"/>
        </table:table-row>
        <table:table-row table:style-name="ro6">
          <table:table-cell office:value-type="float" office:value="142" calcext:value-type="float">
            <text:p>142</text:p>
          </table:table-cell>
          <table:table-cell office:value-type="float" office:value="20011018" calcext:value-type="float">
            <text:p>20011018</text:p>
          </table:table-cell>
          <table:table-cell office:value-type="string" calcext:value-type="string">
            <text:p>Site Eurotunnel (Calais)</text:p>
          </table:table-cell>
          <table:table-cell office:value-type="string" calcext:value-type="string">
            <text:p>50.927835</text:p>
          </table:table-cell>
          <table:table-cell office:value-type="string" calcext:value-type="string">
            <text:p>1.818331</text:p>
          </table:table-cell>
          <table:table-cell office:value-type="string" calcext:value-type="string">
            <text:p>Omid Jamil Ali</text:p>
          </table:table-cell>
          <table:table-cell office:value-type="string" calcext:value-type="string">
            <text:p>profil.png</text:p>
          </table:table-cell>
          <table:table-cell office:value-type="float" office:value="21" calcext:value-type="float">
            <text:p>21</text:p>
          </table:table-cell>
          <table:table-cell office:value-type="string" calcext:value-type="string">
            <text:p>Irakienne</text:p>
          </table:table-cell>
          <table:table-cell office:value-type="string" calcext:value-type="string">
            <text:p>N</text:p>
          </table:table-cell>
          <table:table-cell office:value-type="string" calcext:value-type="string">
            <text:p>H</text:p>
          </table:table-cell>
          <table:table-cell table:style-name="ce5" office:value-type="string" calcext:value-type="string">
            <text:p/>
            <text:p>Accident Eurotunnel</text:p>
            <text:p/>
          </table:table-cell>
          <table:table-cell office:value-type="string" calcext:value-type="string">
            <text:p/>
            <text:p>Le 18 octobre 2001, Omid Jamil Ali, un homme kurde irakien âgé de 21 ans, est mort, tombé du toit d’un train de marchandises dans le tunnel sous la Manche. Trois ans après son décès, le 29 octobre 2004, son corps a été rapatrié dans son village de Sharbaza, au nord de l’Irak, grâce à la collecte organisée par IRR. Jamal et Galawza Ali Said, ses parents, ont transmis les photographies de ses funérailles à IRR.</text:p>
            <text:p/>
            <text:p/>
          </table:table-cell>
          <table:table-cell office:value-type="string" calcext:value-type="string">
            <text:p><text:a xlink:href="http://www.unitedagainstracism.org/pdfs/listofdeaths.pdf" xlink:type="simple">http://www.unitedagainstracism.org/pdfs/listofdeaths.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office:value-type="string" calcext:value-type="string">
            <text:p><text:a xlink:href="http://www.irr.org.uk/news/help-a-grieving-iraqi-family-to-bring-their-son-home/" xlink:type="simple">http://www.irr.org.uk/news/help-a-grieving-iraqi-family-to-bring-their-son-home/</text:a></text:p>
          </table:table-cell>
          <table:table-cell office:value-type="string" calcext:value-type="string">
            <text:p><text:a xlink:href="http://www.irr.org.uk/news/huge-response-to-omid-jamil-ali-appeal/" xlink:type="simple">http://www.irr.org.uk/news/huge-response-to-omid-jamil-ali-appeal/</text:a></text:p>
          </table:table-cell>
          <table:table-cell office:value-type="string" calcext:value-type="string">
            <text:p><text:a xlink:href="http://www.irr.org.uk/news/funeral-for-omid-jamil-ali/" xlink:type="simple">http://www.irr.org.uk/news/funeral-for-omid-jamil-ali/</text:a></text:p>
          </table:table-cell>
          <table:table-cell table:number-columns-repeated="1006"/>
        </table:table-row>
        <table:table-row table:style-name="ro18">
          <table:table-cell office:value-type="float" office:value="143" calcext:value-type="float">
            <text:p>143</text:p>
          </table:table-cell>
          <table:table-cell table:style-name="ce7" office:value-type="float" office:value="20010904" calcext:value-type="float">
            <text:p>20010904</text:p>
          </table:table-cell>
          <table:table-cell office:value-type="string" calcext:value-type="string">
            <text:p><text:s/>Sur la route départementale menant au site Eurotunnel, près du camp de Sangatte</text:p>
          </table:table-cell>
          <table:table-cell office:value-type="string" calcext:value-type="string">
            <text:p>50.927835</text:p>
          </table:table-cell>
          <table:table-cell office:value-type="string" calcext:value-type="string">
            <text:p>1.818331</text:p>
          </table:table-cell>
          <table:table-cell/>
          <table:table-cell office:value-type="string" calcext:value-type="string">
            <text:p>profil.png</text:p>
          </table:table-cell>
          <table:table-cell office:value-type="string" calcext:value-type="string">
            <text:p>&gt;20</text:p>
          </table:table-cell>
          <table:table-cell office:value-type="string" calcext:value-type="string">
            <text:p>Irakienne</text:p>
          </table:table-cell>
          <table:table-cell office:value-type="string" calcext:value-type="string">
            <text:p>N</text:p>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
            <text:p>Le 6 septembre 2001, un homme irakien âgé d’environ 20 ans est mort, renversé sur la route départementale, près du camp de Sangatte. </text:p>
            <text:p/>
            <text:p/>
          </table:table-cell>
          <table:table-cell office:value-type="string" calcext:value-type="string">
            <text:p><text:a xlink:href="http://www.liberation.fr/societe/2001/09/06/troubles-a-sangatte_376123" xlink:type="simple">http://www.liberation.fr/societe/2001/09/06/troubles-a-sangatte_376123</text:a></text:p>
          </table:table-cell>
          <table:table-cell office:value-type="string" calcext:value-type="string">
            <text:p><text:a xlink:href="http://www.lemonde.fr/une-abonnes/article/2001/09/06/sangatte-ces-migrants-qui-derangent-l-europe_220652_3207.html" xlink:type="simple">http://www.lemonde.fr/une-abonnes/article/2001/09/06/sangatte-ces-migrants-qui-derangent-l-europe_220652_3207.html</text:a></text:p>
          </table:table-cell>
          <table:table-cell office:value-type="string" calcext:value-type="string">
            <text:p><text:a xlink:href="http://www.uzine.net/article1184.html" xlink:type="simple">http://www.uzine.net/article1184.html</text:a></text:p>
          </table:table-cell>
          <table:table-cell table:number-columns-repeated="1008"/>
        </table:table-row>
        <table:table-row table:style-name="ro16">
          <table:table-cell office:value-type="float" office:value="144" calcext:value-type="float">
            <text:p>144</text:p>
          </table:table-cell>
          <table:table-cell office:value-type="float" office:value="20010412" calcext:value-type="float">
            <text:p>20010412</text:p>
          </table:table-cell>
          <table:table-cell office:value-type="string" calcext:value-type="string">
            <text:p>Site Eurotunnel (Calais)</text:p>
          </table:table-cell>
          <table:table-cell office:value-type="string" calcext:value-type="string">
            <text:p>50.927835</text:p>
          </table:table-cell>
          <table:table-cell office:value-type="string" calcext:value-type="string">
            <text:p>1.818331</text:p>
          </table:table-cell>
          <table:table-cell office:value-type="string" calcext:value-type="string">
            <text:p>Houdin</text:p>
          </table:table-cell>
          <table:table-cell office:value-type="string" calcext:value-type="string">
            <text:p>profil.png</text:p>
          </table:table-cell>
          <table:table-cell/>
          <table:table-cell office:value-type="string" calcext:value-type="string">
            <text:p>Afghane</text:p>
          </table:table-cell>
          <table:table-cell/>
          <table:table-cell office:value-type="string" calcext:value-type="string">
            <text:p>H</text:p>
          </table:table-cell>
          <table:table-cell table:style-name="ce5" office:value-type="string" calcext:value-type="string">
            <text:p/>
            <text:p>Accident Eurotunnel</text:p>
            <text:p/>
          </table:table-cell>
          <table:table-cell office:value-type="string" calcext:value-type="string">
            <text:p/>
            <text:p>Le 12 avril 2001, un homme, probablement afghan, est mort électrocuté au terminal du tunnel sous la Manche, à Coquelles. Au carré des indigents du cimetière de Coquelles, on peut encore déchiffrer sur une planche de bois la date de son décès, mais son prénom n’est plus lisible, on distingue son nom, Houdin.</text:p>
            <text:p/>
            <text:p/>
          </table:table-cell>
          <table:table-cell office:value-type="string" calcext:value-type="string">
            <text:p><text:a xlink:href="http://www.liberation.fr/societe/0101370510-la-mort-du-migrant-inconnu" xlink:type="simple">http://www.liberation.fr/societe/0101370510-la-mort-du-migrant-inconnu</text:a></text:p>
          </table:table-cell>
          <table:table-cell office:value-type="string" calcext:value-type="string">
            <text:p><text:a xlink:href="http://www.lemonde.fr/web/recherche_breve/1,13-0,37-700023,0.html" xlink:type="simple">http://www.lemonde.fr/web/recherche_breve/1,13-0,37-700023,0.html</text:a></text:p>
          </table:table-cell>
          <table:table-cell office:value-type="string" calcext:value-type="string">
            <text:p><text:a xlink:href="http://www.unitedagainstracism.org/pdfs/listofdeaths.pdf" xlink:type="simple">http://www.unitedagainstracism.org/pdfs/listofdeaths.pdf</text:a></text:p>
          </table:table-cell>
          <table:table-cell office:value-type="string" calcext:value-type="string">
            <text:p>Vu et photographié sa tombe au cimetière de Coquelles (Marion Osmont).</text:p>
          </table:table-cell>
          <table:table-cell table:style-name="ce14"/>
          <table:table-cell table:number-columns-repeated="1006"/>
        </table:table-row>
        <table:table-row table:style-name="ro6">
          <table:table-cell office:value-type="float" office:value="145" calcext:value-type="float">
            <text:p>145</text:p>
          </table:table-cell>
          <table:table-cell office:value-type="float" office:value="20010201" calcext:value-type="float">
            <text:p>20010201</text:p>
          </table:table-cell>
          <table:table-cell office:value-type="string" calcext:value-type="string">
            <text:p>Site Eurotunnel (Calais)</text:p>
          </table:table-cell>
          <table:table-cell office:value-type="string" calcext:value-type="string">
            <text:p>50.927835</text:p>
          </table:table-cell>
          <table:table-cell office:value-type="string" calcext:value-type="string">
            <text:p>1.818331</text:p>
          </table:table-cell>
          <table:table-cell office:value-type="string" calcext:value-type="string">
            <text:p>H... Abdulaye Ib…</text:p>
          </table:table-cell>
          <table:table-cell office:value-type="string" calcext:value-type="string">
            <text:p>profil.png</text:p>
          </table:table-cell>
          <table:table-cell office:value-type="string" calcext:value-type="string">
            <text:p>&gt;30</text:p>
          </table:table-cell>
          <table:table-cell office:value-type="string" calcext:value-type="string">
            <text:p>Irakienne</text:p>
          </table:table-cell>
          <table:table-cell office:value-type="string" calcext:value-type="string">
            <text:p>N</text:p>
          </table:table-cell>
          <table:table-cell office:value-type="string" calcext:value-type="string">
            <text:p>H</text:p>
          </table:table-cell>
          <table:table-cell table:style-name="ce5" office:value-type="string" calcext:value-type="string">
            <text:p/>
            <text:p>Accident Eurotunnel</text:p>
            <text:p/>
          </table:table-cell>
          <table:table-cell office:value-type="string" calcext:value-type="string">
            <text:p/>
            <text:p>Le 1er février 2001, un homme irakien, âgé d’une trentaine d’années, est mort percuté par une navette au terminal du tunnel sous la manche. Considéré par le journal Nord Littoral comme le premier exilé mort sur le site du Tunnel sous la Manche. II est enterré au carré des indigents du cimetière de Coquelles. Sur une épitaphe de bois, on lit un nom, en partie illisible H... Abdulaye Ib... et une date, 1er février 2001.</text:p>
            <text:p/>
            <text:p/>
          </table:table-cell>
          <table:table-cell table:style-name="ce20" office:value-type="string" calcext:value-type="string">
            <text:p><text:a xlink:href="http://www.nordlittoral.fr/archive/recup%3A%252Faccueil%252Fmigrants-2001-premier-mort-sur-le-site-d-eurotunnel-ia0b0n247143" xlink:type="simple">http://www.nordlittoral.fr/archive/recup%3A%252Faccueil%252Fmigrants-2001-premier-mort-sur-le-site-d-eurotunnel-ia0b0n247143</text:a>#</text:p>
          </table:table-cell>
          <table:table-cell office:value-type="string" calcext:value-type="string">
            <text:p><text:a xlink:href="http://www.unitedagainstracism.org/pdfs/listofdeaths.pdf" xlink:type="simple">http://www.unitedagainstracism.org/pdfs/listofdeaths.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office:value-type="string" calcext:value-type="string">
            <text:p>Vu et photographié sa tombe au cimetière de Coquelles (Marion Osmont).</text:p>
          </table:table-cell>
          <table:table-cell table:style-name="ce14"/>
          <table:table-cell table:number-columns-repeated="1006"/>
        </table:table-row>
        <table:table-row table:style-name="ro16">
          <table:table-cell office:value-type="float" office:value="146" calcext:value-type="float">
            <text:p>146</text:p>
          </table:table-cell>
          <table:table-cell office:value-type="float" office:value="20010120" calcext:value-type="float">
            <text:p>20010120</text:p>
          </table:table-cell>
          <table:table-cell office:value-type="string" calcext:value-type="string">
            <text:p>Calais, traversée du Channel</text:p>
          </table:table-cell>
          <table:table-cell office:value-type="string" calcext:value-type="string">
            <text:p>51.1157102</text:p>
          </table:table-cell>
          <table:table-cell office:value-type="string" calcext:value-type="string">
            <text:p>1.3670014</text:p>
          </table:table-cell>
          <table:table-cell/>
          <table:table-cell office:value-type="string" calcext:value-type="string">
            <text:p>profil.png</text:p>
          </table:table-cell>
          <table:table-cell office:value-type="string" calcext:value-type="string">
            <text:p>&gt;20</text:p>
          </table:table-cell>
          <table:table-cell office:value-type="string" calcext:value-type="string">
            <text:p>Kosovar</text:p>
          </table:table-cell>
          <table:table-cell office:value-type="string" calcext:value-type="string">
            <text:p>N</text:p>
          </table:table-cell>
          <table:table-cell office:value-type="string" calcext:value-type="string">
            <text:p>H</text:p>
          </table:table-cell>
          <table:table-cell office:value-type="string" calcext:value-type="string">
            <text:p>Noyade</text:p>
          </table:table-cell>
          <table:table-cell office:value-type="string" calcext:value-type="string">
            <text:p/>
            <text:p>Le 20 janvier 2001, un exilé de nationalité kosovare, voyageait sur un ferry traversant la Manche, d’Ostende (Belgique) à Douvres (Grande-Bretagne). En situation irrégulière, il a été arrêté puis immédiatement a été embarqué pour un voyage retour vers Ostende. Il a réussi à se soustraire à la vigilance des policiers et a sauté du ferry. Il est mort noyé.</text:p>
            <text:p/>
            <text:p/>
          </table:table-cell>
          <table:table-cell office:value-type="string" calcext:value-type="string">
            <text:p><text:a xlink:href="http://www.unitedagainstracism.org/pdfs/listofdeaths.pdf" xlink:type="simple">http://www.unitedagainstracism.org/pdfs/listofdeaths.pdf</text:a></text:p>
          </table:table-cell>
          <table:table-cell office:value-type="string" calcext:value-type="string">
            <text:p><text:a xlink:href="http://www.independent.co.uk/news/uk/this-britain/asylum-seeker-drowns-after-jumping-from-ferry-9245352.html" xlink:type="simple">http://www.independent.co.uk/news/uk/this-britain/asylum-seeker-drowns-after-jumping-from-ferry-9245352.html</text:a></text:p>
          </table:table-cell>
          <table:table-cell office:value-type="string" calcext:value-type="string">
            <text:p><text:a xlink:href="http://articles.chicagotribune.com/2001-08-30/news/0108300316_1_refugees-britain-desperate" xlink:type="simple">http://articles.chicagotribune.com/2001-08-30/news/0108300316_1_refugees-britain-desperate</text:a></text:p>
          </table:table-cell>
          <table:table-cell table:number-columns-repeated="1008"/>
        </table:table-row>
        <table:table-row table:style-name="ro14">
          <table:table-cell office:value-type="float" office:value="147" calcext:value-type="float">
            <text:p>147</text:p>
          </table:table-cell>
          <table:table-cell office:value-type="float" office:value="20001117" calcext:value-type="float">
            <text:p>20001117</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table:table-cell office:value-type="string" calcext:value-type="string">
            <text:p>profil.png</text:p>
          </table:table-cell>
          <table:table-cell office:value-type="string" calcext:value-type="string">
            <text:p>&gt;20</text:p>
          </table:table-cell>
          <table:table-cell/>
          <table:table-cell office:value-type="string" calcext:value-type="string">
            <text:p>N</text:p>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
            <text:p>Le 17 novembre 2000, un homme âgé d’une vingtaine d’années est trouvé mort dans les docks de Douvres probablement écrasé par le camion sous lequel il s’était caché.</text:p>
            <text:p/>
            <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office:value-type="string" calcext:value-type="string">
            <text:p><text:a xlink:href="http://www.unitedagainstracism.org/pdfs/listofdeaths.pdf" xlink:type="simple">http://www.unitedagainstracism.org/pdfs/listofdeaths.pdf</text:a></text:p>
          </table:table-cell>
          <table:table-cell office:value-type="string" calcext:value-type="string">
            <text:p><text:a xlink:href="http://articles.chicagotribune.com/2001-08-30/news/0108300316_1_refugees-britain-desperate" xlink:type="simple">http://articles.chicagotribune.com/2001-08-30/news/0108300316_1_refugees-britain-desperate</text:a></text:p>
          </table:table-cell>
          <table:table-cell table:number-columns-repeated="1008"/>
        </table:table-row>
        <table:table-row table:style-name="ro14">
          <table:table-cell office:value-type="float" office:value="148" calcext:value-type="float">
            <text:p>148</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n Rul Zhen</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49" calcext:value-type="float">
            <text:p>149</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Gao Yue Ru</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50" calcext:value-type="float">
            <text:p>150</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n Gua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51" calcext:value-type="float">
            <text:p>151</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Ke Mei Zhu</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52" calcext:value-type="float">
            <text:p>152</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Yang Jiao Hua</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53" calcext:value-type="float">
            <text:p>153</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 Yo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54" calcext:value-type="float">
            <text:p>154</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n Zhao Ha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55" calcext:value-type="float">
            <text:p>155</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n Chen Xi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56" calcext:value-type="float">
            <text:p>156</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Sun Dao Xian</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57" calcext:value-type="float">
            <text:p>157</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Cheng Kam Kwon</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58" calcext:value-type="float">
            <text:p>158</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n Li Gua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59" calcext:value-type="float">
            <text:p>159</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Kuo Chien Mi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60" calcext:value-type="float">
            <text:p>160</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Xue You Jie</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61" calcext:value-type="float">
            <text:p>161</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Cai Fang Qui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62" calcext:value-type="float">
            <text:p>162</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Ni Yan Hua</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63" calcext:value-type="float">
            <text:p>163</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n Yi Hua</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64" calcext:value-type="float">
            <text:p>164</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Gao Jun Wei</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65" calcext:value-type="float">
            <text:p>165</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Zheng Bo Yi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66" calcext:value-type="float">
            <text:p>166</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n Guo Lia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67" calcext:value-type="float">
            <text:p>167</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Cao Xiang Pi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68" calcext:value-type="float">
            <text:p>168</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Chen Xing Zho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69" calcext:value-type="float">
            <text:p>169</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He Chang Mi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70" calcext:value-type="float">
            <text:p>170</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Xue Di Di</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71" calcext:value-type="float">
            <text:p>171</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Cao Xian Xin</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72" calcext:value-type="float">
            <text:p>172</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Jiang Jan Mi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73" calcext:value-type="float">
            <text:p>173</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n Ming Gui</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74" calcext:value-type="float">
            <text:p>174</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Jiang Bin</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75" calcext:value-type="float">
            <text:p>175</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n De Bin</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76" calcext:value-type="float">
            <text:p>176</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Chen Yi Hua</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77" calcext:value-type="float">
            <text:p>177</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 Zheng Gua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78" calcext:value-type="float">
            <text:p>178</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n Ming Kun</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79" calcext:value-type="float">
            <text:p>179</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He Yu Yuan</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80" calcext:value-type="float">
            <text:p>180</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n Tong Hui</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81" calcext:value-type="float">
            <text:p>181</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n Tong Yo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82" calcext:value-type="float">
            <text:p>182</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Ke Yong Min</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83" calcext:value-type="float">
            <text:p>183</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Ye Qi Ban</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84" calcext:value-type="float">
            <text:p>184</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Dong Ti Di</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85" calcext:value-type="float">
            <text:p>185</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 Xiao Xia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86" calcext:value-type="float">
            <text:p>186</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n Bin</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87" calcext:value-type="float">
            <text:p>187</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Weng Rui Pi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88" calcext:value-type="float">
            <text:p>188</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n Fa Mi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89" calcext:value-type="float">
            <text:p>189</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n Bi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90" calcext:value-type="float">
            <text:p>190</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n Ming Hui</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91" calcext:value-type="float">
            <text:p>191</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n Bin Jian</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92" calcext:value-type="float">
            <text:p>192</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He Hua Shun</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93" calcext:value-type="float">
            <text:p>193</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Yang Xin Xiaun</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94" calcext:value-type="float">
            <text:p>194</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n Feng Di</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95" calcext:value-type="float">
            <text:p>195</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Yao Zhong Ai</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96" calcext:value-type="float">
            <text:p>196</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He Ming Qia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97" calcext:value-type="float">
            <text:p>197</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n Xian Lo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98" calcext:value-type="float">
            <text:p>198</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Chen Jin Tian</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199" calcext:value-type="float">
            <text:p>199</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n Xin Chai</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200" calcext:value-type="float">
            <text:p>200</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Shi Wen Jie</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201" calcext:value-type="float">
            <text:p>201</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Ding Xiang You</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202" calcext:value-type="float">
            <text:p>202</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You Long Zho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203" calcext:value-type="float">
            <text:p>203</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n Xue Luan</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204" calcext:value-type="float">
            <text:p>204</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Li Zhen Quan</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205" calcext:value-type="float">
            <text:p>205</text:p>
          </table:table-cell>
          <table:table-cell office:value-type="float" office:value="20000618" calcext:value-type="float">
            <text:p>2000061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office:value-type="string" calcext:value-type="string">
            <text:p>Guo Ting Xing</text:p>
          </table:table-cell>
          <table:table-cell office:value-type="string" calcext:value-type="string">
            <text:p>profil.png</text:p>
          </table:table-cell>
          <table:table-cell/>
          <table:table-cell office:value-type="string" calcext:value-type="string">
            <text:p>Chinoise</text:p>
          </table:table-cell>
          <table:table-cell table:number-columns-repeated="2"/>
          <table:table-cell office:value-type="string" calcext:value-type="string">
            <text:p>Mort pendant le passage</text:p>
          </table:table-cell>
          <table:table-cell office:value-type="string" calcext:value-type="string">
            <text:p>Le 18 juin 2000, 54 hommes et 4 femmes, de nationalité chinoise, sont morts asphyxiés dans un camion en provenance de Zeebrugge (Belgique). Leurs cadavres ont été découverts par les douaniers à Douvres (Grande-Bretagne). Deux survivants ont été trouvés inconscients dans le camion, transportés à l’hôpital, en état de choc et souffrant de déshydratation.</text:p>
          </table:table-cell>
          <table:table-cell office:value-type="string" calcext:value-type="string">
            <text:p><text:a xlink:href="http://www.liberation.fr/evenement/2000/06/20/un-camion-pour-cercueil_327861" xlink:type="simple">http://www.liberation.fr/evenement/2000/06/20/un-camion-pour-cercueil_327861</text:a></text:p>
          </table:table-cell>
          <table:table-cell office:value-type="string" calcext:value-type="string">
            <text:p><text:a xlink:href="http://archives.lesoir.be/les-58-de-douvres-ont-fui-la-chine-affamee-certains-ont_t-20000621-Z0JCZP.html" xlink:type="simple">http://archives.lesoir.be/les-58-de-douvres-ont-fui-la-chine-affamee-certains-ont_t-20000621-Z0JCZP.html</text:a></text:p>
          </table:table-cell>
          <table:table-cell office:value-type="string" calcext:value-type="string">
            <text:p><text:a xlink:href="http://www.liberation.fr/planete/2001/04/06/verdict-de-douvres-14-ans-pour-le-passeur_360539" xlink:type="simple">http://www.liberation.fr/planete/2001/04/06/verdict-de-douvres-14-ans-pour-le-passeur_360539</text:a></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6"/>
        </table:table-row>
        <table:table-row table:style-name="ro14">
          <table:table-cell office:value-type="float" office:value="206" calcext:value-type="float">
            <text:p>206</text:p>
          </table:table-cell>
          <table:table-cell office:value-type="float" office:value="20000409" calcext:value-type="float">
            <text:p>20000409</text:p>
          </table:table-cell>
          <table:table-cell office:value-type="string" calcext:value-type="string">
            <text:p>Saint Leonards (GB)</text:p>
          </table:table-cell>
          <table:table-cell office:value-type="string" calcext:value-type="string">
            <text:p>50.860122</text:p>
          </table:table-cell>
          <table:table-cell office:value-type="string" calcext:value-type="string">
            <text:p>0.562918</text:p>
          </table:table-cell>
          <table:table-cell/>
          <table:table-cell office:value-type="string" calcext:value-type="string">
            <text:p>profil.png</text:p>
          </table:table-cell>
          <table:table-cell table:number-columns-repeated="3"/>
          <table:table-cell office:value-type="string" calcext:value-type="string">
            <text:p>F</text:p>
          </table:table-cell>
          <table:table-cell office:value-type="string" calcext:value-type="string">
            <text:p>Accident de la route lié au passage</text:p>
          </table:table-cell>
          <table:table-cell office:value-type="string" calcext:value-type="string">
            <text:p/>
            <text:p>Le 9 avril 2000, une femme est morte à l’hôpital, après être tombée sous les roues d’un camion à Saint Leonards (Grande-Bretagne). Les quatre autres personnes cachées à bord du camion ont été interpellées par la police. </text:p>
            <text:p/>
            <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10"/>
        </table:table-row>
        <table:table-row table:style-name="ro2">
          <table:table-cell office:value-type="float" office:value="207" calcext:value-type="float">
            <text:p>207</text:p>
          </table:table-cell>
          <table:table-cell office:value-type="float" office:value="199908" calcext:value-type="float">
            <text:p>199908</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table:table-cell office:value-type="string" calcext:value-type="string">
            <text:p>profil.png</text:p>
          </table:table-cell>
          <table:table-cell/>
          <table:table-cell office:value-type="string" calcext:value-type="string">
            <text:p>Irakienne</text:p>
          </table:table-cell>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
            <text:p>Retrouvé mort écrasé sous un camion sous lequel il était caché.</text:p>
            <text:p/>
            <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table:number-columns-repeated="1010"/>
        </table:table-row>
        <table:table-row table:style-name="ro2">
          <table:table-cell office:value-type="float" office:value="208" calcext:value-type="float">
            <text:p>208</text:p>
          </table:table-cell>
          <table:table-cell office:value-type="float" office:value="19990111" calcext:value-type="float">
            <text:p>19990111</text:p>
          </table:table-cell>
          <table:table-cell office:value-type="string" calcext:value-type="string">
            <text:p>Douvres (GB)</text:p>
          </table:table-cell>
          <table:table-cell office:value-type="string" calcext:value-type="string">
            <text:p>51.126534</text:p>
          </table:table-cell>
          <table:table-cell office:value-type="string" calcext:value-type="string">
            <text:p>1.333612</text:p>
          </table:table-cell>
          <table:table-cell/>
          <table:table-cell office:value-type="string" calcext:value-type="string">
            <text:p>profil.png</text:p>
          </table:table-cell>
          <table:table-cell/>
          <table:table-cell office:value-type="string" calcext:value-type="string">
            <text:p>Irakienne</text:p>
          </table:table-cell>
          <table:table-cell/>
          <table:table-cell office:value-type="string" calcext:value-type="string">
            <text:p>H</text:p>
          </table:table-cell>
          <table:table-cell office:value-type="string" calcext:value-type="string">
            <text:p>Accident de la route lié au passage</text:p>
          </table:table-cell>
          <table:table-cell office:value-type="string" calcext:value-type="string">
            <text:p/>
            <text:p>Retrouvé mort écrasé sous un camion sous lequel il était caché.</text:p>
            <text:p/>
            <text:p/>
          </table:table-cell>
          <table:table-cell office:value-type="string" calcext:value-type="string">
            <text:p><text:a xlink:href="http://www.unitedagainstracism.org/wp-content/uploads/2017/06/UNITEDListOfDeathsActual.pdf" xlink:type="simple">http://www.unitedagainstracism.org/wp-content/uploads/2017/06/UNITEDListOfDeathsActual.pdf</text:a></text:p>
          </table:table-cell>
          <table:table-cell office:value-type="string" calcext:value-type="string">
            <text:p><text:a xlink:href="http://www.irr.org.uk/news/roll-call-of-deaths-of-asylum-seekers-and-undocumented-migrants-1989-2001/" xlink:type="simple">http://www.irr.org.uk/news/roll-call-of-deaths-of-asylum-seekers-and-undocumented-migrants-1989-2001/</text:a></text:p>
          </table:table-cell>
          <table:table-cell table:number-columns-repeated="1009"/>
        </table:table-row>
        <table:table-row table:style-name="ro40" table:number-rows-repeated="1048366">
          <table:table-cell table:number-columns-repeated="1024"/>
        </table:table-row>
        <table:table-row table:style-name="ro40">
          <table:table-cell table:number-columns-repeated="1024"/>
        </table:table-row>
      </table:table>
      <table:table table:name="Feuille1" table:style-name="ta1">
        <table:table-column table:style-name="co4" table:default-cell-style-name="ce53"/>
        <table:table-row table:style-name="ro4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5">00/00/0000</text:date>, <text:time style:data-style-name="N2" text:time-value="10:27:21.0707404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ël </meta:initial-creator>
    <meta:creation-date>2017-08-03T10:29:23.858000000</meta:creation-date>
    <dc:date>2017-09-15T10:27:44.083034082</dc:date>
    <meta:editing-duration>P1DT4H6M33S</meta:editing-duration>
    <meta:editing-cycles>56</meta:editing-cycles>
    <meta:generator>LibreOffice/5.1.6.2$Linux_X86_64 LibreOffice_project/10m0$Build-2</meta:generator>
    <meta:document-statistic meta:table-count="2" meta:cell-count="3179" meta:object-count="0"/>
  </office:meta>
</office:document-meta>
</file>